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style>
    <style:style style:name="P3" style:family="paragraph" style:parent-style-name="Text_20_body">
      <style:paragraph-properties fo:margin-left="0in" fo:margin-right="0in" fo:text-align="center" style:justify-single-word="false" fo:text-indent="0.1965in" style:auto-text-indent="false"/>
    </style:style>
    <style:style style:name="P4" style:family="paragraph" style:parent-style-name="Text_20_body">
      <loext:graphic-properties draw:fill="solid" draw:fill-color="#eeeeee" draw:opacity="100%"/>
      <style:paragraph-properties fo:margin-left="0in" fo:margin-right="0in" fo:text-align="center" style:justify-single-word="false" fo:text-indent="0.1965in" style:auto-text-indent="false" fo:background-color="#eeeeee"/>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8" style:family="paragraph" style:parent-style-name="Text_20_body">
      <style:paragraph-properties fo:margin-left="0in" fo:margin-right="0in" fo:text-align="end" style:justify-single-word="false" fo:text-indent="0.1965in" style:auto-text-indent="false"/>
      <style:text-properties fo:language="ru" fo:country="RU" fo:font-style="italic" style:font-style-asian="italic" style:font-style-complex="italic"/>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11"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3"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ru" fo:country="RU" fo:font-style="normal" fo:font-weight="bold" fo:background-color="transparent"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language="en" fo:country="US"/>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9" style:family="paragraph" style:parent-style-name="Text_20_body">
      <style:paragraph-properties fo:margin-left="0in" fo:margin-right="0in" fo:text-align="center" style:justify-single-word="false" fo:text-indent="0.1965in" style:auto-text-indent="false"/>
      <style:text-properties fo:language="en" fo:country="US" fo:font-style="normal" style:font-style-asian="normal" style:font-style-complex="normal"/>
    </style:style>
    <style:style style:name="P20"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21"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2"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3"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italic" style:font-style-asian="italic" style:font-style-complex="italic"/>
    </style:style>
    <style:style style:name="P25"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6" style:family="paragraph" style:parent-style-name="Text_20_body">
      <style:paragraph-properties fo:margin-left="0in" fo:margin-right="0in" fo:text-align="justify" style:justify-single-word="false" fo:text-indent="0.1965in" style:auto-text-indent="false"/>
      <style:text-properties fo:font-style="italic" fo:background-color="#ffff00" style:font-style-asian="italic" style:font-style-complex="italic"/>
    </style:style>
    <style:style style:name="P27"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8"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6666ff"/>
    </style:style>
    <style:style style:name="P30" style:family="paragraph" style:parent-style-name="Text_20_body">
      <style:paragraph-properties fo:margin-left="0in" fo:margin-right="0in" fo:text-align="justify" style:justify-single-word="false" fo:text-indent="0.1965in" style:auto-text-indent="false"/>
      <style:text-properties fo:color="#00ccff"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color="#00ccff" fo:language="en" fo:country="US" fo:font-style="italic" style:font-style-asian="italic" style:font-style-complex="italic"/>
    </style:style>
    <style:style style:name="P3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00ccff"/>
    </style:style>
    <style:style style:name="P33" style:family="paragraph" style:parent-style-name="Text_20_body">
      <style:paragraph-properties fo:margin-left="0in" fo:margin-right="0in" fo:text-align="justify" style:justify-single-word="false" fo:text-indent="0.1965in" style:auto-text-indent="false"/>
      <style:text-properties fo:color="#800000"/>
    </style:style>
    <style:style style:name="P3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style:style>
    <style:style style:name="P35"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6" style:family="paragraph" style:parent-style-name="Text_20_body">
      <style:paragraph-properties fo:margin-left="0in" fo:margin-right="0in" fo:text-align="justify" style:justify-single-word="false" fo:text-indent="0.1965in" style:auto-text-indent="false"/>
      <style:text-properties fo:color="#800000" fo:language="en" fo:country="US" fo:font-style="italic" fo:background-color="transparent" style:font-style-asian="italic" style:font-style-complex="italic"/>
    </style:style>
    <style:style style:name="P37"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style:font-style-asian="normal" style:font-weight-asian="normal" style:font-style-complex="normal" style:font-weight-complex="normal"/>
    </style:style>
    <style:style style:name="P40"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800000" fo:language="en" fo:country="US"/>
    </style:style>
    <style:style style:name="P41"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style:font-style-asian="normal" style:font-weight-asian="normal" style:font-style-complex="normal" style:font-weight-complex="normal"/>
    </style:style>
    <style:style style:name="P43"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44"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background-color="transparent" style:font-style-asian="normal" style:font-style-complex="normal"/>
    </style:style>
    <style:style style:name="P45" style:family="paragraph" style:parent-style-name="Text_20_body">
      <style:paragraph-properties fo:margin-left="0in" fo:margin-right="0in" fo:text-align="justify" style:justify-single-word="false" fo:text-indent="0.1965in" style:auto-text-indent="false"/>
      <style:text-properties fo:color="#800000" fo:language="ru" fo:country="RU" fo:font-style="italic" style:font-style-asian="italic" style:font-style-complex="italic"/>
    </style:style>
    <style:style style:name="P46"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47"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49"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53"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54"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en" fo:country="US" fo:font-style="normal" fo:background-color="transparent" style:font-style-asian="normal" style:font-style-complex="normal"/>
    </style:style>
    <style:style style:name="P5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2ecd6e" fo:background-color="transparent" style:font-style-asian="normal" style:font-weight-asian="normal" style:font-style-complex="normal" style:font-weight-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62"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63"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1f0859" fo:background-color="transparent" style:font-style-asian="normal" style:font-weight-asian="normal" style:font-style-complex="normal" style:font-weight-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8a1ff" fo:background-color="transparent" style:font-style-asian="normal" style:font-weight-asian="normal" style:font-style-complex="normal" style:font-weight-complex="normal"/>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29afb9"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f0859" officeooo:paragraph-rsid="00336eac"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70625" officeooo:paragraph-rsid="0028a1ff" fo:background-color="transparent" style:font-style-asian="normal" style:font-weight-asian="normal" style:font-style-complex="normal" style:font-weight-complex="normal"/>
    </style:style>
    <style:style style:name="P7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a1ff" officeooo:paragraph-rsid="0029afb9" fo:background-color="transparent" style:font-style-asian="normal" style:font-weight-asian="normal" style:font-style-complex="normal" style:font-weight-complex="normal"/>
    </style:style>
    <style:style style:name="P7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9afb9" officeooo:paragraph-rsid="0029afb9" fo:background-color="transparent" style:font-style-asian="normal" style:font-weight-asian="normal" style:font-style-complex="normal" style:font-weight-complex="normal"/>
    </style:style>
    <style:style style:name="P7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36eac" officeooo:paragraph-rsid="00336eac"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7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79"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style:use-window-font-color="true" fo:language="ru" fo:country="RU" fo:font-style="italic" style:font-style-asian="italic" style:font-style-complex="italic"/>
    </style:style>
    <style:style style:name="P8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8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8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8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84"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85"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87"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88"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font-style="normal" fo:font-weight="bold" fo:background-color="transparent" style:font-style-asian="normal" style:font-weight-asian="bold" style:font-style-complex="normal" style:font-weight-complex="bold"/>
    </style:style>
    <style:style style:name="P89"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90" style:family="paragraph" style:parent-style-name="Text_20_body">
      <style:paragraph-properties fo:margin-left="0in" fo:margin-right="0in" fo:text-align="justify" style:justify-single-word="false" fo:text-indent="0.1965in" style:auto-text-indent="false"/>
      <style:text-properties fo:color="#0000ff" fo:font-style="italic" style:font-style-asian="italic" style:font-style-complex="italic"/>
    </style:style>
    <style:style style:name="P91" style:family="paragraph" style:parent-style-name="Text_20_body">
      <style:paragraph-properties fo:margin-left="0in" fo:margin-right="0in" fo:text-align="justify" style:justify-single-word="false" fo:text-indent="0.1965in" style:auto-text-indent="false"/>
      <style:text-properties fo:color="#0000ff"/>
    </style:style>
    <style:style style:name="P92"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93"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94"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95" style:family="paragraph" style:parent-style-name="Text_20_body">
      <style:paragraph-properties fo:margin-left="0in" fo:margin-right="0in" fo:text-align="end" style:justify-single-word="false" fo:text-indent="0.1965in" style:auto-text-indent="false"/>
    </style:style>
    <style:style style:name="P96" style:family="paragraph" style:parent-style-name="Text_20_body">
      <loext:graphic-properties draw:fill="solid" draw:fill-color="#eeeeee" draw:opacity="100%"/>
      <style:paragraph-properties fo:margin-left="0in" fo:margin-right="0in" fo:text-align="justify" style:justify-single-word="false" fo:text-indent="0.1965in" style:auto-text-indent="false" fo:background-color="#eeeeee"/>
      <style:text-properties fo:color="#ff6600" fo:language="ru" fo:country="RU"/>
    </style:style>
    <style:style style:name="P97" style:family="paragraph" style:parent-style-name="Text_20_body" style:master-page-name="">
      <style:paragraph-properties fo:margin-left="0in" fo:margin-right="0in" fo:margin-top="0in" fo:margin-bottom="0.0835in" loext:contextual-spacing="false" fo:text-align="justify" style:justify-single-word="false" fo:text-indent="0.1965in" style:auto-text-indent="false" style:page-number="auto"/>
      <style:text-properties style:use-window-font-color="true" fo:language="ru" fo:country="RU" fo:background-color="transparent"/>
    </style:style>
    <style:style style:name="P98"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style:page-number="auto" fo:background-color="#eeeeee"/>
    </style:style>
    <style:style style:name="P99"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0"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1" style:family="paragraph" style:parent-style-name="Standard">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0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style>
    <style:style style:name="P10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style:style>
    <style:style style:name="P10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style:style>
    <style:style style:name="P10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ru" fo:country="RU" fo:font-style="italic" style:font-style-asian="italic" style:font-style-complex="italic"/>
    </style:style>
    <style:style style:name="P10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color="#800000" fo:language="en" fo:country="US" fo:font-style="italic" style:font-style-asian="italic" style:font-style-complex="italic"/>
    </style:style>
    <style:style style:name="P107"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08"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1965in" style:auto-text-indent="false" fo:background-color="#eeeeee"/>
      <style:text-properties fo:language="ru" fo:country="RU"/>
    </style:style>
    <style:style style:name="P109"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fo:font-weight="bold" style:font-weight-asian="bold" style:font-weight-complex="bold"/>
    </style:style>
    <style:style style:name="P110"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style:style>
    <style:style style:name="P11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style:use-window-font-color="true" fo:language="ru" fo:country="RU" fo:font-style="normal" style:font-style-asian="normal" style:font-style-complex="normal"/>
    </style:style>
    <style:style style:name="P112"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en" fo:country="US"/>
    </style:style>
    <style:style style:name="P11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11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115" style:family="paragraph" style:parent-style-name="Text_20_body">
      <style:paragraph-properties fo:text-align="justify" style:justify-single-word="false"/>
    </style:style>
    <style:style style:name="P116"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17" style:family="paragraph" style:parent-style-name="Text_20_body">
      <style:text-properties fo:language="ru" fo:country="RU"/>
    </style:style>
    <style:style style:name="P118" style:family="paragraph" style:parent-style-name="Text_20_body">
      <loext:graphic-properties draw:fill="solid" draw:fill-color="#eeeeee" draw:opacity="100%"/>
      <style:paragraph-properties fo:background-color="#eeeeee"/>
      <style:text-properties fo:language="ru" fo:country="RU"/>
    </style:style>
    <style:style style:name="P119" style:family="paragraph" style:parent-style-name="Text_20_body">
      <loext:graphic-properties draw:fill="solid" draw:fill-color="#eeeeee" draw:opacity="100%"/>
      <style:paragraph-properties fo:text-align="justify" style:justify-single-word="false" fo:background-color="#eeeeee"/>
      <style:text-properties fo:language="ru" fo:country="RU"/>
    </style:style>
    <style:style style:name="P120" style:family="paragraph" style:parent-style-name="Text_20_body">
      <style:text-properties fo:language="en" fo:country="US"/>
    </style:style>
    <style:style style:name="P121" style:family="paragraph" style:parent-style-name="Text_20_body">
      <loext:graphic-properties draw:fill="solid" draw:fill-color="#eeeeee" draw:opacity="100%"/>
      <style:paragraph-properties fo:background-color="#eeeeee"/>
    </style:style>
    <style:style style:name="P122" style:family="paragraph" style:parent-style-name="First_20_line_20_indent">
      <loext:graphic-properties draw:fill="solid" draw:fill-color="#eeeeee" draw:opacity="100%"/>
      <style:paragraph-properties fo:background-color="#eeeeee"/>
      <style:text-properties fo:language="ru" fo:country="RU"/>
    </style:style>
    <style:style style:name="P123" style:family="paragraph" style:parent-style-name="First_20_line_20_indent">
      <loext:graphic-properties draw:fill="solid" draw:fill-color="#eeeeee" draw:opacity="100%"/>
      <style:paragraph-properties fo:background-color="#eeeeee"/>
      <style:text-properties fo:font-size="15pt" fo:language="ru" fo:country="RU" style:font-size-asian="15pt" style:font-size-complex="15pt"/>
    </style:style>
    <style:style style:name="P124" style:family="paragraph" style:parent-style-name="Text_20_body">
      <style:paragraph-properties fo:margin-left="0in" fo:margin-right="0in" fo:text-align="justify" style:justify-single-word="false" fo:text-indent="0in" style:auto-text-indent="false"/>
    </style:style>
    <style:style style:name="P125" style:family="paragraph" style:parent-style-name="Text_20_body">
      <style:paragraph-properties fo:margin-left="0in" fo:margin-right="0in" fo:text-align="justify" style:justify-single-word="false" fo:text-indent="0in" style:auto-text-indent="false"/>
      <style:text-properties fo:color="#800000"/>
    </style:style>
    <style:style style:name="P126" style:family="paragraph" style:parent-style-name="Text_20_body">
      <style:paragraph-properties fo:margin-left="0in" fo:margin-right="0in" fo:text-align="justify" style:justify-single-word="false" fo:text-indent="0in" style:auto-text-indent="false"/>
      <style:text-properties fo:color="#800000" fo:font-style="italic" fo:font-weight="normal" style:font-style-asian="italic" style:font-weight-asian="normal" style:font-style-complex="italic" style:font-weight-complex="normal"/>
    </style:style>
    <style:style style:name="P127" style:family="paragraph" style:parent-style-name="Text_20_body">
      <style:paragraph-properties fo:margin-left="0in" fo:margin-right="0in" fo:text-align="center" style:justify-single-word="false" fo:text-indent="0in" style:auto-text-indent="false"/>
    </style:style>
    <style:style style:name="P128"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0" style:family="paragraph" style:parent-style-name="First_20_line_20_indent">
      <loext:graphic-properties draw:fill="solid" draw:fill-color="#eeeeee" draw:opacity="100%"/>
      <style:paragraph-properties fo:margin-left="0in" fo:margin-right="0in" fo:text-indent="0in" style:auto-text-indent="false" fo:background-color="#eeeeee"/>
      <style:text-properties fo:language="ru" fo:country="RU"/>
    </style:style>
    <style:style style:name="P131"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ru" fo:country="RU"/>
    </style:style>
    <style:style style:name="P132"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ru" fo:country="RU"/>
    </style:style>
    <style:style style:name="P133"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style>
    <style:style style:name="P134"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en" fo:country="US"/>
    </style:style>
    <style:style style:name="P135"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style:use-window-font-color="true" fo:language="ru" fo:country="RU"/>
    </style:style>
    <style:style style:name="P136" style:family="paragraph" style:parent-style-name="Text_20_body">
      <loext:graphic-properties draw:fill="solid" draw:fill-color="#eeeeee" draw:opacity="100%"/>
      <style:paragraph-properties fo:margin-left="0in" fo:margin-right="0in" fo:margin-top="0in" fo:margin-bottom="0.0835in" loext:contextual-spacing="false" fo:text-align="justify" style:justify-single-word="false" fo:text-indent="0in" style:auto-text-indent="false" fo:background-color="#eeeeee"/>
      <style:text-properties fo:language="en" fo:country="US"/>
    </style:style>
    <style:style style:name="P137" style:family="paragraph" style:parent-style-name="Text_20_body">
      <loext:graphic-properties draw:fill="solid" draw:fill-color="#eeeeee" draw:opacity="100%"/>
      <style:paragraph-properties fo:margin-left="0in" fo:margin-right="0in" fo:margin-top="0in" fo:margin-bottom="0.0835in" loext:contextual-spacing="false" fo:text-align="center" style:justify-single-word="false" fo:text-indent="0in" style:auto-text-indent="false" fo:background-color="#eeeeee"/>
      <style:text-properties fo:language="en" fo:country="US"/>
    </style:style>
    <style:style style:name="P138" style:family="paragraph" style:parent-style-name="Footnote">
      <style:paragraph-properties fo:margin-left="0in" fo:margin-right="0in" fo:text-indent="0in" style:auto-text-indent="false"/>
      <style:text-properties fo:language="en" fo:country="US"/>
    </style:style>
    <style:style style:name="P139" style:family="paragraph" style:parent-style-name="Footnote">
      <style:text-properties fo:language="en" fo:country="US"/>
    </style:style>
    <style:style style:name="P140" style:family="paragraph" style:parent-style-name="Footnote">
      <style:text-properties fo:language="ru" fo:country="RU"/>
    </style:style>
    <style:style style:name="P141" style:family="paragraph" style:parent-style-name="Footnote">
      <style:text-properties style:use-window-font-color="true" fo:language="ru" fo:country="RU"/>
    </style:style>
    <style:style style:name="P142"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ru" fo:country="RU"/>
    </style:style>
    <style:style style:name="P143"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44"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style:style>
    <style:style style:name="P145"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style:use-window-font-color="true" fo:language="ru" fo:country="RU" fo:background-color="transparent"/>
    </style:style>
    <style:style style:name="P146"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47"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fo:background-color="transparent"/>
    </style:style>
    <style:style style:name="P148" style:family="paragraph" style:parent-style-name="Text_20_body">
      <loext:graphic-properties draw:fill="solid" draw:fill-color="#eeeeee" draw:opacity="100%"/>
      <style:paragraph-properties fo:margin-top="0in" fo:margin-bottom="0.0835in" loext:contextual-spacing="false" fo:text-align="justify" style:justify-single-word="false" fo:background-color="#eeeeee"/>
      <style:text-properties fo:color="#ff3333" fo:language="en" fo:country="US"/>
    </style:style>
    <style:style style:name="P149" style:family="paragraph" style:parent-style-name="Text_20_body" style:master-page-name="">
      <loext:graphic-properties draw:fill="solid" draw:fill-color="#eeeeee" draw:opacity="100%"/>
      <style:paragraph-properties fo:margin-left="0in" fo:margin-right="0in" fo:margin-top="0in" fo:margin-bottom="0.0835in" loext:contextual-spacing="false" fo:text-align="justify" style:justify-single-word="false" fo:text-indent="0.2083in" style:auto-text-indent="false" style:page-number="auto" fo:background-color="#eeeeee"/>
      <style:text-properties fo:language="ru" fo:country="RU"/>
    </style:style>
    <style:style style:name="P150" style:family="paragraph" style:parent-style-name="Standard">
      <style:text-properties fo:font-style="italic" style:font-style-asian="italic" style:font-style-complex="italic"/>
    </style:style>
    <style:style style:name="P151" style:family="paragraph" style:parent-style-name="Text_20_body" style:list-style-name="L1">
      <style:paragraph-properties fo:text-align="justify" style:justify-single-word="false"/>
    </style:style>
    <style:style style:name="P152" style:family="paragraph" style:parent-style-name="Text_20_body" style:list-style-name="L1">
      <style:paragraph-properties fo:text-align="justify" style:justify-single-word="false"/>
      <style:text-properties fo:language="ru" fo:country="RU"/>
    </style:style>
    <style:style style:name="P153" style:family="paragraph" style:parent-style-name="Text_20_body" style:list-style-name="L2">
      <style:paragraph-properties fo:text-align="justify" style:justify-single-word="false"/>
      <style:text-properties fo:language="ru" fo:country="RU"/>
    </style:style>
    <style:style style:name="P154" style:family="paragraph" style:parent-style-name="Text_20_body" style:list-style-name="L2">
      <loext:graphic-properties draw:fill="solid" draw:fill-color="#ffff00" draw:opacity="100%"/>
      <style:paragraph-properties fo:text-align="justify" style:justify-single-word="false" fo:background-color="#ffff00"/>
      <style:text-properties fo:language="ru" fo:country="RU"/>
    </style:style>
    <style:style style:name="P155" style:family="paragraph" style:parent-style-name="Text_20_body" style:list-style-name="L3">
      <style:text-properties fo:language="ru" fo:country="RU"/>
    </style:style>
    <style:style style:name="P156" style:family="paragraph" style:parent-style-name="Text_20_body" style:list-style-name="L3">
      <style:text-properties fo:language="ru" fo:country="RU" fo:background-color="#ffff00"/>
    </style:style>
    <style:style style:name="P157" style:family="paragraph" style:parent-style-name="Text_20_body" style:list-style-name="L4">
      <style:paragraph-properties fo:margin-left="0in" fo:margin-right="0in" fo:text-align="justify" style:justify-single-word="false" fo:text-indent="0.1965in" style:auto-text-indent="false"/>
      <style:text-properties fo:font-style="italic" style:font-style-asian="italic" style:font-style-complex="italic"/>
    </style:style>
    <style:style style:name="P15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285eb1" officeooo:paragraph-rsid="0028a1ff" fo:background-color="transparent" style:font-style-asian="normal" style:font-weight-asian="normal" style:font-style-complex="normal" style:font-weight-complex="normal"/>
    </style:style>
    <style:style style:name="P15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1f0859" officeooo:paragraph-rsid="0029afb9" fo:background-color="transparent" style:font-style-asian="normal" style:font-weight-asian="normal" style:font-style-complex="normal" style:font-weight-complex="normal"/>
    </style:style>
    <style:style style:name="P160"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rsid="00348b54" officeooo:paragraph-rsid="00348b54" style:font-style-asian="normal" style:font-weight-asian="normal" style:font-style-complex="normal" style:font-weight-complex="normal"/>
    </style:style>
    <style:style style:name="P161" style:family="paragraph" style:parent-style-name="Text_20_body" style:list-style-name="L5">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2" style:family="paragraph" style:parent-style-name="Text_20_body" style:list-style-name="L6">
      <loext:graphic-properties draw:fill="solid" draw:fill-color="#eeeeee" draw:opacity="100%"/>
      <style:paragraph-properties fo:margin-left="0in" fo:margin-right="0in" fo:margin-top="0in" fo:margin-bottom="0.0835in" loext:contextual-spacing="false" fo:text-align="justify" style:justify-single-word="false" fo:text-indent="0.1965in" style:auto-text-indent="false" fo:background-color="#eeeeee"/>
      <style:text-properties fo:language="ru" fo:country="RU"/>
    </style:style>
    <style:style style:name="P163"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language="en" fo:country="US"/>
    </style:style>
    <style:style style:name="P164" style:family="paragraph" style:parent-style-name="Text_20_body" style:list-style-name="L8">
      <loext:graphic-properties draw:fill="solid" draw:fill-color="#eeeeee" draw:opacity="100%"/>
      <style:paragraph-properties fo:margin-top="0in" fo:margin-bottom="0.0835in" loext:contextual-spacing="false" fo:text-align="justify" style:justify-single-word="false" fo:background-color="#eeeeee"/>
      <style:text-properties fo:color="#ff3333" fo:language="ru" fo:country="RU"/>
    </style:style>
    <style:style style:name="P165"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66" style:family="paragraph" style:parent-style-name="Heading_20_1">
      <loext:graphic-properties draw:fill="solid" draw:fill-color="#eeeeee" draw:opacity="100%"/>
      <style:paragraph-properties fo:background-color="#eeeeee"/>
    </style:style>
    <style:style style:name="P167" style:family="paragraph" style:parent-style-name="Heading_20_1">
      <style:paragraph-properties fo:margin-left="0in" fo:margin-right="0in" fo:text-align="center" style:justify-single-word="false" fo:text-indent="0.1965in" style:auto-text-indent="false"/>
    </style:style>
    <style:style style:name="P168" style:family="paragraph" style:parent-style-name="Heading_20_2">
      <style:text-properties fo:language="en" fo:country="US"/>
    </style:style>
    <style:style style:name="P169" style:family="paragraph" style:parent-style-name="Heading_20_2">
      <style:text-properties fo:language="ru" fo:country="RU"/>
    </style:style>
    <style:style style:name="P170" style:family="paragraph" style:parent-style-name="Heading_20_2">
      <loext:graphic-properties draw:fill="solid" draw:fill-color="#eeeeee" draw:opacity="100%"/>
      <style:paragraph-properties fo:background-color="#eeeeee"/>
      <style:text-properties fo:language="ru" fo:country="RU"/>
    </style:style>
    <style:style style:name="P171" style:family="paragraph" style:parent-style-name="Heading_20_2">
      <loext:graphic-properties draw:fill="solid" draw:fill-color="#eeeeee" draw:opacity="100%"/>
      <style:paragraph-properties fo:background-color="#eeeeee"/>
    </style:style>
    <style:style style:name="P172" style:family="paragraph" style:parent-style-name="First_20_line_20_indent" style:list-style-name="L7">
      <loext:graphic-properties draw:fill="solid" draw:fill-color="#eeeeee" draw:opacity="100%"/>
      <style:paragraph-properties fo:margin-left="0in" fo:margin-right="0in" fo:text-indent="0in" style:auto-text-indent="false" fo:background-color="#eeeeee"/>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fo:background-color="transparent" loext:char-shading-value="0"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weight="normal" style:font-weight-asian="normal" style:font-weight-complex="normal"/>
    </style:style>
    <style:style style:name="T8" style:family="text">
      <style:text-properties fo:language="ru" fo:country="RU" fo:font-weight="bold" style:font-weight-asian="bold" style:font-weight-complex="bold"/>
    </style:style>
    <style:style style:name="T9" style:family="text">
      <style:text-properties fo:language="ru" fo:country="RU" fo:font-weight="bold" officeooo:rsid="002ecd6e" style:font-weight-asian="bold" style:font-weight-complex="bold"/>
    </style:style>
    <style:style style:name="T10" style:family="text">
      <style:text-properties fo:language="ru" fo:country="RU" style:text-underline-style="none"/>
    </style:style>
    <style:style style:name="T11" style:family="text">
      <style:text-properties fo:language="en" fo:country="US"/>
    </style:style>
    <style:style style:name="T12" style:family="text">
      <style:text-properties fo:language="en" fo:country="US" fo:font-style="normal" style:font-style-asian="normal" style:font-style-complex="normal"/>
    </style:style>
    <style:style style:name="T13" style:family="text">
      <style:text-properties fo:language="en" fo:country="US" fo:font-style="italic" style:font-style-asian="italic" style:font-style-complex="italic"/>
    </style:style>
    <style:style style:name="T14" style:family="text">
      <style:text-properties fo:language="en" fo:country="US" fo:font-style="italic" fo:background-color="transparent" loext:char-shading-value="0" style:font-style-asian="italic" style:font-style-complex="italic"/>
    </style:style>
    <style:style style:name="T15" style:family="text">
      <style:text-properties fo:language="en" fo:country="US" fo:font-weight="bold" style:font-weight-asian="bold" style:font-weight-complex="bold"/>
    </style:style>
    <style:style style:name="T16" style:family="text">
      <style:text-properties fo:language="en" fo:country="US" fo:font-weight="normal" style:font-weight-asian="normal" style:font-weight-complex="normal"/>
    </style:style>
    <style:style style:name="T17" style:family="text">
      <style:text-properties fo:color="#ff3333"/>
    </style:style>
    <style:style style:name="T18" style:family="text">
      <style:text-properties fo:color="#ff3333" fo:language="ru" fo:country="RU"/>
    </style:style>
    <style:style style:name="T19" style:family="text">
      <style:text-properties fo:font-style="italic"/>
    </style:style>
    <style:style style:name="T20" style:family="text">
      <style:text-properties fo:font-style="italic" style:font-style-asian="italic" style:font-style-complex="italic"/>
    </style:style>
    <style:style style:name="T21" style:family="text">
      <style:text-properties fo:font-style="italic" fo:font-weight="bold" style:font-style-asian="italic" style:font-weight-asian="bold" style:font-style-complex="italic" style:font-weight-complex="bold"/>
    </style:style>
    <style:style style:name="T22" style:family="text">
      <style:text-properties fo:color="#6666ff" fo:language="ru" fo:country="RU"/>
    </style:style>
    <style:style style:name="T23" style:family="text">
      <style:text-properties fo:color="#800000"/>
    </style:style>
    <style:style style:name="T24" style:family="text">
      <style:text-properties fo:color="#800000" fo:language="ru" fo:country="RU"/>
    </style:style>
    <style:style style:name="T25" style:family="text">
      <style:text-properties fo:color="#800000" fo:language="ru" fo:country="RU" fo:font-style="normal" fo:background-color="transparent" loext:char-shading-value="0" style:font-style-asian="normal" style:font-style-complex="normal"/>
    </style:style>
    <style:style style:name="T26" style:family="text">
      <style:text-properties fo:color="#800000" fo:language="ru" fo:country="RU" fo:font-style="normal" style:font-style-asian="normal" style:font-style-complex="normal"/>
    </style:style>
    <style:style style:name="T27" style:family="text">
      <style:text-properties fo:color="#800000" fo:language="ru" fo:country="RU" fo:background-color="transparent" loext:char-shading-value="0"/>
    </style:style>
    <style:style style:name="T28" style:family="text">
      <style:text-properties fo:color="#800000" fo:language="en" fo:country="US"/>
    </style:style>
    <style:style style:name="T29" style:family="text">
      <style:text-properties fo:color="#ff6600"/>
    </style:style>
    <style:style style:name="T30" style:family="text">
      <style:text-properties fo:color="#ff6600" fo:language="ru" fo:country="RU"/>
    </style:style>
    <style:style style:name="T31" style:family="text">
      <style:text-properties fo:font-weight="bold" style:font-weight-asian="bold" style:font-weight-complex="bold"/>
    </style:style>
    <style:style style:name="T32" style:family="text">
      <style:text-properties fo:font-weight="bold" fo:background-color="transparent" loext:char-shading-value="0" style:font-weight-asian="bold" style:font-weight-complex="bold"/>
    </style:style>
    <style:style style:name="T33" style:family="text">
      <style:text-properties style:use-window-font-color="true"/>
    </style:style>
    <style:style style:name="T34" style:family="text">
      <style:text-properties style:use-window-font-color="true" fo:language="ru" fo:country="RU"/>
    </style:style>
    <style:style style:name="T35" style:family="text">
      <style:text-properties style:use-window-font-color="true" fo:language="ru" fo:country="RU" fo:font-style="normal" style:font-style-asian="normal" style:font-style-complex="normal"/>
    </style:style>
    <style:style style:name="T36" style:family="text">
      <style:text-properties style:use-window-font-color="true" fo:language="ru" fo:country="RU" fo:font-style="normal" fo:font-weight="normal" style:font-style-asian="normal" style:font-weight-asian="normal" style:font-style-complex="normal" style:font-weight-complex="normal"/>
    </style:style>
    <style:style style:name="T3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38" style:family="text">
      <style:text-properties style:use-window-font-color="true" fo:language="ru" fo:country="RU" fo:font-style="italic" style:font-style-asian="italic" style:font-style-complex="italic"/>
    </style:style>
    <style:style style:name="T39" style:family="text">
      <style:text-properties style:use-window-font-color="true" fo:language="ru" fo:country="RU" fo:font-style="italic" fo:font-weight="normal" style:font-style-asian="italic" style:font-weight-asian="normal" style:font-style-complex="italic" style:font-weight-complex="normal"/>
    </style:style>
    <style:style style:name="T40" style:family="text">
      <style:text-properties style:use-window-font-color="true" fo:language="ru" fo:country="RU" fo:font-weight="normal" style:font-weight-asian="normal" style:font-weight-complex="normal"/>
    </style:style>
    <style:style style:name="T41" style:family="text">
      <style:text-properties style:use-window-font-color="true" fo:language="ru" fo:country="RU" fo:background-color="transparent" loext:char-shading-value="0"/>
    </style:style>
    <style:style style:name="T42" style:family="text">
      <style:text-properties style:use-window-font-color="true" fo:language="en" fo:country="US"/>
    </style:style>
    <style:style style:name="T43" style:family="text">
      <style:text-properties style:use-window-font-color="true" fo:language="en" fo:country="US" fo:font-style="normal" style:font-style-asian="normal" style:font-style-complex="normal"/>
    </style:style>
    <style:style style:name="T44" style:family="text">
      <style:text-properties style:use-window-font-color="true" fo:language="en" fo:country="US" fo:font-style="normal" fo:background-color="transparent" loext:char-shading-value="0" style:font-style-asian="normal" style:font-style-complex="normal"/>
    </style:style>
    <style:style style:name="T45" style:family="text">
      <style:text-properties style:use-window-font-color="true" fo:language="en" fo:country="US" fo:font-style="normal" fo:font-weight="normal" style:font-style-asian="normal" style:font-weight-asian="normal" style:font-style-complex="normal" style:font-weight-complex="normal"/>
    </style:style>
    <style:style style:name="T46"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47" style:family="text">
      <style:text-properties style:use-window-font-color="true" fo:language="en" fo:country="US" fo:font-weight="normal" style:font-weight-asian="normal" style:font-weight-complex="normal"/>
    </style:style>
    <style:style style:name="T48" style:family="text">
      <style:text-properties style:use-window-font-color="true" fo:font-style="normal" style:font-style-asian="normal" style:font-style-complex="normal"/>
    </style:style>
    <style:style style:name="T49" style:family="text">
      <style:text-properties style:use-window-font-color="true" fo:font-style="normal" fo:background-color="transparent" loext:char-shading-value="0" style:font-style-asian="normal" style:font-style-complex="normal"/>
    </style:style>
    <style:style style:name="T50" style:family="text">
      <style:text-properties style:use-window-font-color="true" fo:font-style="normal" fo:font-weight="normal" style:font-style-asian="normal" style:font-weight-asian="normal" style:font-style-complex="normal" style:font-weight-complex="normal"/>
    </style:style>
    <style:style style:name="T51" style:family="text">
      <style:text-properties style:use-window-font-color="true" fo:font-style="italic" fo:font-weight="normal" style:font-style-asian="italic" style:font-weight-asian="normal" style:font-style-complex="italic" style:font-weight-complex="normal"/>
    </style:style>
    <style:style style:name="T52" style:family="text">
      <style:text-properties style:use-window-font-color="true" fo:background-color="transparent" loext:char-shading-value="0"/>
    </style:style>
    <style:style style:name="T53" style:family="text">
      <style:text-properties fo:background-color="transparent" loext:char-shading-value="0"/>
    </style:style>
    <style:style style:name="T54" style:family="text">
      <style:text-properties style:text-position="super 58%"/>
    </style:style>
    <style:style style:name="T55" style:family="text">
      <style:text-properties fo:color="#c5000b"/>
    </style:style>
    <style:style style:name="T56" style:family="text">
      <style:text-properties fo:language="fr" fo:country="FR"/>
    </style:style>
    <style:style style:name="T57" style:family="text">
      <style:text-properties fo:color="#0000ff"/>
    </style:style>
    <style:style style:name="T58" style:family="text">
      <style:text-properties fo:color="#3333ff"/>
    </style:style>
    <style:style style:name="T59" style:family="text">
      <style:text-properties fo:color="#3333ff" fo:language="en" fo:country="US"/>
    </style:style>
    <style:style style:name="T60" style:family="text">
      <style:text-properties fo:font-style="normal" style:font-style-asian="normal" style:font-style-complex="normal"/>
    </style:style>
    <style:style style:name="T61" style:family="text">
      <style:text-properties fo:color="#0066ff"/>
    </style:style>
    <style:style style:name="T62" style:family="text">
      <style:text-properties fo:color="#0066ff" fo:language="en" fo:country="US" fo:font-style="normal" fo:background-color="transparent" loext:char-shading-value="0" style:font-style-asian="normal" style:font-style-complex="normal"/>
    </style:style>
    <style:style style:name="T63" style:family="text">
      <style:text-properties fo:background-color="#ffff00" loext:char-shading-value="0"/>
    </style:style>
    <style:style style:name="T64" style:family="text">
      <style:text-properties fo:color="#00ccff"/>
    </style:style>
    <style:style style:name="T65" style:family="text">
      <style:text-properties fo:font-weight="normal" style:font-weight-asian="normal" style:font-weight-complex="normal"/>
    </style:style>
    <style:style style:name="T66" style:family="text">
      <style:text-properties fo:color="#0066cc"/>
    </style:style>
    <style:style style:name="T67" style:family="text">
      <style:text-properties fo:color="#0000cc"/>
    </style:style>
    <style:style style:name="T68" style:family="text">
      <style:text-properties style:text-line-through-style="solid" style:text-line-through-type="single" fo:font-weight="bold" style:font-weight-asian="bold" style:font-weight-complex="bold"/>
    </style:style>
    <style:style style:name="T69" style:family="text">
      <style:text-properties fo:language="uk" fo:country="UA"/>
    </style:style>
    <style:style style:name="T70" style:family="text">
      <style:text-properties fo:language="uk" fo:country="UA" fo:font-style="italic" style:font-style-asian="italic" style:font-style-complex="italic"/>
    </style:style>
    <style:style style:name="T71" style:family="text">
      <style:text-properties fo:language="uk" fo:country="UA" fo:font-weight="bold" style:font-weight-asian="bold" style:font-weight-complex="bold"/>
    </style:style>
    <style:style style:name="T72" style:family="text">
      <style:text-properties fo:color="#ff0000"/>
    </style:style>
    <style:style style:name="T73" style:family="text">
      <style:text-properties style:text-underline-style="none"/>
    </style:style>
    <style:style style:name="T74" style:family="text">
      <style:text-properties officeooo:rsid="001d19f0"/>
    </style:style>
    <style:style style:name="T75" style:family="text">
      <style:text-properties officeooo:rsid="0020a408"/>
    </style:style>
    <style:style style:name="T76" style:family="text">
      <style:text-properties officeooo:rsid="0021728e"/>
    </style:style>
    <style:style style:name="T77" style:family="text">
      <style:text-properties officeooo:rsid="00251422"/>
    </style:style>
    <style:style style:name="T78" style:family="text">
      <style:text-properties officeooo:rsid="00282571"/>
    </style:style>
    <style:style style:name="T79" style:family="text">
      <style:text-properties officeooo:rsid="00285eb1"/>
    </style:style>
    <style:style style:name="T80" style:family="text">
      <style:text-properties officeooo:rsid="0028a1ff"/>
    </style:style>
    <style:style style:name="T81" style:family="text">
      <style:text-properties officeooo:rsid="0029afb9"/>
    </style:style>
    <style:style style:name="T82" style:family="text">
      <style:text-properties officeooo:rsid="002b3acc"/>
    </style:style>
    <style:style style:name="T83" style:family="text">
      <style:text-properties officeooo:rsid="00336ea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egoe UI"/>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7" text:outline-level="1">Последний фанфик</text:h>
      <text:p text:style-name="P3">От Massaraksh</text:p>
      <text:p text:style-name="P5">Оригинал (недоступен, «спасибо» гуглу):</text:p>
      <text:p text:style-name="P1"><text:a xlink:type="simple" xlink:href="https://docs.google.com/document/d/1xODIJZwRl461PkSzRSXCB2GboLYTH9uPZGKkHRTQJa8/edit?usp=drive_web&amp;amp;usp=embed_facebook" text:style-name="Internet_20_link" text:visited-style-name="Visited_20_Internet_20_Link">https://docs.google.com/document/d/1xODIJZwRl461PkSzRSXCB2GboLYTH9uPZGKkHRTQJa8/edit?usp=drive_web&amp;amp;usp=embed_facebook</text:a></text:p>
      <text:p text:style-name="P1"/>
      <text:h text:style-name="Heading_20_2" text:outline-level="2">Прочитанные фанфики</text:h>
      <text:h text:style-name="Heading_20_3" text:outline-level="3">Эпичные</text:h>
      <text:p text:style-name="P117">Обмен ( <text:a xlink:type="simple" xlink:href="https://darkpony.ru/obmen/" text:style-name="Internet_20_link" text:visited-style-name="Visited_20_Internet_20_Link">https://darkpony.ru/obmen/</text:a> )</text:p>
      <text:p text:style-name="P120">Fallout Equestria</text:p>
      <text:p text:style-name="P117">Розовые глазки</text:p>
      <text:h text:style-name="Heading_20_3" text:outline-level="3">Лучшие</text:h>
      <text:p text:style-name="P1"><text:a xlink:type="simple" xlink:href="http://everypony.ru/fanfik-na-dosuge-iskrenne-tvoya" text:style-name="Internet_20_link" text:visited-style-name="Visited_20_Internet_20_Link">http://everypony.ru/fanfik-na-dosuge-iskrenne-tvoya</text:a></text:p>
      <text:p text:style-name="P1"><text:a xlink:type="simple" xlink:href="http://everypony.ru/rasskaz-tysyacha-let-v-odinochestve" text:style-name="Internet_20_link" text:visited-style-name="Visited_20_Internet_20_Link">http://everypony.ru/rasskaz-tysyacha-let-v-odinochestve</text:a></text:p>
      <text:p text:style-name="P1"><text:a xlink:type="simple" xlink:href="https://darkpony.ru/vechno-moloda" text:style-name="Internet_20_link" text:visited-style-name="Visited_20_Internet_20_Link">https://darkpony.ru/vechno-moloda</text:a></text:p>
      <text:p text:style-name="P1"><text:a xlink:type="simple" xlink:href="https://darkpony.ru/tvajlajt-sparkl-zavarivaet-chaj/" text:style-name="Internet_20_link" text:visited-style-name="Visited_20_Internet_20_Link">https://darkpony.ru/tvajlajt-sparkl-zavarivaet-chaj/</text:a></text:p>
      <text:p text:style-name="P1"><text:a xlink:type="simple" xlink:href="http://everypony.ru/instrukciya-po-pravilnomu-shippingu" text:style-name="Internet_20_link" text:visited-style-name="Visited_20_Internet_20_Link">http://everypony.ru/instrukciya-po-pravilnomu-shippingu</text:a></text:p>
      <text:p text:style-name="P1"><text:a xlink:type="simple" xlink:href="https://darkpony.ru/pastoralnyj-fanfik-pro-krizalis" text:style-name="Internet_20_link" text:visited-style-name="Visited_20_Internet_20_Link">https://darkpony.ru/pastoralnyj-fanfik-pro-krizalis</text:a></text:p>
      <text:p text:style-name="P1"><text:a xlink:type="simple" xlink:href="http://everypony.ru/kogda-mne-bylo-tridcat" text:style-name="Internet_20_link" text:visited-style-name="Visited_20_Internet_20_Link">http://everypony.ru/kogda-mne-bylo-tridcat</text:a></text:p>
      <text:p text:style-name="P1"><text:a xlink:type="simple" xlink:href="https://darkpony.ru/samoe-zavetnoe-zhelanie/" text:style-name="Internet_20_link" text:visited-style-name="Visited_20_Internet_20_Link">https://darkpony.ru/samoe-zavetnoe-zhelanie/</text:a></text:p>
      <text:p text:style-name="P1"><text:a xlink:type="simple" xlink:href="https://darkpony.ru/rent-a-love" text:style-name="Internet_20_link" text:visited-style-name="Visited_20_Internet_20_Link">https://darkpony.ru/rent-a-love</text:a></text:p>
      <text:p text:style-name="P1"><text:a xlink:type="simple" xlink:href="https://darkpony.ru/rent-a-love-never-ever/" text:style-name="Internet_20_link" text:visited-style-name="Visited_20_Internet_20_Link">https://darkpony.ru/rent-a-love-never-ever/</text:a></text:p>
      <text:p text:style-name="P1"><text:a xlink:type="simple" xlink:href="http://everypony.ru/fanfik-na-dosuge-princessa-selestiya-nenavidit-chaj" text:style-name="Internet_20_link" text:visited-style-name="Visited_20_Internet_20_Link">http://everypony.ru/fanfik-na-dosuge-princessa-selestiya-nenavidit-chaj</text:a></text:p>
      <text:p text:style-name="P1"><text:a xlink:type="simple" xlink:href="https://darkpony.ru/to-chto-ty-ne-xochesh-znat/" text:style-name="Internet_20_link" text:visited-style-name="Visited_20_Internet_20_Link">https://darkpony.ru/to-chto-ty-ne-xochesh-znat/</text:a></text:p>
      <text:p text:style-name="P1"/>
      <text:h text:style-name="Heading_20_3" text:outline-level="3">Похуже</text:h>
      <text:p text:style-name="P1"><text:a xlink:type="simple" xlink:href="http://everypony.ru/rasskaz-zabiraj" text:style-name="Internet_20_link" text:visited-style-name="Visited_20_Internet_20_Link">http://everypony.ru/rasskaz-zabiraj</text:a></text:p>
      <text:p text:style-name="P1"><text:a xlink:type="simple" xlink:href="http://stories.everypony.ru/story/32/download/Selestiya_tozhe_lyubit_maffiny.html.zip" text:style-name="Internet_20_link" text:visited-style-name="Visited_20_Internet_20_Link">http://stories.everypony.ru/story/32/download/Selestiya_tozhe_lyubit_maffiny.html.zip</text:a></text:p>
      <text:p text:style-name="P1"><text:a xlink:type="simple" xlink:href="http://everypony.ru/rasskaz-upavshee-nebo" text:style-name="Internet_20_link" text:visited-style-name="Visited_20_Internet_20_Link">http://everypony.ru/rasskaz-upavshee-nebo</text:a></text:p>
      <text:p text:style-name="P1"><text:a xlink:type="simple" xlink:href="http://everypony.ru/rasskaz-fabrika-radug" text:style-name="Internet_20_link" text:visited-style-name="Visited_20_Internet_20_Link">http://everypony.ru/rasskaz-fabrika-radug</text:a></text:p>
      <text:p text:style-name="P1"><text:a xlink:type="simple" xlink:href="http://everypony.ru/rasskaz-po-tu-storonu-radugi" text:style-name="Internet_20_link" text:visited-style-name="Visited_20_Internet_20_Link">http://everypony.ru/rasskaz-po-tu-storonu-radugi</text:a></text:p>
      <text:p text:style-name="P1"><text:a xlink:type="simple" xlink:href="http://everypony.ru/rasskaz-iz-chego-sostoit-raduga" text:style-name="Internet_20_link" text:visited-style-name="Visited_20_Internet_20_Link">http://everypony.ru/rasskaz-iz-chego-sostoit-raduga</text:a></text:p>
      <text:p text:style-name="P1"><text:a xlink:type="simple" xlink:href="http://everypony.ru/rasskaz-i-krylyami-svoimi-ya-ukroyu-tebya" text:style-name="Internet_20_link" text:visited-style-name="Visited_20_Internet_20_Link">http://everypony.ru/rasskaz-i-krylyami-svoimi-ya-ukroyu-tebya</text:a></text:p>
      <text:p text:style-name="P1"><text:a xlink:type="simple" xlink:href="https://darkpony.ru/ksenofiliya/" text:style-name="Internet_20_link" text:visited-style-name="Visited_20_Internet_20_Link">https://darkpony.ru/ksenofiliya/</text:a></text:p>
      <text:p text:style-name="P1"><text:a xlink:type="simple" xlink:href="https://darkpony.ru/xudozhnik-v-ekvestrii-dobavlena-sedmaya-glava/" text:style-name="Internet_20_link" text:visited-style-name="Visited_20_Internet_20_Link">https://darkpony.ru/xudozhnik-v-ekvestrii-dobavlena-sedmaya-glava/</text:a></text:p>
      <text:p text:style-name="P1"><text:a xlink:type="simple" xlink:href="https://darkpony.ru/ulybka-aktrisy/" text:style-name="Internet_20_link" text:visited-style-name="Visited_20_Internet_20_Link">https://darkpony.ru/ulybka-aktrisy/</text:a></text:p>
      <text:p text:style-name="P1"><text:soft-page-break/><text:a xlink:type="simple" xlink:href="https://darkpony.ru/liniya-gorizonta/" text:style-name="Internet_20_link" text:visited-style-name="Visited_20_Internet_20_Link">https://darkpony.ru/liniya-gorizonta/</text:a></text:p>
      <text:p text:style-name="P1"><text:a xlink:type="simple" xlink:href="http://everypony.ru/rasskaz-svet-vo-tme" text:style-name="Internet_20_link" text:visited-style-name="Visited_20_Internet_20_Link">http://everypony.ru/rasskaz-svet-vo-tme</text:a></text:p>
      <text:p text:style-name="P1"><text:a xlink:type="simple" xlink:href="http://everypony.ru/rasskaz-apollon" text:style-name="Internet_20_link" text:visited-style-name="Visited_20_Internet_20_Link">http://everypony.ru/rasskaz-apollon</text:a></text:p>
      <text:p text:style-name="P1"><text:a xlink:type="simple" xlink:href="http://everypony.ru/rasskaz-ponifikaciya-stroptivyx" text:style-name="Internet_20_link" text:visited-style-name="Visited_20_Internet_20_Link">http://everypony.ru/rasskaz-ponifikaciya-stroptivyx</text:a></text:p>
      <text:p text:style-name="P1"><text:a xlink:type="simple" xlink:href="http://everypony.ru/ponytopia" text:style-name="Internet_20_link" text:visited-style-name="Visited_20_Internet_20_Link">http://everypony.ru/ponytopia</text:a></text:p>
      <text:p text:style-name="P1"><text:a xlink:type="simple" xlink:href="http://everypony.ru/rasskaz-maxovik-apokalipsisa" text:style-name="Internet_20_link" text:visited-style-name="Visited_20_Internet_20_Link">http://everypony.ru/rasskaz-maxovik-apokalipsisa</text:a></text:p>
      <text:p text:style-name="P1"><text:a xlink:type="simple" xlink:href="https://darkpony.ru/keksiki-cupcakes/" text:style-name="Internet_20_link" text:visited-style-name="Visited_20_Internet_20_Link">https://darkpony.ru/keksiki-cupcakes/</text:a></text:p>
      <text:p text:style-name="P1"><text:a xlink:type="simple" xlink:href="https://darkpony.ru/keksiki-reabilitaciya/" text:style-name="Internet_20_link" text:visited-style-name="Visited_20_Internet_20_Link">https://darkpony.ru/keksiki-reabilitaciya/</text:a></text:p>
      <text:p text:style-name="P1"><text:a xlink:type="simple" xlink:href="https://darkpony.ru/adazhio-dueta-strunnyx-instrumentov/" text:style-name="Internet_20_link" text:visited-style-name="Visited_20_Internet_20_Link">https://darkpony.ru/adazhio-dueta-strunnyx-instrumentov/</text:a></text:p>
      <text:p text:style-name="P1"><text:a xlink:type="simple" xlink:href="https://darkpony.ru/chto-sluchilos-v-eppldzhek-podarok/" text:style-name="Internet_20_link" text:visited-style-name="Visited_20_Internet_20_Link">https://darkpony.ru/chto-sluchilos-v-eppldzhek-podarok/</text:a></text:p>
      <text:p text:style-name="P1"><text:a xlink:type="simple" xlink:href="https://darkpony.ru/pz1/" text:style-name="Internet_20_link" text:visited-style-name="Visited_20_Internet_20_Link">https://darkpony.ru/pz1/</text:a></text:p>
      <text:p text:style-name="P1"/>
      <text:h text:style-name="Heading_20_3" text:outline-level="3">Обзоры:</text:h>
      <text:p text:style-name="P1"><text:a xlink:type="simple" xlink:href="http://everypony.ru/po-sledam-epizoda-magical-mystery-cure-volshebnoe-tainstvennoe-chudodejstvie" text:style-name="Internet_20_link" text:visited-style-name="Visited_20_Internet_20_Link">http://everypony.ru/po-sledam-epizoda-magical-mystery-cure-volshebnoe-tainstvennoe-chudodejstvie</text:a></text:p>
      <text:p text:style-name="P1"><text:a xlink:type="simple" xlink:href="http://tabun.everypony.ru/blog/science/75513.html" text:style-name="Internet_20_link" text:visited-style-name="Visited_20_Internet_20_Link">http://tabun.everypony.ru/blog/science/75513.html</text:a></text:p>
      <text:p text:style-name="P1"/>
      <text:h text:style-name="Heading_20_2" text:outline-level="2">Идеи</text:h>
      <text:list xml:id="list829764914933953658" text:style-name="L1">
        <text:list-item>
          <text:p text:style-name="P151">добавить детектив <text:span text:style-name="T1">(реализовано)</text:span>+ магические уроки/трактаты Старсвирла (реализовано)</text:p>
        </text:list-item>
        <text:list-item>
          <text:p text:style-name="P152">Терра несколько раз пытается убить Макса (один раз — в аквапарке). Несколько раз Макса спасает Селестия (даёт приказы Нексусу)</text:p>
        </text:list-item>
        <text:list-item>
          <text:p text:style-name="P152">Книги:</text:p>
        </text:list-item>
      </text:list>
      <text:list xml:id="list4657743641849922729" text:style-name="L2">
        <text:list-item>
          <text:p text:style-name="P153">«Великие грифоны прошлого» - из канона (5<text:span text:style-name="T11">s8e)</text:span></text:p>
        </text:list-item>
        <text:list-item>
          <text:p text:style-name="P153">«Высшие заклинания в повседневном использовании: от песчинки до дворца»</text:p>
        </text:list-item>
        <text:list-item>
          <text:p text:style-name="P154">«Малоизвестные аспекты магии трансформаций»</text:p>
        </text:list-item>
        <text:list-item>
          <text:p text:style-name="P153">«...как было сказано выше, заклинания трансформации — одни из самых сложных заклинаний, которые когда-либо применялись в Эквестрии. Они требуют не только великой магической силы и искусности заклинателя, но и глубокого понимания самой сути предмета, на который направлено воздействие и предмета, в который тот должен трансформироваться. Основная формула трансформационных заклинаний является общей для всех заклятий этого типа и служит для них своеобразным «фундаментом». Рассмотрим его подроб...»</text:p>
        </text:list-item>
        <text:list-item>
          <text:p text:style-name="P153">Дасти Вейфарер «Зебрианская культура, быт и фольклор»</text:p>
        </text:list-item>
        <text:list-item>
          <text:p text:style-name="P153">«Краткая история Эквестрии»</text:p>
        </text:list-item>
        <text:list-item>
          <text:p text:style-name="P153">«Шедевры архитектуры Эквестрии» с разделом о Кантерлотском Королевском Дворце</text:p>
        </text:list-item>
        <text:list-item>
          <text:p text:style-name="P153">«Великие дела и великие чары». Страница 893: …</text:p>
        </text:list-item>
        <text:list-item>
          <text:p text:style-name="P153">«Природа Проклятий» - обмен</text:p>
        </text:list-item>
        <text:list-item>
          <text:p text:style-name="P153">«<text:span text:style-name="T53">Магия для Чайников</text:span>» - обмен</text:p>
        </text:list-item>
        <text:list-item>
          <text:p text:style-name="P153">«Энциклопедия Арканум» - обмен</text:p>
        </text:list-item>
        <text:list-item>
          <text:p text:style-name="P153">«О Гейсах» - обмен</text:p>
        </text:list-item>
        <text:list-item>
          <text:p text:style-name="P153">«<text:span text:style-name="T63">Тайны Тайных Наук</text:span>» - обмен</text:p>
        </text:list-item>
        <text:list-item>
          <text:p text:style-name="P154"><text:soft-page-break/>«Основы Заклятий» - обмен</text:p>
        </text:list-item>
        <text:list-item>
          <text:p text:style-name="P153">«Мамочка, А Что Это Истекает Из Моего Рога? - Введение В Магию Для Маленьких Единорогов» - обмен</text:p>
        </text:list-item>
      </text:list>
      <text:p text:style-name="P5"/>
      <text:h text:style-name="Heading_20_2" text:outline-level="2">Факты об Эквестрии <text:span text:style-name="T1">(согласовать с вики)</text:span></text:h>
      <text:list xml:id="list2716362923651082002" text:style-name="L3">
        <text:list-item>
          <text:p text:style-name="P155">Эквестрия существует несколько тысячелетий. В Вечнодиком лесу расположены руины замка Принцесс. Недалеко от руин находится источник магии, из которого растёт дерево Гармонии — раньше оно охраняло Эквестрию от воздействия Вечнодикого леса. </text:p>
        </text:list-item>
        <text:list-item>
          <text:p text:style-name="P155">В Эквестрии существует диархия — соправление равных по статусу сестёр-правительниц. Когда принцессы не могут прийти к консенсусу, вопрос решается голосованием Собрания Знатных домов (Луна конфликтует со знатью Кантерлота).</text:p>
        </text:list-item>
        <text:list-item>
          <text:p text:style-name="P156">Селестия — переменчивая пони. В одно время не строгая, а в другое может быть такой, что страшно становится</text:p>
        </text:list-item>
        <text:list-item>
          <text:p text:style-name="P155">У Селестии были такие элементы гармонии: Магия, Доброта, Смех. У Луны — Верность, Честность, Щедрость. (ксенофазия)</text:p>
        </text:list-item>
        <text:list-item>
          <text:p text:style-name="P155">Эквус (в древности — Колыбель) — затерянный остров, располагающийся во внутреннем море континента Подпруга. По поверьям, прародина всего живого на свете. Величайшее сосредоточение магии. Недоступен (отталкивает) аликорнов.</text:p>
        </text:list-item>
        <text:list-item>
          <text:p text:style-name="P155">Около 820-ти лет назад будущий маг Лайтнинг Стар поступил на обучение к наставнику Тииспоту</text:p>
        </text:list-item>
        <text:list-item>
          <text:p text:style-name="P155">Кловермист — чародей-садовник — изобрела и использовала заклинание Роста (перенаправление магии заклинателя в растение для ускорения его роста. Есть риск сжечь растение, если влить слишком много энергии или влив её слишком резко/грубо)</text:p>
        </text:list-item>
        <text:list-item>
          <text:p text:style-name="P155">Единорог Аркон — специалист по чарах-иллюзиях («воздушные замки», фигуры в небе, мороки, мог принимать другой облик и размер, копировать себя)</text:p>
        </text:list-item>
        <text:list-item>
          <text:p text:style-name="P155">Ядосмех — магическая трава, растущая в Вечносвободном лесу и и в ещё одной провинции Эквестрии. Попавший под её воздействие единорог начинает колдовать против воли и действие цветка меняло чары.</text:p>
        </text:list-item>
        <text:list-item>
          <text:p text:style-name="P155">У Селестии грива и хвост развеваются и переливаются от магического шампуня</text:p>
        </text:list-item>
        <text:list-item>
          <text:p text:style-name="P155">Тело Селестии очень крепкое — может выдержать несколько тонн земли</text:p>
        </text:list-item>
        <text:list-item>
          <text:p text:style-name="P155">Дискорд намного старше принцесс, его магия сильнее ихней на голову</text:p>
        </text:list-item>
        <text:list-item>
          <text:p text:style-name="P155">Луна младше Селестии на 3 года. Сёстрам около 5000 лет. По другим данным, Селестии около 2500 лет (Обмен).</text:p>
        </text:list-item>
        <text:list-item>
          <text:p text:style-name="P155">Принцессы начали войну с Дискордом в возрасте, когда им было около 700 лет — и продолжалась война почти сто лет</text:p>
        </text:list-item>
        <text:list-item>
          <text:p text:style-name="P155">Самый главный враг сестёр и Дискорда — скука</text:p>
        </text:list-item>
        <text:list-item>
          <text:p text:style-name="P155">В Эквестрии на одного жеребца приходится четыре - пять кобыл</text:p>
        </text:list-item>
        <text:list-item>
          <text:p text:style-name="P155">Первые полторы тысячи лет Эквестрией правила Луна (тогда зародилась гармония — магия, технология, сельское хозяйство, промышленность)</text:p>
        </text:list-item>
        <text:list-item>
          <text:p text:style-name="P155">Селестия в первые полторы тысячи лет путешествовала — и заварила несколько войн (две — с Эквестрией, в одной была против Луны)</text:p>
        </text:list-item>
        <text:list-item>
          <text:p text:style-name="P155">Настоящий цвет гривы Селестии — клубнично-розовая. Радужный цвет гривы и хвоста поддерживается магией</text:p>
        </text:list-item>
        <text:list-item>
          <text:p text:style-name="P155">Кроме Дискорда, старше сестёр ещё старейшина драконов</text:p>
        </text:list-item>
        <text:list-item>
          <text:p text:style-name="P155"><text:soft-page-break/>Кэйденс не прожила и 60-ти лет и является низкорожденной</text:p>
        </text:list-item>
        <text:list-item>
          <text:p text:style-name="P155">Драконы — единственные из разумных рас мира Эквестрии, которые могут иметь потомство от любого вида не прибегая к магии. И первым ребёнком всегда будет дракон (а все последующие — не драконами)</text:p>
        </text:list-item>
        <text:list-item>
          <text:p text:style-name="P155">Народ тихо фигел от нововведений и с ещё большим ожесточением продолжал делать по-своему</text:p>
        </text:list-item>
        <text:list-item>
          <text:p text:style-name="P155">У Кантерлота есть три отражения. В первом хранятся знания — книги, таблички, свитки, и т. д. Во втором — опасные и очень сильные артефакты и волшебные вещи. В третьем Селестия и Луна проводят магические эксперименты</text:p>
        </text:list-item>
        <text:list-item>
          <text:p text:style-name="P155">Пони не желают принимать новые изобретения и новый уклад жизни — потому средневековый быт соседствует с новейшими технологиями (которые, впрочем, не работают без магии)</text:p>
        </text:list-item>
        <text:list-item>
          <text:p text:style-name="P155">Когда пони женятся, они обмениваются ножными браслетами</text:p>
        </text:list-item>
        <text:list-item>
          <text:p text:style-name="P155">Светилами, кроме сестёр, могут управлять единороги (группы), Дискорд, Твайлайт и Старсвирл</text:p>
        </text:list-item>
        <text:list-item>
          <text:p text:style-name="P155">Королева Кризалис — правительница Зелёной Долины</text:p>
        </text:list-item>
        <text:list-item>
          <text:p text:style-name="P155">Мать Луны и Селестии — аликорн Лорен. Мать Дискорда — Алиса (пони-человек)</text:p>
        </text:list-item>
        <text:list-item>
          <text:p text:style-name="P155">Сомбра куда более могущественный маг, чем Старсвирл</text:p>
        </text:list-item>
      </text:list>
      <text:p text:style-name="P1"/>
      <text:h text:style-name="Heading_20_2" text:outline-level="2">Действующие лица</text:h>
      <text:h text:style-name="Heading_20_3" text:outline-level="3">Макс</text:h>
      <text:p text:style-name="P115">Java тим-лидер. Со-разработчик Нексуса. Одинокий мужчина сорока семи лет. Единственный друг (Влад) кончил жизнь самоубийством, прыгнув с крыши дома за полгода до описываемых событий.</text:p>
      <text:h text:style-name="Heading_20_3" text:outline-level="3">Влад</text:h>
      <text:p text:style-name="P115">Друг Макса. Главный разработчик Нексуса. Бородатый кодер с пивным пузом. Фанат МЛП. Погиб (разбился) при попытке его телепортации в Эквестрию. На самом деле завис между мирами и является в виде привидения во снах Максу. <text:span text:style-name="T1">Возник в Эквестрии в качестве Стар Свирла Бородатого.</text:span></text:p>
      <text:h text:style-name="Heading_20_3" text:outline-level="3">Нексус</text:h>
      <text:p text:style-name="P115">Искусственный интеллект. Создан Владом и Максом. Разработан для управления корпорациями.</text:p>
      <text:h text:style-name="Heading_20_3" text:outline-level="3">Норф</text:h>
      <text:p text:style-name="P115">Владелец и единственный работник каретной мастерской в Кантерлоте. Инвалид (задняя часть тела парализована)</text:p>
      <text:h text:style-name="Heading_20_3" text:outline-level="3">Селестия</text:h>
      <text:p text:style-name="P115">Сладкоежка и сибаритка. Любит любовные похождения (и любит потом ими хвастаться). Очень не любит дворцовый официоз и бюрократию (надоели). Скрыто бунтует против дворцового этикета и формализма. Скучает по своей ученице Твайлайт Спаркл <text:span text:style-name="T1">и прочит её в преемницы</text:span>. Возраст - около 5000 лет <text:span text:style-name="T11">(2500 ?)</text:span>. Страдает о скуки.</text:p>
      <text:h text:style-name="Heading_20_3" text:outline-level="3">Луна</text:h>
      <text:p text:style-name="P115">Сестра Селестии, любит Кимеринна. Ведёт спартанский образ жизни (привыкла к такому во время заключения на луне). Непревзойдённый мастер боевой магии. На три года младше сестры. Страдает от скуки.</text:p>
      <text:h text:style-name="Heading_20_3" text:outline-level="3"><text:soft-page-break/>Дискорд</text:h>
      <text:p text:style-name="P115">Древний маг-сумасброд. <text:span text:style-name="T1">Бывший правитель Эквестрии.</text:span> Намного старше сестёр-принцесс и намного могущественнее их в магии. Страдает от скуки.</text:p>
      <text:h text:style-name="Heading_20_3" text:outline-level="3">Твайлайт Спаркл</text:h>
      <text:p text:style-name="P115">Ученица Селестии. Прилежная и старательная единорожа. Немного заумная и ботанистая. Очень сильный маг. <text:span text:style-name="T1">Преклоняется перед Селестией. </text:span>Элемент магии.</text:p>
      <text:h text:style-name="Heading_20_3" text:outline-level="3">Спайк</text:h>
      <text:p text:style-name="P115">Магический смышлёный драконёнок. Помощник Твайлайт Спаркл, для которого она является одновременно воспитательницей и другом. Увлекается Рэрити.</text:p>
      <text:h text:style-name="Heading_20_3" text:outline-level="3">Рэрити</text:h>
      <text:p text:style-name="P124">Единорожка, элемент щедрости. Первоклассный модельер. Имеет в Понивилле свой бутик одежды. Выполняет заказы даже для кантерлотских знаменитостей. Симпатизирует Максу.</text:p>
      <text:h text:style-name="Heading_20_3" text:outline-level="3">Рэйнбоу Дэш</text:h>
      <text:p text:style-name="P124">Радужногривая пегаска, один из сильнейших летунов Эквестрии. Работает погодным пони в Понивилле. Раньше мечтала поступить в лётную школу Вондерболтов. Элемент верности.</text:p>
      <text:h text:style-name="Heading_20_3" text:outline-level="3">Пинки Пай</text:h>
      <text:p text:style-name="P124">Земнопони. Сверхвесёлая и сверхактивная кобылка, обладающая даром внезапного предсказания и прохода через “четвёртую” стену (в ней имеется кровь Дискорда). Элемент смеха. Иногда, во время больших душевных потрясений, сходит с ума и становится Пинкаминой Пай - мрачной земнопони с фермы камней. Симпатизирует Максу.</text:p>
      <text:h text:style-name="Heading_20_3" text:outline-level="3">Эпплджек</text:h>
      <text:p text:style-name="P124">Земнопони. Трудолюбивая неунывающая кобылка “от земли”. Сильная и бесстрашная. Немного грубовата. Честна и прямодушна. Элемент честности.</text:p>
      <text:h text:style-name="Heading_20_3" text:outline-level="3">Флаттершай</text:h>
      <text:p text:style-name="P124">Скромная и застенчивая пегаска. Летает плохо (крылья слабые). Плохо контачит с пони. Хорошо контачит с животными. Элемент доброты.</text:p>
      <text:h text:style-name="Heading_20_3" text:outline-level="3">Кимеринн Брэйвкнайт</text:h>
      <text:p text:style-name="P124">Пегас средних лет, командир команды пони-рэйнджеров. Последний ученик <text:s/>Неда Клепперсона. Живёт в Кантерлоте. Холост. Втайне влюблён в принцессу Луну.</text:p>
      <text:h text:style-name="Heading_20_3" text:outline-level="3">Хорст Мэдтроттер</text:h>
      <text:p text:style-name="P124">Зрелый и опытный земнопони, член команды пони-рэйнджеров. Живёт в Аппалузе. Матёрый мачо. <text:span text:style-name="T1">И</text:span>меет табун из трёх кобылок, которые его обожают.</text:p>
      <text:h text:style-name="Heading_20_3" text:outline-level="3">Калрус Клодвэй</text:h>
      <text:p text:style-name="P124">Единорог. Холост, молод, мечтателен. Живёт в Кантерлоте. В свободное время рисует облака.</text:p>
      <text:h text:style-name="Heading_20_3" text:outline-level="3">Алекс</text:h>
      <text:p text:style-name="P124">Менеджер проектов, над одним из которых (Нексус) работает Макс.</text:p>
      <text:h text:style-name="Heading_20_3" text:outline-level="3"><text:soft-page-break/>Ростик</text:h>
      <text:p text:style-name="P124">Лидер команды тестировщиков</text:p>
      <text:h text:style-name="Heading_20_3" text:outline-level="3">Стас</text:h>
      <text:p text:style-name="P124">Программист-новичок в команде Макса.</text:p>
      <text:h text:style-name="Heading_20_3" text:outline-level="3">Рома</text:h>
      <text:p text:style-name="P124">Программист в команде UI-программистов</text:p>
      <text:h text:style-name="Heading_20_3" text:outline-level="3">Анджела</text:h>
      <text:p text:style-name="P124">Сисадмин. Флиртует с Максом.</text:p>
      <text:p text:style-name="P124"/>
      <text:h text:style-name="Heading_20_2" text:outline-level="2">Положения</text:h>
      <text:p text:style-name="P124">Без Магии в Эквестрии - технологии средних веков. Магия помогает работать паровым машинам, элетродвигателям, ДВС.</text:p>
      <text:h text:style-name="Heading_20_2" text:outline-level="2">Сюжет (кратко)</text:h>
      <text:p text:style-name="P47">И вот четверо самых сильных эквестрийских магов сотворили Великое заклинание Свирла Бородатого (“Защита от Неизвестного”) и вытащили Макса из мира Терры. Маги очень разочарованы, они думают, что заклинание не работает и <text:s/>не знают, как теперь спасти Эквестрию.</text:p>
      <text:p text:style-name="P1">Тем временем Макс обживается, устраивается работать (кем ???) в Понивилле. Он помогает успокоиться Рэйнбоу, Флаттершай и Пинки. Одновременно с этим изучает библиотеки Понивилля и Кантерлота. Добирается до магии и понимает, что она схожа с программированием. Пробует сам колдовать, придумав алгоритмы построения сложных заклинаний из простых, но останавливается из-за очень своеобразных результатов (первые заклинания “глючат”, как программы у молодых программистов).</text:p>
      <text:p text:style-name="P1">В результате своих поисков он постепенно понимает, Эквестрия - придуманный мир. И придумали её люди. Катаклизмы Эквестрии - из-за несогласованных фанфиков. А исчезает Эквестрия из-за того, что всё меньше людей думают о ней. Магия Эквестрии, само её существование - грёзы брони, мечтающих о лучшем мире. Но сериал уже закрыт, а сам MLP:FIM давно выродился в рекламный брэнд. Мечтающих брони становится всё меньше.</text:p>
      <text:p text:style-name="P1">Макс хочет поделиться этим открытием с Селестией, но тут его вызывают в Кантерлот с известием: Селестия пропала. Она стала очередной пони, которая проснулась в мире Терры и стала человеком. Луна не смогла удержать её.</text:p>
      <text:p text:style-name="P1">Макс рассказывает оставшимся магам об своём открытии и они решают снарядить в мир Земли экспедицию для возврата Селестии. В экспедицию вошли Макс, Дискорд, Рэйнбоу Дэш, Эпплджек и Флаттершай (Пинки ещё не отошла от кексиков), Твайлайт остаётся подменять Селестию. </text:p>
      <text:p text:style-name="P1">Для прохождения в мир Земли, Луна, Твайлайт, Макс, Дискорд и пони идут к развалинам замка Принцесс. Но там неспокойно. Мир фоллаута и эквестрийской пустоши накатывает на Эквестрию, монстры проникли в страну. В схватке с монстрами Флаттершай получает сильнейше ранение, Рэйнбоу погибает, а Макс получает рассечения на груди. Дискорд, Луна и Твайлайт с трудом открывают портал (теперь их без Селестии трое).</text:p>
      <text:p text:style-name="P1">Экспедиция проходит в портал. Дискорд выносит Флаттершай, Эпплджек - Макса и они проходят сквозь дыру в мир Земли. Все просыпаются в мире Земли, при этом Дискорд становится элегантным мужчиной 45-ти лет, пони - девушками. Макс остаётся тем, кем был. Кампания располагается в квартире Макса. Флаттершай лечат по медстраховке Макса. Пока Макс работает, Дискорд занимается поисками.</text:p>
      <text:p text:style-name="P1"><text:soft-page-break/>В конце-концов, после полугода поисков, Дискорд с Максом находят женщину, в которую превратилась (проснулась) Селестия. Они встречаются с ней, Флаттершай смотрит ей в глаза и та вспоминает себя. Они возвращаются к порталу (на крыше дома Макса). Твайлайт и Луна пытаются открыть портал, но их всего лишь двое. Со стороны Терры магия не работает, Селестия и Дискорд не могут им помочь. Портал открывается на очень короткое время, Макс и Флаттершай не успевают пройти в него.</text:p>
      <text:p text:style-name="P1">Ещё полгода Макс и Флаттершай проводят вместе (роман). Потом для них открывают портал воссоединившиеся маги Эквестрии (Селестия восстанавливала силы полгода).</text:p>
      <text:p text:style-name="P1">Селестия объясняет Максу способ, как спасти Эквестрию (ещё в мире Терры Макс рассказал ей о своей догадке, что творится с Эквестрией). Селестия поняла, что нужно отвязать Эквестрию от фантазий брони и сериала, сделать её самостоятельной и самодостаточной. А для этого необходимо написать последний “живой” фанфик, отвязывающий Эквестрию от грёз людей, пускающий её в самостоятельное плавание и запечатывающий её от внешнего влияния. Каждый, кому небезразлична Эквестрия (а, значит, кто имеет влияние на неё), должен после прочтения фанфика мысленно прошептать “отпускаю”). И процесс отвязки Эквестрии запустится.</text:p>
      <text:p text:style-name="P1"/>
      <text:p text:style-name="P1">Для написания фанфика Макса забросили в мир Земли, на 10-ть лет назад (не Терры, чтобы параллельный Терре мир породил параллельный мир Эквестрии, в котором Рэйнбоу не погибла, а Рэрити не исчезла). Кроме того, чтобы иногда без помех встречаться друг с дружкой (и особенно с Флаттершай, с которой у Макса роман), он строит конюшню на месте портала.</text:p>
      <text:p text:style-name="P1">Все фанфики и серии MLP, написанные после начала отвязки Эквестрии, порождают очередную “привязанную” Эквкестрию. Но лишь у самых ярких фанфиков, оставивших многих брони неравнодушными, есть шанс получить достаточно подпитки магией от брони и выжить. И, разумеется, брони должны отпустить мир фанфика (прошептать “отпускаю”).</text:p>
      <text:p text:style-name="P1"/>
      <text:h text:style-name="Heading_20_2" text:outline-level="2">Сюжет (детально)</text:h>
      <text:p text:style-name="P29">В <text:span text:style-name="T1">конце</text:span> каждой главы <text:span text:style-name="T1">(чтобы не спойлерить)</text:span> - рисунок мозаики, отображающий суть главы.</text:p>
      <text:p text:style-name="P29"/>
      <text:h text:style-name="P168" text:outline-level="2">1. Терра</text:h>
      <text:p text:style-name="P28">музыка - кондовая электронная, холодная и отчаянная (Electronics “Disappointed”)</text:p>
      <text:p text:style-name="P126">&lt;Добавить угрозу ядерной войны&gt;</text:p>
      <text:p text:style-name="P3">***</text:p>
      <text:p text:style-name="P1">Звонок Алекса застал меня в спиртном<text:span text:style-name="T1"> отделе</text:span>.</text:p>
      <text:p text:style-name="P1"><text:span text:style-name="T1">– </text:span>Макс, привет!</text:p>
      <text:p text:style-name="P1"><text:span text:style-name="T1">– </text:span>Здорово.</text:p>
      <text:p text:style-name="P1"><text:span text:style-name="T1">– </text:span>Слушай, <text:span text:style-name="T1">тут такое дело, </text:span>на продакшн-сервере свалился релиз, можешь глянуть? Что там с <text:span text:style-name="T1">Нэшем</text:span>?</text:p>
      <text:p text:style-name="P5">Я прислонился к стойке с коньяком и закрыл глаза.</text:p>
      <text:p text:style-name="P7">Блядь, как хочется послать его нахуй.</text:p>
      <text:p text:style-name="P5">– Алекс, какого чёрта? Я уволился два дня назад.</text:p>
      <text:p text:style-name="P1"><text:span text:style-name="T1">– Да ты не злись, я</text:span> всё понимаю, <text:span text:style-name="T1">но мы же свои люди. Стас в этом не шарит ни хрена. Серв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поняли, что работают с бэкап-сервером, но скоро заметят. Съезди, разберись пожалуйста. Я тебе обещаю, больше беспокоить не будем. И оплата по тройной ставке. Почасово.</text:span></text:p>
      <text:p text:style-name="P5"><text:soft-page-break/>Алекс тараторил без умолку, <text:span text:style-name="T23">и я понял, что он близок к срыву</text:span>. </text:p>
      <text:p text:style-name="P1">Я <text:span text:style-name="T1">поставил бутылку</text:span> в тележку и направился к выходу.</text:p>
      <text:p text:style-name="P5">– Я даже не смогу зайти в офис. Я выкинул пропуск в унитаз.</text:p>
      <text:p text:style-name="P9">– Макс, не беспокойся, охрана уже в курсе. Тебе выдадут временный.</text:p>
      <text:p text:style-name="P9">– Не поеду. Похер мне на твою ставку. Суббота за окном. А пока к вам доеду, будет и воскресенье. У меня в планах уехать на дачу, нажраться там вдрызг и лежать на диване до полудня. Я свободный человек.</text:p>
      <text:p text:style-name="P9">– Макс,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54"><text:note text:id="ftn1" text:note-class="footnote"><text:note-citation>1</text:note-citation><text:note-body><text:p text:style-name="P139">Money back — <text:span text:style-name="T1">деньги назад</text:span></text:p></text:note-body></text:note></text:span> и уйдёт к ораклу. А проект закроют. Мне так и написать на надгробном камне Дайсона: тим лид<text:note text:id="ftn2" text:note-class="footnote"><text:note-citation>2</text:note-citation><text:note-body><text:p text:style-name="P139">Team lead — г<text:span text:style-name="T1">лавный программист команды, работающей над проектом</text:span></text:p></text:note-body></text:note> проекта ушёл в запой, семь лет работы в жопу?</text:p>
      <text:p text:style-name="P7">Блядь!</text:p>
      <text:p text:style-name="P5">– Ладно, <text:span text:style-name="T11">уболтал</text:span>. Загляну на огонёк. Но ничего не обещаю. Честно говоря, мне плевать.</text:p>
      <text:p text:style-name="P5">Треск помех не смог скрыть выдох на той стороне трубки.</text:p>
      <text:p text:style-name="P5">– Спасибо, Макс. Я знал, что на тебя можно рассчитывать. Оплата, как договорились.</text:p>
      <text:p text:style-name="P23"><text:span text:style-name="T1">Пиздец! Мало того, что годы без отпусков на работе просиживал, так и теперь от них не спрячешься.</text:span><text:span text:style-name="T11">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3">***</text:p>
      <text:p text:style-name="P47">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47">В уголке <text:span text:style-name="T11">RnD-</text:span><text:span text:style-name="T1">зоны</text:span><text:span text:style-name="T1"><text:note text:id="ftn3" text:note-class="footnote"><text:note-citation>3</text:note-citation><text:note-body><text:p text:style-name="P139">RnD — Research aNd Development, <text:span text:style-name="T1">зона исследований и разработки</text:span></text:p></text:note-body></text:note></text:span><text:span text:style-name="T1"> </text:span>скрючился над экраном н<text:span text:style-name="T1">оутбука </text:span>Рома. Обычная картина: пользовательский интерфейс у нас всегда отставал от <text:span text:style-name="T1">нужд</text:span> клиентов, что выливалось во внеурочную работу для команды <text:span text:style-name="T11">UI</text:span>-программистов.</text:p>
      <text:p text:style-name="P21">&lt;<text:span text:style-name="T24">Добавить сцену со Стасом</text:span>&gt;</text:p>
      <text:p text:style-name="P47">Я повесил куртку на спинку кресла и включил комп.</text:p>
      <text:p text:style-name="P47">Начиналось всё с простенького аналитического модуля <text:span text:style-name="T1">на базе нейронной сети</text:span>, взятого из проекта с открытым кодом. За семь лет работы он превратился в мощный искусственный интеллект <text:span text:style-name="T1">для решения задач корпоративного бизнеса</text:span>. Один из четырёх лучших в мире. Наш проходит тест Тьюринга с результатом 78%. Лучше мозги только у <text:span text:style-name="T1">Микрософта</text:span>, Оракла и IBM. Но там и бюджеты совсем другие.</text:p>
      <text:p text:style-name="P47">Я запустил административную консоль и ввёл <text:span text:style-name="T1">логин и пароль</text:span>. Голосовой модуль у нас ещё не отлажен, обойдёмся текстом.</text:p>
      <text:p text:style-name="P17"/>
      <text:p text:style-name="P87"><text:span text:style-name="T11">&gt;\</text:span>Привет, Н<text:span text:style-name="T1">эш.</text:span> Это Макс.</text:p>
      <text:p text:style-name="P87"><text:span text:style-name="T11">&lt;\</text:span>Привет Макс. <text:span text:style-name="T1">Рад тебя видеть. Где ты отсутствовал три дня?</text:span></text:p>
      <text:p text:style-name="P87"><text:span text:style-name="T11">&gt;\</text:span><text:span text:style-name="T1">Неважно.</text:span><text:span text:style-name="T11"> </text:span>Выдай <text:span text:style-name="T1">общую </text:span>диагностику <text:span text:style-name="T1">на экран</text:span> в сжатом формате.</text:p>
      <text:p text:style-name="P26"/>
      <text:p text:style-name="P47">Так, что тут у нас? По логам видно, что <text:s/>три последних запроса вызвали сбои в работе кластера и заставили перегрузиться один из хостов.</text:p>
      <text:p text:style-name="P47"><text:soft-page-break/>Введём-ка парочку <text:span text:style-name="T1">простейших</text:span> вопросов <text:span text:style-name="T1">для разминки</text:span>.</text:p>
      <text:p text:style-name="P47"/>
      <text:p text:style-name="P87"><text:span text:style-name="T11">&gt;\</text:span>Как называется наш проект?</text:p>
      <text:p text:style-name="P87"><text:span text:style-name="T11">&lt;\</text:span>Дайсон.</text:p>
      <text:p text:style-name="P87"><text:span text:style-name="T11">&gt;\</text:span>Сколько тебе лет?</text:p>
      <text:p text:style-name="P87"><text:span text:style-name="T11">&lt;\</text:span>Два года с начала запуска кластера.</text:p>
      <text:p text:style-name="P87"><text:span text:style-name="T11">&gt;\</text:span>Какой сейчас год?</text:p>
      <text:p text:style-name="P87"><text:span text:style-name="T11">&gt;\</text:span>202<text:span text:style-name="T1">1</text:span>-й.</text:p>
      <text:p text:style-name="P27"/>
      <text:p text:style-name="P47">Так, на закрытые словарные вопросы ответы есть <text:span text:style-name="T1">—</text:span> значит, речевой транслятор и база знаний в порядке.</text:p>
      <text:p text:style-name="P47">Проверим бизнес-логику на тестовой задачке.</text:p>
      <text:p text:style-name="P46"/>
      <text:p text:style-name="P87"><text:span text:style-name="T11">&gt;\</text:span>Н<text:span text:style-name="T1">эш</text:span>, отключи память <text:span text:style-name="T1">заданий</text:span> за последнюю неделю.</text:p>
      <text:p text:style-name="P87"><text:span text:style-name="T11">&lt;\</text:span>Выполнено.</text:p>
      <text:p text:style-name="P87"><text:span text:style-name="T11">&gt;\</text:span><text:span text:style-name="T1">Выполни задачу</text:span> по корпоративной логике <text:span text:style-name="T1">«Война корпораций. Уровень А»</text:span>. <text:span text:style-name="T1">Настройки по умолчанию.</text:span></text:p>
      <text:p text:style-name="P87"><text:span text:style-name="T11">&lt;\</text:span><text:span text:style-name="T1">Тебя понял. Читаю задачу...</text:span></text:p>
      <text:p text:style-name="P88">Компания А <text:s/>выпускает лечебный шампунь, который эффективен уже при разовом применении. В этой же ценовой нише появляется шампунь-конкурент <text:span text:style-name="T1">компании Б</text:span>, который менее эффективен и требует многократного применения. <text:span text:style-name="T1">Компания</text:span> Б <text:span text:style-name="T1">даёт рекламу</text:span>, представляющую <text:span text:style-name="T1">свой </text:span>шампунь как более эффективный, одновременно очерняя <text:span text:style-name="T1">имидж</text:span> <text:s/><text:span text:style-name="T1">компании А</text:span>.</text:p>
      <text:p text:style-name="P88">Ограничени<text:span text:style-name="T1">е 1:</text:span><text:span text:style-name="T11"> </text:span><text:span text:style-name="T1">нельзя</text:span> подать в суд на компанию Б и ждать результатов, так как за время разбирательства компания А обанкротится.</text:p>
      <text:p text:style-name="P88">Ограничени<text:span text:style-name="T1">е 2: решение должно находиться в правовых рамках уголовного и административного кодекса.</text:span></text:p>
      <text:p text:style-name="P88">Задание:<text:span text:style-name="T11"> </text:span>Устранить опасность банкротства <text:span text:style-name="T1">компании</text:span> А. Просчитать варианты <text:span text:style-name="T1">действий</text:span> для среднего и высокого уровней напряжённостей. Выда<text:span text:style-name="T1">ть</text:span> наиболее оптимальное решение.</text:p>
      <text:p text:style-name="P88"><text:span text:style-name="T11">&lt;\</text:span><text:span text:style-name="T1">Выполняю задачу</text:span>...</text:p>
      <text:p text:style-name="P88"><text:span text:style-name="T11">&lt;\</text:span>...</text:p>
      <text:p text:style-name="P88"><text:span text:style-name="T11">&lt;\</text:span>Решение:</text:p>
      <text:p text:style-name="P88"><text:span text:style-name="T11">&lt;\</text:span>При среднем уровне напряжённости провести ребрендинг шампуня <text:span text:style-name="T1">компании</text:span> А: начать выпускать его под новой маркой, указывая в рекламной кампании его большую эффективность по сравнению со старым и шампунем компании Б. Подчеркнуть необходимость его многократного применения для закрепления результата. С помощью скрытой рекламы закрепить у клиентов шаблон: кто не использует данный шампунь - неудачник. Кто использует шампунь фирмы Б - неудачник вдвойне.</text:p>
      <text:p text:style-name="P88"><text:span text:style-name="T11">&lt;\</text:span>При высоком уровне напряжённости ко всем вышеуказанным <text:span text:style-name="T1">действиям</text:span> одновременно начать судебный процесс о взыскании годового бюджета компании Б за клевету на шампунь <text:span text:style-name="T1">компании </text:span>А. Не дожидаясь окончания процесса <text:span text:style-name="T1">(Ограничение 1)</text:span>, начать компанию по дискредитации шампуня Б. Не позволять корпорации Б оправдаться и засыпать её новыми обвинениями. Свою кампанию дискредитации шампуня Б позиционировать как “срывание покровов” и донесение истины до потребителя. Обыгрывать тот факт, что компания А первой подала в суд на компанию Б. Попытки компании Б контратаковать обыгрывать в СМИ, как <text:soft-page-break/>попытки увода от темы, оправдания и признание некачественности шампуня Б. Партнёрские медицинские организации должны подтвердить вред шампуня Б <text:span text:style-name="T1">(Ограничение 2 обходится извинением мелким шрифтом в медицинском журнале в случае подачи иска компанией Б)</text:span>. В женских журналах <text:span text:style-name="T1">периодически </text:span>должны появ<text:span text:style-name="T1">ляться</text:span> <text:s/>статьи, описывающие ухудшение самочувствия (появление перхоти, сыпи, выпадение волос) при использовании шампуня Б. Несколько пользователей шамуня Б должны подать в суд на компанию Б за причинённый вред здоровью. Партнёрские спортивные организации должны опубликовать несколько отзывов своих посетителей, описывающих неприятный запах от людей, пользующихся шампунем Б.</text:p>
      <text:p text:style-name="P14">Подробный план действий по дням приведен в файле «Война корпораций_A_06.09.2026_23<text:span text:style-name="T11">:47.bmf»</text:span></text:p>
      <text:p text:style-name="P26"/>
      <text:p text:style-name="P36">&lt;<text:span text:style-name="T1">как-то говённо. Улучшить</text:span>&gt;</text:p>
      <text:p text:style-name="P47">Хм, не понял? Ч<text:span text:style-name="T1">ё</text:span> за хрень?</text:p>
      <text:p text:style-name="P47"/>
      <text:p text:style-name="P87"><text:span text:style-name="T11">&gt;</text:span>\<text:span text:style-name="T1">Нэш</text:span>, почему ты используешь жёсткие настройки <text:span text:style-name="T1">для решения задачи</text:span>?</text:p>
      <text:p text:style-name="P87"><text:span text:style-name="T11">&lt;\</text:span>Настройки правильные, <text:span text:style-name="T1">Макс</text:span>.</text:p>
      <text:p text:style-name="P27"/>
      <text:p text:style-name="P47">Хм. Кто-то из релиз-команды лажанулся <text:span text:style-name="T1">с бизнес-настройками</text:span><text:span text:style-name="T11">?</text:span> Ладно, <text:span text:style-name="T1">это не моё дело, на стабильность работы это не влияет. П</text:span>роехали.</text:p>
      <text:p text:style-name="P47"><text:span text:style-name="T1">Ч</text:span>то у нас с аналитикой?</text:p>
      <text:p text:style-name="P17"/>
      <text:p text:style-name="P87"><text:span text:style-name="T11">&gt;</text:span>\<text:span text:style-name="T1">Нэш</text:span>, <text:span text:style-name="T1">в неком городе живёт брадобрей, который бреет всех людей, которые не бреются сами. Вопрос: кто бреет брадобрея</text:span>?</text:p>
      <text:p text:style-name="P27"/>
      <text:p text:style-name="P47">Вместо ответа Нексус выплюнул в консоль длинную строку букв и служебных символов, среди которых бросилась в глаза строка “<text:span text:style-name="T31">incompartible interface Analytics v.0.93 beta</text:span>”</text:p>
      <text:p text:style-name="P47">Ага, уже теплее.</text:p>
      <text:p text:style-name="P47"/>
      <text:p text:style-name="P87"><text:span text:style-name="T11">&gt;</text:span>\<text:span text:style-name="T1">Нэш</text:span>, выдай <text:span text:style-name="T1">краткую </text:span>диагностику модулей <text:span text:style-name="T1">аналитики</text:span></text:p>
      <text:p text:style-name="P47"/>
      <text:p text:style-name="P47">Йо! </text:p>
      <text:p text:style-name="P47">Видеокамеры молча наблюдают за поднятым вверх <text:span text:style-name="T1">большим пальцем</text:span>.</text:p>
      <text:p text:style-name="P47">Всё понятно. Версия аналитического модуля устарела и стала несовместимой с последним релизом кибермозга. </text:p>
      <text:p text:style-name="P47">Набираю номер прожект-мэнеджера.</text:p>
      <text:p text:style-name="P47"><text:span text:style-name="T11">– </text:span>Алекс, это Макс. Кто-то из продакшн-команды <text:span text:style-name="T1">при установке последнего релиза Нэша </text:span>забыл обновить аналитический модуль. Пусть обновят до <text:span text:style-name="T1">последней</text:span> <text:span text:style-name="T1">стабильной </text:span>версии. Ну, они знают <text:span text:style-name="T1">номер</text:span>, в роадмапе <text:span text:style-name="T1">указано</text:span>. Я валю домой. Если что пойдёт не так, пусть отзвонятся.</text:p>
      <text:p text:style-name="P47"><text:span text:style-name="T11">– </text:span>Окей. Спасибо, Макс. <text:span text:style-name="T1">Выручил.</text:span></text:p>
      <text:p text:style-name="P47"><text:span text:style-name="T1">– </text:span>И <text:span text:style-name="T1">ещё</text:span>, кто-то выставил <text:span text:style-name="T1">Нэшу</text:span> экспериментальные <text:span text:style-name="T1">установки</text:span> по <text:span text:style-name="T1">жёсткому</text:span> бизнес-управлению. Ну, те <text:span text:style-name="T1">самые</text:span>, помнишь, <text:span text:style-name="T1">с которыми </text:span>мы <text:span text:style-name="T1">игрались</text:span> на бизнес-играх по сценарию "Корпорация “Земля”. <text:span text:style-name="T1">Поглощение"</text:span>?</text:p>
      <text:p text:style-name="P47"><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10"><text:soft-page-break/>– Но эти установки работают не в тестовом кластере, а на продакшене.</text:p>
      <text:p text:style-name="P10">– Забей, это не наше дело.</text:p>
      <text:p text:style-name="P47"><text:span text:style-name="T1">– </text:span>Ааа, понятно. Ну ладно, у меня всё. <text:span text:style-name="T1">Отбой</text:span>!</text:p>
      <text:p text:style-name="P48"><text:span text:style-name="T1">– Отбой</text:span>. <text:span text:style-name="T1">Ещё раз спасибо, что помог. Жаль, что ты ушёл</text:span><text:span text:style-name="T11">.</text:span></text:p>
      <text:p text:style-name="P97">Гудки.</text:p>
      <text:p text:style-name="P47"><text:span text:style-name="T1">У</text:span>ходя попрощался с охранником, <text:span text:style-name="T1">увлечённо исследующим тему садо-мазо</text:span>.</text:p>
      <text:p text:style-name="P47">Всё, свободен. Хотя <text:s/><text:span text:style-name="T1">воскресенье</text:span> уже испорчен<text:span text:style-name="T1">о</text:span>.</text:p>
      <text:p text:style-name="P47"/>
      <text:p text:style-name="P127">***</text:p>
      <text:p text:style-name="P127"/>
      <text:p text:style-name="P5">На улице моросил дождь со снегом. Я шарил по карманам в поисках ключей от машины, когда в плечо похлопали.</text:p>
      <text:p text:style-name="P5">Я обернулся. За спиной подслеповато осклабился бородатый зачуханый мужик в рваных джинсах и свитере.</text:p>
      <text:p text:style-name="P5">– Слышь, браток, дай на опохмел? Мочи нет, в глотке пересохло. Спать не могу, глюки всякие снятся.</text:p>
      <text:p text:style-name="P5">От нечего делать, пока роюсь в карманах, спросил:</text:p>
      <text:p text:style-name="P5">– И что же за глюки тебе снятся, мужик?</text:p>
      <text:p text:style-name="P5">– Вася. – обрадованно отозвался оборванец. – Та всякое-разное. Позавчерась приснилось, как тентакля под воду утащила. А перед этим ещё и все рёбра переломала. Сутки после этого не спал. Сейчас, вот, спать хочу — не могу! А боюсь. Мне бы выпить чего, абы забыться...</text:p>
      <text:p text:style-name="P5">Я хотел было ответить, что лечиться опохмелом от белой горячки — плохая идея, но тут на меня накатило.</text:p>
      <text:p text:style-name="P5">Фонари погасли, и в наступившей тьме каруселью закрутились искорки света. В центре этого звёздного калейдоскопа стал проступать некий образ. Было в этом видении нечто щемящее, сказочное, давно забытое и вычеркнутое из памяти за ненадобностью в нашем жестоком мире.</text:p>
      <text:p text:style-name="P5">– Так чего, дашь на успокоение нервов? Не жлобись, мужик, будь другом? – повторный оклик нищего вернул меня к реальности.</text:p>
      <text:p text:style-name="P5">Я уставился на него, ничего не понимая. Бородач в ожидании переминался с ноги на ногу. Он уже повернулся было уходить, когда я вышел из ступора.</text:p>
      <text:p text:style-name="P5">– На. – я протянул ему кулёк с Бакарди.</text:p>
      <text:p text:style-name="P5">– О, – обрадовался мужик. – Ромчик! То, что надо! Спасибо, бро!</text:p>
      <text:p text:style-name="P5">Бродяга пошлёпал в дождь.</text:p>
      <text:p text:style-name="P5">Я смотрел ему вслед, пытаясь вспомнить детали образа, на мгновение проступившего во тьме.</text:p>
      <text:p text:style-name="P11"/>
      <text:p text:style-name="P11">***</text:p>
      <text:p text:style-name="P11"/>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9">Junior — <text:span text:style-name="T1">младший программист.</text:span></text:p></text:note-body></text:note></text:span><text:span text:style-name="T1">, а оглянуться не успел — и уже лидер проекта, входящего в </text:span><text:span text:style-name="T11">Top 100. </text:span>И жизнь складывается в систему, из которой не выскочишь.</text:p>
      <text:p text:style-name="P5"><text:soft-page-break/>Теперь, вот, выскочил. Да только что делать с этим — непонятно.</text:p>
      <text:p text:style-name="P1">Дома настойчиво <text:span text:style-name="T1">скрипела</text:span> <text:span text:style-name="T1">Крыса</text:span>, требуя ужина.<text:span text:style-name="T11"> М</text:span><text:span text:style-name="T1">есяц назад у неё что-то сломалось в синтезаторе и с тех пор вместо мяуканья она издавала резкое противное скрежетание. Я насыпал ей корма в миску и она с довольным жужжанием начала его поглощать.</text:span></text:p>
      <text:p text:style-name="P5">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5">Рыбки ужин не требовали, но, в отличие от Крысы, были живыми. Я достал упаковку корма из-под стула и отсыпал порцию в мерный стаканчик.</text:p>
      <text:p text:style-name="P5">– Гули-гули-гули!</text:p>
      <text:p text:style-name="P5">Как всегда, Адмирал Нельсон, распихав всех остальных, первым приблизился к месту кормёжки.</text:p>
      <text:p text:style-name="P1"><text:span text:style-name="T1">– Когда-нибудь гуппи объединятся, и отдубасят тебя по первое число. А то и вовсе выкинут из аквариума. – пообещал я ему. Но заносчивый меченосец пожирал сухих дафний, не обращая на меня никакого внимания. &lt;</text:span><text:span text:style-name="T24">Вернувшись с Эквестрии, Макс обнаружит его останки на полу</text:span><text:span text:style-name="T1">&gt;</text:span></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Или убить два-три часа, зависая <text:span text:style-name="T1">в интернете</text:span>? <text:span text:style-name="T1">Один хрен, завтра делать нечего.</text:span></text:p>
      <text:p text:style-name="P23"><text:span text:style-name="T1">Блядь, как </text:span>всё надоело. За-<text:span text:style-name="T1">е</text:span>-ба-ло!</text:p>
      <text:p text:style-name="P1">Какое-то сосущее чувство. Хочется куда-то бежать, догнать что-то важное, <text:s/>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40">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коврик у окна и включить Пинк Флойдов.</text:span></text:p>
      <text:p text:style-name="P5">Сосущее чувство усилилось.</text:p>
      <text:p text:style-name="P5">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3">***</text:p>
      <text:p text:style-name="P3"/>
      <text:p text:style-name="P1">Грохот улицы не достигал крыши 34-хэтажного корпуса <text:span text:style-name="T23">Bionic-Hill’а</text:span>. <text:span text:style-name="T1">Разноцветное искрение снежинок в мягком свете фонарей</text:span> создавал<text:span text:style-name="T1">о</text:span> атмосферу <text:span text:style-name="T72">уюта</text:span> в <text:span text:style-name="T1">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складывалось контачить с противоположным полом. </text:span>Девушки любят наглых мачо, а не ботаников-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5">Последний эпизод с Викой шесть лет назад оставил мне вконец издёрганные нервы, два вычеркнутых из жизни года и стопроцентную прививку от серьёзных отношений. Девочки из «Розовой <text:soft-page-break/>пантеры» — самое оно для меня. И мордашки смазливые, и не слишком дорого, и даже иногда поддержать беседу могут на простенькие темы.</text:p>
      <text:p text:style-name="P1">Ладно, каждому своё.</text:p>
      <text:p text:style-name="P5">Откуда-то тихо заиграла финальная мелодия из «Донни Дарко».<text:span text:style-name="T11">&lt;</text:span><text:span text:style-name="T66">мелодия из Донни Дарко</text:span><text:span text:style-name="T11">&gt;</text:span></text:p>
      <text:p text:style-name="P1">Всё же <text:span text:style-name="T1">любопытно</text:span> наблюдать за <text:span text:style-name="T1">торопливо</text:span> <text:span text:style-name="T1">снующими автомобилями-</text:span>светлячками внизу. И сравнивать эт<text:span text:style-name="T1">о</text:span> <text:span text:style-name="T1">броуновское движение</text:span> с мириадами неподвижных звёзд вверху. </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месяцев после твоей смерти. Не останется ничего. Ни дел, ни поступков, ни памяти. Даже детей <text:span text:style-name="T1">—</text:span> и тех не будет. Стоит ли дрыгаться?</text:p>
      <text:p text:style-name="P23"><text:span text:style-name="T1">Блядь</text:span>, что за мысли пошли!</text:p>
      <text:p text:style-name="P1">Я вспомнил Влада, <text:span text:style-name="T1">месяц</text:span> назад прыгнувшего с крыши <text:span text:style-name="T1">своей</text:span> многоэтажки.</text:p>
      <text:p text:style-name="P23">Нет, это не для меня. Я сюда пришёл подышать воздухом. И только.</text:p>
      <text:p text:style-name="P1">Влад тогда совершил глупость, большую глупость. Я ему давно го<text:span text:style-name="T53">ворил </text:span><text:span text:style-name="T2">—</text:span><text:span text:style-name="T53"> закисать на работе <text:s/>вредно для мозгов. И для семьи. И для дружбы. </text:span><text:span text:style-name="T2">Работать надо на работе, а</text:span><text:span text:style-name="T1"> не дома, блин!</text:span></text:p>
      <text:p text:style-name="P1">Семьи, <text:span text:style-name="T1">впрочем,</text:span> у Влада не было. Я не имею ввиду старомодный брак с его свадьбой, штампом в паспорте и т.д., как в древних фильмах. Нет, эту ерунду уже редко у кого встретишь. Но у Влада и близких подруг не водилось. Что, впрочем, для хикки-программиста <text:span text:style-name="T1">—</text:span> обычное дело.</text:p>
      <text:p text:style-name="P1">Мозги у Влада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 </text:p>
      <text:p text:style-name="P1">Друг у <text:span text:style-name="T1">Влада тоже был</text:span>.</text:p>
      <text:p text:style-name="P1">Мы частенько пили <text:span text:style-name="T34">вин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Макс!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Вася Пупкин из третьего подъезда, Петя Батарейкин из пятого.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47">И хуй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принципами. <text:span text:style-name="T1">Это нахрен никому не нужно. <text:s/>Конторе нужны мозги, способные задавить конкурирующую фирму. За довески в виде нравственности платить не будут. Более того, мозг, </text:span><text:soft-page-break/><text:span text:style-name="T1">оганиченый в своём мышлении этическими законами, будет проигрывать в конкурентной борьбе мозгу, не ограниченному ничем. </text:span></text:p>
      <text:p text:style-name="P47">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шапке. Контора платит за способность решать проблемы, а не за мораль. Это только у Азимова в каждой жестяной башке зашиты три этических закона.</text:p>
      <text:p text:style-name="P1"><text:span text:style-name="T53">А у нас получается... </text:span><text:span text:style-name="T2">–</text:span><text:span text:style-name="T53"> Влад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ораклов</text:span> в AI<text:note text:id="ftn6" text:note-class="footnote"><text:note-citation>6</text:note-citation><text:note-body><text:p text:style-name="P139">AI <text:span text:style-name="T2">– </text:span><text:span text:style-name="T53">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Влада буквально прожигали меня в тот наш последний разговор...</text:p>
      <text:p text:style-name="P1">Сейчас прах Влада хранится в маленькой урне в крематории, его идеи умерли вместе с ним, а я разговариваю сам с собой.</text:p>
      <text:p text:style-name="P23">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по предыдущей работе давно зовут. Да и мне всегда был интересен альпинизм, вот только времени никогда не было. Когда же, как не сейчас?</text:span></text:p>
      <text:p text:style-name="P1">Я опёрся об перила ограды. Парочка на скамейке продолжала шептаться и тихо посмеиваться о чём-то своём.</text:p>
      <text:p text:style-name="P1">Я снова взглянул вверх. Яркая звезда снизу и чуть слева от лунного диска притягивала взгляд. Я чувствовал, как кровь приливает к лицу. В кончиках пальцев стало покалывать, в ушах зашумело.</text:p>
      <text:p text:style-name="P23">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3">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text:p>
      <text:p text:style-name="P1">Остатками сознания почувствовал исчезновение опоры под спиной и начало падения.</text:p>
      <text:p text:style-name="P1">Бл<text:span text:style-name="T1">ядь</text:span>. Тридцать четвёртый этаж! Хана <text:span text:style-name="T1">—</text:span> успел подумать я и сознание выключилось.</text:p>
      <text:p text:style-name="P1"/>
      <text:h text:style-name="Heading_20_2" text:outline-level="2"><text:span text:style-name="T11">2. </text:span>Дом, любимый дом</text:h>
      <text:p text:style-name="P90">Музыка быстрая, тревожная, надорваная и печальная (Pet Shop Boys “So Hard” ?)</text:p>
      <text:p text:style-name="P30"/>
      <text:p text:style-name="P125"><text:soft-page-break/>Эквестрию потрясают катаклизмы (Дискорд в них не виноват). В стране появляются и исчезают посёлки и целые города (не говоря уже об пони). Появляются странные существа (зементары, попаданцы и т.д.), страшные сны, ложные воспоминания и провалы в памяти <text:s/>пони, от которых те чуть ли не в истерике (Рэйнбоу Дэш вобще ошалела от кучи клопфиков, кексиков радужной фабрики, а Флаттершай впала в жуткую депрессию. Пинки свихнулась от кексиков. Рарити - пропала. За Рэйнбоу, Пинки и Флаттершай приглядывает Эпплджек, как более стойкая психикой). Половина дворца в Кантерлоте уничтожена, Сестры едва не погибли.</text:p>
      <text:p text:style-name="P33"/>
      <text:p text:style-name="P35">Но самое плохое - Эквестрия исчезает. Истончается. Селестия и Дискорд чувствуют, что её ткань стала очень тонкой, в ней появляются дыры (в одну из таких дыр и прошёл Макс).Некоторые пони просыпаются в мире Земли (или одном из её параллельных миров) и навсегда пропадают из Эквестрии, превращаясь в людей (Эквестрия кажется им всего лишь сном или далёкой мечтой). Так исчезла Рэрити.</text:p>
      <text:p text:style-name="P31">&lt;<text:span text:style-name="T1">Описание полёта через Эогипп. Удивлённый взгляд Анакорна</text:span>&gt;</text:p>
      <text:p text:style-name="P47">Очнулся от сильного удара затылком и плечами об каменный пол. Открыл глаза, тщётно пытаясь вдохнуть. Образ, <text:span text:style-name="T1">который я </text:span>пару мгновений назад <text:span text:style-name="T1">видел на фоне </text:span>звёзд, теперь сфокусировался прямо у моего носа. Точёная головка с резко очерчеными скулами в ореоле живого переливающегося сияния, огромные глаза на треть морды, ажурные настороженные ушки, нежный розов<text:span text:style-name="T1">атый</text:span> нос, венчающая голову диадема в форме короны.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p>
      <text:p text:style-name="P47">Единорог поднял голову.</text:p>
      <text:p text:style-name="P47"><text:span text:style-name="T11">–</text:span> Она очнулась.</text:p>
      <text:p text:style-name="P1">Сразу стало ясно три вещи.</text:p>
      <text:p text:style-name="P1">1) Единорог <text:span text:style-name="T11">—</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за спиной. То, что я принял поначалу за сияние, оказалось буйной гривой, непонятно каким образом реющей над головой своей хозяйки радужными волнами.</text:p>
      <text:p text:style-name="P1">3) Я свихнулся. Как е<text:span text:style-name="T53">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53">, </text:span><text:span text:style-name="T2">а от валиума таких глюков у меня ни разу не было</text:span><text:span text:style-name="T53">. Разве что я </text:span><text:span text:style-name="T2">таки наглотался транквилизатора под завязку и </text:span>это всё <text:span text:style-name="T1">— </text:span>предсмертное видение агонизирующего мозга.</text:p>
      <text:p text:style-name="P1"><text:span text:style-name="T1">–</text:span> Наверное, у неё болевой шок, <text:span text:style-name="T1">–</text:span> продолжила единорог. <text:span text:style-name="T1">–</text:span> Она упала с достаточной высоты и я не успела поддержать её. Я избавлю её от боли.</text:p>
      <text:p text:style-name="P1">Он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дествите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И<text:span text:style-name="T1"> открыв глаза, отдохнувшим мозгом понял, насколько хорошо мне стало и насколько в плачевном состоянии я был.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абсолютного здоровья, пьянящей </text:span><text:soft-page-break/><text:span text:style-name="T1">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5">– Сколько же в тебе<text:span text:style-name="T33">… грязи</text:span>. Как ты жила со всем этим? – тихо произнесла она.</text:p>
      <text:p text:style-name="P1">Наконец-то стало немного понятно, где я лежу <text:span text:style-name="T1">—</text:span> это было что-то вроде высокого зала с колоннами. Зал был в крайне жалком состоянии. Каменная кладка проглядывала сквозь обвалившуюся штукатурку и паутину. Кое-где сквозь прорехи в потолке были видны <text:span text:style-name="T11">облака.&lt;</text:span><text:span text:style-name="T24">Описание получше. Подземелье</text:span><text:span text:style-name="T11">&gt; Воздух вокруг был буквально наэлектризован некой силой. Чувствовалось напряжение огромных масштабов, как если бы стоял внутри трансформаторной будки.</text:span></text:p>
      <text:p text:style-name="P1"><text:span text:style-name="T1">–</text:span> Так это и есть наш <text:span text:style-name="T42">проводник</text:span>??? А?!! Ахахахахахаха! <text:span text:style-name="T11">–</text:span> <text:span text:style-name="T1">р</text:span>аздался <text:span text:style-name="T1">язвительный</text:span> мужской баритон откуда-то из-за спины единорога, и рядом с её головой появилась морда совсем уж сумасбродного существа.&lt;<text:span text:style-name="T23">Макс — проводник Эквуса в мир реальности. Но он думает, что он — проводник отряда пони через вечнодикий лес к развалинам замка. Он берется проводничать — и Дэш погибает</text:span>&gt;</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text:span text:style-name="T1">–</text:span> <text:s/>Бугагагага! У старика Свирла, оказывается, отменное чувство юмора! А я-то всегда считал его занудой!</text:p>
      <text:p text:style-name="P1"><text:span text:style-name="T1">–</text:span> Тише, Дискорд! Ты пугаешь её! Должно быть, мы что-то напутали с последовательностью заклинаний.</text:p>
      <text:p text:style-name="P1">В поле зрения появилась грациозная головка <text:span text:style-name="T1">—</text:span> близкая копия первого единорога, но немного меньше и тёмных тонов.</text:p>
      <text:p text:style-name="P1">И тут я наконец-то вспомнил. </text:p>
      <text:p text:style-name="P1">Как же! Дискорд! Да, я <text:span text:style-name="T1">знаком с</text:span> этими детскими мультиками <text:span text:style-name="T1">—</text:span> главным увлечением Влада в последни<text:span text:style-name="T1">й</text:span> <text:span text:style-name="T1">год.</text:span> М<text:span text:style-name="T1">не было смешно поначалу, несколько серий я таки просмотрел пятничными вечерами за компанию. Как ни удивительно, но их примитивная анимация не вызвала во мне отторжения. 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И он <text:span text:style-name="T1">идеально снимал</text:span> депресси<text:span text:style-name="T1">ю</text:span>. Разве что становилось грустно от сравения реального мира со сказочным.</text:p>
      <text:p text:style-name="P5">Я даже начал было смотреть серии по собственной инициативе, но после самоубийства Влада не смог к ним вернуться.</text:p>
      <text:p text:style-name="P49"><text:span text:style-name="T1">–</text:span> Такая <text:span text:style-name="T17">забавная.</text:span>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 </text:p>
      <text:p text:style-name="P1">Я медленно принял сидячее положение <text:span text:style-name="T1">—</text:span> при этом все окружающие меня создания отпрянули <text:span text:style-name="T1">—</text:span> и потёр виски.</text:p>
      <text:p text:style-name="P1"><text:span text:style-name="T1">–</text:span> Я не “она”, а “он”. И я <text:span text:style-name="T1">—</text:span> таки хомо. Человек то есть, <text:span text:style-name="T1">–</text:span> пробормотал я.</text:p>
      <text:p text:style-name="P49"><text:span text:style-name="T1">–</text:span> Он разговаривает! Он разумен! <text:span text:style-name="T1">–</text:span> шепнула вторая на ухо первой. <text:span text:style-name="T1">– Может статься, наши усилия не напрасны</text:span><text:span text:style-name="T11">! </text:span><text:span text:style-name="T1">Он всё же может быть проводником!</text:span></text:p>
      <text:p text:style-name="P1"><text:span text:style-name="T1">–</text:span> Не <text:span text:style-name="T1">думаю</text:span> <text:span text:style-name="T1">–</text:span> с сомнением произнесла Селестия (а это могла быть только она). <text:span text:style-name="T1">– Стар Свирл в пророчестве описывал совсем другого. </text:span>Очевидно, в заклинание закралась ошибка. <text:span text:style-name="T1">Мне кажется, в размытом абзаце всё же речь шла о чиз-кейке, а не о кросс-магии.</text:span></text:p>
      <text:p text:style-name="P5">&lt;<text:span text:style-name="T55">Стар Свирл писал, что проводник - <text:s/>трёхрогий аликорн (намёк на Анакорна, которого Свирл видел в видении — он подсмотрел разговор Макса с Анакорном — но Макса при этом не заметил). Но Свирл ошибся — он в видении просто не заметил Макса, разговаривающего с Анакорном. А проводник — именно Макс</text:span>&gt;</text:p>
      <text:p text:style-name="P5"><text:soft-page-break/>– Сестрица, не позорься! – шикнула на Селестию тёмная аликорница. – Не выдавай желаемое за действительное хотя бы при посторонних.</text:p>
      <text:p text:style-name="P5">Селестия нахмурилась, но продолжила.</text:p>
      <text:p text:style-name="P1"><text:span text:style-name="T1">– </text:span>Как бы то ни было, я являюсь причиной его появления здесь <text:span text:style-name="T1">&lt;</text:span><text:span text:style-name="T24">Именно Селестия нашла пророчество-заклинание Свирла и настояла на его исполнении</text:span><text:span text:style-name="T11">&gt;</text:span><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text:p>
      <text:p text:style-name="P1"><text:span text:style-name="T1">–</text:span> Не вполне. Голова кружится.</text:p>
      <text:p text:style-name="P1">Аликорница закусила губу и виновато отвернулась.</text:p>
      <text:p text:style-name="P1"><text:span text:style-name="T1">–</text:span> Мне нужно восстановиться после заклинания. Сейчас я слаба и не смогу <text:span text:style-name="T1">качественно</text:span> исцелить тебя. Потерпи немного, в королевской больнице Кантерлота тебе помогут.</text:p>
      <text:p text:style-name="P1"><text:span text:style-name="T11">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аликорницы. Та удивлённо скосила на меня глаз, но не отступила.</text:p>
      <text:p text:style-name="P5">– Что происходит? Как я тут очутился вообще?</text:p>
      <text:p text:style-name="P5">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разбив грудью остатки дверей. Худощавую, и вместе с тем атлетичную статуру дополняли потёртые и проклёпанные в нескольких местах, но начищенные до солнечных зайчиков латы. Вьющиеся пряди гривы спускались из-под треснувшего шлема на кобальтовые глаза. <text:s/>Довершали портрет шрам на шее и несколько железных муляжей маховых перьев в правом крыле.</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text:p>
      <text:p text:style-name="P5">Дискорд нахмурился и бросил в сторону, ковыряясь когтем в зубе.</text:p>
      <text:p text:style-name="P5">– Из этой деревенщины даже десять лет Кантерлота не выбьют варварских замашек. Заходя в помещение к высочайшим особам, нужно стучать! Словно в гнезде родился...</text:p>
      <text:p text:style-name="P5">– <text:s/>А что, в Винг-Поинте вас не учили, что оставлять пост без приказа <text:s/>— недопустимо? – отпустил он уже пегасу.</text:p>
      <text:p text:style-name="P5">На скулах жеребца заиграли желваки. Крыло с металлическими перьевыми протезами начало коротко подёргиваться.</text:p>
      <text:p text:style-name="P1"><text:span text:style-name="T1">– Кимеринн, успокойтесь, пожалуйста. Этот заносчивый драконикус никогда не умел выбирать выражения.</text:span><text:span text:style-name="T11"> – </text:span><text:span text:style-name="T1">примирительно сказала Луна, шагнув ему навстречу.</text:span></text:p>
      <text:p text:style-name="P5">– Я абсолютно спокоен, принцесса. – отчеканил Кимеринн, не смотря в сторону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5">Кимеринн с Луной скрылись в коридоре, не заметив, как морда Дискорда побагровела, а его горло раздулось от ярости. Он смотрел им вслед и бил кончиком хвоста о пол.</text:p>
      <text:p text:style-name="P5">– Да чтоб ты паршой заболел, петух ощипанный!!! – прорвало его наконец. – Он думает, что если сидит под крылышком у Луны, то я его не достану?! Дождётся, что я превращу его длинный язык в щётку для чистки туалетов! А его хвост станет дуплистым поленом, которым будут развлекаться древесные волки в сезон течки! А его...</text:p>
      <text:p text:style-name="P5"><text:soft-page-break/>–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евой оперы.</text:p>
      <text:p text:style-name="P5">– На себя посмотри! – огрызнулся Дискорд. – Призвала какую-то полудохлую обезьяну вместо с<text:span text:style-name="T33">верх</text:span>…</text:p>
      <text:p text:style-name="P5">Тут м<text:span text:style-name="T11">еня, </text:span>наконец,<text:span text:style-name="T11"> стошнило. Буквально вывернуло наизнанку: из носа текло, в глазах стояли слёзы. </text:span></text:p>
      <text:p text:style-name="P5"><text:span text:style-name="T11">Д</text:span>искорд сделал шаг в сторону, чтобы не попасть под брызги.</text:p>
      <text:p text:style-name="P1"><text:span text:style-name="T11">– </text:span><text:span text:style-name="T1">Присматривай получше за своим </text:span><text:bookmark text:name="result_box"/><text:span text:style-name="T56">Jack of Hearts</text:span><text:span text:style-name="T56"><text:note text:id="ftn7" text:note-class="footnote"><text:note-citation>7</text:note-citation><text:note-body><text:p text:style-name="Footnote"><text:bookmark text:name="result_box1"/><text:span text:style-name="T56">Jack of Hearts</text:span> <text:span text:style-name="T1">– Червовый валет (фр.)</text:span></text:p></text:note-body></text:note></text:span><text:span text:style-name="T56"> !</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 </text:span></text:p>
      <text:p text:style-name="P5">Я разогнулся и выпустил шею аликорницы. Она перевела <text:s/>взгляд на меня. Потом — на своё копыто, краешек которого оказался запачкан.</text:p>
      <text:p text:style-name="P15">Я смутился и потянулся за платком.</text:p>
      <text:p text:style-name="P15">– Я это… Извиняюсь. Сейчас вытру.</text:p>
      <text:p text:style-name="P5"><text:span text:style-name="T11">Селестия снова взглянула на меня. Н</text:span>ос её медленно сморщился. <text:span text:style-name="T11">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вывернули наизнанку <text:s/>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три месяца. Раньше открыть коридор обратно в твой мир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 </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1"><text:span text:style-name="T1">Последний раз я бежал кросс в школе. Потому я стал задыхаться и отставать буквально через полсотни </text:span>шагов. Хоть я и не курю, но бегун из меня всегда был никудышный. Я проплыть могу больше, чем пробежать. Поэтому всегда уважал тех, кто утром (днём, вечером) пробегает лёгкой трусцой по асфальту, совершая ежедневный моцион. Уважал и завидовал, поскольку сам на такое не способен.</text:p>
      <text:p text:style-name="P5">Я всё реже и реже видел переливчатый хвост аликорницы в поворотах коридора, пока, наконец, не остался совсем один. В конце-концов я перешёл на шаг. Один хрен, непонятно, куда бежать, <text:s/>шуршание раздаётся со всех сторон. Так не лучше ли тогда идти спокойным шагом? Вот, дойду до конца галереи, в повороте которой последний раз мелькнул хвост этой неимоверной лошади, и сяду отдышаться. Заодно соберусь с мыслями.</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А сейчас я смотрю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5">– Ты почему отстал? – крикнула она. – Некогда прохлаждаться!</text:p>
      <text:p text:style-name="P5"><text:soft-page-break/>Первым порывом мне захотелось выругаться. Я и так выжал из себя всё возможное, а эта кобыла на меня орёт! Но подумал, что если они живого человека в глаза не видели, то не в курсе его способностей, как бегуна.</text:p>
      <text:p text:style-name="P5">– Знаешь, принцесса, может, для тебя это и «прохлаждаться», но, вообще-то, так быстро я не бегал <text:s/>хрен знает с каких времён — ещё немного, и селезёнка лопнет. И я никому в попутчики не навязывался. Торопишься — <text:s/>беги себе. Дойду потихоньку до выхода и без провожатых.</text:p>
      <text:p text:style-name="P5">Селестия закатила глаза и буквально зарычала. А потом я почувствовал, как мягкая сила приподымает меня над полом и несёт по коридору. Позади раздался цокот копыт аликорницы.</text:p>
      <text:p text:style-name="P5">– Эй, ты чего творишь? – Я извернулся в воздухе и посмотрел назад. Селестия рысила позади меня с полузакрытыми глазами и плотно сжатыми губами. Вокруг её рога, подобно перегорающей лампочке, мерцал слабый жёлтый ореол.</text:p>
      <text:p text:style-name="P5">– Какого хера? Прекрати немедленно! Бля...</text:p>
      <text:p text:style-name="P5">Аликорница пропустила мои протесты мимо ушей. Мы приближались к концу галереи, когда из конца, где я только что отдыхал, показался стебель.</text:p>
      <text:p text:style-name="P5">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5">Я когда-то в интернете набрёл на видео удаления глистов у человека. Ему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5">Так вот, этот копошащийся клубок стеблей здорово напоминал тех червей на подносе. Такое же плавное безмозглое движение во все стороны, всеми отростками одновременно. </text:p>
      <text:p text:style-name="P5">Но неторопливость и бесцельность эти были кажущимися. Переплетение стеблей скоро заполонило пространство галереи от пола до потолка и хлынуло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5">Я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5">Я оглянулся вперёд и увидел ещё один зелёный «рукав», выползающий из бокового прохода, как паста из тюбика.</text:p>
      <text:p text:style-name="P5">Бац!</text:p>
      <text:p text:style-name="P5">– Ай!</text:p>
      <text:p text:style-name="P5">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5">Увидев, что назад пути нет, аликорница крутанулась обратно.</text:p>
      <text:p text:style-name="P5">Бац!</text:p>
      <text:p text:style-name="P5">– Ай! Твою ж... Твоё высочество, блин!!!</text:p>
      <text:p text:style-name="P5">Селестия выпрямилась в струнку.</text:p>
      <text:p text:style-name="P5">– Закрой глаза! – скомандовала аликорница.</text:p>
      <text:p text:style-name="P5"><text:soft-page-break/>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5">Открыв глаза, я увидел вместо коридора дыщащую жаром раскалённых <text:span text:style-name="T33">докрасна</text:span> стен пещеру с оплавленными остатками лат в боковых нишах. Кучи пепла лежали впереди и позади нас, обозначая контуры сгоревшей биомассы.</text:p>
      <text:p text:style-name="P5">– Охренеть! У тебя что, термоядерная пушка в роге спрятана? Надо ж было <text:s/>мощность заряда прикрутить, а то чуть не сгорели нафиг в этом дендропарке!</text:p>
      <text:p text:style-name="P5">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5">– Эй!.. – я подошёл к Селестии и похлопал её по шее. Аликорница лежала замертво, вытянув ноги. Крылья ощутимо пованивали горелым мясом. Аура вокруг рога погасла, лишь на самом кончике неровно мерцала крохотная искорка.</text:p>
      <text:p text:style-name="P5">Надо уходить. Блин, совсем надо! За углом снова донеслось шуршание. Скоро появится этот блядский плющ и тогда я не смогу надолго оторваться от его загребущих ручек-лиан.</text:p>
      <text:p text:style-name="P5">Но оставить аликорницу здесь? Я оглянулся на неё.</text:p>
      <text:p text:style-name="P5">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5">Нет, не могу. Блин, лучше уж пусть меня сожрёт с ней заодно это шелестящее говно, чем оставить её тут одну.</text:p>
      <text:p text:style-name="P5">Я присел рядом с ней и положил её голову к себе на колени.</text:p>
      <text:p text:style-name="P5">– Эй!!! – крикнул я ей в ухо. – Вставай! Ты должна встать!</text:p>
      <text:p text:style-name="P5">Я дунул ей в морду и потрепал рукой по чёлке, задев при этом рог.</text:p>
      <text:p text:style-name="P5">Медленно-медленно <text:s/>Селестия раскрыла один глаз. Её ноги дёрнулись и поджались к телу.</text:p>
      <text:p text:style-name="P5">– Вставай, лошадь рогатая!!! Некогда прохлаждаться! Нам сейчас жопа наступит, если не встанешь!</text:p>
      <text:p text:style-name="P5">Глаз так же медленно закрылся.</text:p>
      <text:p text:style-name="P5">Я зарычал от бессилия. Шуршание раздавался совсем близко.</text:p>
      <text:p text:style-name="P5">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5">На большее меня не хватило. Селестия, даром что выглядела хрупкой и грациозной, аки лесная лань, <text:s/>весила килограммов двести, а то и все двести пятьдесят. Приподняв за передние ноги аликорницу примерно до пояса, я выпустил её и сам грохнулся сверху.</text:p>
      <text:p text:style-name="P5">Ну, всё, можно вставлять в глаза монетки. Хороший бутерброд получился для глистоплюща!</text:p>
      <text:p text:style-name="P5"><text:span text:style-name="T33">То ли Селестия сама начала приходить в себя, то ли её растормошило приземление о камень с полуметровой высоты, но </text:span>я почувствовал шевеление под собой. Аликорница застонала, раскрыла глаза, и стала подниматься.</text:p>
      <text:p text:style-name="P5">– Давай, родная, давай! Вставай, я помогу тебе. Совсем немного осталось...</text:p>
      <text:p text:style-name="P5">Я сполз с неё и стал подпирать её бок. Кое-как поднявшись, мы побрели к выходу. Уже слышался ветер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5">– Вот они!!!</text:p>
      <text:p text:style-name="P5">Нам навстречу неслись Кимеринн и Луна. Фиолетовая аликорница поддержала Селестию со второго бока, после чего <text:s/>та смогла перейти на вихляющую от стены к стене рысь. Кимеринн прикрывал нас <text:soft-page-break/>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text:p>
      <text:p text:style-name="P5">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5">Снаружи Дискорд пританцовывал у вычурного экипажа, запряженного тройкой пегасов. Он приложил лапу ко лбу и подпрыгивал на месте, стараясь заглянуть вглубь руин.</text:p>
      <text:p text:style-name="P5">–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5">Скорее даже, это была не колесница, а платформа на колёсах с высоко задранным задним бортом, обитым материей и образующим некое подобие спинки кресла.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х поручней, ограждающих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5">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40">Спи, сестра моя родная,<text:line-break/>Спи. Усни.<text:line-break/>Крыльями тебя укрою,<text:line-break/>Спи. Усни.</text:p><text:p text:style-name="P140"><text:tab/>В чаще тёмной волки воют,<text:line-break/>Спи. Усни.</text:p><text:p text:style-name="P140"><text:tab/>В мрачном замке духи ноют,<text:line-break/>Спи. Усни.</text:p><text:p text:style-name="P140"><text:tab/>Сказки вечность нам читает,<text:line-break/>Спи. Усни.<text:line-break/>День осенний угасает,<text:line-break/>Спи. Усни.<text:line-break/>Помни только в сне глубоком,</text:p><text:p text:style-name="P140"><text:tab/>В сне прекрасном и далёком,<text:line-break/>Если слышишь зов сестры —<text:line-break/>Возвращайся, торопись!</text:p></text:note-body></text:note>. Кимеринн сложил приставные подножки и закрепил их под днищем, после чего занял пустующее место в упряжке.</text:p>
      <text:p text:style-name="P5">–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5">Я помнил, что основной способ перемещения этой телеги — полёт, но всё же от офигения ухватился руками покрепче в поручни, когда платформа, задрав нос, устремилась в небо. Четвёрка пегасов <text:s/>синхронно работала ногами и махала крыльями, задавая экипажу вектор движения. Выглядело всё по-дурацки, но, тем-не-менее, мы взлетали. Задние колёса, попрыгав по камням, тоже оторвались от земли и, немного покрутившись, застыли в воздухе. Платформа медленно набирала высоту. Обернувшись, я заметил, как из входной арки показались первые побеги плюща.</text:p>
      <text:p text:style-name="P5">Ну, блин, пронесло! Не думаю, что эта дрянь умеет летать. Я облегчённо выдохнул.</text:p>
      <text:p text:style-name="P5">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болота, со всех сторон окружённого лесом. Бросалось в глаза то, что снаружи размеры развалин были явно меньше, чем изнутри. И — да! — даже то немногое, что осталось от замка, в лучах вечернего солнца выглядело фантастически красив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text:soft-page-break/>сторожевые башни вызывали благоговейную оторопь. Если бы восстановить это чудо! Нойшванштайн нервно курит в сторонке!</text:p>
      <text:p text:style-name="P5">–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5">Бесстрастный голос аликорницы контрастировал с описываемыми событиями. Она указала на остатки маленькой каменной постройки на высокой круче за замком.</text:p>
      <text:p text:style-name="P5">– <text:s/>Оттуда началось строительство. Там мы встречались со Стар Свирлом и Мелвином и обсуждали проект Дома. Там же жил Стар Свирл, когда управлял работами. А после окончания стройки мы использовали его как домик для тайных встреч&lt;<text:span text:style-name="T17">он ещё раз исполнит своё предназначение</text:span>&gt;. В отличие от Дома, он не пострадал в нашем последнем сражении тысячу лет назад. Развалился сам, от старости. &lt;<text:span text:style-name="T17">Макс побывает в этих развалинах и найдёт там выдолбленную на камне надпись: «Здесь был Стар...»</text:span>&gt;</text:p>
      <text:p text:style-name="P5">– <text:s/>Почему ты называешь замок домом?</text:p>
      <text:p text:style-name="P5">–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5">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5">– А почему вы выбрали такое необычное место для замка? Остров посреди болота мне не кажется подходящим местом для королевской резиденции.</text:p>
      <text:p text:style-name="P5">– Раньше тут не было болота. Глубокий овраг окружал Дом с трёх сторон. С четвёртой его защищала скала. Болото появилось совсем недавно.</text:p>
      <text:p text:style-name="P5">– Точно недавно?</text:p>
      <text:p text:style-name="P5">– Почему ты спрашиваешь Нас?</text:p>
      <text:p text:style-name="P15">Я указал на пятно ряби на воде, быстро догоняющее тень от колесницы.</text:p>
      <text:p text:style-name="P5">– Потому что в нём успела завестись рыба. Причём, судя по всему, достаточно крупная.</text:p>
      <text:p text:style-name="P5">Луна проследила взглядом направление и внезапно вскочила на ноги.</text:p>
      <text:p text:style-name="P5">– Набирай высоту! Они настигают нас! – крикнула она Дискорду. Тот обернулся и, увидев пятно на воде, помотал головой.</text:p>
      <text:p text:style-name="P5">– Не успеем. Ваша телег... кхм, карета слишком неповоротлива. Ваты под бархат напихать не поленились, а магии пожалели! Эх, летели бы мы на моей колеснице хаоса!</text:p>
      <text:p text:style-name="P5">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всё тем же комком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5">– Вправо! – заорал Дискорд, рванув жезл вправо.</text:p>
      <text:p text:style-name="P5">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5">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5"><text:soft-page-break/>– Присмотри за ней. – обратилась она ко мне, кивнув на спящую сестру. Мне показалось, или в её <text:span text:style-name="T2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5">Снова хлопок — и снова разряд молнии из рога Луны обратил плеть плюща в россыпь искр. </text:p>
      <text:p text:style-name="P1"><text:span text:style-name="T1">Дальше словно бы включился стробоскоп <text:s/></text:span><text:span text:style-name="T24">феерической</text:span><text:span text:style-name="T1"> 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text:span><text:span text:style-name="T24">Резко</text:span><text:span text:style-name="T1"> запахло озоном. </text:span></text:p>
      <text:p text:style-name="P5">Я закрыл глаза, попытавшись успокоиться.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text:span text:style-name="T23">Своё дело я сделал, когда помог солнечной аликорнице выбраться из подземелья.</text:span> Сейчас нужно просто выдохнуть. Если заткнуть уши, вполне можно прислониться к мягкой спинке колесницы и попытаться привести в порядок нервы…</text:p>
      <text:p text:style-name="P5">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5">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5">Она что-то спросила меня, но я не услышал ни звука.</text:p>
      <text:p text:style-name="P5">– Что?! Говори громче, я ничего не слышу.</text:p>
      <text:p text:style-name="P5">– Где Дискорд? – повторила она <text:span text:style-name="T23">надреснутым голосом</text:span>.</text:p>
      <text:p text:style-name="P5">Ответить я не успел. <text:s/>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платформы наклонился, и Селестия, до сих пор лежавшая без движения, заскользила по наклонной плоскости, прижав меня к поручню. Поручень тут же с громким треском стал отходить от платформы. Я сжался в ожидании, что меня прижмёт к колючкам, торчащим между спиц колеса.</text:p>
      <text:p text:style-name="P5">Что-то схватило меня за шиворот и потащило назад.</text:p>
      <text:p text:style-name="P5">Открыв глаза, я увидел Луну, схватившую меня зубами за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5">Пегасы тем временем упорно молотили крыльями, пытаясь прорваться к близкому берегу.</text:p>
      <text:p text:style-name="P5">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5">Тройка скакунов молча ускорилась, а их попавшийся собрат бился в объятиях лозы как мотылёк в паутине.</text:p>
      <text:p text:style-name="P5">Луна застыла, глядя немигающими глазами на пегаса. Потом она, не разжимая зубов, издала нечто, похожее одновременно на тонкий вой и ржание.</text:p>
      <text:p text:style-name="P5"><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толстые гладкие щупальца.</text:p>
      <text:p text:style-name="P1"><text:soft-page-break/>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5">Одновременно раздался громкий треск откуда-то сзади, и пол платформы выровнялся</text:p>
      <text:p text:style-name="P5">– Кимеринн!!! <text:s/>– <text:s/>закричала Луна, выплюнув воротник моей куртки.</text:p>
      <text:p text:style-name="P5">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5">Луна, сложив крылья, прыгнула головой вниз с платформы.</text:p>
      <text:p text:style-name="P5">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5">Мы уже летели над берегом, когда она молча опустилась на платформу и забилась в угол<text:span text:style-name="T33">, опустив голову на пол.</text:span></text:p>
      <text:p text:style-name="P5">Некоторое время мы летели молча. Потом из-под платформы послышался шорох и возня. Я лёг на пол и заглянул под платформу.</text:p>
      <text:p text:style-name="P5">Дискорд, ухватившись <text:span text:style-name="T3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змея была усеяна колючками. Морда его была перемазана зелёным соком, в зубах застряли остроконечные треугольные листья.</text:span></text:p>
      <text:p text:style-name="P5">Я ухватился за протянутую им лапу, а подошедшая Луна вцепилась зубами в его загривок и — оп-па! — мы таки втащили его на колесницу.</text:p>
      <text:p text:style-name="P5"><text:span text:style-name="T11">–</text:span> Уфф! Выкарабкались. Почти без потерь, <text:span text:style-name="T11">–</text:span> заметил Дискорд, оглядывая крыло. <text:span text:style-name="T11">–</text:span> Могло быть и хуже.</text:p>
      <text:p text:style-name="P5"><text:span text:style-name="T11">–</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5">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text:p>
      <text:p text:style-name="P5">Посмотреть было на что. Луна с развевающимися хвостом и гривой, с безумными глазами и расправленными крыльями, наступала на Дискорда. Тот, присев на корточках и прикрывшись лапами, пытался оправдываться.</text:p>
      <text:p text:style-name="P5"><text:span text:style-name="T11">–</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5"><text:span text:style-name="T11">–</text:span> ТЫ!!! ТЫ!..</text:p>
      <text:p text:style-name="P5"><text:span text:style-name="T11">–</text:span> Да, я!!! <text:span text:style-name="T11">–</text:span> Дискорд подбоченился и с вызовом посмотрел на разъярённую аликорницу. <text:span text:style-name="T11">–</text:span> Можешь скинуть меня в болото, можешь превратить обратно в камень, <text:span text:style-name="T23">можешь плюнуть мне на хвост</text:span>, но не было у меня магии! И не надо на меня так смотреть! Это не мои пландерсиды! Такую дрянь даже Сомбра не придумает! <text:span text:style-name="T11">–</text:span> Дискорд стоял, балансируя, на краю платформы.</text:p>
      <text:p text:style-name="P5">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5">Дальнейший путь мы провели в молчании.</text:p>
      <text:p text:style-name="P21"/>
      <text:h text:style-name="Heading_20_2" text:outline-level="2"><text:soft-page-break/><text:span text:style-name="T11">3. </text:span>Кантерлот</text:h>
      <text:p text:style-name="P91">Музыка медленная, фэнтезийная, средневековая, изысканая, дворцовая (стиль Dire Straits “Coyote”)</text:p>
      <text:p text:style-name="P23">Глава IV. Пределы магии</text:p>
      <text:p text:style-name="P20"/>
      <text:p text:style-name="P23">Вашему покорному слуге известны четыре предела магии: </text:p>
      <text:list xml:id="list1968395747874530367" text:style-name="L4">
        <text:list-item>
          <text:p text:style-name="P157">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и не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этого уровня также с избытком. Черпать магию этого уровня можно везде, она распространена в мире равномерно, подобно эфиру.</text:p>
        </text:list-item>
        <text:list-item>
          <text:p text:style-name="P157">Первый предел. Тут мы встречаем ограниченное изменение физических и некоторых иных законов, не не затрагивающих основы мироздания. Окончившие университет и получившие диплом магистры и даже бакалавры без труда творят заклинания этого уровня. Силы эфира часто недостаточно для сотворения заклинаний данного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57">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великих драконов, деют на сём уровне без труда и большого напряжения сил. Их собственные резервы настолько велики, что они могут творить их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57">Третий предел. На этом уровне магии работает сам Творец. Ему подвластно всё. <text:span text:style-name="T1">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Тут формируется мироздание.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1"><text:s/>–</text:span> Блядь, как меня заебала эта архаика! Когда-нибудь пошлю нахер все каноны письменности и учредю свои! С блекджеком и шлюхами. <text:span text:style-name="T11">– Стар Свирл перевернулся на другой бок и обратился к учени</text:span><text:span text:style-name="T1">це</text:span><text:span text:style-name="T11">. – Это не пиши, это оффтоп.</text:span></text:p><text:p text:style-name="P138"><text:s/>Сколько страниц сегодня нахреначили?</text:p><text:p text:style-name="P139">– <text:span text:style-name="T1">Восемь, учитель!</text:span></text:p><text:p text:style-name="P139">– Отлично. Надиктую ещё две и сбегаешь за кофе.</text:p></text:note-body></text:note></text:span></text:p>
        </text:list-item>
      </text:list>
      <text:p text:style-name="P7"/>
      <text:p text:style-name="P12">Я захлопнул “Основы заклятий<text:span text:style-name="T11">”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читать на свежем воздухе, но был остановлен неумолимым стражником. “Читайте, пожалуйста, в библиотеке, человек Макс. Выносить книги из читального зала запрещено”.</text:span></text:p>
      <text:p text:style-name="P89">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 Селестия, отгрёбшая больше всех, лежала в королевском госпитале. Седой единорог в белом халате после быстрого осмотра вынес диагноз: “Обширные ожоги третьей степени. Магическое истощение четвёртой степени. <text:span text:style-name="T1">Три</text:span> месяца запрета на любую магию. Постельный режим. Восстановительные процедуры по списку ...”.</text:p>
      <text:p text:style-name="P89">Луну я с тех пор не видел. Она, передав сестру врачам, уединилась в своей башне и вылетала оттуда только чтобы сменять светила на небосводе. Все дипломатические визиты были отменены, а <text:s/>государственные бумаги носили на подпись ей прямо в башню.</text:p>
      <text:p text:style-name="P89"><text:soft-page-break/>Дискорд исчез. Последний раз драконикуса видели, когда он на своей маленькой и юркой колеснице удалялся в сторону Жеребячьих<text:span text:style-name="T23"> </text:span>гор.</text:p>
      <text:p text:style-name="P89">Никто не знал, что со мной делать: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89">Я потянулся. Хватит на сегодня чтения. Настало время ежедневной прогулки по городу. Тем более, что у меня есть деньги.</text:p>
      <text:p text:style-name="P89">Да! Скопидом-дворецкий при моём оформлении во дворец не выдал ни гроша. “Нам не сообщали ваш статус, человек Макс.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Как будто я по своей воле сюда припёрся! Хорошо, хоть жрать давали. Три раза в день, если не просыпа<text:span text:style-name="T1">ть</text:span> завтрак.</text:p>
      <text:p text:style-name="P89">Так что даже на ремонт одежды и покупку необходимых в повседневной жизни мелочей у меня финансов не было. До недавнего времени. </text:p>
      <text:p text:style-name="P89">Но вчера, гуляя по нижнему городу, я помог погрузить вещи в повозку одной семье, выезжающей <text:span text:style-name="T1">из Кантерлота</text:span>. <text:span text:style-name="T1">В</text:span> награду <text:span text:style-name="T1">за труд </text:span>получил серебряшку. И вот, перекатывая её в пальцах, я отправился на поиск сувенирных лавок. В самой ближней от дворца на вопрос “Что у вас можно купить за одну серебряную монету в десять бит?” <text:s/>важный единорог в бакенбардах долго смотрел на меня из-за прилавка и, наконец, произнёс:</text:p>
      <text:p text:style-name="P18">– Разве что одну серебряную монету в десять бит. Или же десять медных монет по одному биту. Золотую монету, к сожалению, разрезать на десять частей не могу.</text:p>
      <text:p text:style-name="P89"><text:span text:style-name="T11">Ну, понятно, в элитном придворцовом квартале, который представляет из себя </text:span><text:span text:style-name="T1">верхний город</text:span><text:span text:style-name="T11">, цены кусаются. Надо топать вниз, на окраину. Но, блин, корявые пальцы внесли свою коррективу в шопинг-план!</text:span></text:p>
      <text:p text:style-name="P89"><text:span text:style-name="T11">Как раз на спуске в нижний </text:span><text:span text:style-name="T1">город</text:span><text:span text:style-name="T11">, я выронил монетку на мостовую. И, естественно, она не осталась лежать там, где упала, а начала катиться — </text:span><text:span text:style-name="T1">чем дальше, тем быстрее</text:span><text:span text:style-name="T11">.</text:span></text:p>
      <text:p text:style-name="P18">В погоне за ней я чуть не открыл лбом дубовые ворота — серебряшка прокатилась прямо под ними.</text:p>
      <text:p text:style-name="P12"><text:s/>Я огляделся. В этот закоулок я ещё не забредал в своих исследованиях Кантерлота. <text:s/>Высокие каменные стены упирались в массивные ворота на заклёпках, которые и завершали короткий тупичёк.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12">Я приоткрыл створку.</text:p>
      <text:p text:style-name="P18">– И где я найду вам такое колесо, я вас внимательно спрашиваю? Где?? Колёса для королевских карет представительского класса выпускает только мастерская Грэма Дилижанса! А где сейчас Грэм? Где?? Где, я вас спрашиваю??? Может, вы мне найдёте Грэма Дилижанса, мнээээ... ?</text:p>
      <text:p text:style-name="P18">– Макс. – <text:s/>отрекомендовался я. – <text:s/>Человек.</text:p>
      <text:p text:style-name="P18">– Весьма приятно! Норф. – пожилой единорог смотрел на меня 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гаечные ключи, плоскогубцы и прочие инструменты. Задняя часть была укутана в <text:span text:style-name="T1">зелёный </text:span>плед и плыла в воздухе, поддерживаемая ореолом магии. <text:span text:style-name="T1">На голове красовалась стильная шляпа с пером.</text:span></text:p>
      <text:p text:style-name="P12">Рядом с ним в ангаре на двух домкратах покоилась старая знакомая <text:span text:style-name="T11">— королевская колымага, на которой я прибыл в Кантерлот. Уцелевшее заднее колесо с обломком оси лежало тут же, посреди небольшого мощёного дворика.</text:span></text:p>
      <text:p text:style-name="P18">– Вот вы, я вижу, интересуетесь каретами. – единорог пошёл куда-то к стеллажу у задней стены ангара. – Тогда, может быть, вы знаете про мастерские, делающие восьмиспицевые колёса экстра-класса особо крупного размера? Можно даже заготовки — отделку я и сам выполню. Я слышал, в Мэнхэттене была одна. – единорог вернулся, толкая перед собой тележку с новой осью.</text:p>
      <text:p text:style-name="P18"><text:soft-page-break/>– К сожалению, не слышал. Я тут недавно.</text:p>
      <text:p text:style-name="P18">– И почему я не удивлён? – вздохнул Норф, прилаживая новую ось к карете. – Да потому что производство королевских карет — великая привилегия! Тысячи лет этим занимались всего три мастерские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А что мы видим сейчас? Вот вы — что вы видите?</text:p>
      <text:p text:style-name="P18">– Я вижу вас. – честно признался я.</text:p>
      <text:p text:style-name="P18">– Правильно! Вы видите, как полупарализованный старик пытается подобрать колесо к карете!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два месяца назад! Просто взял и испарился!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8">– Вы говорили, что королевские кареты делали три мастерских…</text:p>
      <text:p text:style-name="P18">– Угу. Три. Каретный Двор “Чёрная Молния” не пережил войну Сестёр. Мастер Брогам осталя верен Найтмэр Мун, унеся с собой секреты мастерства — принесите-ка вон ту маслёнку, если не трудно. А, между прочим, его кареты были лучшими! Её <text:span text:style-name="T1">В</text:span>ысочество Луна до сих пор ездит на одной из его последних — и сносу ей нет!</text:p>
      <text:p text:style-name="P18">Норф строго посмотрел на меня поверх очков.</text:p>
      <text:p text:style-name="P18">– Я понимаю, нынешняя молодёжь не помнит историю. Тем более, такую специфическую, как историю каретного дела. Но почему, скажите мне на милость, они так увлекаются этими выскочками из нижнего города? Ведь все их мелочи знают, от типа рессор до материала антикрыльев! Что они могут такого, чего не можем мы — мастера старой закалки?</text:p>
      <text:p text:style-name="P18">Единорог с силой крутанул колесо. Оно беззвучно завертелось, превратившись в серый размытый диск.</text:p>
      <text:p text:style-name="P18">–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8">Норф пошёл к сараю, стоявшему у задней стены дворика. На полпути он обернулся.</text:p>
      <text:p text:style-name="P18">– Не могли бы вы помочь мне вон с тем домкратом? А то склероз замучал, а бегать туда-сюда уже малость трудновато.</text:p>
      <text:p text:style-name="P18">Распахнув ветхие ворота сарайчика, он картинно вскинул копыто.</text:p>
      <text:p text:style-name="P18">– “Королева Лорен ”! Встречайте!</text:p>
      <text:p text:style-name="P18">Карета, стоящая в гараже, с первого взгляда напоминала королевскую колесницу под навесом. Присмотревшись к полумраку, я стал замечать отличия. Поджарые формы, “зализанные” обводы, отсутствие богатой отделки и родовых гербов, <text:span text:style-name="T17">дуга безопасности, штурвал вместо управляющего жезла</text:span>, низкая спинка без вымпела, но с мощным антикрылом создавали образ этакой гоночной версии королевской телеги на стероидах. Даже несмотря на пыль и паутину, карета смотрелась очень эффектно. На обтекателе колеса выстроились в ряд восемь звёздочек.</text:p>
      <text:p text:style-name="P18">– Эх, было времечко, мы с Магдой зажигали на ней! Лучшая стрит-рейсерская карета Кантерлота — а, значит, и всей Эквестрии! Мы специально скопировали королевский дизайн. Знаете ли, дело молодое, кровь в жилах играет, хочется почувствовать себя в некотором роде великим… Хррр...</text:p>
      <text:p text:style-name="P18">Старик клюнул носом и встрепенулся. Потом он огляделся и заговорщицки подмигнул мне.</text:p>
      <text:p text:style-name="P18">– Разумеется, я чётко следую королевскому указу уничтожать все испорченные и бракованные <text:span text:style-name="T33">парящие платформы.</text:span> Но дворцовым бюрократам необязательно ж знать, КАК я их уничтожаю, хе-хе! Некоторые из <text:span text:style-name="T33">платформ </text:span>уничтожаются путём <text:span text:style-name="T1">усиленного</text:span> износа, будучи частью экспериментальных колесниц! “Лорен” я сделал на базе <text:span text:style-name="T33">платформы </text:span>повышенной магической мощности. Для королевской колесницы она оказалась избыточно мощной: слишком сильные перегрузки при вертикальном ускорении. Да и редко какой пегас сможет так быстро набирать высоту. Но, дискордовы уши, как мы на <text:soft-page-break/>ней зажигали с Магдой!! <text:span text:style-name="T1">Кантерлот</text:span> на рогах стоял!<text:span text:style-name="T33"> И никто ж не догадывался, что она может летать! Её </text:span><text:span text:style-name="T34">Солнечное </text:span><text:span text:style-name="T33"><text:s/>Высочество, разумеется, догадывались, но только тихо посмеивались в крыло.</text:span></text:p>
      <text:p text:style-name="P18">Норф любовно погладил обтекатель кареты и стал подымать её на домкрате.</text:p>
      <text:p text:style-name="P18">–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8">Норф снял заднее колесо и покатил его под навес. Я закрыл охромевшую “Королеву Лорен” в гараже и последовал за ним.&lt;<text:span text:style-name="T17">Макс спасётся из разваливающегося Кантерлота на Королеве Лорен – просто потянет штурвал на себя и она, проломив крышу сарая, рванёт вертикально ввысь. Там его подберёт Рэйнбоу</text:span>&gt;</text:p>
      <text:p text:style-name="P18">– А вы, как я вижу, королевский гость? – Норф кивнул на ворот рубашки с закрепённой клипсой-пропуском. – Могу я вас попросить об одном одолжении?</text:p>
      <text:p text:style-name="P18">– Да пожалуйста!</text:p>
      <text:p text:style-name="P18">– Подождите минутку, я сейчас.</text:p>
      <text:p text:style-name="P18">Норф закончил монтаж колеса и скрылся в небольшом домике в глубине двора.</text:p>
      <text:p text:style-name="P18">Я огляделся и, заметив у клумбы за ангаром свой злосчастный грош, направился туда. Наклонившись за монеткой, я заметил среди маков и ирисов камень правильной формы. Раздвинув цветы, я прочитал на прямоугольной гранитной глыбе: “Магдалена Каррус, <text:span text:style-name="T72">935 – 992 A.C.</text:span> ”. Под надписью было стилизованное изображение распростёршего крылья пегаса, тянущего колесницу.</text:p>
      <text:p text:style-name="P18">Я торопливо отошёл к воротам. Норф как раз вышел из дома с маленькой деревянной коробочкой красного цвета.</text:p>
      <text:p text:style-name="P18">– Вот, передайте это, пожалуйста, стражнику из дневной стражи. Его зовут Хорст Мэдтроттер. Его дочка как-то приходила сюда играть. Я ей обещал. Полгода делал. Вы <text:span text:style-name="T1">ведь </text:span>не забудете?</text:p>
      <text:p text:style-name="P18">– Не забуду. – пообещал я.</text:p>
      <text:p text:style-name="P18"/>
      <text:h text:style-name="Heading_20_2" text:outline-level="2"><text:span text:style-name="T11">4. </text:span>Библиотека</text:h>
      <text:p text:style-name="P19">&lt;<text:span text:style-name="T57">Mike Oldfield – Tres Lunas ”To Be Free” (Radio Edit)</text:span>&gt;</text:p>
      <text:p text:style-name="P23">Глава VI. Основы</text:p>
      <text:p text:style-name="P23"/>
      <text:p text:style-name="P23">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33">прервавшая связь между мною и демоном</text:span>, спасла моё бренное тело для дальнейших магических изысканий.</text:p>
      <text:p text:style-name="P23">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3">Возьмём, <text:s/>примеру, заклинание начального предела: “Ярету пхонг руул квами”, <text:span text:style-name="T1">—</text:span> что означает: “<text:span text:style-name="T23">Разогнать силу и оборотить против себя</text:span>”.</text:p>
      <text:p text:style-name="P7">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text:soft-page-break/>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1">– </text:span>Гм!</text:p><text:p text:style-name="Footnote"><text:span text:style-name="T11">– </text:span>Ну, ты ж понимаешь, что без таланта к магии никакое надувание щёк не поможет. <text:span text:style-name="T11">–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91"/>
      <text:p text:style-name="P49">На трактат упала тень.</text:p>
      <text:p text:style-name="P50">– Эй, нельзя ли не заслонять …</text:p>
      <text:p text:style-name="P50">Я поперхнулся словом, упёршись носом в покрытую белой шерстью грудь. Селестия оступила, извиняясь.</text:p>
      <text:p text:style-name="P50">– Извини за беспокойство. Просто стало интересно, что ты так увлечённо читаешь? Стража докладывала, что ты днюешь и ночуешь в библиотеке.</text:p>
      <text:p text:style-name="P49"><text:span text:style-name="T11">За прошедшие дни я уже привык и к магии, и к разумным эквиноподобным и даже </text:span><text:span text:style-name="T1">к вегетарианскому рациону</text:span><text:span text:style-name="T11">. Но вид перебинтованной аликорницы, представшей передо мной в неком подобии экзоскелета, лишил меня дара речи.</text:span></text:p>
      <text:p text:style-name="P50">– Эээ…</text:p>
      <text:p text:style-name="P50">– Не пугайся.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50">Она потянулась за спину, сжала зубами зажим, и, после негромкого щелчка, экзоскелет “разошёлся” в стороны.</text:p>
      <text:p text:style-name="P50">– Вот, так лучше. – улыбнулась она, вышагивая из него. – Доктор Плантаго Майор был уверен, что я не дотянусь до замка.</text:p>
      <text:p text:style-name="P50">– Насколько я знаю, тебе было прописано два месяца постельного режима. Сейчас и недели не прошло...</text:p>
      <text:p text:style-name="P50">– Не волнуйся, аликорны куда крепче единорогов, по стандартам которых меня лечат.</text:p>
      <text:p text:style-name="P49">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49">Она, почувствовав мой взгляд, подняла нос <text:span text:style-name="T1">из</text:span> книги и <text:s/>посмотрела на меня, насторожив уши.</text:p>
      <text:p text:style-name="P49"><text:span text:style-name="T11">– Только не заводи эту шарманку!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51">– А по-моему, ты не…</text:p>
      <text:p text:style-name="P49"><text:span text:style-name="T12">– Так, я попрошу! – перебила меня венценосная кобыла. – Давай, ты не будешь лезть в мои дела, а я не буду</text:span><text:span text:style-name="T5">… эээ… ммм…</text:span></text:p>
      <text:p text:style-name="P51">– Не будешь что?</text:p>
      <text:p text:style-name="P61">Селестия нахмурилась и угрожающе подняла крылья.</text:p>
      <text:p text:style-name="P61"><text:span text:style-name="T11">– </text:span>Не забывай, человек, я — могущественный маг и правитель Эквестрии. Ко мне нужно относиться с должным уважением!</text:p>
      <text:p text:style-name="P61"><text:span text:style-name="T11">– </text:span>А то что? Превратишь в жабу? Сошлёшь на Луну? Убьёшь нахер?</text:p>
      <text:p text:style-name="P61">Аликорница сникла. Уши её опустились.</text:p>
      <text:p text:style-name="P61"><text:span text:style-name="T11">– </text:span>Макс, не надо... Ты же знаешь, я этого не сделаю.</text:p>
      <text:p text:style-name="P61"><text:soft-page-break/><text:span text:style-name="T11">–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61">Селестия приложила копыто ко лбу и издала протяжный стон.</text:p>
      <text:p text:style-name="P51">– О, небо! Я забыла распорядиться насчёт тебя! Какая же я тупая! Макс, извини, пожалуйста!</text:p>
      <text:p text:style-name="P61"><text:span text:style-name="T11">–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1"> штучки при общении со мной. А я постараюсь помочь тебе </text:span>— если это в моих силах, разумеется<text:span text:style-name="T11">.</text:span></text:p>
      <text:p text:style-name="P61"><text:span text:style-name="T11">Аликорница уселась н</text:span>а пол <text:span text:style-name="T11">и прижала копыто к груди.</text:span></text:p>
      <text:p text:style-name="P51">– Да будет так! Сим заявляю, что отныне и впредь буду общаться с тобой на равных, человек Макс. Слово Селестии!</text:p>
      <text:p text:style-name="P61">Закончив фразу, аликорница вскинула копыто вперёд и вверх. Я чуть не подавился нервным смешком, настолько это напоминало зигу<text:tab/>.</text:p>
      <text:p text:style-name="P61"><text:span text:style-name="T11">– Лады! Вот видишь, нам легко договориться! А теперь расскажи, наконец, зачем </text:span>т<text:span text:style-name="T11">ы притащил</text:span>а<text:span text:style-name="T11"> меня сюда? Только сначала вытащи катетер из шеи </text:span>— <text:s/>он меня нервирует<text:span text:style-name="T11">. Или погоди, я сам вытащу…</text:span></text:p>
      <text:p text:style-name="P61"><text:span text:style-name="T11">Л</text:span>ампа<text:span text:style-name="T11"> отбрасывал</text:span>а<text:span text:style-name="T11"> мягкие тени на стену библиотеки. Селестия, расположи</text:span>вшись<text:span text:style-name="T11"> у моего кресл</text:span>а,<text:span text:style-name="T11">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61"><text:span text:style-name="T11">– </text:span>Вот, читай отсюда. <text:span text:style-name="T11">– а</text:span>ликорница подчеркнула абзац копытом.</text:p>
      <text:p text:style-name="P61"/>
      <text:p text:style-name="P63">***</text:p>
      <text:p text:style-name="P63"/>
      <text:p text:style-name="P78">«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78">По известным мне одному причинам я обладаю куда большими способностями познавать известную вам, мои маленькие пони, реальность, чем есть у среднего единорога или даже у приличного мага. Эта способность позволила мне на склоне лет узреть истинную суть мира, который мы называем своим домом.</text:p>
      <text:p text:style-name="P78">Постигнут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78">Но величайшая справедливость юниверсума заключается в том, что не существует безвыходных положений. Всегда есть надежда.</text:p>
      <text:p text:style-name="P78">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тоит за ним. Но призвать его нелегко, а убедить помочь — ещё сложнее, ибо сам по себе Проводник равнодушен, безлик и холоден. </text:p>
      <text:p text:style-name="P78">Как исполнить первую часть задачи — призвать его — я поведаю, а со второй частью е####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61"/>
      <text:p text:style-name="P61"><text:soft-page-break/>&lt;<text:span text:style-name="T23">Селестии не удастся привлечь Макса на сторону Эквестри даже с помощью 34 — это удастся Дэш</text:span>&gt;</text:p>
      <text:p text:style-name="P61">В ухе стало щекотно от тёплого дуновения.</text:p>
      <text:p text:style-name="P51">– Теперь ты понимаешь, почему мы не ожидали увидеть тебя? Мы, вообще-то, вызывали сверхаликорна…</text:p>
      <text:p text:style-name="P51">Я повернулся к Селестии.</text:p>
      <text:p text:style-name="P51">–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51">Аликорница отвернулась.</text:p>
      <text:p text:style-name="P51">– Это очень чувствительная тема. – сказала она после недолгой заминки. – <text:s/>Постыдная для нас.</text:p>
      <text:p text:style-name="P51">– Какая тема?</text:p>
      <text:p text:style-name="P51">Селестия повернулась, но старалась избегать меня взглядом.</text:p>
      <text:p text:style-name="P51">– Магия.</text:p>
      <text:p text:style-name="P51">– Что?</text:p>
      <text:p text:style-name="P51">–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51">Я посмотрел на аликорницу. Та старательно делала вид, что интересуется состоянием лака на копыте.</text:p>
      <text:p text:style-name="P51">– То есть, вы почувствовали ослабление своих магических способностей, и решили, что миру приходит конец?</text:p>
      <text:p text:style-name="P51">– Ты очень сильно упрощаешь.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51">– Ээээ… ммм… А вы пробовали обратиться к врачу? – начал я как можно мягче.</text:p>
      <text:p text:style-name="P51">БАЦ!</text:p>
      <text:p text:style-name="P51">Копыто, которое Селестия только что исследовала внимательнейшим образом, с силой впечаталось в пол, вмяв его 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51">– Это бесполезно… Он не верит мне. У меня нет времени его переубедить.</text:p>
      <text:p text:style-name="P51">Потом она обратилась ко мне.</text:p>
      <text:p text:style-name="P51">– <text:s/>Извини. Сорвалась. Мне очень стыдно. Последнее время всё идёт наперекосяк, совсем не так, как мы планировали.</text:p>
      <text:p text:style-name="P51">Макс, мы с сестрой были бы последними идиотками,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61">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61"><text:soft-page-break/>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61">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61">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51">– Мне очень жаль, человек Макс, что М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три месяца.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61">Я снял её копыто со своего плеча и осторожно поставил на пол.</text:p>
      <text:p text:style-name="P51"><text:span text:style-name="T1">– Зачем? </text:span>– спросил я. – Что это за театр, твоё… Ваше Высочество? Во-первых, я не давал своё согласие на чтение моих мыслей. Во-вторых…</text:p>
      <text:p text:style-name="P51">Я присел на корточки, раздвинул гриву и снизу вверх заглянул в морду аликорнице.</text:p>
      <text:p text:style-name="P61">– … не надо. Пожалуйста. Мои мысли не отражают того, что я хочу. То есть, того, что я сделаю. То есть, того, что я хочу сделать, но не хочу, чтобы… – я запутался окончательно.</text:p>
      <text:p text:style-name="P61">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61">– Видишь, до чего я дошла!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text:s/>А когда ты отказываешься, даже эта крохотная видимость надежды пропадает.</text:p>
      <text:p text:style-name="P61">Я протянул руку, вытер ей слёзы и погладил по шее.</text:p>
      <text:p text:style-name="P61">– Не плачь. Я не отказываюсь. Хотя, скорее всего, Стар Свирл что-то напутал в заклинании, потому что я человек, а не сверхаликорн.</text:p>
      <text:p text:style-name="P61">– С магией высших уровней часто так бывает.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61">Селестия успокоилась и смущённо потёрлась носом мне о плечо.</text:p>
      <text:p text:style-name="P61">– <text:s/>И я не читала твои мысли. У тебя на лице и так всё написано — ты не умеешь скрывать эмоции.</text:p>
      <text:p text:style-name="P61">Наружная дверь заскрипела, после чего коридор наполнился топотом множества копыт и шумом голосов.</text:p>
      <text:p text:style-name="P51">Аликорница <text:span text:style-name="T1">прислушалась, </text:span>всполошилась и стала носиться по читальному залу с загнанным видом.</text:p>
      <text:p text:style-name="P51">– <text:s/><text:span text:style-name="T1">Дискордовы</text:span> яйца! Они нашли меня!</text:p>
      <text:p text:style-name="P51">Она попыталась протиснуться <text:s/>между книжным шкафом и стеной. Потом прикрылась занавеской. В конце-концов, она кинулась под стол, попытавшись пролезть у меня между ног.</text:p>
      <text:p text:style-name="P51">– <text:s/>Ты! Чего! Делаешь! Твоё, <text:span text:style-name="T1">блин,</text:span> высочество!!! – <text:s/>я едва уберёг <text:span text:style-name="T1">своё </text:span>естество от острого рога.</text:p>
      <text:p text:style-name="P51"><text:soft-page-break/>Селестия скосила на меня глаз, потом прижала уши к голове, дала задний ход и выкарабкалась обратно. Окинув библиотеку отчаянным взглядом, она бросилась к оставленному экзоскелету и стала втискиваться в него задом. Гул голосов был уже совсем близко.</text:p>
      <text:p text:style-name="P51">– Помоги! Мне самой не закрыть замок, – <text:s/>обратилась аликорница ко мне, тщётно пытаясь охватить зубами раскрытую защёлку.</text:p>
      <text:p text:style-name="P51"><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51">–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51">– <text:s/><text:span text:style-name="T1">Я</text:span> помогу! – <text:s/>Селестия изогнула шею и стала зубами сжимать защёлку.</text:p>
      <text:p text:style-name="P51">ШЛОП!</text:p>
      <text:p text:style-name="P51">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61">Увидев Селестию, толпа замерла. Та в попытке спрятать меня, раскрыла крылья.</text:p>
      <text:p text:style-name="P61">В наступившей тишине аликорница прошептала мне убито:</text:p>
      <text:p text:style-name="P51">– <text:s/><text:span text:style-name="T1">Что-то мне не хочется оборачиваться.</text:span></text:p>
      <text:p text:style-name="P61">– <text:s/>А придётся. Кстати, крылья можешь опустить. Всё равно видна табуретка и мои ноги.</text:p>
      <text:p text:style-name="P61">Селестия закрыла глаза и медленно обернулась к толпе.</text:p>
      <text:p text:style-name="P51">–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51"><text:span text:style-name="T1">– Занавес. </text:span>– <text:s/><text:span text:style-name="T1">подытожил я.</text:span></text:p>
      <text:p text:style-name="P51"/>
      <text:h text:style-name="P169" text:outline-level="2"><text:span text:style-name="T11">5. </text:span>Индиго</text:h>
      <text:p text:style-name="P51"/>
      <text:p text:style-name="P51">Я шёл в королевскую столовую, поигрывая <text:span text:style-name="T1">увесистой </text:span>ручкой в пальцах. С позавчерашнего дня жизнь пошла круто в гору. Не знаю, успела ли распорядиться Селестия насчёт меня, или нет, прежде чем её утащили в больницу, но отношение ко мне резко изменилось.</text:p>
      <text:p text:style-name="P51">Дворецкий чуть не на карачках елозил передо мной, не отпуская первые полчаса и буквально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51">Сшитую одежду принесли на следующее утро. Надо отдать должное кантерлотским портным, выглядела она очень стильно, хоть это наверняка был их первый опыт выкройки для прямоходящего примата. Клипса-пропуск исчезла. Вместо неё выдали маленький, но до чёрта острый кинжальчик, сообщив, что с этим ножиком на поясе меня пропустят везде.</text:p>
      <text:p text:style-name="P51">Жил я теперь во дворцовых аппартаментах, по сравнению с которыми моё прежнее жилище в флигеле для прислуги выглядело студенческим хостелом. Завтраки и ужины мне теперь приносили на дом, хотя обедать я по старой привычке всё же ходил в дворцовую столовую. Книги теперь можно было невозбранно таскал из библиотеки с собой <text:span text:style-name="T1">— никто и не пикнул.</text:span></text:p>
      <text:p text:style-name="P61"><text:span text:style-name="T1">– </text:span>А-а-апчхииии! – раздалось прямо у меня под ногами.</text:p>
      <text:p text:style-name="P61">– Вот чёрт! – ругнулся я, выронив от неожиданности 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васильковых глаз.</text:p>
      <text:p text:style-name="P61">– Ты кто? – машинально спросил я.</text:p>
      <text:p text:style-name="P61"><text:soft-page-break/>– Индиго. – ответили глаза.</text:p>
      <text:p text:style-name="P61">Ответ не прояснил ситуацию ни на йоту, так что я продолжил.</text:p>
      <text:p text:style-name="P61">– А чего ты под лавкой делаешь?</text:p>
      <text:p text:style-name="P61">– Прячусь.</text:p>
      <text:p text:style-name="P61">Поняв, что расспросами ничего не добьёшься, я предложил прямо:</text:p>
      <text:p text:style-name="P61">– Может, ты вылезешь? Меня можно не бояться. Я не страшный.</text:p>
      <text:p text:style-name="P61">Под лавкой началась <text:s/>возня и сопение, потом наружу вылез жеребёнок-единорог насыщенного фиолетового цвета.</text:p>
      <text:p text:style-name="P61">– А я тебя вовсе и не боюсь. Вот ещё! Я в прятки играла.</text:p>
      <text:p text:style-name="P61">– Ну, тогда должен тебя огорчить: ты выбрала крайне неудачное место. Фиолетовы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61">– Ничо страшного! – малютка вытерла нос. – Меня всё равно искать некому.</text:p>
      <text:p text:style-name="P61">– Это как? Ты же с кем-то в прятки играешь? – продолжал допытываться я.</text:p>
      <text:p text:style-name="P61">– Сама с собой и играю. – хмуро ответила кобылка. – А тебе чего, дяденька?</text:p>
      <text:p text:style-name="P61">Я понял, что жеребёнок не настроен на беседу. Пожал плечами <text:s/>и повернулся было уходить.</text:p>
      <text:p text:style-name="P61">– Эээ, гм…</text:p>
      <text:p text:style-name="P61">Я повернулся обратно.</text:p>
      <text:p text:style-name="P61">– Что?</text:p>
      <text:p text:style-name="P61">Единорожка ковыряла копытом землю и шмыгала носом, не смотря на меня. Я терпеливо ждал.</text:p>
      <text:p text:style-name="P61">– Дяденька, а ты не мог бы спросить принцессу Селестию, куда девалась Шейла Блюскай? А то мне играть не с кем.</text:p>
      <text:p text:style-name="P61">– При случае спрошу. Если встречу.</text:p>
      <text:p text:style-name="P61">– Встретишь, конечно! Скажи ей, что у меня сегодня день рождения, и я очень сильно огорчилась, когда она на него не пришла!</text:p>
      <text:p text:style-name="P61"><text:s/>Такая уверенность кобылки меня заинтриговала. Я пригляделся к жеребёнку повнимательнее. Да нет, вроде, раньше её не встречал.</text:p>
      <text:p text:style-name="P61">– Позволь поинтересоваться, откуда у тебя такая уверенность, что я встречусь с Селестией? Я ей, знаешь ли, свиданий не назначаю.</text:p>
      <text:p text:style-name="P61">– Да ладно-о-о, брось заливать-то! – скептически протянуло юное создание. – Все знают, что вы встречаетесь. Вот и спроси её, пажалста, когда увидишь.</text:p>
      <text:p text:style-name="P61">– Кто это «все»?</text:p>
      <text:p text:style-name="P61">– Ну, прислуга, стража, мой па…</text:p>
      <text:p text:style-name="P61">Ох! Во что же это такое я вляпался, а? За кого они меня, чёрт побери, принимают?</text:p>
      <text:p text:style-name="P61">Я присел на лавочку и наклонился пониже, чтобы наши головы были на одном уровне.</text:p>
      <text:p text:style-name="P61">– А твоего «па» не смущает, что я и Селестия м-м-м… немного разных видов? Точнее, совсем разных?</text:p>
      <text:p text:style-name="P61">– И чо? – без малейшего замешательства спросила кроха.</text:p>
      <text:p text:style-name="P61">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61"><text:soft-page-break/>– <text:s/>Как тебе объяснить? Встречаться могут лишь создания одного вида. Так заложено природой. Мы не подходим друг к другу по... <text:s/>эээ... некоторым физическим параметрам.</text:p>
      <text:p text:style-name="P61">–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61">– <text:s/>Кха-кхе-гррхмм... Э-э-э... м-м-м... ну-у-у...</text:p>
      <text:p text:style-name="P61">У меня в голове произошло короткое замыкание. Слова пропали. Уши начали гореть.</text:p>
      <text:p text:style-name="P61">– <text:s/>Как, ты говоришь, тебя зовут? – в конце-концов выдавил осипшим голосом я, стараясь перевести тему. – Про чей день рождения я должен рассказать?</text:p>
      <text:p text:style-name="P61">–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61">У меня в памяти зажглась лампочка.</text:p>
      <text:p text:style-name="P61">– Постой-постой, не части. Твой отец, случайно, не Хорст Мэдтроттер?</text:p>
      <text:p text:style-name="P61">– Агась. А ты откуда знаешь?</text:p>
      <text:p text:style-name="P61">– Да так, один пони сказал. – я полез за пазуху и достал красную коробочку. – Вот тебе подарок.</text:p>
      <text:p text:style-name="P61">– ВАУ! – единорожка запрыгала от счастья. – У меня есть подарок! Значит, ты — мой гость на день рождения! Значит, у меня настоящий день рождения!!! Спасибо-спасибо-спасибо!</text:p>
      <text:p text:style-name="P61">– Вообще-то, это не мой подарок. Его просил передать один старик, Норф Каррус из каретной мастерской.</text:p>
      <text:p text:style-name="P61">– Аааа, знаю его! Мы с Шейлой ходили к нему играть, пока она не пропала. У Норфа интересно!</text:p>
      <text:p text:style-name="P61">Индиго открыла коробочку. Внутри на подстилке из тырсы лежала крохотная модель кареты в мельчайших подробностях.</text:p>
      <text:p text:style-name="P61">– Ух ты! – благоговейно прошептала Индиго. – Королева Лорен! Я даже управляла ею немножко.</text:p>
      <text:p text:style-name="P61">– Как ею можно управлять, если она не запряжена? Уж не Норф ли таскал её? – усомнился я.</text:p>
      <text:p text:style-name="P61">– Она без упряжи только взад-вперёд не может ездить. А вверх-вниз может! Мне Норф показывал. – гордо ответила единорожка. Потом встала передними ногами на лавочку, чмокнула меня в щёку, прошептала: «Спасибо» и убежала.</text:p>
      <text:p text:style-name="P61">Я остался сидеть в полнейшем замешательстве. </text:p>
      <text:p text:style-name="P61"/>
      <text:p text:style-name="P63">***</text:p>
      <text:p text:style-name="P61">&lt;<text:span text:style-name="T57">Depeche Mode - Painkiller</text:span>&gt;</text:p>
      <text:p text:style-name="P78">...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пригубливаю чашечку чая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61"/>
      <text:p text:style-name="P61">В дверях библиотеки появился знакомый силуэт.</text:p>
      <text:p text:style-name="P61">– Привет, твоё высочество! Тебя уже выпустили, или опять от докторов смылась?</text:p>
      <text:p text:style-name="P61"><text:soft-page-break/>Аликорница прошла в комнату и устало уселась рядом со мной.</text:p>
      <text:p text:style-name="P61">–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два часа свободы в день.</text:p>
      <text:p text:style-name="P61">Я с подозрением посмотрел на Селестию. Где-то я уже видел эту улыбочку на хитрой роже.</text:p>
      <text:p text:style-name="P61">–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61">– Вот ещё! – возмущению Селестии не было предела. Аликорница встала и демонстративно повернулась ко мне задом.</text:p>
      <text:p text:style-name="P61">–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61">Я подёргал замок на накрупнике. Таки не врёт.</text:p>
      <text:p text:style-name="P61">– Убедился? Вообще-то, такое недоверие меня оскорбляет. Ни один пони так бы себя не вёл со мной. – Селестия улеглась возле кресла и надулась.</text:p>
      <text:p text:style-name="P61">– Разумеется, твои подданные вели бы себя с большим пиететом. Но я же не твой подданный, твоё высочество!</text:p>
      <text:p text:style-name="P61">Аликорница вскинула копыто к виску.</text:p>
      <text:p text:style-name="P61">– Ох, да, я всё забываю! Извини, пожалуйста. И прекрати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61">– Окей, как хочешь. Никаких больше высочеств.</text:p>
      <text:p text:style-name="P61">– Рада за твой выбор, Макс! Ты даже не представляешь, какая это роскошь в моём положении — иметь кого-то, кто называет тебя на “ты”! И кого ты сама можешь называть на “ты”.&lt;<text:span text:style-name="T23">расписать сложности общения и мороку с этикетом</text:span>&gt;</text:p>
      <text:p text:style-name="P61">Селестия сморщила нос в улыбке и спросила, прикрывшись крылом:</text:p>
      <text:p text:style-name="P61">– К слову, а что говорят мои подданные про нас? Что означает «чёрте-что»?</text:p>
      <text:p text:style-name="P61">Я вспомнил разговор с Индиго и почувствовал, как снова начинают гореть уши.</text:p>
      <text:p text:style-name="P61">– Чёрте-что — это значит «ерунда». Большая ерунда.</text:p>
      <text:p text:style-name="P61">– Оу, как интересно! – Селестия приблизила ко мне морду и повернула уши. – Расскажи-ка поподробнее. Я вся во внимании.</text:p>
      <text:p text:style-name="P61">–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61">Аликорница, широко раскрыв глаза, медленно тянула ко мне морду. Наконец, когда наши носы почти соприкоснулись, она не выдержала.</text:p>
      <text:p text:style-name="P61">– А-ха-ха-ха-ха-ха-ха!!! О-у-у-у-у-у-ха-ха-ха! И-и-и-и-ха-ха-ха! – Селестия перевернулась на спину и дёргала от смеха копытами.</text:p>
      <text:p text:style-name="P61">– <text:s/>Очень смешно! Ей говорят, что она подозревается в сексуальных извращениях, а она регочет! Мне-то пофиг, а тебе ещё править придётся!</text:p>
      <text:p text:style-name="P61">– <text:s/>И-и-изви-ни, Макс, не-мо-гу-у-у-у… Ох! Давненько я так не смеялась! Лет двести — так точно!</text:p>
      <text:p text:style-name="P61">Я потянул её за копыто и перевернул обратно на живот.</text:p>
      <text:p text:style-name="P61">– Что смешного-то?</text:p>
      <text:p text:style-name="P61">Аликорница вытерла крылом выступившие слёзы и объяснила:</text:p>
      <text:p text:style-name="P61"><text:soft-page-break/>–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гмм… а-ха-ха-ха!.. действительно трахались.</text:p>
      <text:p text:style-name="P61">– Ты не видишь ничего странного в межвидовых спариваниях? – охренел я. – Куда я, блин, попал???</text:p>
      <text:p text:style-name="P61">Селестия развернула моё кресло к себе и задумчиво посмотрела мне в глаза.</text:p>
      <text:p text:style-name="P61">– Очевидно, мне стоит рассказать тебе, Макс, откуда произошли пегасы и единороги.</text:p>
      <text:p text:style-name="P61">В истории Эквестрии далеко не всегда были относительно светлые времена. – продолжила он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61">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 </text:p>
      <text:p text:style-name="P61">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61">При союзе пони и истинных единорогов, получились пони-единороги. От своих диких предков пони-единороги унаследовали рога и некоторую способность к магии.</text:p>
      <text:p text:style-name="P61">– А как выглядят сами истинные единороги? – спросил я.</text:p>
      <text:p text:style-name="P61">–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61">– Ха! – ответил я. – В моём мире они также известны. Правда, как несуществующий, сказочный вид.</text:p>
      <text:p text:style-name="P61">– Вполне может быть. Благодаря магии, истинные единороги могут путешествовать между мирами. Скорее всего, они ушли из твоего мира, как только им стало некомфортно в нём жить.</text:p>
      <text:p text:style-name="P61">– Хм. А что было дальше?</text:p>
      <text:p text:style-name="P61">–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единорогов увеличивала эффект труда земнопони и пегасов в разы. Экономика росла, страна стала могущественной и процветающей.</text:p>
      <text:p text:style-name="P61">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чейнджлингов. Но их немного и большой роли в истории они не сыграли.</text:p>
      <text:p text:style-name="P61"/>
      <text:p text:style-name="P61">Селестия встала, потянувшись по-кошачьи, и направилась к выходу. У двери она обернулась ко мне.</text:p>
      <text:p text:style-name="P61">– Сто лет не гуляла по парку. Составишь мне компанию?</text:p>
      <text:p text:style-name="P61">Я поднялся с кресла, гадая, шутила Селестия про сто лет, или нет?</text:p>
      <text:p text:style-name="P61">Дворцовый газон в северной стороне граничил с Круглым парком. Пройдя под вековыми дубами по его внешней дорожке четверть окружности, Селестия свернула к центру.</text:p>
      <text:p text:style-name="P61"><text:soft-page-break/>– Где-то тут было укромное местечко… О, небо, как тут всё изменилось! Ага, вот! – аликорница отогнула колючую ветку можжевельника, пропуская меня в открывшийся проход. Внутри была крохотная полутёмная полянка с мягкой травой, ограниченная с трёх сторон парковыми валунами и старым разлапистым можжевельником с четвёртой.</text:p>
      <text:p text:style-name="P61">– В своё время я частенько укрывалась тут от скучных дворцовых приёмов. Тогда, правда, этот можжевельник был совсем ещё кустиком, но лёжа за ним всё равно можно было спрятаться. – углубилась во вспоминания Селестия. – Здесь было так уютно! Я прислоняюсь к тёплым камням, прячу голову в можжевельник и представляю, будто я снова <text:s/>дома, в нашем старом замке, рядом с Луной доказывающей мне, что наш мир — всего лишь один из множества снов...</text:p>
      <text:p text:style-name="P61">Селестия грустно засмеялась своим мыслям.</text:p>
      <text:p text:style-name="P61">–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61">– А о чём ты грустила?</text:p>
      <text:p text:style-name="P61">– О жизни. Многие думают, что бессмертие — великий дар. На самом деле это тяжкая ноша. Чем больше лет прошло мимо тебя, тем сильнее они давят. Сначала давление незаметно, оно легче пёрышка. Но годы идут, сначала медленно, потом быстрее, потом они летят как месяцы и недели. Наконец, всё сливается в непрерывную карусель времён года — и нет этому конца и края. От этого в конце концов, можно сойти с ума!</text:p>
      <text:p text:style-name="P61">– Но ты не выглядишь сумасшедшей.</text:p>
      <text:p text:style-name="P61">– О нет, не я! – аликорница хохотнула, отвлёкшись на мгновение. – Я не настолько стара! Про лишающую рассудка карусель из времён года я пересказала тебе со слов Дискорда в момент его кратковременного просветления. Что касается аликорнов, нас угнетает другое.</text:p>
      <text:p text:style-name="P61">Аликорны очень одиноки, Макс. Годы со временем становятся проблемой. Теряешь способность налаживать контакты с окружающими.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text:p>
      <text:p text:style-name="P61">– Постой, а как же Луна? Мне показалось, она питала тёплые чувства к Кимеринну?</text:p>
      <text:p text:style-name="P61">Селестия задумалась, автоматически ковыряя копытом ямку под валуном.</text:p>
      <text:p text:style-name="P61">– Луна ещё свежа чувствами, поскольку только недавно возвратилась из заточения. Тысячелетнее отсутствие стёрло её старые пережива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61">– А Дискорд? Ты говорила, он от древности вообще сбрендил. Тем-не-менее, он определённо «подъезжал» к Луне тогда, в развалинах.</text:p>
      <text:p text:style-name="P61">– Не обращай на него внимания. Дискорд и ко мне «подъезжал» когда-то. Просто ему скучно и он ищет способы развлечься. Это, пожалуй, последнее настоящее чувство, которое у него осталось.</text:p>
      <text:p text:style-name="P61">Я задумался, осмысливая услышанное. Как-то не вязалось сидящее передо мною грациозное создание с тысячелетней историей и десятками ушедших во тьму поколений пони.</text:p>
      <text:p text:style-name="P61">–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61"><text:soft-page-break/>Селестия рассмеялась.</text:p>
      <text:p text:style-name="P61">–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формально химеры второго, так как грифоны сами являются химерами. Аликорны же… Ай!</text:p>
      <text:p text:style-name="P61">Селестия вскочила с места.</text:p>
      <text:p text:style-name="P61">– АЙ-Я-Я-Я-Я-Й!</text:p>
      <text:p text:style-name="P61">Аликорница закружилась на месте, кусая бляху накрупника. Громкое скрежетание зубов о металл сменилось лязгом железа о камень, когда она с силой впечатала круп в валун.</text:p>
      <text:p text:style-name="P61">– Раньше тут не было муравейника!!! – Селестия с мольбой взглянула на меня. – Мааакс!! Помоги! Они кусаются! Я <text:s/>сейчас свихнусь почище Дискорда!</text:p>
      <text:p text:style-name="P61">Аликорница подпрыгнула и, взбрыкнув, начала кружиться в обратную сторону.</text:p>
      <text:p text:style-name="P61">– Вот нечего землю ковырять там, где не надо! Стой!!! – я схватил её за хвост, останавливая. Затем осторожно завёл руку под накрупник.</text:p>
      <text:p text:style-name="P61">…</text:p>
      <text:p text:style-name="P61">– Уффф! – аликорница расслабленно стояла на широко расставленных ногах, зажмурив глаза и покачиваясь. Голова её свесилась чуть ли не до земли. – Ты даже не представляешь, до чего это неприятно, когда тебя кусают ТАМ и ты не в состоянии ничего сделать! Жуть! <text:s/>Спасибо огромное. Я — твой должник.</text:p>
      <text:p text:style-name="P61">– Да ладно! Мне это ничего не стоило.</text:p>
      <text:p text:style-name="P61">Я продолжал почёсывать круп уже для того, чтобы сделать ей приятное. Как-то совершенно случайно и неожиданно та черта в межличностных отношениях, которая разделяет дружбу и нечто большее, была пройдена нами быстро, легко и непринуждённо. То есть, когда я случайно коснулся запретной зоны, меня охватила лёгкая дрожь. Но Селестия не оскорбилась, а, наоборот, немного подалась навстречу, как бы предлагая действовать смелее. В итоге, при подсказках аликорницы, я отбросил скованность и без малейшего стеснения преследовал муравьёв всюду, куда они успели добраться.</text:p>
      <text:p text:style-name="P61">Впрочем, сначала мне даже не было понятно, насколько далеко я зашёл: в конце концов, муравьёв нужно было как-то убрать. При этом одежду тут носят не для сокрытия наготы, а как парадное украшение, а хвост сам по себе в стандартном положении прикрывает интимные прелести достаточно условно — меньше, чем микро-бикини. Поэтому было неясно, где у пони проходят рамки дозволенного и перешёл ли я эти рамки, или ещё нет? А по-поводу перспективы завязать отношения с кобылой — это было бы забавно и необычно, и… Почему нет? Ханжой я никогда не был, да и некому тут меня обвинять. К тому же, если тебе предоставляется шанс скрасить одиночество с изящным и обаятельным созданием противоположного пола — почему бы им, чёрт возьми, не воспользоваться? Я за проведенное тут время без секса от спермотоксикоза готов был уже приставать ко всему, что движется. В общем, по мере продвижения рукой всё дальше под накрупник, пошлые мысли стали появляться у меня всё настойчивее. Но я не понимал, как меня воспринимает аликорница, до тех самых пор, пока до меня дошло, что никаких муравьёв уже нет, я продолжаю её ласкать, а она и не думает меня отшивать. Сзади мне не было видно выражение её морды, я только чувствовал, как она легонько напрягает и расслабляет бедра в такт руке.</text:p>
      <text:p text:style-name="P61">– Эммм... Селестия?</text:p>
      <text:p text:style-name="P61">– Дааа? – ответила аликорница, не повернув головы. В её тоне слышались смешливые нотки.</text:p>
      <text:p text:style-name="P61">Я вытащил руку из-под накрупника.</text:p>
      <text:p text:style-name="P61">– Всё в порядке?</text:p>
      <text:p text:style-name="P61">Селестия повернула голову, и я ясно увидел широкую улыбку и фирменный ехидный прищур из-под чёлки.</text:p>
      <text:p text:style-name="P61">– А почему ты спрашиваешь? Ты разобрался с муравьями?</text:p>
      <text:p text:style-name="P61"><text:soft-page-break/>– Вроде да. Хотя, по-моему, дело уже не в муравьях.</text:p>
      <text:p text:style-name="P61">– По-моему, тоже. – рассмеялась аликорница. – Продолжай...</text:p>
      <text:p text:style-name="P61"/>
      <text:h text:style-name="P168" text:outline-level="2">6. Стыд</text:h>
      <text:p text:style-name="P61"/>
      <text:p text:style-name="P78">~~~ Завтра на семь в библиотеке ~~~</text:p>
      <text:p text:style-name="P78"/>
      <text:p text:style-name="P61">– Смелей-смелей-смелей-смелей! Двигайся в такт! Раз-два, раз-два! Не забывай о смазке! <text:s/>Сильнее поддавай, не робей! <text:s/>– подбадривал Норф. – Не жалей заготовку, всё равно учебная! Сильнее дави на рубанок! Прежде чем я тебя к красному дереву допущу, ты, минимум, три экипажа начального уровня должен выпустить. Завтра поможешь мне вытащить из подсобки инструментарий — мы восстанавливаем собственное производство колёс. Зависеть от субподряда слишком опасно, как я убедился. К счастью, инструменты целы, смахнуть пыль, откалибровать — ещё послужат!</text:p>
      <text:p text:style-name="P61">Норф носился по мастерской, окрылённый новообретённым учеником.</text:p>
      <text:p text:style-name="P61">– Будем наплавлять на обода резину, и наши красотки станут тише мотылька и мягче пуха! Никто не может сказать, что мы закоснели в анахронизме! Каретный двор «Феникс» идёт в ногу со временем!</text:p>
      <text:p text:style-name="P61">Две повозки в разных стадиях готовности стояли в сборочном ангаре. Я уже шестой день постигал искусство каретник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заготовка вместо воздушной резной скорлупки превращалась в убогий скрипящий шарабан. И он охотно делился со мной опытом, перемежая уроки затейливыми историями из жизни каретного двора.</text:p>
      <text:p text:style-name="P61">–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Интересно только, что он такого Бигу посулил, что тот с ним своим самогоном поделился?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А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старших мастерах, не выше… Хррр...</text:p>
      <text:p text:style-name="P61">Я посмотрел на часы. До семи оставалось двадцать минут — как раз, чтоб успеть дойти до библиотеки. Я намеренно уронил на пол тяжёлый рашпиль.</text:p>
      <text:p text:style-name="P61">– На сегодня довольно. Я ж вижу, ты торопишься. – заметил Норф, просыпаясь.</text:p>
      <text:p text:style-name="P61">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61">Я закрыл пенал и сунул его во внутренний карман куртки.</text:p>
      <text:p text:style-name="P61">– Завтра будешь? – спросил Норф. – Надо бы закончить заказ из <text:s/>Троттингема.</text:p>
      <text:p text:style-name="P61">– В это же время. – подтвердил я.</text:p>
      <text:p text:style-name="P61"/>
      <text:p text:style-name="P63">***</text:p>
      <text:p text:style-name="P61"><text:soft-page-break/></text:p>
      <text:p text:style-name="P61">Знакомый силуэт уже поджидал меня в полумраке читального зала. Селестия стояла между книжных шкафов, куда не доставал мягкий свет светильника.</text:p>
      <text:p text:style-name="P61">– Здрасьте!</text:p>
      <text:p text:style-name="P61">Аликорница не ответила, всматриваясь в глобус.</text:p>
      <text:p text:style-name="P61">– Привет, говорю! – я подошёл вплотную и легонько сжал ей холку.</text:p>
      <text:p text:style-name="P61">– А, это ты, Макс? Привет. – аликорница, наконец, оторвалась от разноцветной сферы. – Как осваиваешься?</text:p>
      <text:p text:style-name="P61">– Нормально осваиваюсь. Работу себе нашёл. К <text:s/>Норфолку Каррусу в ученики записался.</text:p>
      <text:p text:style-name="P61">– Ааа, к самому Норфу, инженеру-романтику! Рада за тебя! Он мой старый и очень хороший друг. Я специально стараюсь направлять побольше заказов именно в его мастерскую — мне нравятся его гоночные полупарящи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61">–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61">– Да, уже пять дней. Так здорово снова чувствовать свои мышцы! Корсет был ужасен.</text:p>
      <text:p text:style-name="P61">Аликорница прошлась передо мной с раскрытыми крыльями, демонстрируя восстановленную работоспособность.</text:p>
      <text:p text:style-name="P61">– Ну что же, и я рад за тебя. – я отвернулся, присел на край стола и стал изучать потолок. – Зачем вызывала?</text:p>
      <text:p text:style-name="P61">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61">– Ты сердишься?</text:p>
      <text:p text:style-name="P61">Её ресницы щекотали мне щёку. Я отодвинул её морду от лица и сказал скучающим тоном:</text:p>
      <text:p text:style-name="P61">– Та не, с чего бы? За что мне на тебя сердиться?</text:p>
      <text:p text:style-name="P61">– Но ты ведёшь себя как чужой. Как будто мы незнакомы! Ещё чуть-чуть, и станешь называть меня на «Вы» и «Ваше Высочество».</text:p>
      <text:p text:style-name="P61">Меня прорвало.</text:p>
      <text:p text:style-name="P61">– Ха! Это я веду себя как чужой?!! Я?!! А кто исчез на неделю? Без единой, блин, весточки! «Как будто мы незнакомы»! – съязвил я. – Если тебе была неприятна последняя встреча, могла бы всё прекратить прямо на ней. Я же спрашивал, всё ли в порядке?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61">Я вытащил из заднего кармана брюк смятую записку с королевскими вензелями и бросил её под ноги Селестии.</text:p>
      <text:p text:style-name="P61">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61">Наконец Селестия развернулась и глубоко выдохнула.</text:p>
      <text:p text:style-name="P61">– Мне очень жаль, что я обидела тебя… Я как-то не сообразила, что близких тебе существ надо ставить в известность о своих планах. Просто в голову не пришло. Когда сотни лет правишь страной, не слыша от <text:s/>окружающих ни слова возражения, забываешь, что такое нормальное общение. Прости меня пожалуйста.</text:p>
      <text:p text:style-name="P61"><text:soft-page-break/>Я подошёл к аликорнице и прикоснулся к её шее.</text:p>
      <text:p text:style-name="P61">– Всё в порядке. Я тебя понимаю — и ценю твоё признание. Сам бы ещё и не так себя повёл на твоём месте.</text:p>
      <text:p text:style-name="P61">– Да? А как бы ты себя повёл? – заинтересовалась Селестия.</text:p>
      <text:p text:style-name="P61">Я вспомнил свои неудачные попытки завязать личную жизнь с девушками. Конечно, те были далеки от совершенства. Но так ли безгрешен был я сам?</text:p>
      <text:p text:style-name="P61">– Я бы не извинился. Огрызался бы и считал себя правым до последнего. Ещё и послал бы подальше.</text:p>
      <text:p text:style-name="P61">Аликорница насмешливо покачала головой.</text:p>
      <text:p text:style-name="P61">–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61">Я снова присел на столик, теперь уже лицом к аликорнице.</text:p>
      <text:p text:style-name="P61">– Так что случилось? Куда ты пропадала? Рассказывай.</text:p>
      <text:p text:style-name="P61">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а ниточка железной дороги. Прокрутив глобус, аликорница остановила вращение в ничем непримечательной точке, прижав её копытом.</text:p>
      <text:p text:style-name="P61">– Что ты видишь? – спросила она напряжённо.</text:p>
      <text:p text:style-name="P61">–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61">–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61">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61">– Ты не ошиблась? Нет тут никакого города.</text:p>
      <text:p text:style-name="P61">– Сейчас нет. Раньше был. – еле слышно прошептала аликорница.</text:p>
      <text:p text:style-name="P61">– Чего ты так волнуешься? Может, на более подробной карте есть? Я бы на точность глобуса не слишком полагался.</text:p>
      <text:p text:style-name="P61">–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61">– Так, может, его и не было? – заметил я цинично.</text:p>
      <text:p text:style-name="P61">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61">– Ты прав. Теперь уже не было. Было когда-то такое страшное заклинание — стирание из бытия. Точнее, его нет и не было после того, как я замкнула его на его создателя, Иггуса. Суть заклинания 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text:s/>Смерть не так уж страшна, если помнить, что она всего лишь перерождение и обновление в процессе бытия. <text:s/>А после стирания не остаётся ничего.</text:p>
      <text:p text:style-name="P61">– А как ты сама помнишь о том заклинании, если оно стёрто из бытия? – резонно подметил я.</text:p>
      <text:p text:style-name="P61"><text:soft-page-break/>– У меня есть защита памяти. Я поставила её, когда сражалась с Иггусом… Правда, защита еле действует, так как прошло очень много времени.</text:p>
      <text:p text:style-name="P61">Так вот, сейчас у меня такое впечатление, что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61">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забве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text:p>
      <text:p text:style-name="P61">Аликорница потёрла висок и растерянно посмотрела на меня.</text:p>
      <text:p text:style-name="P61">– Мне только что пришло в голову… Сколько ещё таких городов могло исчезнуть, пока <text:s/>ослабленная «защита от забвения» сработала? Может быть, уже половина Эквестрии растаяла без следа? Я ведь даже узнать никогда не смогу. Защита не работает в обратную сторону.</text:p>
      <text:p text:style-name="P61">Я обнял аликорницу, успокаивая.</text:p>
      <text:p text:style-name="P61">– Не волнуйся, принцесса. Ты делаешь всё, что от тебя зависит. Не твоя вина, если это происходит.</text:p>
      <text:p text:style-name="P61">Селестия рассеянно мотнула головой, не соглашаясь со мной.</text:p>
      <text:p text:style-name="P61">–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text:p>
      <text:p text:style-name="P61">Она проследовала к выходу, кивком головы приглашая меня следовать за ней.</text:p>
      <text:p text:style-name="P61">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Я вспомнил окончание нашей предыдущей встречи и испытал жёсткий стояк. Я догадывался, куда и зачем мы идём и испытал восторг от предвкушения скорой близости. Теперь нам ничто не помешает! Всё во мне буквально рвалось туда, к иногда открывающимся глазу кобыльим прелестям.</text:p>
      <text:p text:style-name="P61">– Ты о чём-то задумался, Макс? – аликорница озадаченно смотрела на меня с парковой дорожки, прервав мои сексуальные грёзы. Я стоял на траве, на автомате свернув с аллеи в сторону тайной полянки.</text:p>
      <text:p text:style-name="P61">– Да так, ни о чём. – покраснел я, вернувшись на дорожку.</text:p>
      <text:p text:style-name="P61">Селестия всмотрелась в меня внимательно и всё поняла.</text:p>
      <text:p text:style-name="P61">– <text:s/>Нам не туда. Не сейчас. Я хочу показать тебе Эквестрию. – тихо сказала она.</text:p>
      <text:p text:style-name="P61">&lt;<text:span text:style-name="T58">Pet Shop Boys — A Man Could Get Arrested</text:span>&gt;</text:p>
      <text:p text:style-name="P61">Аликорница продолжила прогулку. Я плёлся за ней, сгорая от стыда и кляня себя последними словами. Мне хотелось провалиться под землю! Козёл драный, хряк похотливый, ебливая обезьяна, что ты себе вообразил??? Если ты пару раз прикоснулся к её вульве, смахивая насекомых, это ещё не значит, что она перед тобой должна бёдра раздвигать! А ещё, блядь, устроил сценку при встрече, как капризный ухажёр! Ёбаный пиздец! Поделом тебе!</text:p>
      <text:p text:style-name="P61"><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61"><text:soft-page-break/>Она ещё сочувствует! Я старался не смотреть в её сторону, отводя глаза. Так мы дошли до городской стены.</text:p>
      <text:p text:style-name="P61">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61">Взобравшись на галерею по винтовой лестнице крохотной сторожевой башенки, мы остановились у зубца.</text:p>
      <text:p text:style-name="P61">У меня перехватило дыхание от величия открывшегося простора. Лишь низенький парапет отделял нас от раскинувшейся от края до края изумрудной долины. Игрушечные реки, леса и города уходили вдаль, расплываясь в синей дымке. Горный хребет уходил за горизонт, превращаясь в опоясывающую край мира ниточку. Облака белоснежными подушками парили ниже уровня стены, сливаясь вдалек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аликорницы, отталкивая меня от опасного края стены. Невдалеке от нас неторопливо покачиваясь у причальной стенки, разгружался грузовой дирижабль. «Конкордия» – прочёл я на огромном лоснящемся баллоне. Пони-матросы сновали по трапам, вынося тюки с сундуками. Кто-то увидел нас, и поднял берет в приветствии. Селестия кивнула в ответ.</text:p>
      <text:p text:style-name="P61">– Что ты чувствуешь? – спросила аликорница.</text:p>
      <text:p text:style-name="P61">– У меня нет слов. Ничего прекраснее я в жизни не видел! – только и смог выговорить я.</text:p>
      <text:p text:style-name="P61">Селестия склонила голову, соглашаясь.</text:p>
      <text:p text:style-name="P61">– Когда я была юна, окружающий мир был полон опасностей и таинств, которые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61">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ловко у летунов получалось управлять движением облака. Они гнали тучу невидимыми силовыми полями, словно овчарки отару овец, успевая при этом кувыркаться и делать пируэты с весёлым визгом.</text:p>
      <text:p text:style-name="P61">– Прошлогодний выпуск. – заметила Селестия. – Отличная работа, хотя жеребячливости хватает. Что неудивительно, учитывая их возраст.</text:p>
      <text:p text:style-name="P61">–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23"> </text:span>И вообще, зачем вам учиться летать, если вы и так это умеете с рождения?</text:p>
      <text:p text:style-name="P61">– Ты меня совсем не слушал, Мак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61">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аже до нас донёсся её смех.</text:p>
      <text:p text:style-name="P61">– Проблемы? Что за проблемы? Извини, я таки прослушал.</text:p>
      <text:p text:style-name="P61"><text:soft-page-break/>Линия горизонта немного пошатнулась. Чтобы не кружилась голова, я сделал шаг от края. Аликорница присела и раскрыла крылья, проветривая перья. Её грива золотилась и играла живой радугой в лучах заходящего солнца.</text:p>
      <text:p text:style-name="P61">– Когда твоя жизнь длится тысячи лет, начинаешь тонко чувствовать гармонию мира. – начала она.</text:p>
      <text:p text:style-name="P61"/>
      <text:h text:style-name="Heading_20_2" text:outline-level="2"><text:span text:style-name="T1">7</text:span>. Нелетающие пегасы</text:h>
      <text:p text:style-name="P6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35">—</text:span> осень, за осенью <text:span text:style-name="T35">—</text:span> зима. <text:s/>Если пошёл дождь, должно быть мокро, если выпал снег <text:span text:style-name="T3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повторя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1">–</text:span> Постой, постой, <text:span text:style-name="T11">–</text:span> я попыталась удержать ускользающую тень сомнения. <text:span text:style-name="T11">–</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1">–</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1">–</text:span> По состоянию здоровья? <text:span text:style-name="T11">–</text:span> переспросила я, не спуская с него взгяд.</text:p>
      <text:p text:style-name="P1"><text:span text:style-name="T11">–</text:span> Да, Ваше Высочество, <text:span text:style-name="T11">–</text:span> гонец потупил взгляд, глаза его забегали, <text:span text:style-name="T11">–</text:span> по состоянию здоровья.</text:p>
      <text:p text:style-name="P49">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1">–</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1">–</text:span> Эммм… Они… м-м-м… не больны… в некотором смысле… <text:span text:style-name="T11">–</text:span> гонец изо всех сил ковырял копытом <text:s/>литку, пряча взгляд. <text:span text:style-name="T11">–</text:span> Они… мнэээ… сами… в некотором роде… кхм. Нервный срыв. Переутомление и бессонница… Кхм.</text:p>
      <text:p text:style-name="P1"><text:span text:style-name="T11">–</text:span> Сами <text:span text:style-name="T11">—</text:span> что? <text:span text:style-name="T11">–</text:span> Я постепенно начала понимать причину смущения гонца.</text:p>
      <text:p text:style-name="P1"><text:span text:style-name="T11">–</text:span> Сами… эээ… вроде как… ну… отказались…</text:p>
      <text:p text:style-name="P1">Пегас понурил голову и пытался протереть копытом пол.</text:p>
      <text:p text:style-name="P1"><text:soft-page-break/>Я, наконец, всё поняла. <text:span text:style-name="T1">Гонец смущался не меня. Ему было стыдно за своих сородичей.</text:span> Для пегаса смысл жизни <text:span text:style-name="T11">—</text:span> в возможности летать. И добровольно отказаться от полётов для него <text:span text:style-name="T11">—</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1">–</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3">***</text:p>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1">– </text:span>Добрый день, Ваше Высочество! <text:span text:style-name="T11">–</text:span> склонились они в поклоне. После некоторого перешёптывания, они всё же назвались по очереди.</text:p>
      <text:p text:style-name="P1"><text:span text:style-name="T11">–</text:span> А где восьмой? <text:span text:style-name="T11">–</text:span> удивилась я. <text:span text:style-name="T11">–</text:span> Мне сказали, вас было восемь. Восемь отказавшихся летать.</text:p>
      <text:p text:style-name="P1"><text:span text:style-name="T11">–</text:span> Да, Ваше Высочество, п-принцесса Селестия, <text:span text:style-name="T11">–</text:span> старший из них запинался от волнения. <text:span text:style-name="T11">–</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pan text:style-name="T11">–</text:span> Успокойтесь, <text:span text:style-name="T11">–</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1">–</text:span> я вспомнила тех несчастных, не способных <text:s/>летать пегасов, что работали дворниками и продавцами газет в Мэйнхэттене. Некоторые вообще предпочитали смерть бескрылой жизни.</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oft-page-break/><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53">старший. </text:span><text:span text:style-name="T2">–</text:span><text:span text:style-name="T53">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Фабрика, перерабатывающая не сдавших лётные экзамены жеребят на радугу <text:span text:style-name="T35">— о</text:span>н искренне в это верили.</text:p>
      <text:p text:style-name="P1"><text:span text:style-name="T1">–</text:span> Кто рассказал вам это? Эту… глупость?</text:p>
      <text:p text:style-name="P5">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5">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подробности истории могли бы <text:s/>свести с ума, не будь моя психика закалена тысячелетиями политики.</text:p>
      <text:p text:style-name="P5">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5">Луна прибыла через пятнадцать минут.</text:p>
      <text:p text:style-name="P5">– Сестрица, тебе придётся дать весомое оправдание моему испорченному покою!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5">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5">– Извини, Луна, дело срочное.</text:p>
      <text:p text:style-name="P5">– Надеюсь, оно стоит моих прерванных грёз об Ночной Эквестрии!</text:p>
      <text:p text:style-name="P5">– Об Ночной Эквестрии?? Брось, сестра, я знаю, о чём ты грезишь! Уж точно среди моих стражников нет никого с таким именем.</text:p>
      <text:p text:style-name="P5">– Да как ты смеешь?!!</text:p>
      <text:p text:style-name="P5"><text:soft-page-break/>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5">– Это… твои??? И ты скрывала от нас всё это время??? Но кто??? Кто их отец?!! КТО ЭТОТ… !!!</text:p>
      <text:p text:style-name="P5">От волнения Луна перешла на грандэквестрийский. Мне пришлось заткнуть ей рот, чтобы не разбудить жеребят.</text:p>
      <text:p text:style-name="P5">– Тсссс! Неужели ты думаешь, что по плодовитости я могу дать фору Кризалис? Нет, это не мои жеребята. Успокойся и взгляни на их сны.</text:p>
      <text:p text:style-name="P5">Луна умолкла и сосредоточилась. Постепенно на её морде гнев сменился недоверием, а потом и ужасом.</text:p>
      <text:p text:style-name="P5">– Сто рогов мне в круп! ЧТО ЭТО ЗА…</text:p>
      <text:p text:style-name="P5">Теперь Луна вспомнила армейские ругательства. Мне снова пришлось заткнуть ей рот. </text:p>
      <text:p text:style-name="P5">– Из-за этого кошмара они отказались сдавать лётный экзамен и рискуют стать отвержеными. Ну, ты же знаешь пегасов...</text:p>
      <text:p text:style-name="P5">Луна нахмурилась и кивнула. В Клаудсдейле существовала стойкая неприязнь к неполноценным. Когда-то Луна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ла на нет шансы последних сделать карьеру в их <text:s/>обществе.</text:p>
      <text:p text:style-name="P5">– Погоди немного, я сейчас. – Луна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5">Я никогда не умела так пропускать сквозь себя сырую магию, как моя младшая сестрёнка <text:span text:style-name="T11">— и втайне немного завидовала этому</text:span>. Если бы сестра со своими способностями к магии умела обуздывать свои эмоции <text:span text:style-name="T11">— </text:span>мне не пришлось бы терзаться раздумьями и готовить себе преемника.</text:p>
      <text:p text:style-name="P5">Наконец Луна опустилась на пол, выходя из транса. Магическая аура исчезла и она обессиленно бухнулась на колени.</text:p>
      <text:p text:style-name="P5">– Проклятье! К такому я не была готова!</text:p>
      <text:p text:style-name="P5">Луна подняла голову, я с ужасом обнаружила, что вместо моей любимой и единственной сестры на меня змеиными глазами смотрит Найтмэр Мун.</text:p>
      <text:p text:style-name="P5">– Что? Что ты видела,? Что с тобой произошло, сестра?</text:p>
      <text:p text:style-name="P5">Я не верила своим глазам. Страхи прошлого вернулись ко мне с новой силой.</text:p>
      <text:p text:style-name="P5">– Сел, эта гадость пришла не из нашего мира. В их снах я видела...</text:p>
      <text:p text:style-name="P5">Спазмы скрутили Лун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на.</text:p>
      <text:p text:style-name="P61">– Там, в самой глубине их снов, я нашла причину. Ткань реальности истончилась и через потёртость стали просачиваться видения из внешних миров. И то, что я заметила краем глаза, сестра, мне совсем не понравилось. Некоторые миры любопытны, но далеко не каждый пони сможет выдержать ту мерзость, что царит в большинстве видений! Мне удалось склеить повреждение, но ткань совсем непрочная. Скоро она протрётся <text:s/>ещё в нескольких местах. И когда разрывы станут достаточно большими, будут появляться дыры и в реальном мире.</text:p>
      <text:p text:style-name="P61">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text:soft-page-break/>скрыть.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61">Ну что же, основное искусство правления <text:span text:style-name="T11">— умение делегировать полномочия. Вечером того же дня я села за письменный стол.</text:span></text:p>
      <text:p text:style-name="P51">“<text:span text:style-name="T20">Дорогая Твайлайт Спаркл! Очень рада, что моё следующее задание для тебя послужит нам поводом встретиться в Кантерлоте. Мне понадобятся твои способности к поиску и систематизации информации, которые ты, не сомневаюсь, отточила, будучи библиотекарем Понивилля...</text:span>”.</text:p>
      <text:p text:style-name="P61"/>
      <text:p text:style-name="P63">***</text:p>
      <text:p text:style-name="P61"/>
      <text:p text:style-name="P61">– Так ты поручила Твайлайт Спаркл расследование необычных снов жеребят?</text:p>
      <text:p text:style-name="P61">– Да, их и других подобных, начавшихся у многих пони. Мы назвали подобные сны «потусторонними» <text:span text:style-name="T11">— пришедшими “с той стороны”. Кроме того, в</text:span>скоре Твайлат Спаркл пришлось объединить это расследование с другим. По всей Эквестрии начали исчезать пони во сне.<text:span text:style-name="T11"> Они засыпают, а на утро находят лишь примятую простыню в постели.</text:span></text:p>
      <text:p text:style-name="P61">– А что стало с жеребятами? – спросил я. – Они перестали бояться экзаменов?</text:p>
      <text:p text:style-name="P61">–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61">Дирижабль, важно покачиваясь, отчалил от пирса. Чуть помедлив, он начал плавно разворачиваться против солнца. На палубе суетились матросы, выбирая гайдропы.</text:p>
      <text:p text:style-name="P61">Селестия сложила крылья и потянулась. Тусклые солнечные блики подчеркнули бронзой проступивший на миг рельеф мышц. От невыразимой красоты мгновения я забыл все свои обиды и желания и просто любовался её профилем в оранжевой полосе заката. Она же, как будто позируя, тянулась наиболее эффектным образом.</text:p>
      <text:p text:style-name="P61">Я не успел даже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чал проступивший ужас в глазах Селестии и её рывок ко мне.</text:p>
      <text:p text:style-name="P61">Убегающий вверх край стены скрыл её от меня на секунду. Потом в сиреневом небе появился силуэт аликорницы, распростёршейся в прыжке.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61">Описав круг, Селестия перелетела через стену и приземлилась в парке. Я скатился на траву, пытаясь вдохнуть.</text:p>
      <text:p text:style-name="P61">– Что... Это... Было?</text:p>
      <text:p text:style-name="P61">Селестия осторожно, но настойчиво повалила меня на траву и принялась ощупывать рёбра.</text:p>
      <text:p text:style-name="P61">– Так больно? А так?</text:p>
      <text:p text:style-name="P61">– Ай! Не то, чтобы совсем не больно, но рёбра целы. У тебя крылья реально как нунчаки работают! Я когда-то в годы юности гостил в деревне у бабули. Так там стоял ржавый бульдозер. И дед-бульдозерист разрешил мне завести пускач этой махины заводной рукояткой.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Бульдозер, кстати, таки завёлся, чем я горжусь!</text:p>
      <text:p text:style-name="P61">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61">– Так всё-таки, что, чёрт меня зад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61"><text:soft-page-break/>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61">– Не могу поверить. В Кантерлоте никогда не было землетрясений. Это неестественно. – пробормотала аликорница растерянно. – Слишком быстро.</text:p>
      <text:p text:style-name="P61">– Что <text:span text:style-name="T11">— </text:span>быстро? – не выдержал я.</text:p>
      <text:p text:style-name="P61">–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Устранение последствий землетрясения потребует моего участия. Встретимся позже.</text:p>
      <text:p text:style-name="P61">– Нет проблем, Селестия. Я всё понимаю.</text:p>
      <text:p text:style-name="P61">Аликорница приготовилась было взлетать, но в последний момент, приняв какое-то решение, остановилась.</text:p>
      <text:p text:style-name="P61">– Макс?</text:p>
      <text:p text:style-name="P61">– Да?</text:p>
      <text:p text:style-name="P61">– Мы уже достаточно неплохо знаем друг друга. Могу сказать, что ты меня знаешь лучше, чем кто-либо ещё во дворце, за исключением Луны.</text:p>
      <text:p text:style-name="P61">– Да?</text:p>
      <text:p text:style-name="P61">– Да. Зови меня Селли. Если хочешь.</text:p>
      <text:p text:style-name="P61">– Хорошо. До встречи, Селли.</text:p>
      <text:p text:style-name="P61">– До встречи, Макс.</text:p>
      <text:p text:style-name="P61"/>
      <text:h text:style-name="Heading_20_2" text:outline-level="2"><text:span text:style-name="T1">8</text:span>. <text:span text:style-name="T11">40-6</text:span></text:h>
      <text:p text:style-name="P92">Mark Knopfler — Hill Farmers Blues — или на следующую главу (прощание)</text:p>
      <text:p text:style-name="P61"/>
      <text:p text:style-name="P78">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text:span text:style-name="T23">Истончения </text:span>(быть может, к счастью). Всё, что я могу <text:span text:style-name="T11">— оставить тебе напутствие.</text:span></text:p>
      <text:p text:style-name="P78"><text:span text:style-name="T11">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1">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78"><text:span text:style-name="T11">Тебе может не нравиться этот мир. Тебе могут не нравиться пони. Ты можешь быть удивлён и обижен </text:span>их <text:span text:style-name="T11">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78">Будь снисходителен. Будь терпелив, добр и, по возможности, мудр <text:span text:style-name="T11">— </text:span>и ты увидишь, как мир меняется к лучшему. Он очень молод и гибок. Он горит желанием изменяться. Но в этом его слабость <text:span text:style-name="T11">— </text:span>он может меняться и в плохую сторону. От тебя зависит, в какую.</text:p>
      <text:p text:style-name="P78">Эх, хотел бы я поменяться с тобой местами <text:span text:style-name="T11">—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78">Удачи!</text:p>
      <text:p text:style-name="P78"><text:soft-page-break/></text:p>
      <text:p text:style-name="P51">…</text:p>
      <text:p text:style-name="P51"/>
      <text:p text:style-name="P61">Тоже мне, философ выискался, Диоген копытный! Вот не люблю, когда всякие "гуру" с глубокомысленным видом порют чушь. Эквестрия <text:span text:style-name="T13">—</text:span> сказочная страна, пони <text:span text:style-name="T13">— </text:span><text:span text:style-name="T11">прекрасные создания, порядки тут з</text:span>амечательные<text:span text:style-name="T11">! Чисто, культурно, вежливо. Дворецкий </text:span><text:span text:style-name="T13">—</text:span><text:span text:style-name="T11"> скопидом, конечно, но то работа у него такая. </text:span>Блин, м<text:span text:style-name="T11">не всё нравится! Так что со своими предупреждениями Стар Свирл попал копытом в небо. И ни хрена не прояснил, кстати.</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1">– </text:span>Её Высочество Принцесса Селестия хочет видеть вас, человек Макс.</text:p>
      <text:p text:style-name="P1">Я захлопнул трактат<text:span text:style-name="T11">. Быстренько же Тия справилась! Впрочем, разрушения от землетрясения были минимальными, Кантерлот был построен на совесть. По дороге в библиотеку я видел всего пару домов, по фасадам которых прошли трещины.</text:span></text:p>
      <text:p text:style-name="P1"><text:span text:style-name="T11">–</text:span> Уже иду. Где я могу её найти?</text:p>
      <text:p text:style-name="P1"><text:span text:style-name="T11">–</text:span> Я проведу вас, человек Макс. <text:span text:style-name="T11">–</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60"> </text:span><text:span text:style-name="T43">— вся архитектура явно </text:span><text:span text:style-name="T35">была </text:span><text:span text:style-name="T43">заточена под крылатых. Таких, для которых приземлиться на балкон в тронном зале или уйти через портик на крыше</text:span><text:span text:style-name="T60"> </text:span><text:span text:style-name="T43">— обычное дело. </text:span><text:span text:style-name="T60">Хорошо, что ежедневные посещения каретной мастерской подняли мой тонус, изрядно посаженный сидячим образом жизни.</text:span></text:p>
      <text:p text:style-name="P1"><text:span text:style-name="T60">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1">–</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Через пятнадцать минут, чертыхаясь про себя на все лады, я стоял <text:span text:style-name="T1">на площадке</text:span> перед тяжёлой двустворчатой дверью с изображением солнца. <text:span text:style-name="T1">Перегнувшись через перила, я плюнул вниз. Секунды через четыре до меня донёсся слабый отзвук.</text:span></text:p>
      <text:p text:style-name="P1"><text:span text:style-name="T1">Мне было интересно застать Селестию врасплох. Я осторожно потянул на себя за кольцо, приоткрывая половинку дверей. Все мои расчёты на внезапность разрушились, когда</text:span> где-то в глубине <text:span text:style-name="T1">раздался мелодичный звон</text:span>, предупрежда<text:span text:style-name="T1">ющий</text:span> о посетителе.</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накопытники. На стене, <text:span text:style-name="T1">рядом с годовым расписанием </text:span><text:s/><text:span text:style-name="T1">восходов-заходов солнца, </text:span>висела карта Эквестрии. В в неё в разных местах были воткнуты пять разноцветных флажков. На одном из флажков была налеплена жвачка. Рядом с картой <text:span text:style-name="T43">— книжный шкаф и напольная подставка для чтения с головой единорога. <text:s/>У стены напротив — камин с большими песочными часами на каминной полке. Рядом — нечто, похожее на кухонный закуток, судя по наличию кухонного шкафчика с раковиной и фонтанчиком. </text:span><text:span text:style-name="T35">Каменный пол комнаты был покрыт розовым ковром с длиннейшим ворсом.</text:span><text:span text:style-name="T43"> </text:span><text:span text:style-name="T35">Его центр занимал высокий </text:span><text:span text:style-name="T43">кругл</text:span><text:span text:style-name="T35">ый</text:span><text:span text:style-name="T43"> </text:span><text:span text:style-name="T35">футон</text:span><text:span text:style-name="T43"> </text:span><text:span text:style-name="T35">с</text:span><text:span text:style-name="T43"> велик</text:span><text:span text:style-name="T35">им</text:span><text:span text:style-name="T43"> множество</text:span><text:span text:style-name="T35">м</text:span><text:span text:style-name="T43"> подушек. Среди них я с удивлением заметил плюшевую единорожку </text:span><text:span text:style-name="T35">фиолетового</text:span><text:span text:style-name="T43"> цвета. За полускрытым гардинами проёмом виднелся широкий балкон с низенькими пузатыми перилами. Пахло лавандовым маслом.</text:span></text:p>
      <text:p text:style-name="P51">– Рада тебя видеть, Макс. – знакомый силуэт на балконе повернулся в мою сторону. Гардины раздвинулись и Селестия вошла в комнату.</text:p>
      <text:p text:style-name="P51"><text:soft-page-break/><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51">Аликорница смотрела на меня из под чёлки с фирменной саркастической улыбочкой.</text:p>
      <text:p text:style-name="P51">– <text:span text:style-name="T1">Такое впечатление, что ты увидел не меня, а василиска! Отомри!</text:span></text:p>
      <text:p text:style-name="P61">Я выдохнул.</text:p>
      <text:p text:style-name="P51">– <text:span text:style-name="T1">Как ты это делаешь? Я видел тебя и раньше, но ты никогда не была такой... Такой...</text:span></text:p>
      <text:p text:style-name="P51">–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51">–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61">Селестия тихо рассмеялась.</text:p>
      <text:p text:style-name="P51">– <text:span text:style-name="T1">Могу же я расслабиться хотя бы раз в сто лет? Я тоже живое существо, что бы там ни говорили подпольщики.</text:span></text:p>
      <text:p text:style-name="P61">Она кивком указала мне на тапочки в углу рядом с накопытниками. Я переобулся и вошёл в комнату.</text:p>
      <text:p text:style-name="P51">– <text:span text:style-name="T1">О каких подпольщиках ты говоришь? В Эквестрии зреет революция?</text:span></text:p>
      <text:p text:style-name="P51">Селестия подошла к фонтанчику и начала набирать воду в серебряный чайник.</text:p>
      <text:p text:style-name="P51">– Нет, что ты. <text:span text:style-name="T1">Просто некоторые пони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24">мёртвых</text:span><text:span text:style-name="T1">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51"><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61">Аликорница смутилась.</text:p>
      <text:p text:style-name="P61">– Да, ты прав. Всё немного не так, как представляется со стороны. Мы действительно не управляем Солнцем и Луной, а всего лишь время от времени поправляем курс и вращение Эквуса. После одной магической битвы в далёком прошлом орбита планеты стала нестабильной. Без наших корректировок и пегасьего управления погодой Эквус в большинстве своём был бы непригоден для ведения сельского хозяйства, начался бы голод.</text:p>
      <text:p text:style-name="P51"><text:span text:style-name="T1">И по поводу Солнца и Луны... Ещё давным-давно пони сами решили считать, что мы перемещаем их </text:span>— <text:span text:style-name="T1">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ы требуется огромное количество сил и умения, потому они не слишком далеки от истины, когда верят, что мы подымаем солнце и луну. Но мы не преследуем и тех, кто считает иначе. </text:span>Во все времена некоторым пони нравилось играть в конспирацию и борьбу за идеалы высшей справедливости. От которой они первые <text:span text:style-name="T1">и сбежали</text:span> бы, наступи она на самом деле. Но как им это втолковать? Они как большие дети. Ну, пусть играют, если им это нравится. <text:span text:style-name="T1">Они не приносят нам много хлопот. Главное </text:span>— <text:span text:style-name="T1">не давать им окрепнуть настолько, чтобы они могли посеять смуту.</text:span></text:p>
      <text:p text:style-name="P51">Селестия поставила чайник на кованную решётку в камине, подошла к кухонной полке и задумалась.</text:p>
      <text:p text:style-name="P1"><text:soft-page-break/><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51"><text:span text:style-name="T1">–</text:span> Спасибо, Селестия. Пожалуй, буду “кантерлотский королевский”.</text:p>
      <text:p text:style-name="P61">Аликорница искоса зыркнула на меня, недовольно сморщив нос.</text:p>
      <text:p text:style-name="P51"><text:span text:style-name="T1">–</text:span> Мы же договорились! <text:span text:style-name="T1">Селли</text:span>! Не хватало мне ещё слышать официоз у себя дома. Его в моей жизни и так хватает.</text:p>
      <text:p text:style-name="P51">Она открыла шкафчик и, потянув зубами золотой шнурок, вытащила чёрный с золотом пакетик.</text:p>
      <text:p text:style-name="P51"><text:span text:style-name="T1">–</text:span> Извини, <text:span text:style-name="T1">Селли</text:span>. Тебе помочь?</text:p>
      <text:p text:style-name="P1"><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я королевских чаепитий, мисс Кози.</text:p>
      <text:p text:style-name="P51">И правда, чашки, блюдца, бутылочки с настоями, щипчики для сахара и совсем уж какие-то диковинные инструменты мелькали с огромной скоростью, я не успевал уследить за ними. Тия управлялась с ними с удивительной сноровкой и опытом.</text:p>
      <text:p text:style-name="P51"><text:span text:style-name="T1">–</text:span> Кантерлотский королевский выращивают специально для королевского дома на южном склоне кантерлотской горы. Луна его очень любит. А мне больше по душе аппалузский белый. Но сейчас выпью этого с тобой за компанию.</text:p>
      <text:p text:style-name="P51"><text:span text:style-name="T1">Селестия</text:span> отсыпала смесь из пакетика в пузатый заварочный чайничек и достала из шкафчика две розовые чашки в золотой горошек. Большой чайник в камине выпустил струю пара и засвистел. 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51"><text:span text:style-name="T1">–</text:span> Не стой столбом, Макс! Об тебя можно взгляд поцарапать!</text:p>
      <text:p text:style-name="P51">Я присел на краешек. Она немного придвинулась ко мне и смешливо сощурилась.</text:p>
      <text:p text:style-name="P51"><text:span text:style-name="T1">–</text:span> Ты не против, если мы продолжим знакомство? Я хотела пригласить тебя на чай ещё вчера, но землетрясение…</text:p>
      <text:p text:style-name="P51">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51"><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51"><text:span text:style-name="T1">Селестия</text:span> виновато сморщила нос.</text:p>
      <text:p text:style-name="P51"><text:span text:style-name="T1">–</text:span> К сожалению, амплуа принцессы накладывает определённые ограничения на поведение. Я ещё могла прокрасться в библиотеку под видом неотложных дел. Но самой вести тебя к себе домой — невозможно. Это вызовет сердечный приступ у моего церемонимейстера и сплетни, которые повредят, в первую очередь, тебе же. Надеюсь, ты не обиделся?</text:p>
      <text:p text:style-name="P51">Я молчал, раздумывая, чтобы такое остроумное ляпнуть в ответ, когда аликорница шутливо ткнула меня копытом в плечо. </text:p>
      <text:p text:style-name="P51"><text:span text:style-name="T1">–</text:span> Ну же, Макс, ты как деревянный! Расслабься! Можно подумать, тебя никогда раньше не приглашали на свидания!</text:p>
      <text:p text:style-name="P51">От неожиданности я повалился на ложе.</text:p>
      <text:p text:style-name="P51"><text:span text:style-name="T1">–</text:span> Эй, полегче! Ты пихаешься, как бульдозер!</text:p>
      <text:p text:style-name="P51"><text:span text:style-name="T1">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51">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51"><text:soft-page-break/><text:span text:style-name="T1">–</text:span> Ты чего??? <text:span text:style-name="T1">–</text:span> я непонимающе уставился на аликорницу.</text:p>
      <text:p text:style-name="P51"><text:span text:style-name="T1">– </text:span>Моя маленькая месть дворцовым ритуалам. <text:span text:style-name="T1">–</text:span> продолжая напевать<text:note text:id="ftn12" text:note-class="footnote"><text:note-citation>12</text:note-citation><text:note-body><text:p text:style-name="P141">Мне печалиться не стоит</text:p><text:p text:style-name="P141">Жизнь прекрасна и ярка</text:p><text:p text:style-name="P141">Телом молода, душою —</text:p><text:p text:style-name="P141">Как дракон морской мудра</text:p><text:p text:style-name="P141"/><text:p text:style-name="P141">Я видала взлёт империй,</text:p><text:p text:style-name="P141">Я жила среди легенд,</text:p><text:p text:style-name="P141">Древней магии мистерий</text:p><text:p text:style-name="P141">Я прилежнейший студент</text:p><text:p text:style-name="P141"/><text:p text:style-name="P141">Обожаема народом,</text:p><text:p text:style-name="P141">Уважаема врагом,</text:p><text:p text:style-name="P141">Но друзей моих немного,</text:p><text:p text:style-name="P141">Гложет душу холодом</text:p><text:p text:style-name="P141"/><text:p text:style-name="P141">Одинока и печальна,</text:p><text:p text:style-name="P141">Недоступна и строга,</text:p><text:p text:style-name="P141">Потеряла изначальный</text:p><text:p text:style-name="P141">Смысл жизни навсегда</text:p><text:p text:style-name="P141"/><text:p text:style-name="P141">Жизнь моя теперь публична,</text:p><text:p text:style-name="P141">Жизнь моя теперь для всех,</text:p><text:p text:style-name="P141">В этом — горе, в этом — счастье,</text:p><text:p text:style-name="P141">В этом плачь и в этом смех.</text:p></text:note-body></text:note>, <text:span text:style-name="T1">Селестия</text:span> прополоскала чашки и снова наполнила их.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51">–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51">Аликорница поводила носом над чашками и заметила:</text:p>
      <text:p text:style-name="P51">–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51">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51">Я трогал пальцем ноги воду, сидя на бортике бассейна, когда дверь открылась и внутрь сунулся нос аликорницы.</text:p>
      <text:p text:style-name="P51">– Тебе в чай класть мёд или сахар? – спросила она, невинно наблюдая за моими тщётными попытками прикрыться.</text:p>
      <text:p text:style-name="P51">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51">– Ты бы предупреждала, прежде чем войти, что ли? – просипел я. </text:p>
      <text:p text:style-name="P51"><text:span text:style-name="T1">–</text:span> Макс, мне не одна тысяча лет, и я неплохо разбираюсь в физиологии пони. <text:span text:style-name="T1">–</text:span> <text:span text:style-name="T1">ф</text:span>ыркнула принцесса. <text:span text:style-name="T1">–</text:span> Хоть ты и не пони…. В физических и физиологических аспектах ты не слишком отличаешься от нас. Не думаю, что тебе есть что скрывать от меня. Так что выберешь?</text:p>
      <text:p text:style-name="P51">– Мёд. Или сахар. На твоё усмотрение.</text:p>
      <text:p text:style-name="P51">– Как скажешь. – нос <text:span text:style-name="T1">Селестии</text:span> скрылся за дверью.</text:p>
      <text:p text:style-name="P51"><text:soft-page-break/>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51">– О, ты уже?</text:p>
      <text:p text:style-name="P51">Аликорница поставила на поднос чашки и плетёнку с бубликами и подошла с ним к тюфяку.</text:p>
      <text:p text:style-name="P51">– А почему ты опустила жалюзи на окне в ванной? Оттуда такой прекрасный вид!</text:p>
      <text:p text:style-name="P51">–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газетах пишут соответствующие статьи о жизни «богинь».</text:span></text:p>
      <text:p text:style-name="P51"><text:span text:style-name="T1">– Примерно такие? </text:span>– <text:span text:style-name="T1">я бросил на диван номер «Кантерлот геральд». Заголовок на целый разворот гласил: «</text:span><text:span text:style-name="T8">Чужестранец-человек завоевал сердце и копыто наше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Статью украшала фотография перебинтованной Селестии, пытающейся прикрыть меня крыльями в то время, как я копошился сзади на табуретке.</text:span></text:p>
      <text:p text:style-name="P61">– Примерно такие. – расхохоталась Селестия. <text:span text:style-name="T11">– С</text:span>пасибо, мнет хоть инвалидное кресло не пририсовали!</text:p>
      <text:p text:style-name="P51">От чашек подымался радужный пар необычно густой консистенции. Свежий запах мяты заполнил комнату. Тия взяла чашку в копыта и протянула мне. Вторую взяла сама.</text:p>
      <text:p text:style-name="P51">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51">– Тшшшш! – <text:span text:style-name="T1">Селестия</text:span> легонько нажала мне на макушку копытом. – Не улетай. При первом знакомстве с радужным чаем уносит. Не делай резких движений, чтобы не повредить себе.</text:p>
      <text:p text:style-name="P51">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51">Я повернулся к <text:span text:style-name="T1">Селестии</text:span>. Мне пришлось осторожно напрягать мускулы шеи, чтобы они случайно не отвернули голову нафиг.</text:p>
      <text:p text:style-name="P51">– Это просто бомба! Я чувствую себя богом! Кажется, я понял секрет вашей силы и долголетия: вы пьёте эту траву каждый день.</text:p>
      <text:p text:style-name="P51">Аликорница громко и заразительно рассмеялась. Я присоединился к ней. <text:span text:style-name="T1">По телу прошлась волна лёгкого покалывания.</text:span><text:span text:style-name="T24">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61">Копыто легло мне на плечо и мягко повалило на постель. Селестия легла рядом и тепло дунула мне в ухо.</text:p>
      <text:p text:style-name="P51">– <text:span text:style-name="T1">Ты готов познакомиться поближе? Совсем близко?</text:span></text:p>
      <text:p text:style-name="P51">–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Тии. Некоторые из нитей простирались ко мне, наполняя меня энергией и весельем.</text:span></text:p>
      <text:p text:style-name="P61">Тия фыркнула.</text:p>
      <text:p text:style-name="P61"><text:soft-page-break/>– Помнится, недавно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1">У нас до утра — если сестрица ничего не напутает — девять часов. И все они — наши.</text:span></text:p>
      <text:p text:style-name="P61">Её ресницы щекотали мне щеку. Я повернулся к ней и буквально растворился в ласковом взгляде огромных фиалковых глаз.</text:p>
      <text:p text:style-name="P61">– Ты предлагаешь мне заняться сексом? С тобой? Но... как?</text:p>
      <text:p text:style-name="P51"><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много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61">Тия подняла голову.</text:p>
      <text:p text:style-name="P61">– Ты предлагаешь мне самой подлазить под тебя? Макс, это одна из немногих областей,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61">Сандалии сползли с её ног, один за другим. Она призывно отвернула хвост в сторону и опустила голову на ложе, закрыв глаза. Чувство томления в низу живота стало невыносимым, мне было жарко и тесно в штанах.</text:p>
      <text:p text:style-name="P61">Как во сне я разделся и зашёл к ней сзади. "Это неправильно!» – пискнули во мне остатки ханжества и замолкли, раздавленные желанием.</text:p>
      <text:p text:style-name="P61">Я опустился на колени. Тия лежала на животе, вытянув шею и поджав под себя ноги. Она лишь протяжно вздох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венец. В момент наивысшего наслаждения её стон слился с моим рычанием. Я толчками выпустил из себя семя и обессиленно опустился ей на спину. Аликорница медленно сложила крылья, укрыв меня ими.</text:p>
      <text:p text:style-name="P61">Через некоторое время Тия осторожно высвободилась из-под меня и встала с постели. </text:p>
      <text:p text:style-name="P61">– Лежи спокойно, я сейчас. – муркнула она, поцеловав меня в ухо.</text:p>
      <text:p text:style-name="P61">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61">В открывшемся мини-баре я углядел ряд вычурных бутылок и пузатых графинчиков. Их содержимое не вызывало у меня никаких сомнений.</text:p>
      <text:p text:style-name="P49"><text:span text:style-name="T11">–</text:span> Иногда хочется забыться, <text:span text:style-name="T11">–</text:span> перехватила мой взгляд аликорница, <text:span text:style-name="T11">–</text:span> а от сидра “улетаешь” не так далеко. И выпить его нужно намного больше, чем вина. После <text:s/>этого возникают определённые… хм… физиологические неудобства.</text:p>
      <text:p text:style-name="P49"><text:span text:style-name="T11">–</text:span> А водку у вас принято пить?</text:p>
      <text:p text:style-name="P49"><text:span text:style-name="T11">–</text:span> Некоторые употребляют. Но правительница Эквестрии, пьющая <text:span text:style-name="T1">яблочную </text:span>водку <text:span text:style-name="T1">—</text:span> это уже черезчур. <text:span text:style-name="T11">–</text:span> засмеялась Селестия. <text:span text:style-name="T11">–</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61">Достав из шкафчика пузатую заплесневевшую бутылку, Тия что-то прикинула и наполнила её содержимым два бокала на полуметровых ножках.</text:p>
      <text:p text:style-name="P61">– Я тут подумала, – повернулась она ко мне, – лучше выпьем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61"><text:soft-page-break/>–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61">Тия покачала головой и прошла с бокалами в ванную, кивком пригласив меня следовать за ней.</text:p>
      <text:p text:style-name="P61">–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1">— сильнейший энергетик, он многократно усиливает чувства и возможности организма, но он же и иссушает его.</text:span></text:p>
      <text:p text:style-name="P61"><text:span text:style-name="T11">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1">—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Тия в со смехом упёрлась мне в грудь копытом, мешая приблизиться вплотную. Я в ответ протянул руку и надвинул ей мокрую гриву на нос. 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Тию и зарылся носом ей в мокрую шерсть. Я слышал её дыхание и чувствовал биение её сердца <text:span text:style-name="T11">—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ет в воду и уходит в слив. Тия, словно всё понимая, мягко прижала меня к себе и шептала на ухо что-то успокаивающее.</text:p>
      <text:p text:style-name="P61">Наконец, я со вздохом отпрянул.</text:p>
      <text:p text:style-name="P61"><text:span text:style-name="T11">– Я несказанно рада, что, наконец-то, могу назвать тебя своим другом. </text:span>– мурлыкнула Тия. – <text:span text:style-name="T11">За дружбу! </text:span>– подняла бокал она.</text:p>
      <text:p text:style-name="P61">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61"><text:span text:style-name="T11">– Это ты называешь “дружбой”? – с </text:span>улыбкой хмыкнул<text:span text:style-name="T11"> я. – </text:span>Мне нравится твоё чувство юмора.</text:p>
      <text:p text:style-name="P61">Аликорница нахмурилась.</text:p>
      <text:p text:style-name="P61"><text:span text:style-name="T11">– </text:span>Тебе не нравится моя дружба? Ты не принимаешь её? Ты чем-то недоволен?</text:p>
      <text:p text:style-name="P61">Я расхохотался, чуть не поперхнувшись водой, плескавшейся у подбородка.</text:p>
      <text:p text:style-name="P61"><text:span text:style-name="T11">– </text:span>Нет, что ты, Тия, не мели ерунды! Я всем доволен, я просто в восторге. Мне вообще кажется, что я попал в рай, а ты <text:span text:style-name="T11">— </text:span>мой ангел-хранитель. И называть ЭТО дружбой <text:span text:style-name="T11">— </text:span>это всё равно что назвать твой дворец сараем для хранения мётел. То есть, назвав меня своим другом, ты не совсем поняла моих чувств к тебе. Я <text:span text:style-name="T11">— не друг, я — нечто большее. Я тебя </text:span>лю...</text:p>
      <text:p text:style-name="P61">Копыто аликорницы закрыло мне рот прежде чем я успел договорить заветное слово.</text:p>
      <text:p text:style-name="P51">– Макс, не надо! – умоляюще произнесла аликорница. – Не продолжай! Пожалуйста!</text:p>
      <text:p text:style-name="P51">Слова встали у меня поперёк горла. Я медленно отодвинул копыто от лица и потрясённо уставился на неё.</text:p>
      <text:p text:style-name="P51">– Но почему? – в конце-концов выдавил я. – Что не так? Это из-за того, что я — человек?</text:p>
      <text:p text:style-name="P51">Тия виновато закусила губу и отвернулась.</text:p>
      <text:p text:style-name="P51">– Я же обьясняла тебе в самом начале нашего знакомства. Аликорны не могут любить. Только не смертных! Мне казалось, ты понял и принял это правило.</text:p>
      <text:p text:style-name="P51"><text:soft-page-break/>Рай покрылся трещинами и начал рушиться. Колонны храма ломались и падали, круша твердь и поднимая снопы искр в открывшейся в проломах лаве. Среди этого армагеддона стоял мой ангел-хранитель и шептал:</text:p>
      <text:p text:style-name="P51">– Макс… Я не смогу сделать тебя бессмертным… Мне очень жаль… Извини…</text:p>
      <text:p text:style-name="P51">Внезапно я осознал, насколько она чужда мне. До боли прекрасный облик, смешливый <text:s/>и дурашливый характер — всего лишь маска на лице древнего, как горы,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51">Слёзы злости душили меня, но я сдержался.</text:p>
      <text:p text:style-name="P51">– Охренеть. – сказал я холодно. – А я прям напрашивался!</text:p>
      <text:p text:style-name="P51">Одиночество, отступившее перед мягким, но настойчивым натиском аликорницы в последние <text:span text:style-name="T1">дни</text:span>, снова сковало душу стужей.</text:p>
      <text:p text:style-name="P51">Я вышел из бассейна и начал собирать одежду. Тия продолжала что-то говорить, но я не слушал её. Обрывки фраз иногда врывались в сознание, затуманеное горечью обиды.</text:p>
      <text:p text:style-name="P51">“...пожалуйста, останься...”</text:p>
      <text:p text:style-name="P51">Где этот чёртов носок?</text:p>
      <text:p text:style-name="P51">“...пойми, это эффект лазурного вина...”</text:p>
      <text:p text:style-name="P51">Джинсы узкие, блядь! На мокрое тело хрен натянешь...</text:p>
      <text:p text:style-name="P51">“...ох, я глупая...”</text:p>
      <text:p text:style-name="P51">Так, всё. Шмотки на мне, вроде, ничего не забыл.</text:p>
      <text:p text:style-name="P61">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61"/>
      <text:h text:style-name="Heading_20_2" text:outline-level="2">9. <text:span text:style-name="T1">Прощание</text:span></text:h>
      <text:p text:style-name="P61"/>
      <text:p text:style-name="P51">– <text:span text:style-name="T1">Норф!.. Эй, Норф! Ты где?..</text:span></text:p>
      <text:p text:style-name="P61">Ветерок гнал в тишине высохший листок по мощёному двору. Под навесом стояла на домкратах карета из Филлидельфии. Рядом с ней лежал инструментальный ящик Норфа. Я огляделся и вошёл в дом.</text:p>
      <text:p text:style-name="P61">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51"/>
      <text:p text:style-name="P63">***</text:p>
      <text:p text:style-name="P51"/>
      <text:p text:style-name="P1">Стражники-единороги из солнечной стражи кивнули мне, узнавая. <text:span text:style-name="T1">Кивал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Но до конца приёмного дня было ещё полчаса, так что я присел на пьедестал одной из статуй и стал ждать. </text:p>
      <text:p text:style-name="P5">От нечего делать, стал прислушиваться к полушёпоту, витавшему под сводами зала.</text:p>
      <text:p text:style-name="P5"><text:soft-page-break/>…</text:p>
      <text:p text:style-name="P1"><text:span text:style-name="T43">– </text:span><text:span text:style-name="T35">Говорят, в Додж-сити почти не осталось жителей. В местном депо перестали обслуживать паровозы из-за отсутствия рабочих. Старик </text:span><text:span text:style-name="T43">–</text:span><text:span text:style-name="T3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5"><text:span text:style-name="T43">– </text:span><text:span text:style-name="T48">А из Пинто Крика уже месяц нет новостей...</text:span></text:p>
      <text:p text:style-name="P5"><text:span text:style-name="T43">– </text:span><text:span text:style-name="T48">А мой кузён из Хуффингтона пишет, что из Вечнодикого леса постоянно доносится какой-то шорох и треск. Как если бы кто-то громко шуршал сухими листьями...</text:span></text:p>
      <text:p text:style-name="P61">…</text:p>
      <text:p text:style-name="P15"><text:span text:style-name="T48">– </text:span>“<text:span text:style-name="T1">Что я могу сделать, чтобы вернуть всё назад?</text:span>”</text:p>
      <text:p text:style-name="P15"><text:span text:style-name="T48">– </text:span><text:span text:style-name="T35">Так и сказала?</text:span></text:p>
      <text:p text:style-name="P1"><text:span text:style-name="T43">– </text:span><text:span text:style-name="T35">Да, </text:span><text:span text:style-name="T36">Фэнси</text:span><text:span text:style-name="T3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48">– </text:span><text:span text:style-name="T35">Что бы это значило, Флер?</text:span></text:p>
      <text:p text:style-name="P15"><text:span text:style-name="T48">– </text:span><text:span text:style-name="T3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61">…</text:p>
      <text:p text:style-name="P84">– <text:s/>...слышал, по Аппалузе носятся стаи алмазных псов. Они повылазили из своих пещер и теперь скулят и пытаются спрятаться в подворотнях. Заявляют, что в их подземных ходах начал проваливаться пол.</text:p>
      <text:p text:style-name="P84">– Куда проваливаться?</text:p>
      <text:p text:style-name="P84">– Они не знают. В тех провалах не видно дна...</text:p>
      <text:p text:style-name="P84">…</text:p>
      <text:p text:style-name="P84"/>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копьём о пол и громогласно на весь зал объявил:</text:p>
      <text:p text:style-name="P84">– Леди и джентльпони! Приём окончен! Её Высочество Принцесса Селестия будет рада видеть <text:s/>вас в следующую среду!</text:p>
      <text:p text:style-name="P84">Я подошёл к нему и стражник, подмигнув и, повёв глазами в сторону двери, приоткрыл створку. Я багодарно кивнул ему и протиснулся внутрь.</text:p>
      <text:p text:style-name="P1">Селестия стояла у окна, легонько постукивая копытом по полу.</text:p>
      <text:p text:style-name="P1"><text:span text:style-name="T11">–</text:span> Ты? <text:span text:style-name="T11">–</text:span> повернулась она ко мне.</text:p>
      <text:p text:style-name="P50">– Привет, Селестия. – подчёркнуто нейтрально обратился я. – Как дела?</text:p>
      <text:p text:style-name="P50">– Привет… Макс. <text:s/>Не очень, мягко говоря.</text:p>
      <text:p text:style-name="P49"><text:span text:style-name="T11">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1">олоски и даже целые пряди розового цвета выбивались </text:span><text:span text:style-name="T1">и</text:span><text:span text:style-name="T11">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1"> </text:span><text:span text:style-name="T1">И даже м</text:span><text:span text:style-name="T11">астерски наложенный макияж не мог скрыть мешки под глазами.</text:span></text:p>
      <text:p text:style-name="P50">–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text:p>
      <text:p text:style-name="P1"><text:soft-page-break/><text:span text:style-name="T11">–</text:span> <text:span text:style-name="T1">Сорок девять</text:span> из шестидесяти четырёх? Хренасе! <text:span text:style-name="T11">–</text:span> я вспомнил рассказ Селестии про восьмёрку пегасов прошлогоднего выпуска. <text:span text:style-name="T11">–</text:span> То есть, они автоматически становятся изгоями? Ну так отмените эти экзамены вообще! <text:span text:style-name="T1">Эти пегасы </text:span>же всё равно не разучились летать, верно?</text:p>
      <text:p text:style-name="P1">Аликорница посмотрела на меня, как на неразумного ребёнка.</text:p>
      <text:p text:style-name="P1"><text:span text:style-name="T11">–</text:span> Макс,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всех пони, над территорией проживания которых работает погодный пони. <text:span text:style-name="T1">Если мы отменим экзамены </text:span><text:span text:style-name="T42">— </text:span><text:span text:style-name="T3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42">—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еду. Сколько мы с Луной приложили сил, чтобы выправить ситуацию!</text:p>
      <text:p text:style-name="P1"><text:span text:style-name="T11">–</text:span> А почему вы не поселитесь в более пригодном для земледелия месте?</text:p>
      <text:p text:style-name="P50">– <text:span text:style-name="T1">Легко сказать! </text:span>К сожалению, Эквестрия — страна, окружённая не слишком дружелюбными соседями. Нам некуда уйти в поисках лучшего места. Да и не так много этих мест.</text:p>
      <text:p text:style-name="P50">Селестия подошла к фонтанчику, обмакнула в него копыто и провела им по лбу.</text:p>
      <text:p text:style-name="P50">– Разрывы в ткани реальности появляются всё чаще. Луна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50">Я сделал вид, что не заметил полунамёка в последнем предложении. Выяснять отношения и мириться мне не хотелось.</text:p>
      <text:p text:style-name="P50">– Порадовать, к сожалению, нечем. Твой приятель, Норфолк Каррус, исчез. Судя по всему, во сне.</text:p>
      <text:p text:style-name="P50">– И Норф? О-о-о, нет!</text:p>
      <text:p text:style-name="P50">Селестия в отчаянии села на пол, прижав копыто к виску и опустошенно качая головой.</text:p>
      <text:p text:style-name="P50">– Я бессильна остановить это. Раньше исчезали пони без пары — те, кто спит в одиночестве. Но в последнее время начали исчезать даже целыми семьями. </text:p>
      <text:p text:style-name="P50">Аликорница подняла голову и <text:span text:style-name="T1">удручённо</text:span> посмотрела на меня.</text:p>
      <text:p text:style-name="P50">– Но самое страшное пришло в последнюю неделю… Мир стал тонким… Очень тонким Макс,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насчитывает не тысячи лет, а меньше десяти! Ты даже представить не можешь себе, как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знала! Если бы только знала!</text:p>
      <text:p text:style-name="P50">– Может, спросишь Луну, куда деваются пони? Сон по её части.</text:p>
      <text:p text:style-name="P49"><text:span text:style-name="T11">– </text:span><text:span text:style-name="T1">Она</text:span><text:span text:style-name="T11">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1">– </text:span><text:span text:style-name="T1">горько заметила аликорница. </text:span><text:span text:style-name="T11">– Гибель Кимеринна очень сильно повлияла на неё. Но она занималась этой проблемой до нашего похода к старому замку — безрезультатно. Именно поэтому она и согласилась с моей идеей вызвать Проводника.</text:span></text:p>
      <text:p text:style-name="P50">– Может, мне поговорить с ней?</text:p>
      <text:p text:style-name="P49"><text:span text:style-name="T11">–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2">— так точно.</text:span></text:p>
      <text:p text:style-name="P51">– Ну ок. Тогда она обрадуется следующей новости: я ухожу.</text:p>
      <text:p text:style-name="P51">Селестия еле заметно дрогнула ушами. Она отвернулась и молча смотрела в окно, не выказывая эмоций.</text:p>
      <text:p text:style-name="P51"><text:soft-page-break/>Я продолжил.</text:p>
      <text:p text:style-name="P51">– Помнится, ты поручала Твайлайт разобраться со всем эти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51">Поза аликорницы стала чуть менее скованной. На грани слышимости я уловил её вздох. Она наконец повернулась ко мне и слабо улыбнулась.</text:p>
      <text:p text:style-name="P51">– Да, Макс. Я тоже думаю, тебе лучше отправиться в Понивилль. Твайли очень способная кобылка, но та ещё копуша. Будет сидеть за книгами,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вы сможете решить и проблему угасания Эквестрии: одно тянется за другим. Но на данном этапе ей необязательно знать всё, это только испугает её и отвлечёт от исследований.</text:p>
      <text:p text:style-name="P51">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 И не забудь зайти в иммиграционную службу, взять удостоверение личности. Назовёшься и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51">– А в мешочке что?</text:p>
      <text:p text:style-name="P51">– Немного денег. Хоть ты и зол на меня, не отказывайся, прошу тебя. Вдобавок, на исследования Твайлайт деньги наверняка понадобятся: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дышит на ладан, но если тебе понадобятся финансы или другие ресурсы — обращайся без сомнений.</text:p>
      <text:p text:style-name="P51">Я хотел было оскорбиться такой опекой со стороны аликорницы, но, глянув в её глаза, передумал.</text:p>
      <text:p text:style-name="P51">– Твоё высочество<text:span text:style-name="T1">, ты, вообще, спишь по ночам? У тебя глаза красные, как у кролика-альбиноса.</text:span></text:p>
      <text:p text:style-name="P51">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осторожно подняла переднее копыто и легонько упёрлась мне в грудь. Я чувствовал, что её нога мелко дрожит.</text:span></text:p>
      <text:p text:style-name="P51">–<text:span text:style-name="T1"> Отправляйся, Макс. Очень надеюсь на успех твоей миссии.</text:span></text:p>
      <text:p text:style-name="P61">Она повернулась и вышла из зала, почти подметая хвостом пол.</text:p>
      <text:p text:style-name="P51"/>
      <text:p text:style-name="P1"><text:span text:style-name="T44">&lt;</text:span><text:span text:style-name="T62">Mark Knopfler - </text:span><text:span text:style-name="T61">Hill Farmer's Blues</text:span><text:span text:style-name="T44">&gt;</text:span></text:p>
      <text:p text:style-name="P53">***</text:p>
      <text:p text:style-name="P51"/>
      <text:p text:style-name="P59">Давным-давно мир был совсем юн и полон магии.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 Но со временем магии стало меньше, а мир стал более <text:span text:style-name="T1">твёрд и реален</text:span>.</text:p>
      <text:p text:style-name="P59">–<text:span text:style-name="T1"> Но магия есть и сейчас, мам!</text:span></text:p>
      <text:p text:style-name="P59"><text:span text:style-name="T1">– В те времена её было намного больше.</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text:span><text:soft-page-break/><text:span text:style-name="T1">меньше силы. Так и с миром: чем он старше, тем более материален и менее гибок он становится, и тем меньше в нём магии.</text:span></text:p>
      <text:p text:style-name="P59"><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78">Так возникли пони и многие другие.</text:p>
      <text:p text:style-name="P59"><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59">–<text:span text:style-name="T1"> Весь мир как Вечнодикий лес?</text:span></text:p>
      <text:p text:style-name="P78">– Да, моя малышка, весь Эквус.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78">– Ма-а-ам, а со мной связан элементаль?</text:p>
      <text:p text:style-name="P78">– Конечно, Эйприл. В каждом из нас есть её бессмертная искорка.</text:p>
      <text:p text:style-name="P1"><text:span text:style-name="T38">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59"><text:span text:style-name="T1">– Конечно, мам! «День горящего очага» </text:span>— <text:span text:style-name="T1">верно?</text:span></text:p>
      <text:p text:style-name="P78">– Ты права. И, видя мир и согласие среди своих подопечных, возрадовались элементали трёх пони-рас. И тоже объединились, вобрав в себя их общие черты.</text:p>
      <text:p text:style-name="P78">Так возникли аликорны.</text:p>
      <text:p text:style-name="P78">Но даже после тройственного союза жизнь пони была нелегка. Воинственные соседи теснили их, большая их часть была в рабстве. И,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Древними: «Намерение меняет реальность». И, чтобы облегчить участь своих подопечных и принять на себя их боль, сошла из тонкого мира к ним в Эквестрию. </text:p>
      <text:p text:style-name="P78">Имя её было Селестия.</text:p>
      <text:p text:style-name="P78">За ней последовала и сестра её, <text:span text:style-name="T11">Луна</text:span>.</text:p>
      <text:p text:style-name="P78">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 </text:p>
      <text:p text:style-name="P78">То есть, всегда.</text:p>
      <text:p text:style-name="P78">Тут и сказке конец. А теперь, Эйприл, залазь на полку и закрывай глазки.</text:p>
      <text:p text:style-name="P78">– Ну ма-а-ам! Раскажи ещё что-нибудь! Про Сомбру!</text:p>
      <text:p text:style-name="P78">– Про Сомбру <text:span text:style-name="T11">— в следующий раз. А е</text:span>сли мы не уснём в ближайшие десять минут, придёт древесный волк и заберёт меня в Вечнодикий лес!</text:p>
      <text:p text:style-name="P78">– А почему только тебя? А меня? А дядю-<text:span text:style-name="T69">мино</text:span>тавра?</text:p>
      <text:p text:style-name="P78">– <text:s/>Тебя забрать я ему не дам. А в дядю не тыкай копытом, это невежливо! Спи уже, моя маленькая!</text:p>
      <text:p text:style-name="P78">– Поцелуй меня на ночь, мам!</text:p>
      <text:p text:style-name="P78"><text:soft-page-break/>– Конечно, моя хорошая...</text:p>
      <text:p text:style-name="P78"/>
      <text:p text:style-name="P51">Вагоны убаюкивающе перестукивались по рельсам, унося меня прочь от Кантерлота. Я перевернулся на другой бок и провалился в сон.</text:p>
      <text:p text:style-name="P94">&lt;https://www.youtube.com/watch?v=Py9SDdYGFrQ&gt;</text:p>
      <text:h text:style-name="Heading_20_2" text:outline-level="2">10. Понивилль</text:h>
      <text:p text:style-name="P51"/>
      <text:p text:style-name="P15">Игрушечный паровозик издал прощальный гудок и отправился в зелёную 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уклониться от пары пролетевших под потолком пегасов.</text:p>
      <text:p text:style-name="P15">Первым делом я зашёл в мэрию и показал мэру рекомендательное письмо, мысленно поблагодарив Селестию. Ещё в Кантерлоте я насмотрелся на очереди в иммиграционном агентстве, и возможности избежать регистрационной волокиты я был несказанно рад. Простая, хоть и канительная из-за очередей процедура регистрации, короткий экзамен на знание законов и истории пони <text:span text:style-name="T48">— и можно ездить по всей Эквестрии без ограничений. Я, впрочем, благодаря заветному приказу, был избавлен не только от очередей, но и от экзамена.</text:span></text:p>
      <text:p text:style-name="P15"><text:s/>Мэр посматривала на меня украдкой поверх очков, но не заикнулась о моём происхождении. Толерантность была характерной чертой пони: сказывалось соседство Эквестрии с многочисленными племенами разумных и полуразумных существ. </text:p>
      <text:p text:style-name="P15">После короткой лекции об порядках в Понивилле, его истории, культуре и инфраструктуре, мэр предложила мне на выбор гостинницу и несколько пустующих домов в разных частях городка.</text:p>
      <text:p text:style-name="P15">Гостинницу я сразу отверг <text:span text:style-name="T48">— мне хотелось привлекать как можно меньше внимания к своей особе. Да и собраться с мыслями проще в доме, избавленном от суеты и голосов за стенами.</text:span></text:p>
      <text:p text:style-name="P51">–<text:span text:style-name="T1"> Вот этот подойдёт. </text:span>–<text:span text:style-name="T1"> ткнул я в квадратик на карте, расположенный на окраине.</text:span></text:p>
      <text:p text:style-name="P61">Уплатив в городской бюджет скромную арендную плату и получив ключ, я отправился обживаться.</text:p>
      <text:p text:style-name="P15"/>
      <text:p text:style-name="P22">***</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посоперничать с не самыми дешёвыми ресторанами моего мира. Мне, как всеядному, даже <text:s/>выписали повара-грифона для приготовления рыбных блюд. </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И съев аппетитный кекс из яичного теста впополам с люцерной, я рисковал, в лучшем случае, отделаться расстройством желудка. Потому, разложив немногочисленные шмотки по дому, я отправился на базар.</text:p>
      <text:p text:style-name="P1">Понивилльский рынок напомнил мне времена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рядов с выражением мечтательного идиота.</text:p>
      <text:p text:style-name="P1">Вот за горой аппетитной морковки обнаружилась кудрявая пони золотистого цвета. Полулёжа за прилавком, она проводила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oft-page-break/><text:span text:style-name="T43">–</text:span><text:span text:style-name="T35"> Эй, верзила, поосторожнее, лягать тя в пузо! Куда прёшься-то?</text:span></text:p>
      <text:p text:style-name="P15">Засмотревшись на окресности, я чуть не сбил задом прилавок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и.</text:p>
      <text:p text:style-name="P51">– Ты что, как-тя-там, впервые на базаре? Так таращишься по сторонам, как будто морковку с картохой впервые в жизни увидел.</text:p>
      <text:p text:style-name="P51">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51">Я перегнулся через прилавок, стараясь рассмотреть кьютимарку кобылки. </text:p>
      <text:p text:style-name="P51">– Слышь, красавчик, ты сидру перепил, или как? Чёй-та тебя мои фланки заинтересовали? Если хоче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51">Так и есть! На крупе кобылки красовались три яблока. Вот только, блин, как её звали-то?</text:p>
      <text:p text:style-name="P51">– <text:s/>Прошу прощения, Аппл... Эппл... Эпплхэт?</text:p>
      <text:p text:style-name="P51">– Ща залеплю оплеуху. – мрачно процедила пони. – Мало того, что таращится, как василиск, так ещё и издевается!</text:p>
      <text:p text:style-name="P51">– Да ладно тебе, Эй-Джей! Вполне милое имя. – хихикнул дракончик с кукурузой, проходя мимо.</text:p>
      <text:p text:style-name="P51">Ага, вот!</text:p>
      <text:p text:style-name="P51">– Извините меня пожалуйста, Эй-Джей, просто мне показалось, что вы напоминаете одну мою знакомую.</text:p>
      <text:p text:style-name="P51">– Эй-Джей я для друзей! – сварливо заметила поняха, – А для всех остальных — тебя тоже! — Эпплджек.</text:p>
      <text:p text:style-name="P51">Блин, опять облажался. Как-то хреново начинается знакомство с Понивиллем.</text:p>
      <text:p text:style-name="P51">– Понял. А меня зовут Макс. Приятно было познакомиться, Эпплджек.</text:p>
      <text:p text:style-name="P51">Я повернулся было уходить.</text:p>
      <text:p text:style-name="P51">– Э-э-э… Макс?</text:p>
      <text:p text:style-name="P51">– Да? – я повернулся обратно.</text:p>
      <text:p text:style-name="P51">Поняха водила копытом по прилавку. Надвинутая на лоб шляпа скрывала выражение мордочки. </text:p>
      <text:p text:style-name="P51">– А то б купил пару яблок? У меня за весь день ни шиша покупателей. То есть, полный облом, хоть в лужу свисти. Как подумаю, что с полными корзинами домой возвращаться придётся — шляпу до крупа натянуть хочется.</text:p>
      <text:p text:style-name="P51">Я вернулся к прилавку.</text:p>
      <text:p text:style-name="P51">Импровизированный торговый ларёк из тележки с навесом был уставлен корзинами. Были тут и жёлтые яблоки, и зелёные, и красные и даже оранжевые. Круглые и продолговатые, маленькие и большие, гладкие и в пупырышках.</text:p>
      <text:p text:style-name="P51">– Сколько стоят вот эти? – указал я на пирамидку красных яблок размером с треть арбуза каждое.</text:p>
      <text:p text:style-name="P51">– Ред Делишес? Две серебряшки.</text:p>
      <text:p text:style-name="P51">– Куча?</text:p>
      <text:p text:style-name="P51">– Ну ты даёшь! – хмыкнула Эпплджек. – Даже не смешно.</text:p>
      <text:p text:style-name="P51"><text:soft-page-break/>– Неужели штука?</text:p>
      <text:p text:style-name="P51">Поняшка выпрыгнула из-за прилавка и смерила меня долгим взглядом.</text:p>
      <text:p text:style-name="P51">– Слушай, Макс,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51">Я улыбнулся и кивнул в ответ. Ситуация начала выправляться.</text:p>
      <text:p text:style-name="P51">– Вот, смотри: Ред Делишес, чт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но у Голден Харвест можно купить дешевле. Томаты можешь купить у той кобылки, Ромы, по двадцать бит за три штуки. Вишни есть вооон у того жлоба в бейсболке за десять бит штучка — но я бы не советовала. Он их возит аж из Х<text:span text:style-name="T1">олма Черри.</text:span> Через пару недель вишни и у нас появятся, тогда цена на них упадёт.</text:p>
      <text:p text:style-name="P51">– А сколько стоит вот это? – указал я на небольшую прикрытую от солнца мешковиной баночку с содержимым удивительной радужной расцветки.</text:p>
      <text:p text:style-name="P51">– Вольт-яблочный джем? Дружище, у тебя хороший вкус. – похвалила меня Эпплджек. – Это самое лучшее, что может предложить Яблочная Аллея. Но и стоит он недёшево: восемьдесят бит. Последняя банка. Если хочешь, могу дать попробовать.</text:p>
      <text:p text:style-name="P51">Поняшка набрала ложечку джема и предложила мне. </text:p>
      <text:p text:style-name="P51">Первые секунды я просто стоял с закрытыми глазами и блаженной улыбкой, ощущая, как ароматный нектар тает на языке. Ощущение было, как если бы у меня на языке растворялся кусочек радуги с мёдом. Наконец, ко мне вернулся дар речи.</text:p>
      <text:p text:style-name="P51">– Это просто восхитительно! Чудесно! Никогда такого не пробовал! И даже представить не мог, что такая вкуснотень существует!</text:p>
      <text:p text:style-name="P51">Эпплджек просто расцвела от моих дифирамбов.</text:p>
      <text:p text:style-name="P51">– Тебе, сахарок, как гостю города, сделаю скидку. Забирай за шестьдесят. Раньше меньше чем золотой не отдавала.</text:p>
      <text:p text:style-name="P51">Расплачиваясь, я спросил:</text:p>
      <text:p text:style-name="P51">– Ты, случаем, не знаешь, как пройти к городской библиотеке?</text:p>
      <text:p text:style-name="P51">Эпплджек, вскинув копыто ко лбу, запричитала:</text:p>
      <text:p text:style-name="P51">–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но заблудишься!</text:p>
      <text:p text:style-name="P51">Тут Эпплджек прервалась и что есть силы замахала кому-то:</text:p>
      <text:p text:style-name="P51">– Рэр! Эй! Рэр! Давай к нам!</text:p>
      <text:p text:style-name="P51">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51">–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51"><text:soft-page-break/>– Знакомься, Рэр, это Макс!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Максу надо пройти к библиотеке. Проведёшь?</text:p>
      <text:p text:style-name="P51">– Эпплджек! Сколько можно повторять: модельер, а не рукодельница! Проведу, конечно. – устало произнесла Рэрити.</text:p>
      <text:p text:style-name="P51">– А какая разница? – беспечно махнула копытом Эпплджек, не обращая внимание на нахмурившуюся единорожку. – Шмотки — они и в Эппллузе шмотки.</text:p>
      <text:p text:style-name="P51">– Разница, как если бы тебя вместо огородницы назвали… ммм… <text:s/>реднеком. Пойдёмте, Макс.</text:p>
      <text:p text:style-name="P51">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51">– Это ты меня, фермершу в четвёртом поколении, назвала “огородницей”?!! Чтоб мне лопнуть, если меня оскорбляли сильнее! Вы, городские, банан от огурца не отличите!</text:p>
      <text:p text:style-name="P51">–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ммм… бананах.</text:p>
      <text:p text:style-name="P51">– Огородница!.. Ишь, чего выдумала! По мне, так уж лучше “реднек”, чем “огородница”! – слышалось бурчание Эпплджек нам вдогонку.</text:p>
      <text:p text:style-name="P51">Единорожка с серьёзным видом завела меня за угол и только после этого звонко расхохоталась.</text:p>
      <text:p text:style-name="P51">– Я думал, вы друзья. – заметил я.</text:p>
      <text:p text:style-name="P51">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51">– Не обращайте внимания, Макс.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51">– Буду только рад. Сам бы предложил, да не успел.</text:p>
      <text:p text:style-name="P51">–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51">– Не сомневаюсь. Мы в конце-концов неплохо поладили и она даже сделала мне скидку на вольт-яблочн<text:span text:style-name="T1">ый</text:span> джем.</text:p>
      <text:p text:style-name="P51">– А почём продала, если не секрет?</text:p>
      <text:p text:style-name="P51">– За шестьдесят бит.</text:p>
      <text:p text:style-name="P51">– Оу, 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51">–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всё! Ты должен быть в курсе, я уверена!</text:p>
      <text:p text:style-name="P51">Единорожка чуть не подпрыгивала от любопытства. Заметив мою отвалившуюся челюсть, она вновь рассмеялась.</text:p>
      <text:p text:style-name="P51">–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text:soft-page-break/>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51">–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Платин Нидл выполняет заказы только для королевского двора. Серебряная тиара на воротнике куртки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куртки означает...</text:p>
      <text:p text:style-name="P51">–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51">–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51">– От недосыпа. – перебил я Рэрити. – Красные от недосыпа глаза я не спутаю ни с чем. Сам такие двадцать лет наблюдал в зеркале.</text:p>
      <text:p text:style-name="P51">– Это плохо. – погрустнела Рэрити. – Сон — важная часть для здоровья пони. Наверное, у её Высочества много дел. Я, когда готовлю важные заказы, тоже мало сплю. Однажды моя сестрица, Свити...</text:p>
      <text:p text:style-name="P51">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51">–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51">Мы остановились перед деревом.</text:p>
      <text:p text:style-name="P51">Даже не так. </text:p>
      <text:p text:style-name="P51">Мы остановились перед ДЕРЕВОМ! </text:p>
      <text:p text:style-name="P51">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й коре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51">– Мы пришли. Этот дуб — одна из главных достопримечательностей Понивилля. Есть легенда, что его посадила сама принцесса <text:span text:style-name="T1">две с половиной</text:span> тысяч<text:span text:style-name="T1">и</text:span> лет назад и у него есть магический двойник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51">Единорожка удалилась, оставив <text:span text:style-name="T1">после себя лёгкий запах жасмина.</text:span></text:p>
      <text:p text:style-name="P51"><text:soft-page-break/></text:p>
      <text:h text:style-name="Heading_20_2" text:outline-level="2">11. Библиотека Золотого Дуба</text:h>
      <text:p text:style-name="P51"/>
      <text:p text:style-name="P51">– Э-э-э… Добрый день?</text:p>
      <text:p text:style-name="P51">Фиолетовый круп застыл на месте. Потом послышалась возня, круп попятился и из глубины книжной полки показалась лавандовая единорожка, левитирующая за собой здоровенный пыльный фолиант. “<text:span text:style-name="T1">Тайны Тайных Наук</text:span>” — прочитал я на его корешке.</text:p>
      <text:p text:style-name="P61">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61">Мне показалось, единорожка смотрела на меня малость раздражённо. Фолиант с громким стуком хлопнулся на пол.</text:p>
      <text:p text:style-name="P51">– Эммм. Добрый вечер, человек Макс. <text:span text:style-name="T1">Оч-чень р</text:span>ада тебя видеть в Понивилле! Что новенького <text:span text:style-name="T1">из</text:span> Кантерлот<text:span text:style-name="T1">а</text:span>?</text:p>
      <text:p text:style-name="P51">Йопт! Ещё один Шерлок Холмс на мою голову!</text:p>
      <text:p text:style-name="P51">– Извиняюсь за нескромность, а откуда тебе про меня известно?</text:p>
      <text:p text:style-name="P1"><text:span text:style-name="T43">–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35">пони-</text:span><text:span text:style-name="T43">исчезновений уже год. Почту за честь работать </text:span><text:span text:style-name="T35">под твоим руководством</text:span><text:span text:style-name="T43">. Подожди немного, я </text:span><text:span text:style-name="T35">от</text:span><text:span text:style-name="T43">систематизирую нужную информацию и расскажу тебе, насколько далеко смогла продвинуться.</text:span></text:p>
      <text:p text:style-name="P49">“Вот неугомонная” <text:span text:style-name="T12">–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 Надо будет помириться с ней по возвращению. Пусть она не считает меня ровнёй себе, хрен с ним! Не получается l'amore — будем дружить.</text:span></text:p>
      <text:p text:style-name="P51">–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51">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 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51">–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51">Твайлайт аж затопала на месте.</text:p>
      <text:p text:style-name="P51">–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51">...</text:p>
      <text:p text:style-name="P51">– И оборудовать подвал библиотеки бронекапсулой для безопасных испытаний!</text:p>
      <text:p text:style-name="P51"><text:soft-page-break/>–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51">–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51"><text:span text:style-name="T1">– Ага, и тогда ты сможешь словить её фокальным усилителем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он держал поднос с варёной кукурузой.</text:p>
      <text:p text:style-name="P61">–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уровня. Я не говорила, что сама хочу… Вдобавок, без мощного магического таланта аликорнизация будет обратимой.</text:p>
      <text:p text:style-name="P61">– Хм. Странно. А я помню, как ты, вертясь перед зеркалом, говорила: ну почему я не…</text:p>
      <text:p text:style-name="P61">– Да что же это я? Заходи, Макс,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61"/>
      <text:p text:style-name="P52">***</text:p>
      <text:p text:style-name="P51"/>
      <text:p text:style-name="P128"><text:tab/>Свеча отбрасывала мягкие тени на книжные полки. Спайк положил обглоданную кочерыжку на горку и принялся облизывать пальцы.</text:p>
      <text:p text:style-name="P61">– Так. – <text:s/>я ткнул в позицию в длинном списке оснащения. – Зачем тебе преобразователь пси-поля?</text:p>
      <text:p text:style-name="P61">–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61">–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61">– Спайк! Ковыряться когтем в зубах некрасиво! Тем более, при посторонних!</text:p>
      <text:p text:style-name="P61"><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21">«...он крепко обхватил её лавандовый подтянутый круп и игриво куснул её за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61">– СПАЙК!!! Откуда ты взял этот листок?!! – Твайлайт покраснела, как варёный рак и выхватила бумажку у меня из рук.</text:p>
      <text:p text:style-name="P61">– У тебя в черновиках, естественно. Ты сама сказала экономить бумагу. – пожал плечами дракончик.</text:p>
      <text:p text:style-name="P61">Я осторожно взял следующий листок.</text:p>
      <text:p text:style-name="P61">– Электростимулятор гипоталамуса. Драконий. В комплекте с усиленной больничной койкой и набором фиксаторов.</text:p>
      <text:p text:style-name="P61">– Это ещё чего??? – удивился Спайк. – я что-то не помню, чтоб ты такое хотела!</text:p>
      <text:p text:style-name="P61">– Эм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1">— то есть крыльев. И я подумала: а что, если…</text:span></text:p>
      <text:p text:style-name="P61"><text:span text:style-name="T11">– Вот ещё! </text:span>– возмутился дракончик. – Никогда на такое не соглашусь!</text:p>
      <text:p text:style-name="P61"><text:soft-page-break/>– Но ты сам подумай, как было бы здорово обладать крыльями! – мечтательно возразила Твайлайт.</text:p>
      <text:p text:style-name="P61">–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61">– Угу. Только шар ты же и прожёг, соревнуясь с Рэйнбоу Дэш в силе отрыжки.</text:p>
      <text:p text:style-name="P61">–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61">– Ну, достичь удалось не слишком многого. – повесила нос единорожка. – Собственно, сами работы шли только первые два месяца <text:span text:style-name="T11">— потом меня отстранили от экспериментов. И после этого от меня требуют ускорить исследования!</text:span></text:p>
      <text:p text:style-name="P61">– А почему тебя отстранили?</text:p>
      <text:p text:style-name="P61">– Из-за первых результатов. – единорожка насупилась ещё больше. – Они были ужасными.</text:p>
      <text:p text:style-name="P61"/>
      <text:p text:style-name="P63">***</text:p>
      <text:p text:style-name="P51"/>
      <text:p text:style-name="P51">...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51">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51">Со слов Луны, оболочка реальности истончилась и начала прорываться. И первой она начала рваться во снах, где она и так тонка.</text:p>
      <text:p text:style-name="P51">Я перерыла все двадцать тысяч книг понивилльской библиотеки и сто тысяч кантерлотской, просмотрела подшивку университетского “Магического вестника” за все четыреста лет его издания и довела расспросами до белого каления Зекору, пока, наконец, не вышла на путеводную нить.</text:p>
      <text:p text:style-name="P51">В который раз прохаживаясь в раздумьях по королевской библиотеке, в крыле Стар Свирла Бородатого я наткнулась на 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Индрэ, одержимого единорога! Заклинания не<text:span text:style-name="T1"> было</text:span> в библиотечных каталогах, это просто чудо, что я нашла этот листок!</text:p>
      <text:p text:style-name="P78">– Ага, он был закладкой в четвёртом номере «PlayMare», в разделе «Тридцать две позы, которые удивят вашу френдпони».</text:p>
      <text:p text:style-name="P78">– Спайк! Немедленно ложись спать!</text:p>
      <text:p text:style-name="P78">– Уже иду. Кукурузу доем только и иду.</text:p>
      <text:p text:style-name="P78">– Кстати, а почему Индрэ считали одержимым?</text:p>
      <text:p text:style-name="P78">– Потому что он считал себя человеком. Не был им, как ты, Макс, а именно считал. Ему как-то приснился сон, после которого он стал себя полагать пришельцем из другого мира, принявшим облик единорога. И он оставил после себя заклинание. Одно-единственное заклинание Воплощения или заклинание Индрэ. В школе в Кантерлоте его не изучают, и даже на факультатив не дают <text:span text:style-name="T16">— далеко не у всякого опытного мага хватит силы его вызвать</text:span>. И совсем немногим удастся контролировать его направление.</text:p>
      <text:p text:style-name="P78">– Так у вас знают про людей? Вот это новость!. В Кантерлоте, да и в Понивилле все обращаются со мной, как с диковинкой.</text:p>
      <text:p text:style-name="P78"><text:soft-page-break/>– Нууу, фактически, так оно и есть. Вы, люди, у нас описаны как мифические древние существа, которые иногда встречались единорогам в Вечнодиком лесу. Вы при встрече обычно присаживались на землю и предлагали колени, чтобы единорог мог положить на них свою голову и отдохнуть.</text:p>
      <text:p text:style-name="P78">– Хм. Ясно. Продолжай, Твайлайт.</text:p>
      <text:p text:style-name="P61"/>
      <text:p text:style-name="P61">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61">– Итак, напоминаю, заклинание Воплощения Индрэ на время отвязывает астральное тело, иначе именуемое душой, от физического. Для вас это будет выглядеть как сон. Среди прочих результатов заклинания, известны такие эффекты, как путешествие по параллельным мирам, <text:s/>воплощение в другом теле, воскрешение мёртвых и ясновидение. Нас интересует именно последнее.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61">–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61">– Потому что я буду дирижировать и направлять твой сон, Пинки. Перестань прыгать по матрасу, пожалуйста, из него уже пружины полезли. К сожалению, Индрэ не успел закончить заклинание и сделать его полностью управляемым: легенды гласят, что он бесследно исчез во время одного из сеансов обкатки Воплощения. Поэтому чётко задать обозреваемый ясновидением процесс или даже сам эффект заклинания достаточно проблематично. Но очертить общие рамки и направление я всё же постараюсь, если я правильно поняла примечания к заклинанию. Именно из-за его размытого действия мне потребуется участие всех вас в эксперименте. Чем больше пони участвует в эксперименте, тем больше вероятность, что хоть кому-нибудь удастся обрести ясновидение относительно интересующей нас темы.</text:p>
      <text:p text:style-name="P61">– Так давай сюда весь Понивилль притащим! Это ж будет на 20% круче! Представляю себе видок Биг Мака в теле мисс Черили, гы-гы!</text:p>
      <text:p text:style-name="P61">– Нет, Дэш, всё не так просто. Воплощение Индрэ относится к категории чрезвычайно энергозатратных заклинаний. И если в эксперименте будут участвовать посторонние, я смогу вовлечь в Воплощение одного <text:span text:style-name="T11">— максимум двух пони, </text:span>после чего мне придётся восстанавливаться около месяца<text:span text:style-name="T11">. С вами же я связана в круг Элементов Гармонии, что позволит мне вызвать магический резонанс и вовлечь в Воплощение от трёх до пяти пони. Поэтому я созвала всех вас и рассчитываю на вашу помощь.</text:span></text:p>
      <text:p text:style-name="P61">– А это, ммм... не опасно? Я, конечно, не то, чтобы боюсь, то есть, конечно, немножечко боюсь, но не то, чтобы отказываюсь… Просто, если это опасно, мне понадобится предупредить Ангела, чтобы позаботился об остальных, если со мной что-то случится или я задержусь на время.</text:p>
      <text:p text:style-name="P61">– Не волнуйся, Флаттершай, для этого я буду бодрствовать и контролировать ход эксперимента. Если что-то пойдёт не так, я немедленно его прерву и разбужу вас. К сожалению, не существует другого заклинания, активизирующего процесс ясновидения. Нам придётся пользоваться тем, что есть.</text:p>
      <text:p text:style-name="P61">–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ммм… нам стала видна изнанка процессов поближе к Кантерлоту?</text:p>
      <text:p text:style-name="P61">– Скажи уж прямо, поближе к королевскому дворцу, Рэр! Все в курсе твоих интересов, сахарок!</text:p>
      <text:p text:style-name="P61">– Эпплджек, я попрошу! Я же никому не говорю, ЧТО ты делаешь с огурцами!</text:p>
      <text:p text:style-name="P61">– !!!</text:p>
      <text:p text:style-name="P61">– Не ссорьтесь, девочки! По местам! Пинки, перестань играть на пружине, а ты, Дэш, прекрати аккомпанировать ей табуреткой! Флатти, вылазь из-под матраса! Я учту твою просьбу, Рэрити, а ты, в <text:soft-page-break/>свою очередь, постарайся запомнить все необычные флюктуации магии вокруг дворца<text:span text:style-name="T11">. Это поможет мне в моей монографии на тему аликорнизации.</text:span></text:p>
      <text:p text:style-name="P61">Я уселась на пуфике, а подруги заняли места на матрасах…</text:p>
      <text:p text:style-name="P78"/>
      <text:p text:style-name="P78">– Спайк, будь добр, принеси дневник эксперимента. Он в подвале, за шкафом с ретортами, в...</text:p>
      <text:p text:style-name="P78">– В сейфе, я в курсе.</text:p>
      <text:p text:style-name="P78"/>
      <text:p text:style-name="P80">***</text:p>
      <text:p text:style-name="P91">&lt;Seal — Amazing <text:span text:style-name="T1">(T</text:span><text:span text:style-name="T11">hin White Duke Remix)</text:span>&gt;</text:p>
      <text:p text:style-name="P78">Дата: 12.04.1003 А.С.</text:p>
      <text:p text:style-name="P78">Эксперимент: заклинание Воплощения Индрэ</text:p>
      <text:p text:style-name="P78">Испытуемая: Эпплджек</text:p>
      <text:p text:style-name="P78">Синопсис: запись сна со слов испытуемой</text:p>
      <text:p text:style-name="P78">Замечания: замечаний нет</text:p>
      <text:p text:style-name="P78"/>
      <text:p text:style-name="P1">Я посмотрела на застывшее у моих ног<text:span text:style-name="T1"> тело</text:span>.</text:p>
      <text:p text:style-name="P23">“Значит, всё. Вот как это бывает.”</text:p>
      <text:p text:style-name="P1">В глубине лазарета тревожно загудел зуммер. Дверь палаты открылась, к моей койке подбежала медсестра.</text:p>
      <text:p text:style-name="P23">“Как её зовут? Запамятовала... Дочка Бловбола, я его ещё последним втащила, прежде чем дверь затворилась. Как же её зовут-то?”</text:p>
      <text:p text:style-name="P89">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3">“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слились в один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3"><text:span text:style-name="T1">«Ох, Селестия, как же давно я не видела солнца! Я уже почти забыла, какое оно. Родившиеся в Стойле смеются, когда я пытаюсь им объяснить, как оно выглядит. Нет, не так. Смеялись. Надо обо всём думать в прошлом времени. Всё осталось позади. А впереди </text:span><text:span text:style-name="T47">— солнце. Моё солнце.</text:span><text:span text:style-name="T7">»</text:span></text:p>
      <text:p text:style-name="P13">Я остановилась перед дверью. Четыре ярда брони отделяли меня от Эквестрии. Четыре ярда и двадцать пять лет.</text:p>
      <text:p text:style-name="P23"><text:span text:style-name="T7">«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Ох, Селестия, если ты слышишь меня, если ты ещё жива </text:span><text:span text:style-name="T47">—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span text:style-name="T7">»</text:span></text:p>
      <text:p text:style-name="P5">Я прошла сквозь дверь.</text:p>
      <text:p text:style-name="P5"><text:soft-page-break/>Снаружи вставало солнце. Размытый а<text:span text:style-name="T33">лый диск поднимался над землёй и уже коснулся нижней кромки облаков, плотно затягивающих всё небо</text:span>. Луч света осветил покрытые рыжей пылью руины...</text:p>
      <text:p text:style-name="P5">На моих глазах пустошь, которой стал Понивилль, стала преображаться. Зазвенел колокольчик, возвещая жеребят о начале урока. С рынка доносился гомон торгующихся. Раздался треск фейерверка и <text:s/>смех. К станции, деловито пыхтя, подходил поезд. Пони подхватили чемоданы в ожидании. Призраки прошлого манили меня, упрашивая забыть, что произошло.</text:p>
      <text:p text:style-name="P1"><text:span text:style-name="T1"><text:s text:c="2"/>Я</text:span> увидела себя, догоняющую старую подругу Рэйнбоу Дэш. И она, и мой двойник полупрозрачными силуэтами мчались к библиотеке, приветливо растворившей двери им навстречу.</text:p>
      <text:p text:style-name="P1">Я помчалась за ними. Солнце начало чернеть, погружая мир во тьму.</text:p>
      <text:p text:style-name="P1">Внутри библиотеки, в центре звезды из спящих кобылок, сидела на пуфике Твайлайт. Она с закрытыми глазами беззвучно читала заклинание. Рог её мягко светился.</text:p>
      <text:p text:style-name="P1">Бегущие призраки с ходу прыгнули в мягкий круг света в центре комнаты и испарились. <text:span text:style-name="T11">Очертания мира вокруг меня стали дрожать и множиться. Я увидела, как со всех сторон сквозь стены проходят и исчезают в магическом свете сотни полупрозрачных силуэтов меня, Рэйнбоу Дэш, Рэрити, Флаттершай, Пинки, Твайлайт, принцесс Селестии и Луны и многих других — кого я знала и не знала. Они слились в размытые тени в своём движении. В конце я увидела множество Эквестрий: одна за другой они пропадали в центре, втягиваясь в светящуюся точку подобно облачку дыма в пылесос. Это были и цветущие довоенные Эквестрии, и сгорающие в пламени войны, и другие, которых я не узнавала. У меня дико заболела голова: мне казалось, она вылезет из шляпы распухшим шаром. Мне самой неимоверно захотелось прыгнуть в круг света...</text:span></text:p>
      <text:p text:style-name="P78"/>
      <text:p text:style-name="P78">Примечания: ПипБак? Стойло? Двойники? Параллельные Эквестрии?</text:p>
      <text:p text:style-name="P1"/>
      <text:p text:style-name="P3">***</text:p>
      <text:p text:style-name="P1"/>
      <text:p text:style-name="P78">Дата: 12.04.1003 А.С.</text:p>
      <text:p text:style-name="P78">Эксперимент: заклинание Воплощения Индрэ</text:p>
      <text:p text:style-name="P78">Испытуемая: Рэйнбоу Дэш</text:p>
      <text:p text:style-name="P78">Синопсис: описание пробуждения испытуемой</text:p>
      <text:p text:style-name="P78">Замечания: испытуемая отказалась дать описание сна. «Гы-гы... Фигасе... Человеки рулят...» <text:span text:style-name="T15">—</text:span><text:span text:style-name="T16"> </text:span><text:span text:style-name="T65">всё, что удалось от неё добиться.</text:span></text:p>
      <text:p text:style-name="P1"/>
      <text:p text:style-name="P23">Испытуемая после пробуждения ведёт себя странно. Наблюдается покраснение щёк,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 Несколько раз <text:s/>наблюдались странные взгляды в мою сторону.</text:p>
      <text:p text:style-name="P1"/>
      <text:p text:style-name="P7">Примечания: человеки?</text:p>
      <text:p text:style-name="P7"/>
      <text:p text:style-name="P3">***</text:p>
      <text:p text:style-name="P61">&lt;<text:span text:style-name="T64">d.notive — Talking Flight</text:span>&gt;</text:p>
      <text:p text:style-name="P78">Дата: 12.04.1003 А.С.</text:p>
      <text:p text:style-name="P78">Эксперимент: заклинание Воплощения Индрэ</text:p>
      <text:p text:style-name="P78">Испытуемая: Рэрити</text:p>
      <text:p text:style-name="P78"><text:soft-page-break/>Синопсис: запись сна со слов испытуемой</text:p>
      <text:p text:style-name="P78">Замечания: замечаний нет</text:p>
      <text:p text:style-name="P78"/>
      <text:p text:style-name="P1"><text:span text:style-name="T35">Я летела сквозь мглу, усеянную сине-зелёными звёздами, к той единственной, к которой меня тянуло с неодолимой силой и которая приковы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1">—</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Пони отстранённо трусили в <text:span text:style-name="T1">пространстве</text:span>, приближаясь к большому <text:span text:style-name="T1">чёрному </text:span>экрану. 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Изображение начало рябить и таять в моих глазах. Последнее, что я помню </text:span><text:span text:style-name="T37">— высокая светлая фигура с длинным рогом, занимающая своё место в очереди...</text:span></text:p>
      <text:p text:style-name="P1"/>
      <text:p text:style-name="P23">Примечания: <text:span text:style-name="T47">чёрный экран?</text:span></text:p>
      <text:p text:style-name="P60"/>
      <text:p text:style-name="P63">***</text:p>
      <text:p text:style-name="P61"/>
      <text:p text:style-name="P78">Дата: 12.04.1003 А.С.</text:p>
      <text:p text:style-name="P78">Эксперимент: заклинание Воплощения Индрэ</text:p>
      <text:p text:style-name="P78">Испытуемая: Пинки Пай</text:p>
      <text:p text:style-name="P78">Синопсис: описание пробуждения испытуемой</text:p>
      <text:p text:style-name="P78">Замечания: испытуемая отказалась дать описание сна.</text:p>
      <text:p text:style-name="P78"/>
      <text:p text:style-name="P78">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78"/>
      <text:p text:style-name="P78">Примечания: через месяц волосы Пинки пришли в обычное состояние, хотя при встрече с Рэйнбоу Дэш она по прежнему прячет глаза.</text:p>
      <text:p text:style-name="P78"/>
      <text:p text:style-name="P80">***</text:p>
      <text:p text:style-name="P78"/>
      <text:p text:style-name="P78">Дата: 12.04.1003 А.С.</text:p>
      <text:p text:style-name="P78"><text:soft-page-break/>Эксперимент: заклинание Воплощения Индрэ</text:p>
      <text:p text:style-name="P78">Испытуемая: Флаттершай</text:p>
      <text:p text:style-name="P78">Синопсис: описание пробуждения испытуемой</text:p>
      <text:p text:style-name="P78">Замечания: получить описание сна оказалось невозможным. 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78"/>
      <text:p text:style-name="P78">* Примечания: при виде кексиков истерика случилась с Пинки Пай.</text:p>
      <text:p text:style-name="P78"/>
      <text:p text:style-name="P3">***</text:p>
      <text:p text:style-name="P1"/>
      <text:p text:style-name="P23">Сим повелеваем прекратить дальнейшие эксперименты<text:span text:style-name="T33"> с использованием Воплощения Индрэ</text:span>, дабы не возмущать ткань сновидений и не подвергать опасности физическое и психическое здоровье пони.</text:p>
      <text:p text:style-name="P23"/>
      <text:p text:style-name="P25">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
      <text:p text:style-name="P95"/>
      <text:h text:style-name="Heading_20_2" text:outline-level="2">12. День сурка</text:h>
      <text:p text:style-name="P15">&lt;<text:span text:style-name="T58">Seal - amazing</text:span>&gt;</text:p>
      <text:p text:style-name="P5">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7">Кажись, я таки проснулся. Бред-то какой, а? Всё это был просто бред! Надо слазить с валиума <text:span text:style-name="T11">— </text:span>да-да, чувак, пора себе признаться, что ты конкретно на него подсел. Так феерично и надолго ты ещё не улетал. Да и с бухлом завязывай, если уж на то пошло. А то допился до розовых поней <text:span text:style-name="T11">—</text:span> так и в дурку попасть недолго. Вот и сейчас перегар такой, что снег плавится. Пройди реабилитацию и вернись в проект. А не примут <text:span text:style-name="T11">— найти новую работу. Так даже лучше: быстрее забудешь всю эту хренотень с рогатыми кобылами. </text:span>Будь мужиком, блеать! <text:span text:style-name="T11">Найди себе бабу и заживи сытой, размеренной жизнью городского ублюдка. Что ещё нужно, чтобы спокойно сдохнуть?</text:span></text:p>
      <text:p text:style-name="P12">Дорога исчезла в снежном сугробе.</text:p>
      <text:p text:style-name="P7">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text:span text:style-name="T11">BMW</text:span>. Значит, скоро выйду на дорогу, а там через пару кварталов мой дом.</text:p>
      <text:p text:style-name="P5">Дрожащий круг света наткнулся на очертания белой фигуры.</text:p>
      <text:p text:style-name="P61">– Здравствуй, Макс.</text:p>
      <text:p text:style-name="P61">Я молча смотрел на неё, слегка пошатываясь. В голове воцарилась звенящая пустота.</text:p>
      <text:p text:style-name="P61">Селестия шагнула мне навстречу.</text:p>
      <text:p text:style-name="P61">– Пожалуйста, прошу тебя, не думай так. Мы — не плод твоего воображения, мы — живые, мы — существуем! Когда ты так думаешь, я чувствую, как мир тает.</text:p>
      <text:p text:style-name="P61">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text:soft-page-break/>обнимает меня мокрыми крыльями в бассейне. А потом отталкивает. Желчь поднялась со дна моей замёрзшей души.</text:p>
      <text:p text:style-name="P61">– <text:s/>Думаю как?</text:p>
      <text:p text:style-name="P61">– Думаешь, что мы — плод твоего воображения, отравленного наркотиком. Это не так. Прошу тебя...</text:p>
      <text:p text:style-name="P61">– А если ты — действительно мой бред? – съязвил я. – Вот сейчас протрезвею, и ты исчезнешь.</text:p>
      <text:p text:style-name="P61">Порыв ветра скрыл аликорницу в вихре снежинок. Её очертания расплылись.</text:p>
      <text:p text:style-name="P61">– Эй, постой, ты куда? Я пошутил! Погоди, не исчезай! Стой! Не оставляй меня здесь!!! Я пошутил!!!</text:p>
      <text:p text:style-name="P61">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долго, как мне казалось, целую вечность, пока, наконец, не уткнулся лицом ей в шею.</text:p>
      <text:p text:style-name="P61">– Ты напугала меня! – пожаловался я ей. – Не исчезай больше!</text:p>
      <text:p text:style-name="P61">Аликорница прижала меня к себе крыльями и устало усмехнулась.</text:p>
      <text:p text:style-name="P61">–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5"><text:span text:style-name="T48">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61">– Знаешь, я всё думал над твоими словами тогда, ну, ты помнишь... В бассейне. Они всё ещё в силе? Я могу быть твоим другом?</text:p>
      <text:p text:style-name="P61">Аликорница тихо засмеялась, защекотав мне ухо.</text:p>
      <text:p text:style-name="P61">– Глупый-глупый мо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61">Я перестал чувствовать метель и холод. Я обнимал аликорницу и мне было хорошо.</text:p>
      <text:p text:style-name="P5">Где-то вдали, на пределе слышимости послышался стук.</text:p>
      <text:p text:style-name="P61">– Времени осталось немного. Мне надо, чтобы ты запомнил одну вещь.</text:p>
      <text:p text:style-name="P61">– А?</text:p>
      <text:p text:style-name="P61">–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1">– Я доведу! Обещаю! Но что может случиться с тобой, Селли?</text:p>
      <text:p text:style-name="P5">Стук стал громче.</text:p>
      <text:p text:style-name="P61">– Ничего. Всё в порядке, Макс. Мы ещё выпьем вместе не один бокал вина — ты только не убегай сразу после первого! – Селестия слабо хохотнула, пошатнувшись в моих руках.</text:p>
      <text:p text:style-name="P61">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5">…</text:p>
      <text:p text:style-name="P5">Тук-тук-тук.</text:p>
      <text:p text:style-name="P5">Я заворочался в постели, стараясь удержать ускользающий сон. Потянувшись за одеялом, рукой упёрся во что-то тёплое.</text:p>
      <text:p text:style-name="P5">Тук-тук-тук!</text:p>
      <text:p text:style-name="P5">Я с удивлением обнаружил рядом с собой сопящую розовую пони, кудряшки гривы которой разметались по всей подушке.</text:p>
      <text:p text:style-name="P61"><text:soft-page-break/>–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61">Пони почавкала спросонку, пошарила по кровати копытом и, не открывая глаз, завернулась в одеяло с головой, совершенно сдёрнув его с меня.</text:p>
      <text:p text:style-name="P5">ТУК-ТУК-ТУК!</text:p>
      <text:p text:style-name="P61">– Что за ерунда? – Я схватился за голову, пытаясь не дать ей взорваться. Потом взглянул вниз и схватился за другое. – Что за херня??!</text:p>
      <text:p text:style-name="P61">Я вскочил и в спешке начал одеваться.</text:p>
      <text:p text:style-name="P61">БАЦ-БАЦ-БАЦ!!!</text:p>
      <text:p text:style-name="P61">– Уже бегу!</text:p>
      <text:p text:style-name="P61">Одевая штаны, я попрыгал к двери на одной ноге. На пороге стояла серая пегаска с косящим взглядом.</text:p>
      <text:p text:style-name="P61">– Привет, Макс. Тебе корреспонденция. – пегаска порылась в сумке и выудила зубами пухлый пакет.</text:p>
      <text:p text:style-name="P61">– «Особенности поведения, питания и размножения приматов». – прочитал я на стикере.</text:p>
      <text:p text:style-name="P61">– Упс! Ошибочка! Это для Твайлайт. – пегаска забрала пакет и выудила из сумки конверт. – Вот. Распишись в ведомости получения, пожалуйста.</text:p>
      <text:p text:style-name="P5">Вручив конверт, пегаска улетела. Я присел на крыльцо, яростно массируя виски и вспоминая вчерашнее...</text:p>
      <text:p text:style-name="P5"/>
      <text:p text:style-name="P11">***</text:p>
      <text:p text:style-name="P5"/>
      <text:p text:style-name="P1"><text:span text:style-name="T11">Солнечный лучик настойчиво пробивался сквозь плотно сомкнутые веки. Ветерок через открытое окно </text:span><text:span text:style-name="T1">щекотал уши и шуршал</text:span><text:span text:style-name="T11"> </text:span><text:span text:style-name="T1">занавесками</text:span><text:span text:style-name="T11">. Я раскрыл глаза, в который раз наслаждаясь ясной головой и абсолютной выспанностью </text:span><text:span text:style-name="T43">—</text:span><text:span text:style-name="T11"> роскошью, недоступной мне </text:span><text:span text:style-name="T1">годами</text:span><text:span text:style-name="T11">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5">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исчезающие в глубине сада в приземистой кирпичной будке с массивными воротами. И вот из этой-то будки отчётливо раздавалась перебранка.</text:p>
      <text:p text:style-name="P5">…</text:p>
      <text:p text:style-name="P61">– Но нигде не сказано, какие частицы надо ускорять! Мне за эти самоцветы от сестры влетит!</text:p>
      <text:p text:style-name="P61">–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1">— и о</text:span>н<text:span text:style-name="T11"> з</text:span>нает, как приготовить<text:span text:style-name="T11"> </text:span>из них особенный вольт-сидр, который больше никто не сделает<text:span text:style-name="T11">.</text:span></text:p>
      <text:p text:style-name="P51">– Эээ! Это что же получается? Выходит, зря я яблоки <text:span text:style-name="T1">притащила</text:span>? Нам же не сидр нужен?</text:p>
      <text:p text:style-name="P51">–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61"><text:soft-page-break/>– А, по-моему, ты перепутала, Скуталу. Мыслью направляется <text:span text:style-name="T11">заклинание Индрэ.</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61">– Эээ! Я не собираюсь ни с чем сталкивать свои яблоки! И перегонять тоже! Давайте лучше их съедим.</text:p>
      <text:p text:style-name="P61">– Тише, поняши! Нас могут услышать! Зачем сейчас спорить о том, о чём мы уже спорили вчера и позавчера?</text:p>
      <text:p text:style-name="P61">– Тебе легко говорить, Ску! Ты никакой своей особенной частицы не притащила! Давай мы твой скутер к ускорителю пришпандорим?</text:p>
      <text:p text:style-name="P51"><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61">– Так причём тут ускоритель, Скуталу?! Говорю ж, это для заклинания Индрэ...</text:p>
      <text:p text:style-name="P61"/>
      <text:p text:style-name="P61">…</text:p>
      <text:p text:style-name="P61"/>
      <text:p text:style-name="P61">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61">Вот уже неделю я жил в Понивилле, вникая в суть исследований единорожки (после тщательного отбора оборудования я с помощью Спайка отослал полученный список Селестии. К нашему с Твайлайт удивлению, ответ задерживался). <text:s/>Для лучшего понимания аспектов магии, единорожка даже попыталась обучить меня нескольким простейшим заклинаниям. Впрочем, безрезультатно <text:span text:style-name="T11">— то ли я был глух к магии, то ли она ко мне, но с в</text:span>олшебством<text:span text:style-name="T11"> у меня не складывалось.</text:span></text:p>
      <text:p text:style-name="P61">Закрыв дверь, я отправился в город.</text:p>
      <text:p text:style-name="P61"/>
      <text:p text:style-name="P61">…</text:p>
      <text:p text:style-name="P61"/>
      <text:p text:style-name="P61">– Ты не понимаешь! Магия подобна струе воды, исходящей из садового шланга. А заклинание <text:span text:style-name="T11">—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61">– Ну, если по аналогии с садовым шлангом, струя воды сметёт весь песок и может облить всех рядом присутствующих.</text:p>
      <text:p text:style-name="P61">– Правильно! – единорожка кивнула в одобрении. – А ускоритель <text:span text:style-name="T11">— </text:span>это даже не шланг, это пожарный брандспойт. Тебя сожгёт магией, если я попытаюсь применить заклинание Индрэ на тебе, усилив его ускорителем. Даже не проси!</text:p>
      <text:p text:style-name="P61">– А ты неопытный маг? – парировал я.</text:p>
      <text:p text:style-name="P61">– НЕТ!.. У меня есть диплом об окончании кантерлотской школы для одарённых единорогов,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и метров в направлении луча резонаторного рубина. И выжигал бы и дальше, но рубин сгорел на второй минуте работы. И это не потому, что я не умею контролировать магию <text:span text:style-name="T11">— НЕТ!</text:span></text:p>
      <text:p text:style-name="P1">Твайлайт начала в возбуждении ходить по читальному залу.</text:p>
      <text:p text:style-name="P1"><text:span text:style-name="T35">– У меня недостаточно сил для контроля столь мощной энергии. И мне НЕ СТЫДНО в этом признаться! Потому что я всего лишь единорог, не то, что некоторые!</text:span><text:span text:style-name="T43"> </text:span><text:span text:style-name="T35">Мощнее ускорителя только магия драконов, аликорнов и Элементов Гармонии. Если бы я была...</text:span><text:span text:style-name="T11"> </text:span>Ай!</text:p>
      <text:p text:style-name="P1">Твайлайт, погружённая в свои мысли, не заметила вылезшего из своей корзинки зевающего Спайка.</text:p>
      <text:p text:style-name="P1"><text:soft-page-break/><text:span text:style-name="T11">–</text:span> Элементы-шмелементы, <text:span text:style-name="T11">–</text:span> проворчал Спайк, выкарабкиваясь из-под Твайлайт, <text:span text:style-name="T11">–</text:span> доброе утро, Макс. Твай, ты не ушиблась?</text:p>
      <text:p text:style-name="P1"><text:span text:style-name="T11">–</text:span> Дет, всё в порядке. <text:span text:style-name="T11">–</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15"/>
      <text:p text:style-name="P113"><text:span text:style-name="T11">– Я </text:span>всегда буду оставаться в тени. <text:span text:style-name="T11">– </text:span>хлюпала единорожка. <text:span text:style-name="T11">– </text:span>Мне не хватает сил, чтобы воспользоваться всеми знаниями, которые я освоила. Ведь даже заклинание «Последнего Шанса» я нашла!</text:p>
      <text:p text:style-name="P113"><text:span text:style-name="T11">– </text:span>Ты?!</text:p>
      <text:p text:style-name="P113"><text:span text:style-name="T11">–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Дискордом, говорит о его сложности!</text:p>
      <text:p text:style-name="P113"><text:span text:style-name="T11">– М</text:span>ожет тогда, ты скажешь, что в нём пошло не так и почему к вам попал я, а не сверхаликорн?</text:p>
      <text:p text:style-name="P113"><text:span text:style-name="T11">– </text:span>Не скажу. Заклинания Стар Свирла Бородатого обычно если срабатывают, то без ошибок.</text:p>
      <text:p text:style-name="P61"><text:span text:style-name="T11">– Если </text:span>только <text:span text:style-name="T11">их правильно вызывают. – </text:span>пробурчал Спайк, возвращаясь в корзинку.</text:p>
      <text:p text:style-name="P49"><text:span text:style-name="T11">–</text:span> <text:span text:style-name="T1">Эмм. </text:span>Что он имел ввиду?</text:p>
      <text:p text:style-name="P49"><text:span text:style-name="T11">–</text:span> Ну, <text:span text:style-name="T11">–</text:span> Твайлайт смутилась, <text:span text:style-name="T11">–</text:span> заклинание сработало со второй попытки. В первый раз, <text:span text:style-name="T1">два месяца</text:span> назад, мы попытались вызвать его в Кантерло<text:span text:style-name="T1">тском замке</text:span>. На мгновение появился какой-то смутный образ, и всё. <text:span text:style-name="T1">Н</text:span>ам стало понятно, что Свирл не зря упоминал место концентрации силы. Знаешь, Макс,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Принцесс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был построен в крупнейшем месте пересечения торговых путей. И потому<text:span text:style-name="T73"> </text:span><text:span text:style-name="T10">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1">–</text:span> <text:span text:style-name="T1">е</text:span>динорожка опустила голову.</text:p>
      <text:p text:style-name="P49"><text:span text:style-name="T11">– </text:span><text:span text:style-name="T1">Да, завершилось всё препаршиво. Принцесса Луна сказала, лучше бы её обратно на Луну закинули.</text:span></text:p>
      <text:p text:style-name="P49"><text:span text:style-name="T11">– </text:span><text:span text:style-name="T1">И я её понимаю! Не каждый может справиться с потерей своего особенного пони. Вот у тебя, Макс, есть своя особенная пони?</text:span></text:p>
      <text:p text:style-name="P49"><text:span text:style-name="T11">– </text:span><text:span text:style-name="T1">Хм. Нет.</text:span></text:p>
      <text:p text:style-name="P49"><text:span text:style-name="T11">– </text:span><text:span text:style-name="T1">А друзья?</text:span></text:p>
      <text:p text:style-name="P49"><text:span text:style-name="T11">– </text:span><text:span text:style-name="T1">У меня был друг. Погиб два месяца назад.</text:span></text:p>
      <text:p text:style-name="P1"><text:span text:style-name="T11">–</text:span> О, мои соболезнования! Друзей терять <text:span text:style-name="T1">тоже</text:span> тяжко.</text:p>
      <text:p text:style-name="P1"><text:span text:style-name="T11">–</text:span> Всё в порядке, Твайлайт.<text:span text:style-name="T11">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1">–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43">— </text:span><text:span text:style-name="T3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1">–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43">. Годится?</text:span></text:p>
      <text:p text:style-name="P1"><text:soft-page-break/><text:span text:style-name="T11">–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Индрэ.</text:span></text:p>
      <text:p text:style-name="P1"><text:span text:style-name="T11">– </text:span><text:span text:style-name="T1">Ерунда! Там стоит запрет только для пони. На приматах Луна экспериментировать не запрещала</text:span><text:span text:style-name="T35">.</text:span></text:p>
      <text:p text:style-name="P61">…</text:p>
      <text:p text:style-name="P61">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61">«<text:span text:style-name="T31">Чужестранец-человек разбил сердце нашей обожаемой Селестии! Двор в отчаянии </text:span><text:span text:style-name="T15">— </text:span><text:span text:style-name="T31">принцесса не спит уже больше недели! Врачи продумывают схемы радикальной терапии! Дипломаты намекают, что дееспособность дневной главы диархии под сомнением...</text:span>»</text:p>
      <text:p text:style-name="P61">Папарацци хреновы!</text:p>
      <text:p text:style-name="P61">Скупившись на рынке продуктами, я хотел было возвращаться, когда заметил в боковом переулке знакомую кобылку, озабоченно почёсывающую лоб у тележки с развалившейся осью и рассыпавшимися яблоками. Рядом с ней стоял дюжего вида жеребец с непроницаемым выражением на морде.</text:p>
      <text:p text:style-name="P61"><text:span text:style-name="T11">– </text:span>Привет, Эй-Джей! У тебя проблемы?</text:p>
      <text:p text:style-name="P61"><text:span text:style-name="T11">– </text:span>Привет, сахарок. <text:span text:style-name="T11">– </text:span>озабоченно поприветствовала меня пони. <text:span text:style-name="T11">–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61">Жеребец хихикнул в сторону, прикрывшись копытом. Эпплджек обернулась на звук, и он моментально принял отсутствующее выражение, жуя травинку.</text:p>
      <text:p text:style-name="P61"><text:span text:style-name="T11">– </text:span>А ты, Маки, вместо того, чтоб хихикать, лучше б тележку починил! Уже полдень! Не успеем распродать яблоки <text:span text:style-name="T11">— </text:span>придётся домой везти. И можешь быть уверен, бабуля тя за это по головке не погладит!</text:p>
      <text:p text:style-name="P61">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61"><text:span text:style-name="T11">– </text:span>Думаю, я могу починить телегу. Только больших нагрузок эта ось уже не выдержит. Но до фермы худо-бедно доедете.</text:p>
      <text:p text:style-name="P61">Эпплджек с сомнением посмотрела на меня.</text:p>
      <text:p text:style-name="P61"><text:span text:style-name="T11">– </text:span>Хошь сказать, ты в Кантерлоте у Селестии под крылышком телеги чинил? Или Рэр сбрехала про Селестию?</text:p>
      <text:p text:style-name="P61">Я мысленно ругнулся на языкатую единорожку и молча достал пенал с инструментами.</text:p>
      <text:p text:style-name="P61">…</text:p>
      <text:p text:style-name="P61">Собрав инструмент, я потолкал тележку назад-вперёд.</text:p>
      <text:p text:style-name="P61"><text:span text:style-name="T11">– Г</text:span>отово. Принимай работу, хозяйка!</text:p>
      <text:p text:style-name="P61">Эпплджек стиснула меня в сокрушающих объятиях.</text:p>
      <text:p text:style-name="P61"><text:span text:style-name="T11">–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61">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61"><text:span text:style-name="T11">– </text:span>Этой... Бери... Сам делал... Ток не говори никому, лады?</text:p>
      <text:p text:style-name="P61">Я сунул флягу за пазуху. Биг Мак молниеносно накрыл дерюгой подсумок и через мгновение за телегу заглянула Эпплджек.</text:p>
      <text:p text:style-name="P61"><text:span text:style-name="T11">– </text:span>Чегой-то вы тут скрытничаете, а?</text:p>
      <text:p text:style-name="P61"><text:soft-page-break/>Мак невозмутимостью мог бы посоперничать с кирпичной кладкой стены напротив. Я неопределённо пожал плечами. Поняшка подошла ко мне, неся на спине корзинку яблок.</text:p>
      <text:p text:style-name="P61"><text:span text:style-name="T11">– </text:span>Бери, сахарок. Для тебя <text:span text:style-name="T11">— </text:span>самые <text:span text:style-name="T11">о</text:span>тборные. И помни: в «Сладком яблочке» тебе всегда будут рады!</text:p>
      <text:p text:style-name="P61">Телега с яблоками укатилась по направлению к рынку. Я проводил её глазами, чувствуя голод и удовлетворение от сделанной работы <text:span text:style-name="T16">— </text:span><text:span text:style-name="T65">именно в такой последовательности.</text:span></text:p>
      <text:p text:style-name="P61">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16">— </text:span><text:span text:style-name="T65">объявляла вывеска.</text:span></text:p>
      <text:p text:style-name="P61">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61"><text:span text:style-name="T11">– </text:span>Свободно? <text:span text:style-name="T11">– </text:span>спросил я у единственной пони, сидящей за столиком.</text:p>
      <text:p text:style-name="P61"><text:span text:style-name="T11">– </text:span>Да-да, конечно. <text:span text:style-name="T11">– <text:s/></text:span>пробормотала розовая поняшка, глядя в кружку. Рядом с ней стояла внушительных размеров пузатая бутылка с надписью «Сидр» на пыльной этикетке. Пони подвинула табуретку, освобождая мне больше места. Я присел напротив и начал просматривать меню.</text:p>
      <text:p text:style-name="P61"><text:span text:style-name="T11">– <text:s/></text:span>Пирог с грибами, яишницу и чизкейк<text:span text:style-name="T11"> – </text:span>сообщил я подошедшей официантке.</text:p>
      <text:p text:style-name="P61"><text:span text:style-name="T11">– </text:span>Советую выбрать салат «по-Кантерлотски». <text:span text:style-name="T11">– </text:span>так же убито пробормотала моя соседка по столу. <text:span text:style-name="T11">– </text:span>Очень вкусно. Копыта оближешь. И мягкий к тому же.</text:p>
      <text:p text:style-name="P61"><text:span text:style-name="T11">– </text:span>И салат «по-Кантерлотски».</text:p>
      <text:p text:style-name="P64">Пока я ел, пони мрачно смотрела на меня, положив голову на стол. Мне стало неловко от её тяжёлого взгляда и я попытался завести разговор.</text:p>
      <text:p text:style-name="P64"><text:span text:style-name="T11">– </text:span>Вы, наверное, ждёте кого-то?</text:p>
      <text:p text:style-name="P64"><text:span text:style-name="T11">– </text:span>Неа.</text:p>
      <text:p text:style-name="P64"><text:span text:style-name="T11">– </text:span>Просто обедаете?</text:p>
      <text:p text:style-name="P64"><text:span text:style-name="T11">– </text:span>Неа.</text:p>
      <text:p text:style-name="P64"><text:span text:style-name="T11">– </text:span>Просто сидите и мрачно смотрите на меня?</text:p>
      <text:p text:style-name="P64"><text:span text:style-name="T11">– </text:span>Неа.</text:p>
      <text:p text:style-name="P64">Хм, а эта пони не из разговорчивых. Ну ладно.</text:p>
      <text:p text:style-name="P64"><text:span text:style-name="T11">– </text:span>А что же вы делаете?</text:p>
      <text:p text:style-name="P64"><text:span text:style-name="T11">– </text:span>Веселюсь. <text:span text:style-name="T11">– </text:span>мрачно заявила пони.</text:p>
      <text:p text:style-name="P64"><text:span text:style-name="T11">– </text:span>Если я вас достал, то так и скажите. Извините.</text:p>
      <text:p text:style-name="P64">Я продолжил есть молча.</text:p>
      <text:p text:style-name="P64">Неожиданно пони улыбнулась и подмигнула мне. Её сморщенная мордочка разгладилась и стала весьма милой.</text:p>
      <text:p text:style-name="P64"><text:span text:style-name="T11">– </text:span>Привет, Макс!</text:p>
      <text:p text:style-name="P64">Вот дискорд! То есть, чёрт! Обитатели этого городка в который раз поражали меня своей проницательностью. У меня на лбу написано, что ли?!</text:p>
      <text:p text:style-name="P64"><text:span text:style-name="T11">– </text:span>Мы с вами раньше встречались?</text:p>
      <text:p text:style-name="P64"><text:span text:style-name="T11">– </text:span>Неа! <text:span text:style-name="T11">– </text:span>пони улыбалась уже широкой улыбкой от уха и до уха. <text:span text:style-name="T11">– </text:span>Это моя пинки-чуйка! Она вернулась!! И поэтому я знаю, что тебя зовут Макс, и ты программист, и тебе <text:span text:style-name="T23">сорок три года</text:span>, и ты водишь ниссан-пикап! А раз ко мне вернулась моя чуйка, то это значит, что ко мне вернулась <text:soft-page-break/>правильная Пинки! А неправильная Пинки, готовящая НЕПРАВИЛЬНЫЕ КЕКСИКИ, ушла! И это просто здорово!!! Кстати, а кто такая ниссан-пикап? И куда ты её водишь?</text:p>
      <text:p text:style-name="P64">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64"><text:span text:style-name="T11">– </text:span>Оставь, Салвер.<text:span text:style-name="T11"> </text:span>Ему за счёт заведения.</text:p>
      <text:p text:style-name="P61"><text:span text:style-name="T11">– </text:span>Ясно, мисс Пинки. <text:span text:style-name="T11">– </text:span>официантка кивнула и ушла.</text:p>
      <text:p text:style-name="P61"><text:span text:style-name="T11">– Ч</text:span>его-о-о?<text:span text:style-name="T11"> </text:span>Так это твой бар?</text:p>
      <text:p text:style-name="P61"><text:span text:style-name="T11">– </text:span>Агась. <text:span text:style-name="T11">– </text:span>поняха пожала плечами. <text:span text:style-name="T11">– </text:span>Надо же мне было чем-то заниматься после увольнения от Кейков<text:span text:style-name="T11">?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Индрэ выбил из меня прежнюю Пинки и заменил другой, неправильной. Можешь себе представить, <text:span text:style-name="T11">– </text:span>Пинки понизила голос до шёпота, <text:span text:style-name="T11">– </text:span>мне приснилось, что я готовила кексики из пони! Я готовила кексики из своей лучшей подруги Рэйнбоу Дэш!! Я разрезала её на мелкие кусочки!!!</text:p>
      <text:p text:style-name="P61">Говоря это, кобылка оттянула передними копытами нижние веки, став похожей на маньяка.</text:p>
      <text:p text:style-name="P61"><text:span text:style-name="T11">– </text:span>Тихо-тихо. <text:span text:style-name="T11">– </text:span>я оглянулся на посетителей. Шёпот Пинки, наверное, был слышен даже на улице. <text:span text:style-name="T11">– </text:span>Не вспоминай опять. Давай лучше выпьем на брудершафт. За знакомство.</text:p>
      <text:p text:style-name="P61"><text:span text:style-name="T11">– </text:span>Агась! <text:span text:style-name="T11">– </text:span>кивнула пони, придвигая ко мне бутылку. <text:span text:style-name="T11">– </text:span>Хотя ты и так уже знаком со мной, глупенький человек, я не прочь, чтобы ты познакомился со мной ещё раз!</text:p>
      <text:p text:style-name="P61">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61"><text:span text:style-name="T11">– </text:span>У меня есть идея получше. <text:span text:style-name="T11">– </text:span>на свет показалась фляга Большого Макинтоша.</text:p>
      <text:p text:style-name="P61"><text:span text:style-name="T11">– </text:span>Ух ты-ы-ы! <text:span text:style-name="T11">– </text:span>Пинки понюхала горлышко. <text:span text:style-name="T11">–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61"><text:span text:style-name="T11">– </text:span>Починил телегу. Только молчок про самогон, раз уж ты в курсе. <text:span text:style-name="T11">– </text:span>я разлил сидр по чашкам.</text:p>
      <text:p text:style-name="P61"><text:span text:style-name="T11">– </text:span>Да ты что?! Чтоб я выболтала главную тайну Биг Мака, про которую не знают целых две пони в Понивилле? За кого ты меня принимаешь? <text:span text:style-name="T11">–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61"><text:s/>Сидр Биг Мака на вкус был безобидным, чуть забродившим яблочным соком. Я выпил полную чашку и заявил Пинки:</text:p>
      <text:p text:style-name="P61"><text:span text:style-name="T11">– </text:span>Эт-то ты наззваешь ссуфер-ддуфер-ссильн...?</text:p>
      <text:p text:style-name="P61">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61"><text:span text:style-name="T11">– У </text:span>тебя такая смешная мордочка! <text:span text:style-name="T11">– </text:span>захихикали Пинки, покачиваясь. <text:span text:style-name="T11">– </text:span>Как будто ты <text:span text:style-name="T65">подкову </text:span>в пироге обнаружил. Или Селестию в ванной.</text:p>
      <text:p text:style-name="P61">Это сравнение пробудило во мне полузабытое воспоминание.</text:p>
      <text:p text:style-name="P61"><text:span text:style-name="T11">– </text:span>Эммм... Скажи-ка мне, мой друг П-п-пинки... Легенда про фаэри <text:span text:style-name="T16">— </text:span><text:span text:style-name="T65">эт правда?</text:span></text:p>
      <text:p text:style-name="P61"><text:span text:style-name="T16">– </text:span><text:span text:style-name="T65">Какая из? Их много, вообще-то. Ик!</text:span></text:p>
      <text:p text:style-name="P61"><text:span text:style-name="T16">– </text:span><text:span text:style-name="T65">Про принцесс. Про то, что они фаэри, спустившиеся с неба во плоти, чтоб помогать пони управлять Эквестрией?</text:span></text:p>
      <text:p text:style-name="P61"><text:span text:style-name="T16">– </text:span><text:span text:style-name="T65">Макс, </text:span><text:span text:style-name="T16">– </text:span><text:span text:style-name="T65">захихикала Пинки, взъерошив копытами розовые кудряшки и попытавшись соорудить из них бороду, </text:span><text:span text:style-name="T16">– </text:span><text:span text:style-name="T65">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Про эту легенду я слышала только, что есть две её версии: по одной, </text:span><text:soft-page-break/><text:span text:style-name="T65">принцессы спустились к нам во плоти. По второй они воплотились в телах неких пони, прошедших древний обряд инициации на неведомом острове. А почему тебе интересна эта тема? Ик!</text:span></text:p>
      <text:p text:style-name="P61"><text:span text:style-name="T16">– </text:span><text:span text:style-name="T65">Да так. Всё думаю, насколько это одиноко — быть бессмертной в мире смертных. Когда сам никого не любишь, и тебя никто не любит...</text:span></text:p>
      <text:p text:style-name="P61"><text:span text:style-name="T16">– </text:span><text:span text:style-name="T65">Ты что-о-о! Нельзя любить фаэри! Она похитит твоё сердце, и ты будешь искать её, пока не... </text:span><text:span text:style-name="T16">– </text:span><text:span text:style-name="T65">Пинки погрузилась в так и не съеденный салат «по-Кантерлотски» и захрапела.</text:span></text:p>
      <text:p text:style-name="P61"><text:span text:style-name="T16">– </text:span><text:span text:style-name="T65">Пока не умру?</text:span></text:p>
      <text:p text:style-name="P61"><text:span text:style-name="T16">– </text:span><text:span text:style-name="T65">Нет, глупенький, </text:span><text:span text:style-name="T16">– </text:span><text:span text:style-name="T65">пробулькала Пинки из миски. </text:span><text:span text:style-name="T16">– </text:span><text:span text:style-name="T65">Пока не найдёшь.</text:span></text:p>
      <text:p text:style-name="P65">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65">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65">Холодок незаметно прокрался мне в душу и прояснил мозги. Я кинул взгляд на часы на стене. Было без десяти шесть.</text:p>
      <text:p text:style-name="P65">Бля!</text:p>
      <text:p text:style-name="P65">Земля брыкалась подо мной и выкидывала лихие коленца. Я кинулся на улицу, переворачивая стулья и извиняясь заплетающимся языком. Хлопнув входной дверью бара, я попытался проскочить между двумя фонарями.</text:p>
      <text:p text:style-name="P65">БАМММ!!!</text:p>
      <text:p text:style-name="P65">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65"><text:span text:style-name="T11">– </text:span>Судя по тому, как ты стремительно сбежал от меня не попрощавшись, у тебя проблемы. <text:span text:style-name="T11">– </text:span>заметила с укором кобылка.</text:p>
      <text:p text:style-name="P65"><text:span text:style-name="T11">– </text:span>Пинки, <text:span text:style-name="T11">– </text:span>несчастным голосом сообщил я ей. <text:span text:style-name="T11">– </text:span>Если я до шести не окажусь дома, проблемы будут у одной маленькой пони. Очень большие проблемы.</text:p>
      <text:p text:style-name="P65"><text:span text:style-name="T11">– </text:span>Хм. <text:span text:style-name="T11">– </text:span>кобылка через окно посмотрела на часы в баре. <text:span text:style-name="T11">– </text:span>Тогда нам надо поторопиться! У нас есть шесть минут!</text:p>
      <text:p text:style-name="P65"><text:span text:style-name="T11">– </text:span>У нас?</text:p>
      <text:p text:style-name="P65">Пинки молча поддела меня носом и с неожиданной<text:tab/>для такой маленькой кобылки силой буквально закинула меня себе на спину.</text:p>
      <text:p text:style-name="P65">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65">Но недостаточное.</text:p>
      <text:p text:style-name="P65">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text:soft-page-break/>украшен неровн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 и, зажмурившись, прижали копыта к головам, усиленно изображая работу мозга.</text:p>
      <text:p text:style-name="P65"><text:span text:style-name="T11">– </text:span>Стооой! <text:span text:style-name="T11">– </text:span>заорал я. <text:span text:style-name="T11">– </text:span>Выпрыгивай из бочки!!!</text:p>
      <text:p text:style-name="P65">Кобылка-пилот улыбнулась и постукала копытцем по шлему, показывая, что не слышит меня.</text:p>
      <text:p text:style-name="P65"><text:span text:style-name="T11">– </text:span>Выпрыгивааа... <text:span text:style-name="T11">– </text:span>мой крик утонул в рёве рвущихся фейерверков.</text:p>
      <text:p text:style-name="P65">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65">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65"><text:span text:style-name="T11">– </text:span>Эммм... Уже можно открывать? <text:span text:style-name="T11">– л</text:span>имонная поняшка отняла копыта от висков и открыла глаза. <text:span text:style-name="T11">– </text:span>Ух ты-ы-ы! Он всамделишную работает! Слышь, Свити, ускоритель Скуталу сработал!</text:p>
      <text:p text:style-name="P65">Поняшка ткнула в бок белоснежную пони-единорога. Та раскрыла глаза и осмотрелась.</text:p>
      <text:p text:style-name="P65"><text:span text:style-name="T11">– </text:span>Смотри, вот те и ответ на вопрос, куда деваются пони!</text:p>
      <text:p text:style-name="P65"><text:span text:style-name="T11">– </text:span>Где? <text:span text:style-name="T11">– </text:span>единорожка начала оглядываться.</text:p>
      <text:p text:style-name="P65"><text:span text:style-name="T11">– </text:span>Да ты не туда, ты сюда смотри! Вишь, прямо перед тобой! <text:span text:style-name="T11">– </text:span>жёлтая ткнула копытом прямо в меня. <text:span text:style-name="T11">–</text:span> Вот! Его тут до икс-пи-ри-мен-та не было. А терь он есть! Значит, это и есть ответ! Смекаешь?</text:p>
      <text:p text:style-name="P65"><text:span text:style-name="T11">– </text:span>И что? Я всё равно не пойму, куда пони деваются? И куда пропала Скуталу?</text:p>
      <text:p text:style-name="P65"><text:span text:style-name="T11">– Я </text:span>их ем. <text:span text:style-name="T11">– </text:span>зверски ухмыльнувшись, сообщил я поняшам. <text:span text:style-name="T11">– </text:span>Мне нравятся пони. Особенно я люблю непослушных жеребят.</text:p>
      <text:p text:style-name="P65">Две поняш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65"/>
      <text:p text:style-name="P66">***<text:line-break/></text:p>
      <text:p text:style-name="P5">Со скрипом восстановив в памяти предыдущий день, я встал с крыльца. Взгляд упал на конверт, машинально свёрнутый трубочкой в кулаке.</text:p>
      <text:p text:style-name="P7"/>
      <text:p text:style-name="P7">Кому: Человеку Максу, Понивилль.</text:p>
      <text:p text:style-name="P7">От кого: Кантерлот, Дворец, Королевский Секретариат Её Высочества, Дневной Главы Диархии, Принцессы Селестии.</text:p>
      <text:p text:style-name="P61"/>
      <text:p text:style-name="P81">Приветствую тебя, мой маленький человек!</text:p>
      <text:p text:style-name="P81"><text:soft-page-break/>Рада, что исследования сдвинулись с мёртвой точки. В то же время готова грызть себя за круп от досады н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text:p>
      <text:p text:style-name="P81">Разумеется, я окажу тебе полное содействие в контроле магии при эксперименте с усиленным заклинанием Индрэ. Я не рассматривала его всерьёз, помня его создателя <text:span text:style-name="T11">— </text:span>забавного, не вполне нормального единорога, считающего себя то человеком, то аликорном.<text:span text:style-name="T11"> </text:span>Но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1">—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1">— </text:span>ключ к разгадке тайны исчезновения пони.</text:p>
      <text:p text:style-name="P81"><text:span text:style-name="T11">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умудрилась встроить в заклинание, дабы испугать меня до колик. Такого попросту не может случиться в реальности, нигде и никогда!</text:p>
      <text:p text:style-name="P11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Эквестрий. Не знаю, что это означает, но заклинание явно хотело обратить на это внимание.</text:p>
      <text:p text:style-name="P83">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8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8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8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1">— </text:span>прорехи в ткани действительности появились и в реальном мире.</text:p>
      <text:p text:style-name="P81">Я сейчас писала сухим стилем моего советника по экономике, чтобы только сдержать себя в копытах. Ситуация просто ужасная! Мне очень не хочется загружать тебя экономическими выкладками, но я вынуждена это сделать, чтобы ты понял, почему я отказываю тебе в запросе на ускоритель. Псинтел <text:span text:style-name="T11">— </text:span>компания алмазных псов, производящая рубиновые резонаторы для ускорителей <text:span text:style-name="T11">—</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1">— </text:span>в Эквестрии больше нет производства магических ускорителей.</text:p>
      <text:p text:style-name="P8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81"><text:soft-page-break/>Макс, мне крайне неудобно подгонять тебя.<text:span text:style-name="T11">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1">— </text:span>из мира продолжает уходить магия. В узловых магических точках, таких как Вечнодикий Лес, Кристальная империя или небольшой остров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8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8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81">«<text:span text:style-name="T11">P.S. Н</text:span>е гневите мироздание воровством! <text:span text:style-name="T31">Обмен рулит</text:span>!»</text:p>
      <text:p text:style-name="P8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1">—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81">До встречи, мой маленький человек! Крепко обнимаю <text:span text:style-name="T11">— </text:span>если ты уже не сердишься на меня <text:span text:style-name="T11">—</text:span> или просто кладу рог тебе на плечо в противном случае.</text:p>
      <text:p text:style-name="P81"/>
      <text:p text:style-name="P59">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59"/>
      <text:p text:style-name="P59">P.S.P.S. <text:span text:style-name="T1">Я всё равно дождусь, когда ты перестанешь злиться!</text:span></text:p>
      <text:p text:style-name="P78"/>
      <text:h text:style-name="Heading_20_2" text:outline-level="2">13. Мэйнхэттен</text:h>
      <text:p text:style-name="P93">ZZ Top – Gimme all your lovin</text:p>
      <text:p text:style-name="P65"><text:span text:style-name="T11">– </text:span>Попробуй ещё раз. Может, сбой соединения.</text:p>
      <text:p text:style-name="P65">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65"><text:span text:style-name="T11">– </text:span>Не отсылается. Глюк какой-то.</text:p>
      <text:p text:style-name="P65">Я спрятал письмо в карман. Вот незадача! Селли, похоже, таки здорово невысыпалась в последнее время, так как выдала мандат на экспроприацию оборудования только на моё имя. Если бы он был 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1">«connection timeout». </text:span>А с особенностями понячьей бюрократии я уже немного ознакомился: было бы легче уговорить Селли нарисовать солнцем «<text:span text:style-name="T11">х#й</text:span>» на небе, чем заставить пони-чинушу поступиться хотя бы запятой в должностных инструкциях.</text:p>
      <text:p text:style-name="P65"><text:soft-page-break/><text:span text:style-name="T11">– </text:span>Может, она заснула? <text:span text:style-name="T11">– </text:span>Твайлайт ходила кругами по периметру библиотеки. <text:span text:style-name="T11">– </text:span>Ты говорил, она в последнее время выглядит невыспавшейся.</text:p>
      <text:p text:style-name="P65"><text:span text:style-name="T11">– А </text:span>я думаю, это её критические дни или какая-нибудь другая подобная фигня мешает. <text:span text:style-name="T11">– </text:span>вклинилась радужногривая пегаска. <text:span text:style-name="T11">– </text:span>Предлагаю выдвигаться. Я поеду с Максом в Фетлок. Когда найдём рубины, я смогу за день доставить их обратно. К тому времени, как Макс вернётся в Понивилль, ты уже починишь и настроишь ускоритель. Так мы верняк пару дней сэкономим...</text:p>
      <text:p text:style-name="P65"/>
      <text:p text:style-name="P66">***</text:p>
      <text:p text:style-name="P65"/>
      <text:p text:style-name="P5">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ого посёлка.</text:p>
      <text:p text:style-name="P65"><text:span text:style-name="T11">– </text:span>Это неправильно! <text:span text:style-name="T11">– </text:span>заявила Рэйнбоу Дэш, отвернувшись от окна.</text:p>
      <text:p text:style-name="P65"><text:span text:style-name="T11">– </text:span>Ну да, я тоже так считаю. <text:span text:style-name="T11">– </text:span>откликнулся я. <text:span text:style-name="T11">– </text:span>Тащиться через полстраны только из-за неправильно составленной бумажки!</text:p>
      <text:p text:style-name="P65"><text:span text:style-name="T11">– </text:span>Да я не про то! <text:span text:style-name="T11">– </text:span>отмахнулась пегаска. <text:span text:style-name="T11">– </text:span>Посмотри на поле.</text:p>
      <text:p text:style-name="P65"><text:span text:style-name="T11">– </text:span>И что? Поле как поле.</text:p>
      <text:p text:style-name="P65"><text:span text:style-name="T11">– </text:span>Оно не убрано. <text:span text:style-name="T11">– </text:span>мрачно ответила пегаска. <text:span text:style-name="T11">– </text:span>Ужас, сколько кукурузы пропадает!</text:p>
      <text:p text:style-name="P65">Я присмотрелся получше и указал ей на очередной городок, проносящийся за окном.</text:p>
      <text:p text:style-name="P65"><text:span text:style-name="T11">– </text:span>У самого посёлка поля убраны. Наверняка дойдёт дело и до остальных.</text:p>
      <text:p text:style-name="P65"><text:span text:style-name="T11">– </text:span>Не дойдёт. <text:span text:style-name="T11">– </text:span>Рэйнбоу Дэш уставилась в карты, сморщила нос и побила мою шестёрку валетом. <text:span text:style-name="T11">–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65">Я выложил на платок горку сдобы от Пинки (сама она, узнав, что меня сопровождает Рэйнбоу Дэш, ехать наотрез отказалась) и предложил печеньку пегаске.</text:p>
      <text:p text:style-name="P65"><text:span text:style-name="T11">– </text:span>Спасибо, но от пинкиных плюшек у меня фланки округляются.</text:p>
      <text:p text:style-name="P65"><text:span text:style-name="T11">– </text:span>Да ладно тебе, Рэйнбоу Дэш! От одной не округлятся.</text:p>
      <text:p text:style-name="P65"><text:span text:style-name="T11">– </text:span>От одной —<text:span text:style-name="T11"> </text:span>нет. Но я ж на одной не остановлюсь... И вот что. Зови меня Дэш! А то и мне придётся звать тебя полным именем, а я этого не выношу. <text:span text:style-name="T11">– </text:span>Пегаска взяла карту и нахмурилась. <text:span text:style-name="T11">– </text:span>Да что ж такое, какого сена! Одни валеты идут!</text:p>
      <text:p text:style-name="P65">За окном несколько пони работали на поле. Что-то странное было в их деятельности.<text:span text:style-name="T11"> </text:span>Как будто…</text:p>
      <text:p text:style-name="P65"><text:span text:style-name="T11">– О</text:span>но и понятно, что поля не убраны. Откуда ж им быть убранными, когда на двух работающих пони целая толпа бездельников!</text:p>
      <text:p text:style-name="P65">Рэйнбоу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65"><text:span text:style-name="T11">– </text:span>Они паслись… Ты можешь себе представить? Макс! Они ПАСЛИСЬ! Ели траву, как какие-то дикари! Фигня какая-то…</text:p>
      <text:p text:style-name="P65">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65">…</text:p>
      <text:p text:style-name="P65">ВЖИИИИИИИИИ!!!</text:p>
      <text:p text:style-name="P65">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65"><text:soft-page-break/><text:span text:style-name="T11">– </text:span>Что за…?</text:p>
      <text:p text:style-name="P116">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65"><text:span text:style-name="T11">– </text:span>Леди и джентльпони! Просьба не паниковать! Поезд дальше не идёт: впереди провал! <text:span text:style-name="T11">– </text:span>крикнул проводник.</text:p>
      <text:p text:style-name="P65"><text:span text:style-name="T11">– </text:span>Какой ещё, в дышло, провал? Я проезжал тут два дня назад!</text:p>
      <text:p text:style-name="P65"><text:span text:style-name="T11">– </text:span>Безобразие! Верните мне деньги за билет!</text:p>
      <text:p text:style-name="P65"><text:span text:style-name="T11">– </text:span>Как вы смеете! Я опоздаю в порт! <text:s/><text:span text:style-name="T11">– </text:span>послышались выкрики в толпе.</text:p>
      <text:p text:style-name="P65">Проводник — седой земнопони стального цвета — поставил фонарь на пол и вытер со лба пот.</text:p>
      <text:p text:style-name="P65"><text:span text:style-name="T11">–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5">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65">Я осторожно подошёл к краю и глянул вниз. </text:p>
      <text:p text:style-name="P65">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65"><text:span text:style-name="T11">– </text:span>Эта дыра фиг знает на сколько длится! <text:span text:style-name="T11">– </text:span>заявила Дэш, выныривая из темноты. <text:span text:style-name="T11">– </text:span>я летела по две минуты в каждую сторону, и всё же не достигла концов. Значит, ты, как минимум полдня потратишь, и то не факт, что обойдёшь. Что делать будем, кэп?</text:p>
      <text:p text:style-name="P65">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65"><text:span text:style-name="T11">– </text:span>Дэш, нам надо на ту сторону.</text:p>
      <text:p text:style-name="P65"><text:span text:style-name="T11">– </text:span>Нет проблем. Я могу тебя перенести.</text:p>
      <text:p text:style-name="P65">Я с сомнением посмотрел на пегаску. Дэш в холке была мне по пояс.</text:p>
      <text:p text:style-name="P65"><text:span text:style-name="T11">– </text:span>Ты точно в этом уверена?</text:p>
      <text:p text:style-name="P65">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65"><text:span text:style-name="T11">– </text:span>Почти. На восемьдесят процентов. Тут какой-то воздух разрежённый, мне трудно удерживать тебя. <text:span text:style-name="T11">– </text:span>пожаловалась пегаска. <text:span text:style-name="T11">– </text:span><text:s/>Хотя раньше я и побольше вес подымала, честно!</text:p>
      <text:p text:style-name="P65">Мля.</text:p>
      <text:p text:style-name="P65"><text:span text:style-name="T11">–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65">Пегаска почесала затылок и заметила.</text:p>
      <text:p text:style-name="P65"><text:span text:style-name="T11">– </text:span>В таком случае мы друг-другу сниться будем. Потому что в этих двадцати процентах я тоже гробанусь. Не думаешь же ты, что я тебя брошу?</text:p>
      <text:p text:style-name="P65"><text:soft-page-break/>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65">А что, это идея! Если «мостик» из висящих рельсов выдержал её, то выдержит и меня —<text:span text:style-name="T11"> </text:span>я уже давно заметил, что пони по весу были не легче, а то и тяжелее меня. Я поплевал на руки и сбросил рюкзак.</text:p>
      <text:p text:style-name="P65">…</text:p>
      <text:p text:style-name="P65">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65">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1">– </text:span>двенадцать метров вперёд. Вот, переползу через стык <text:span text:style-name="T11">–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text:p>
      <text:p text:style-name="P65">Разумеется, я посмотрел вниз.</text:p>
      <text:p text:style-name="P65">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65">…</text:p>
      <text:p text:style-name="P65">Я валялся на насыпи и трясся как в лихорадке. От пережитого шока меня тошнило.</text:p>
      <text:p text:style-name="P65"><text:span text:style-name="T11">– </text:span>Ты как, в порядке? Макс? <text:span text:style-name="T11">– п</text:span>егаска озабоченно потрогала меня за плечо. <text:span text:style-name="T11">– </text:span>В чём дело? Как ты себя чувствуешь?</text:p>
      <text:p text:style-name="P65">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65"><text:span text:style-name="T11">– </text:span>Я чувствую, что только что упустил отличную возможность отлить на вселенную!</text:p>
      <text:p text:style-name="P65"/>
      <text:p text:style-name="P66">***</text:p>
      <text:p text:style-name="P5"/>
      <text:p text:style-name="P5">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text:soft-page-break/>пони не особо охочи до новейших технологий и прогресс двигают немногие энтузиасты вроде Твайлайт Спаркл. Остальные же предпочитают жить и работать по-старинке.</text:p>
      <text:p text:style-name="P5">Мы стояли перед выставочным павильоном Псинтела, о чём свидетельствовала вывеска «<text:span text:style-name="T11">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65"><text:span text:style-name="T11">– </text:span>Павильон закрыт! Вы опоздали на две недели. <text:span text:style-name="T11">– </text:span>проворчал рыжий земнопони в фуражке и попытался захлопнуть дверь. Я вставил в проём ботинок и развернул перед его носом мандат.</text:p>
      <text:p text:style-name="P82">«Именем Селестии, повелеваю всячески содействовать предъявителю сего мандата, человеку Максу 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5"><text:span text:style-name="T51">Принцесса Селестия Эквестрийская, Дневная Глава Диархии, Непобедимое Солнце, Защитница Кантерлота, Страж Эверфри и прочая и прочая...» </text:span><text:span text:style-name="T45">– </text:span><text:span text:style-name="T50">прочитал охранник, близоруко щурясь.</text:span></text:p>
      <text:p text:style-name="P65"><text:span text:style-name="T11">– </text:span>Удостоверение личности предъявлять? <text:span text:style-name="T11">– </text:span>осведомился я.</text:p>
      <text:p text:style-name="P65"><text:span text:style-name="T11">– </text:span>Ч-ч-человеку М-м-максу? <text:span text:style-name="T11">– </text:span>заикаясь, переспросил охранник. Он присмотрелся ко мне получше и изо всех сил опустил копыто мне на ботинок.</text:p>
      <text:p text:style-name="P65">Бляяя!!! Ах ты ж!!!</text:p>
      <text:p text:style-name="P65">Хлопнула освобождённая дверь, изнутри клацнула щеколда.</text:p>
      <text:p text:style-name="P65"><text:span text:style-name="T11">– </text:span>Нет, ты видела? Он мне чуть носок не размозжил, с-с-скотина!!! <text:span text:style-name="T11">– </text:span>заорал я, прыгая на одной ноге. <text:span text:style-name="T11">– </text:span>Вызывай полицию, пока я этого мудака не прибил нахрен!</text:p>
      <text:p text:style-name="P65">Дэш, ни слова не говоря, прислонила ухо к двери.</text:p>
      <text:p text:style-name="P65"><text:span text:style-name="T11">– </text:span>Будешь смеяться, но именно этим он и занят. Вызывает полицию по телефону. <text:span text:style-name="T11">– </text:span>сообщила пегаска.</text:p>
      <text:p text:style-name="P65"><text:span text:style-name="T11">– </text:span>Ха-ха-ха! Очень смешно, сейчас животик надорву! <text:span text:style-name="T11">– </text:span>съязвил я. <text:span text:style-name="T11">– </text:span>Тем лучше, нам даже напрягаться не надо. Подождём полицию и скрутим этого маньяка!</text:p>
      <text:p text:style-name="P65">Пегаска продолжала слушать. Потом глаза её округлились от удивления.</text:p>
      <text:p text:style-name="P65"><text:span text:style-name="T11">– </text:span>Оп-па! <text:span text:style-name="T11">– </text:span>пегаска оторвала ухо от двери. <text:span text:style-name="T11">– </text:span>Макс, кажись, у нас проблемы. Надо сваливать отсюда. Долго объяснять. Из того, что я поняла, копы будут не на нашей стороне.</text:p>
      <text:p text:style-name="P65">Ну охренеть! Я что, нанёс моральную травму охраннику своим видом? Добро пожаловать в Эквестрию, страну дружбы и пони!</text:p>
      <text:p text:style-name="P65"><text:span text:style-name="T11">– </text:span>Сколько у нас времени?</text:p>
      <text:p text:style-name="P65">Дэш почесала в затылке.</text:p>
      <text:p text:style-name="P65"><text:span text:style-name="T11">– </text:span>В Мэйнхэттене полиция прибывает на место в течении десяти минут. Но Фетлок — достаточно удалённый пригород, тут они не так хорошо вышколены. Думаю, пятнадцать <text:span text:style-name="T11">– </text:span>двадцать минут у нас есть.</text:p>
      <text:p text:style-name="P65">Я с наслаждением захреначил ногой в стеклянную дверь павильона. Осколки стекла брызнули во все стороны.</text:p>
      <text:p text:style-name="P65"><text:span text:style-name="T11">– </text:span>Тогда давай сначала обыщем контору. Если уж полиция всё равно едет сюда, так пусть у них хотя бы будет повод!</text:p>
      <text:p text:style-name="P65"/>
      <text:p text:style-name="P66">***</text:p>
      <text:p text:style-name="P65"/>
      <text:p text:style-name="P65">Разумеется, полиция приехала, как только мы обнаружили эти чёртовы резонаторы — иначе ж и быть не могло!</text:p>
      <text:p text:style-name="P65">…</text:p>
      <text:p text:style-name="P65"><text:soft-page-break/>Я рубил пожарным топором тяжёлую директорскую дверь с табличкой «<text:span text:style-name="T11">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воспоминания, хотя проверить их я не мог, так как её кьютимарка была закрыта сталактитом. Прибор с плаката стоял на столике под вывеской.</text:p>
      <text:p text:style-name="P65"><text:span text:style-name="T11">– “</text:span>Портативный магоэнергетический ускоритель «<text:span text:style-name="T11">Psyntel Rari2+ DDR</text:span>»,<text:span text:style-name="T11"> </text:span>демо-прототип<text:span text:style-name="T11">” – </text:span>прочитал я на бирке. <text:span text:style-name="T11">– </text:span>Оно!<text:span text:style-name="T11">&lt;</text:span>Т<text:span text:style-name="T23">вайлайт в Понивилле, услышав про портативный ускоритель, захочет его получить. Макс смутится</text:span><text:span text:style-name="T11">&gt;</text:span></text:p>
      <text:p text:style-name="P65">Снаружи послышался вой сирены и цокот множества копыт.</text:p>
      <text:p text:style-name="P65"><text:span text:style-name="T11">–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65">Пиздец! Мы с Дэш переглянулись.</text:p>
      <text:p text:style-name="P65"><text:span text:style-name="T11">– </text:span>Это твои двадцать минут? <text:span text:style-name="T11">– </text:span>возмутился я. <text:span text:style-name="T11">– </text:span>Да ещё и десяти не прошло!</text:p>
      <text:p text:style-name="P65">Дэш вымучено скривилась.</text:p>
      <text:p text:style-name="P65"><text:span text:style-name="T11">– </text:span>Человек Макс, здание окружено! Мы знаем, что ты внутри! Выходи добровольно, или будешь взят силой! <text:span text:style-name="T11">– </text:span>загремел усиленный мегафоном голос.</text:p>
      <text:p text:style-name="P65">Я разбил топором стеклянные дверцы прибора и вытащил рубины.</text:p>
      <text:p text:style-name="P65"><text:span text:style-name="T11">– </text:span>Значит так. План такой: я отвлекаю копов. Ты летишь с рубинами в Понивилль и отдаёшь их Твайлайт. Потом Твай пишет Селли и меня вытаскивают отсюда.</text:p>
      <text:p text:style-name="P65">Пегаска отрицательно помотала головой.</text:p>
      <text:p text:style-name="P65"><text:span text:style-name="T11">– </text:span>Ну уж фигушки. Я тебя тут не оставлю.</text:p>
      <text:p text:style-name="P65"><text:span text:style-name="T11">– </text:span>Дэш! <text:span text:style-name="T11">– </text:span>взмолился я. <text:span text:style-name="T11">– </text:span>Сейчас не время геройствовать! Нам нужно добыть резонаторы! Ничего со мной не случится, посижу пару деньков в КПЗ и выйду как новенький!</text:p>
      <text:p text:style-name="P65"><text:span text:style-name="T11">– </text:span>Ты не понимаешь! <text:span text:style-name="T11">– </text:span>упрямо мотнула головой пегаска. <text:span text:style-name="T11">– </text:span>Всё изменилось. Никто тебя не вытащит.</text:p>
      <text:p text:style-name="P65">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65"><text:span text:style-name="T11">– </text:span>Быстро за мной! <text:span text:style-name="T11">– </text:span>скомандовала пегаска, помчавшись к лестнице в офисные этажи.</text:p>
      <text:p text:style-name="P65">Я припустил было за ней, потом вернулся и поднял над головой раскуроченный ускоритель.</text:p>
      <text:p text:style-name="P65"><text:span text:style-name="T11">– Ю-</text:span>хууу<text:span text:style-name="T11">!!!</text:span></text:p>
      <text:p text:style-name="P65">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65">На последнем этаже пегаска стояла в коридоре, с сомнением обозревая ряд дверей.</text:p>
      <text:p text:style-name="P65"><text:span text:style-name="T11">– </text:span>Где-то тут должна быть дверь на крышу. Не могли же они залазить туда по пожарной лестнице?</text:p>
      <text:p text:style-name="P65">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1"> </text:span></text:p>
      <text:p text:style-name="P65">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65"><text:span text:style-name="T11">– </text:span>Макс, подвинься!</text:p>
      <text:p text:style-name="P65"><text:soft-page-break/>Пегаска оттеснила меня крупом и повернулась к двери задом.</text:p>
      <text:p text:style-name="P65"><text:span text:style-name="T11">– </text:span>Ю-хууу!</text:p>
      <text:p text:style-name="P65">БАБАХ!!!</text:p>
      <text:p text:style-name="P65">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симпатичная 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65"><text:span text:style-name="T11">– </text:span>Ты чего на меня так уставился? <text:span text:style-name="T11">– </text:span>подозрительно спросила пегаска.</text:p>
      <text:p text:style-name="P65"><text:span text:style-name="T11">– </text:span>Да так… Не ожидал, что ты такая…</text:p>
      <text:p text:style-name="P65"><text:span text:style-name="T11">– </text:span>Офигенски сильная? <text:span text:style-name="T11">– </text:span>зарделась Дэш. <text:span text:style-name="T11">– Е</text:span>сли честно, по удару задом Эпплджек меня уделает. Но больше никто в Понивилле!</text:p>
      <text:p text:style-name="P65">С лестницы донёсся топот копыт, в конце коридора появились пони-полицейские.</text:p>
      <text:p text:style-name="P65">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65"><text:span text:style-name="T11">– </text:span>Ну вот, теперь действуй! — я положил рубины в кошелёк, повесил его пегаске на шею и вдруг, сам для себя неожиданно, обнял её худенькое тельце. <text:span text:style-name="T11">–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65">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65"><text:span text:style-name="T11">– </text:span>Ты! Не! По! Нял! Те! Бе! Не! Льзя! Тут! Ос! Та! ВАТЬСЯ!!! <text:span text:style-name="T11">– </text:span>мощный толчок изнутри катапультировал её с люка.</text:p>
      <text:p text:style-name="P65">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65">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65"><text:span text:style-name="T11">– </text:span>Ты чего делаешь??! Мы же упадём! Ты ж не удержишь!..</text:p>
      <text:p text:style-name="P65">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text:p>
      <text:p text:style-name="P65">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а понеслась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65">Некоторое время было тихо. Потом хлопнули ставни и чей-то сонный голос недовольно пробормотал:</text:p>
      <text:p text:style-name="P65"><text:span text:style-name="T11">– </text:span>Кто мешает нам спать после тяжкого выступления?</text:p>
      <text:p text:style-name="P65">Я осторожно выглянул из куста.</text:p>
      <text:p text:style-name="P65"><text:soft-page-break/>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65">Птицы и цикады продолжили пение, прерванное нашим вторжением. </text:p>
      <text:p text:style-name="P65">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65"><text:span text:style-name="T11">– </text:span>Так вот кто тревожит наш сон!</text:p>
      <text:p text:style-name="P65">Дверь дома приоткрылась. Стало видно, что за ней притаилась единорожка, уже спустившаяся с мансарды.</text:p>
      <text:p text:style-name="P65"><text:span text:style-name="T11">– </text:span>Так-так, посмотрим, что тут у нас. Ага. Гм. Это наверняка тот монстр-человек, о котором писали в газетах. Занятно.</text:p>
      <text:p text:style-name="P65">Я крутился в телекинетическом поле перед единорожкой как некий диковинный экспонат шоу уродцев.</text:p>
      <text:p text:style-name="P65"><text:span text:style-name="T11">– </text:span>А это у нас кто? Гмм. Пегаска. Вот так раз! Рэйнбоу Дэш! Какими судьбами?</text:p>
      <text:p text:style-name="P65"><text:span text:style-name="T11">– </text:span>ТРИКСИ! <text:span text:style-name="T11">– <text:s/></text:span>фейсхуфнула Дэш. <text:span text:style-name="T11">– </text:span>Во имя Селестии, ЧТО ты тут делаешь?!!</text:p>
      <text:p text:style-name="P65"><text:span text:style-name="T11">– </text:span>Зарабатываем себе на жизнь представлениями, как ни странно! <text:span text:style-name="T11">– </text:span>язвительно ответила единорожка. <text:span text:style-name="T11">– </text:span>А вот что ВЫ делаете в НАШЕМ саду??!</text:p>
      <text:p text:style-name="P65">Так как дипломатические таланты пегаски оставляли желать лучшего, я решил взять переговоры в свои руки.</text:p>
      <text:p text:style-name="P65"><text:span text:style-name="T11">– </text:span>Эээ. Гм. Я дико извиняюсь, мы не знали, что вы спите днём, а то бы ни за что не стали вас тревожить. Мы пролетали мимо, и я подумал...</text:p>
      <text:p text:style-name="P65"><text:span text:style-name="T11">– </text:span>Нам не интересно знать, что ты подумал. <text:span text:style-name="T11">– </text:span>единорожка зевнула. <text:span text:style-name="T11">– </text:span>Мы намерены сдать вас в полицию.</text:p>
      <text:p text:style-name="P65"><text:span text:style-name="T11">– </text:span>Трикси! Не смей! У нас мегаважное задание! Нам нужно вернуться Понивилль во что бы то ни стало! <text:span text:style-name="T11">– </text:span>пегаска извивалась изо всех сил, пытаясь выбраться из магического захвата.</text:p>
      <text:p text:style-name="P65"><text:span text:style-name="T11">– </text:span>Три раза ХА! Назови хоть одну причину, по которой нам должно быть не всё равно! <text:span text:style-name="T11">– </text:span>насмешливо сказала Трикси. <text:span text:style-name="T11">– </text:span>Только учти, долго слушать мы не собираемся. Мы ценим наш сон больше ваших заданий.</text:p>
      <text:p text:style-name="P65">Пегаска задумалась. Она обернулась на меня и мрачно спросила:</text:p>
      <text:p text:style-name="P65"><text:span text:style-name="T11">– </text:span>Ей ведь нельзя рассказывать, да?</text:p>
      <text:p text:style-name="P65"><text:span text:style-name="T11">– </text:span>Нельзя. <text:span text:style-name="T11">– </text:span>подтвердил я. <text:span text:style-name="T11">– </text:span>Селестия запретила. Может возникнуть паника и всё такое.</text:p>
      <text:p text:style-name="P65">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65"><text:span text:style-name="T11">– </text:span>Трикси. Если ты нас не выдашь, я готова выступать. В твоих представлениях. Кем угодно. Целый месяц! После сопровождения Макса в Понивилль…</text:p>
      <text:p text:style-name="P65"><text:span text:style-name="T11">– </text:span>ОГО!</text:p>
      <text:p text:style-name="P65">Единорожка аж уселась на крыльцо от удивления.</text:p>
      <text:p text:style-name="P65"><text:span text:style-name="T11">– </text:span>Представлем себе, ЧТО вы скрываете, если ты готова на ТАКОЕ! Признаюсь, вам удалось нас заинтересовать!</text:p>
      <text:p text:style-name="P65">Единорожка в задумчивости стала ходить по веранде туда-сюда, разговаривая сама с собой.</text:p>
      <text:p text:style-name="P65"><text:span text:style-name="T11">–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65"><text:soft-page-break/>Единорожка встала на задние ноги и захлопала в копыта. После чего она метнулась в дом, потянув нас за собой.</text:p>
      <text:p text:style-name="P65">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65">Единорожка улеглась на диване. Мы с Дэш шмякнулись на ковёр.</text:p>
      <text:p text:style-name="P65"><text:span text:style-name="T11">– </text:span>Мы приняли решение не выдавать вас полиции в обмен на то, что вы расскажете нам о вашей секретной миссии!</text:p>
      <text:p text:style-name="P65"><text:span text:style-name="T11">– </text:span>Не пойдёт! <text:span text:style-name="T11">– </text:span>заявил я. <text:span text:style-name="T11">– </text:span>Я уже сказал, что это тайна. Мне добавить нечего.</text:p>
      <text:p text:style-name="P65"><text:span text:style-name="T11">– </text:span>Да неужели? <text:span text:style-name="T11">– </text:span>захлопала ресницами Трикси. <text:span text:style-name="T11">– </text:span>Ты хорошо подумал?</text:p>
      <text:p text:style-name="P65">Окно <text:s/>комнаты распахнулось. В комнату ворвался вой сирены. Несколько полицейских фургонов промчались мимо.</text:p>
      <text:p text:style-name="P65">Вот чёрт!!!</text:p>
      <text:p text:style-name="P65">…</text:p>
      <text:p text:style-name="P55"/>
      <text:p text:style-name="P65"><text:span text:style-name="T11">– </text:span>Так вот, почему в последнее время представления были такими изматывающими! Утечка магии не может не волновать нас! <text:span text:style-name="T11">– </text:span>единорожка задумалась. <text:span text:style-name="T11">– </text:span>Но твой рассказ не объясняет нам, куда исчезла принцесса Селестия!</text:p>
      <text:p text:style-name="P65"><text:span text:style-name="T11">– </text:span>Так вот почему я не могу нести тебя! <text:span text:style-name="T11">– </text:span>вторила ей пегаска. <text:span text:style-name="T11">–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65"><text:span text:style-name="T11">– </text:span>Стой! Что ты там сказала о Селестии?</text:p>
      <text:p text:style-name="P65">Трикси молча левитировала мне газеты с трюмо.</text:p>
      <text:p text:style-name="P65">Фак! Фак-фак-фак!!!</text:p>
      <text:p text:style-name="P65">«<text:span text:style-name="T31">Исчезновение дневной главы диархии: Эквестрия в панике!</text:span>» (статья двухдневной давности).</text:p>
      <text:p text:style-name="P65">«<text:span text:style-name="T31">Принцесса Селестия исчезла вчера утром! Придворный церемонимейстер, мисс Кози, обнаружила лишь смятую простыню в постели!</text:span>» (вчерашняя статья).</text:p>
      <text:p text:style-name="P65">«<text:span text:style-name="T31">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огрызается в объектив. Подпись к фотографии гласит: «<text:span text:style-name="T31">Да отстаньте же вы от меня! Он сказал, что ест пони, но я этого НЕ ВИДЕЛА!!!</text:span>»).</text:p>
      <text:p text:style-name="P65">«<text:span text:style-name="T31">Чужестранец-человек, ввергший ранее нашу принцессу в глубокую депрессию, подозревается в её исчезновении!!! В его поисках участвуют кантерлотские дневная и ночная стражи, национальная гвардия и Вондерболты!</text:span>»</text:p>
      <text:p text:style-name="P65">«<text:span text:style-name="T31">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65">Получается, Селестия исчезла уже когда мы садились в поезд. А когда прибыли в Фетлок, мой фейс уже красовался на плакатах <text:span text:style-name="T11">“Wanted...” .</text:span></text:p>
      <text:p text:style-name="P55">– <text:span text:style-name="T1">ОНИ ЧТО, ШУТОК НЕ ПОНИМАЮТ?!! </text:span>– <text:span text:style-name="T1">заорал я наконец. </text:span>– <text:span text:style-name="T1">Нашли пониеда, ёб их </text:span><text:span text:style-name="T24">дымоходом через коромысло</text:span><text:span text:style-name="T1">!!!</text:span></text:p>
      <text:p text:style-name="P65"><text:span text:style-name="T11">– </text:span>Прикинь, а? <text:span text:style-name="T11">– </text:span>участливо ткнулась в меня носом Дэш. <text:span text:style-name="T11">– </text:span>Над моими приколами тоже одна я смеюсь. У<text:span text:style-name="T11"> </text:span>большинства вместо чувства юмора жир на ляжках.</text:p>
      <text:p text:style-name="P85"><text:soft-page-break/>Я отчаянно массировал виски пальцами. <text:span text:style-name="T1">Всё катилось к чертям собачьим.</text:span> И<text:span text:style-name="T1">счезновение пони добралось и до Селли.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ли?!</text:span></text:p>
      <text:p text:style-name="P65">Я зажал голову в ладонях и застонал, покачиваясь из стороны в сторону.</text:p>
      <text:p text:style-name="P65"><text:span text:style-name="T11">– </text:span>Макс? Ты в порядке?</text:p>
      <text:p text:style-name="P65">Дэш махала копытом у меня перед глазами, пытаясь до меня достучаться. Я не видел её. У меня перед глазами пробегали воспоминания нашей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text:p>
      <text:p text:style-name="P65">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 и я старался. Она смогла увлечь меня за собой, у меня впервые за много лет появилась великая цель.</text:p>
      <text:p text:style-name="P65">И вот теперь её нет. Зачем куда-то бежать, скрываться, рисковать, если смысл стараний потерян?</text:p>
      <text:p text:style-name="P78"/>
      <text:p text:style-name="P78">«…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82">– Я доведу! Обещаю!..»</text:p>
      <text:p text:style-name="P65"/>
      <text:p text:style-name="P65">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65">И у меня есть кое-какие результаты, чёрт побери!</text:p>
      <text:p text:style-name="P65">Мы добыли резонаторы и, если доберёмся до Понивилля, <text:s/>можем провести эксперимент. И если он завершится успешно, мы узнаем причину утечки и, может быть, сможем её устранить. И тогда, может быть, сможем вернуть Селли!</text:p>
      <text:p text:style-name="P65">Дерьмо! Слишком много «если» и «может быть»!</text:p>
      <text:p text:style-name="P65">Трижды дерьмо!!! Я забыл, что для проведения эксперимента, нам нужна помощь Селестии!</text:p>
      <text:p text:style-name="P65"/>
      <text:p text:style-name="P85"><text:span text:style-name="T1">«.</text:span><text:span text:style-name="T3">..А ускоритель </text:span><text:span text:style-name="T13">— </text:span><text:span text:style-name="T3">это даже не шланг, это пожарный брандспойт. Тебя сожгёт магией, если я попытаюсь применить заклинание Индрэ на тебе, усилив его ускорителем. Даже не проси!</text:span><text:span text:style-name="T1">»</text:span></text:p>
      <text:p text:style-name="P65"/>
      <text:p text:style-name="P65">Пегаска корчила мне зверские рожи, пытаясь вывести меня из ступора. Единорожка, наблюдая за её попытками, пробормотала: «Может, стоило всё же согласиться на её предложение?»</text:p>
      <text:p text:style-name="P65">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Сейчас же она ушла окончательно, оставив после себя пустоту.</text:p>
      <text:p text:style-name="P65">Что ж, вполне привычное для меня состояние. Последний месяц был просто ярким фантастически-нереальным исключением из правила.</text:p>
      <text:p text:style-name="P42">МУ-ХА-ХА!</text:p>
      <text:p text:style-name="P42">Кажется, я знаю, как показать фак провидению! <text:span text:style-name="T11">Show must go on! &lt;</text:span>Макс задумал вместо Селестии использовать Элементы гармонии<text:span text:style-name="T11">&gt;</text:span></text:p>
      <text:p text:style-name="P65"><text:soft-page-break/>Я улыбнулся и помахал пегаске рукой, показывая, что в норме. Дэш облегчённо выдохнула.</text:p>
      <text:p text:style-name="P55">– <text:span text:style-name="T1">Так что, мы свободны? </text:span>– <text:span text:style-name="T1">спросил я, поднимаясь с пола.</text:span></text:p>
      <text:p text:style-name="P55">– <text:span text:style-name="T1">О, да! Великая и могучая Трикси держит слово!</text:span></text:p>
      <text:p text:style-name="P65">Единорожка задумалась и продолжила:</text:p>
      <text:p text:style-name="P55"><text:span text:style-name="T1">– Более того, Трикси поможет вам! Вы можете взять наш гастрольный фургон! В нём человек может незамеченным добраться до Понивилля. Мы, к сожалению, не сможем вас сопровождать — у нас дела в </text:span>Кантерлоте&lt;<text:span text:style-name="T24">Трикси в Кантерлоте покупает амулет-усилитель для помощи магией</text:span>&gt;, <text:span text:style-name="T1">но фургон вполне может тащить Рэйнбоу Дэш. Мы будем признательны, если вы потом вернёте нам фургон назад. Нам он достался тяжким трудом. </text:span>Это<text:span text:style-name="T1"> и будет нашим решающим вкладом в дело спасения Эквестрии! Можете не благодарить!</text:span></text:p>
      <text:p text:style-name="P129"/>
      <text:h text:style-name="Heading_20_2" text:outline-level="2">14. <text:span text:style-name="T1">Деградация</text:span></text:h>
      <text:p text:style-name="P55">&lt;<text:span text:style-name="T67">David Bowie - Lets Dance/ Ashes To Ashes</text:span></text:p>
      <text:p text:style-name="P55"><text:span text:style-name="T67">Roxette – Queen of rain</text:span>&gt;</text:p>
      <text:p text:style-name="P65">– Ы! Ы! Ы! Ы! Ы!</text:p>
      <text:p text:style-name="P65">Дэш стучала лбом о сосну с такой силой, что на неё падали иголки и шишки.</text:p>
      <text:p text:style-name="P65">Я вышел из фургона и присел рядом.</text:p>
      <text:p text:style-name="P65">– Дэш! В конце-концов, мы можем спать днём, а идти ночью. Тогда я могу тащить фургон. Не стоит тебе так мучаться.</text:p>
      <text:p text:style-name="P65">Пегаска стояла, прижавшись лбом к стволу, и молчала. Я продолжил.</text:p>
      <text:p text:style-name="P65">– Или же мы можем нанять земнопони. Я не буду показываться из фургона, а ты строго запретишь ему совать нос внутрь.</text:p>
      <text:p text:style-name="P65">Дэш тяжело вздохнула и закатила глаза.</text:p>
      <text:p text:style-name="P65">– Я все эти варианты продумала за первый час дороги. Они все паршивые.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65">Я вздохнул. Из-за меня страдала пегаска, для которой тащить тяжёлый фургон было всё равно что мне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65">Если бы дело касалось только меня, я бы уже давно сдался властям. Но оставалась миссия, которую мне надо было выполнить во что бы то ни стало. Селли была убеждена, что от её исхода зависит судьба Эквестрии, и я должен был выполнить обещание, данное ей.</text:p>
      <text:p text:style-name="P65">Пегаска пробормотала что-то чуть слышно.</text:p>
      <text:p text:style-name="P65">– Что? – не расслышал я.</text:p>
      <text:p text:style-name="P65">– Обними меня. – чуть громче повторила Дэш. Мне было удивительно слышать просящий тон от крутой и задиристой пегаски. – Ну, помнишь, как ты это сделал на крыше «Псинтела»? Мне станет легче тянуть.</text:p>
      <text:p text:style-name="P65">Я пожал плечами и обнял пегаску.</text:p>
      <text:p text:style-name="P65">– Э, нет, погоди. – Дэш сбросила плащ Трикси, скрывающий её крылья. – Давай!</text:p>
      <text:p text:style-name="P65"><text:soft-page-break/>Я обнял её повторно. В этот раз пегаска не стояла смирно, а, в свою очередь, обняла меня.</text:p>
      <text:p text:style-name="P65">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65">– Эмм… Ты чего?</text:p>
      <text:p text:style-name="P65">Дэш раскрыла глаза. Я упёрся ладонью ей в грудь и осторожно отодвинул от себя. Пегаска разжала обьятия.</text:p>
      <text:p text:style-name="P65">– Йей! Обнимашки таки клёво снимают стресс! Тебе разве не нравится?</text:p>
      <text:p text:style-name="P65">– Нравится. Но ты слишком увлеклась: я чуть не оказался на земле.</text:p>
      <text:p text:style-name="P65">Дэш смутилась.</text:p>
      <text:p text:style-name="P65">– Упс! Забыла, что у тебя только одна пара ног для упора! Не сердись!</text:p>
      <text:p text:style-name="P65">Я покровительно похлопал пегаску по шее.</text:p>
      <text:p text:style-name="P65">–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65">Пегаска немедленно заорала:</text:p>
      <text:p text:style-name="P65">– Обнимашки-и-и!!! – и повалила меня на траву. Сила, таящаяся в её худеньком теле, обескураживала.</text:p>
      <text:p text:style-name="P65">– Дэш! Ну, не воспринимай же всё так буквально, ё-моё!</text:p>
      <text:p text:style-name="P65">– Гы! Что-то ты не слишком был готов к этому разу!</text:p>
      <text:p text:style-name="P65">Пегаска со смехом прыгала вокруг меня, бодаясь головой и вновь опрокидывая меня на землю. В конце концов я демонстративно улёгся, подложив руку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1">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65">Наконец она приземлилась, пропахав в дёрне борозды тормозного следа.</text:p>
      <text:p text:style-name="P65">– Ффух! Ещё бы немного, и я бы рехнулась от тоски! Как только Эпплджек эти телеги таскает? Это же офигенно скучно!</text:p>
      <text:p text:style-name="P65">Пегаска накинула на себя плащ, скрыв крылья, и стала впрягаться в фургончик.</text:p>
      <text:p text:style-name="P65">– Макс, залазь в фургон. Там впереди какой-то посёлок. Купим еды и узнаем новости.</text:p>
      <text:p text:style-name="P65"/>
      <text:p text:style-name="P66">***</text:p>
      <text:p text:style-name="P65"/>
      <text:p text:style-name="P65">Три дня спустя…</text:p>
      <text:p text:style-name="P65"/>
      <text:p text:style-name="P65">«<text:span text:style-name="T31">Добро пожаловать в Груммингтон! Вам здесь рады!</text:span></text:p>
      <text:p text:style-name="P65"><text:span text:style-name="T31">Население города </text:span><text:span text:style-name="T68">302 пони</text:span><text:span text:style-name="T31">.</text:span></text:p>
      <text:p text:style-name="P65"><text:span text:style-name="T68">250 пони</text:span><text:span text:style-name="T31">.</text:span></text:p>
      <text:p text:style-name="P65"><text:span text:style-name="T68">125 поней</text:span><text:span text:style-name="T31">.</text:span></text:p>
      <text:p text:style-name="P65"><text:span text:style-name="T31">54 паня.</text:span>»</text:p>
      <text:p text:style-name="P65"/>
      <text:p text:style-name="P65"><text:soft-page-break/>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есятка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65">Я вернулся за столик у окна и продолжил писать письмо.</text:p>
      <text:p text:style-name="P65">«<text:span text:style-name="T20">...чувствую себя 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ли,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 Только ради тебя, Селли!</text:span></text:p>
      <text:p text:style-name="P82">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силуэты пони, но они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даже тайком от меня начала жевать траву, хоть и не переносит её.</text:p>
      <text:p text:style-name="P8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шесть штук.</text:p>
      <text:p text:style-name="P82">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82">Да, по-поводу «обнимашек». Это не то, что ты думаешь, Селли!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8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8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Макс (бу-га-га!).</text:p>
      <text:p text:style-name="P150">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40">твою забывчивость, из-за которой нам с Дэш пришлось пилить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text:span><text:soft-page-break/><text:span text:style-name="T40">бы предпочёл то радужное пойло, после которого мы так здорово провели время! Ну, ты меня понимаешь…</text:span></text:p>
      <text:p text:style-name="Standard"><text:span text:style-name="T39">Крепко обнимаю, чешу холку, хлопаю по шее! Твой Макс. </text:span><text:span text:style-name="T20">Дружба </text:span><text:span text:style-name="T39">—</text:span><text:span text:style-name="T20"> </text:span><text:span text:style-name="T3">э</text:span><text:span text:style-name="T20">то, </text:span><text:span text:style-name="T70">так её </text:span><text:span text:style-name="T3">разэтак</text:span><text:span text:style-name="T70">,</text:span><text:span text:style-name="T20"> магия!</text:span><text:span text:style-name="T60">»</text:span></text:p>
      <text:p text:style-name="P65"/>
      <text:p text:style-name="P65">В дверь постучали условным стуком. Я спрятал письмо и впустил Дэш. Она сбросила перемётные сумки и молча уселась перед печкой. Я растопил огонь в маленькой буржуйке и принялся чистить картошку.</text:p>
      <text:p text:style-name="P65">– Всё в порядке, Дэш?</text:p>
      <text:p text:style-name="P65">Пегаска смотрела на язычки огня, танцующие в окошке печной дверцы и молчала. Наконец она отозвалась.</text:p>
      <text:p text:style-name="P65">– Нет. Не всё в порядке.</text:p>
      <text:p text:style-name="P65">Дэш отвернулась от огня и взглянула на меня.</text:p>
      <text:p text:style-name="P65">–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65">Я сел рядом с пегаской, обнял её и легонько встряхнул.</text:p>
      <text:p text:style-name="P65">–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65">Дэш негромко всхлипнула и тут же закашлялась, пытаясь скрыть секундную слабость.</text:p>
      <text:p text:style-name="P65">–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65">Пегаска фейсхуфнула.</text:p>
      <text:p text:style-name="P65">–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65">Я поставил кастрюлю с картошкой на печку.</text:p>
      <text:p text:style-name="P65">– Дэш. Когда ты в последний раз летала?</text:p>
      <text:p text:style-name="P65">– Вчера утром немного. А что?</text:p>
      <text:p text:style-name="P65">– Попробуй взлети сейчас. Просто поднимись к потолку.</text:p>
      <text:p text:style-name="P65">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65">– …Да ладно!</text:p>
      <text:p text:style-name="P65">Пегаска сидела на полу и удивлённо рассматривала свои крылья. Потом для уверенности подёргала зубами за маховые перья.</text:p>
      <text:p text:style-name="P65">– Вроде не сплю — боль чувствуется. Тогда какого сена я падаю?!!</text:p>
      <text:p text:style-name="P65"><text:soft-page-break/>– Дэш. – мягко сказал я. – Судя по площади крыльев, пегасы держатся в воздухе, в основном, за счёт магии.</text:p>
      <text:p text:style-name="P65">– И?</text:p>
      <text:p text:style-name="P65">–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65">– У-у-у-ы-ы-ы-а-а-а!</text:p>
      <text:p text:style-name="P65">Дэш горько, с подвыванием, разрыдалась.</text:p>
      <text:p text:style-name="P65">– Ы-ы-ы! Я не могу без неба-а-а! Мне нужно лета-а-ать! Я пега-а-ас!</text:p>
      <text:p text:style-name="P65">Крутая и тренированная пегаска сотрясалась от плача, как ребёнок. Её депрессия последних дней вырвалась наружу эмоциональным взрывом.</text:p>
      <text:p text:style-name="P65">– Почему всё так… хнык... паршиво? Что мы сделали не так? Хнык… Я даже не знаю, с кем надо подраться, чтобы всё исправить…</text:p>
      <text:p text:style-name="P65">Я сел рядом. Мне нечем было её утешить, я мог лишь молча обнять её, поглаживая по растрёпанной гриве. Пегаска, вхлипывая, прижалась ко мне.</text:p>
      <text:p text:style-name="P65">– Макс?</text:p>
      <text:p text:style-name="P65">– Да?</text:p>
      <text:p text:style-name="P65">–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65">– Дэш, мы дойдём до Понивилля, что бы ни случилось. Обещаю тебе.</text:p>
      <text:p text:style-name="P65">Пегаска утешилась и замерла, глядя в огонь.</text:p>
      <text:p text:style-name="P65">Я мыл тарелки после ужина, когда услышал бормотание Дэш за спиной.</text:p>
      <text:p text:style-name="P65">«И-и-и… о-о-о… эн… а-а-а… И она.. П-э-э-э… о-о-о… Как эта буква называется, забери меня дискорд? Ша? Ша! Эл! А! Мммм… И она пошла...»</text:p>
      <text:p text:style-name="P65">Громкий «бабах» дал понять, что Дэш захлопнула книгу. После короткой паузы взьерошенная пегаска <text:s/>выглянула из-за спины.</text:p>
      <text:p text:style-name="P65">– Макс? Расскажи какую-нибудь сказку на ночь? Что-то спать не хочется.</text:p>
      <text:p text:style-name="P65">Пегаска залезла на диван и похлопала рядом с собой.</text:p>
      <text:p text:style-name="P65">Я поставил тарелку в шкафчик и вытер руки о передник.</text:p>
      <text:p text:style-name="P65">– Дэш, это плохая идея. Давай, я лучше тебе почитаю.</text:p>
      <text:p text:style-name="P65">– Хочу сказку! – пегаска насупилась и отгородилась от меня подушкой. – Ты плохой!</text:p>
      <text:p text:style-name="P65">– Дэш! Я не помню ни черта!</text:p>
      <text:p text:style-name="P65">– Сказку!!! – подушка полетела в меня.</text:p>
      <text:p text:style-name="P65">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не в счёт).</text:p>
      <text:p text:style-name="P65">Дэш повернулась ко мне спиной и стала подозрительно шмыгать носом.</text:p>
      <text:p text:style-name="P65">Я подошёл к дивану и сел рядом, развернув её к себе.</text:p>
      <text:p text:style-name="P65">– Ну ладно. Сама напросилась!</text:p>
      <text:p text:style-name="P65">Я задумался.</text:p>
      <text:p text:style-name="P65">…</text:p>
      <text:p text:style-name="P65"><text:soft-page-break/>– Вот тебе сказка с моралью. Слушай.</text:p>
      <text:p text:style-name="P65">Я устроился на диване, положив под ноги подушку, на которой тут же примостилась и пегаска.</text:p>
      <text:p text:style-name="P65">– Однажды в кувшин с молоком попали две жабы…</text:p>
      <text:p text:style-name="P65">– Бггг! Уже смешно! – заржала Дэш. – <text:s/>Как могли жабы попасть в кувшин? Он же высокий? Жабы прыгают низко. Может, это было блюдце?</text:p>
      <text:p text:style-name="P65">– Нет! – упёрся я. – Кувшин! Иначе морали не получится! Жабы… эээ… свалились в него с кантерлотской скалы.</text:p>
      <text:p text:style-name="P65">– Ух ты! Круто! А что они там делали?</text:p>
      <text:p text:style-name="P65">– Дэш! Как я могу рассказывать, если ты постоянно меня перебиваешь?</text:p>
      <text:p text:style-name="P65">– Ну пожалуйста! Больше не буду, только объясни, как жабы оказались в Кантерлоте?</text:p>
      <text:p text:style-name="P65">–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65">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65">– Вау! Прикольно!</text:p>
      <text:p text:style-name="P65">–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65">– А потом?</text:p>
      <text:p text:style-name="P65">–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65">Пегаска затряслась от смеха. Потом, прервавшись, строго спросила с меня:</text:p>
      <text:p text:style-name="P65">– А какая тут мораль? Ты говорил, в этой сказке будет мораль!</text:p>
      <text:p text:style-name="P65">– Мораль? Э-э-э... Мораль тут такая. – <text:s/>мрачно заявил я. – Не умеешь летать — не суйся к принцессе!</text:p>
      <text:p text:style-name="P65">– Хорошая… ммм… сказка… – пробормотала пегаска сонно. Зевнув во весь рот она потянулась и, обняв мою ногу, заснула.</text:p>
      <text:p text:style-name="P65">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65">Я пожал плечами, устроился поудобнее и укрылся одеялом.</text:p>
      <text:p text:style-name="P65">…</text:p>
      <text:p text:style-name="P65">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65">Скррржжжж… Скррржжж… Скррржжж…</text:p>
      <text:p text:style-name="P65">Снаружи раздался скрежет. В глубокой ночи, посреди абсолютной тишины этот тихий <text:s/>звук таил необъяснимую угрозу.</text:p>
      <text:p text:style-name="P65">Скррржжжж… Скррржжж…</text:p>
      <text:p text:style-name="P65">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65"><text:soft-page-break/>На земле прямо перед фургоном сидела кобылка-жеребёнок и, зажав в зубах гвоздь, выцарапывала что-то на жестяной крышке коробки из-под конфет.</text:p>
      <text:p text:style-name="P65">– Что ты тут делаешь так поздно? Где твои родители? – вздохнув с облегчением, спросил я.</text:p>
      <text:p text:style-name="P65">Выйдя из фургона, я подошёл к жеребёнку и посветил на жестянку.</text:p>
      <text:p text:style-name="P65">– Чем ты тут занимаешься?</text:p>
      <text:p text:style-name="P65">Жеребёнка молча смотрела на меня, зажав гвоздь в зубах. На жестянке были коряво выцарапаны буквы.</text:p>
      <text:p text:style-name="P65">«<text:span text:style-name="T68">37 пни</text:span></text:p>
      <text:p text:style-name="P86">24пн</text:p>
      <text:p text:style-name="P86">15</text:p>
      <text:p text:style-name="P65"><text:span text:style-name="T31">1</text:span>»</text:p>
      <text:p text:style-name="P65">– Что это за цифры? – спросил я.</text:p>
      <text:p text:style-name="P65">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65">«<text:span text:style-name="T31">Добро пожаловать в Груммингтон! Вам здесь рады!</text:span></text:p>
      <text:p text:style-name="P65"><text:span text:style-name="T31">Население города </text:span><text:span text:style-name="T68">302 пони</text:span><text:span text:style-name="T31">.</text:span></text:p>
      <text:p text:style-name="P65"><text:span text:style-name="T68">250 пони</text:span><text:span text:style-name="T31">.</text:span></text:p>
      <text:p text:style-name="P65"><text:span text:style-name="T68">125 поней</text:span><text:span text:style-name="T31">.</text:span></text:p>
      <text:p text:style-name="P65"><text:span text:style-name="T31">54 паня.</text:span>»</text:p>
      <text:p text:style-name="P65">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65">– Ты хочешь сказать, этой ночью из населения осталась ты одна? – хрипло спросил я.</text:p>
      <text:p text:style-name="P65">Кобылка кивнула и снова показала на жестянку и вверх.</text:p>
      <text:p text:style-name="P65">– Макс! Оглянись! – тревожно воскликнула Дэш у меня за спиной.</text:p>
      <text:p text:style-name="P65">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65">– Дэш! Быстро!</text:p>
      <text:p text:style-name="P65">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65">УУУУУУРРРРРРГГГГХХХХХХХ!!!<text:span text:style-name="T11">&lt;</text:span><text:span text:style-name="T59">Metallica-Enter Sandman</text:span><text:span text:style-name="T11">&gt;</text:span></text:p>
      <text:p text:style-name="P65">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65">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65">– Макс, запрыгивай!</text:p>
      <text:p text:style-name="P65"><text:soft-page-break/>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77"/>
      <text:p text:style-name="P77">0</text:p>
      <text:p text:style-name="P65"/>
      <text:p text:style-name="P65">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65"/>
      <text:h text:style-name="Heading_20_2" text:outline-level="2">15. Филлидельфия</text:h>
      <text:p text:style-name="P55">&lt;<text:span text:style-name="T58">Elo - Sorrow about to fall</text:span>&gt;</text:p>
      <text:p text:style-name="P55">&lt;<text:span text:style-name="T58">Kiss – I Was Made For Lovin’ You</text:span>&gt;</text:p>
      <text:p text:style-name="P65">Филлидельфия была слишком велика, чтобы сгинуть полностью — провал расколол её пополам, проглотив центральную часть. Част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65">Я поднял кусок газеты, прибитый ветром к ограждению и быстро пробежался по заголовкам.</text:p>
      <text:p text:style-name="P65">«<text:span text:style-name="T31">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53">«</text:span><text:span text:style-name="T3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53">».</text:span> «<text:span text:style-name="T31">Провинция пустеет: репортаж из обеспоневшего посёлка</text:span>». «<text:span text:style-name="T31">Нехватка пегасов-погодников: указ принцессы Луны разрешает набор в погодные команды пегасов без лётных аттестатов</text:span>». «<text:span text:style-name="T31">Опасный преступник «человек-макс» всё ещё на свободе! Фетлок приходит в себя после разгрома павильона Псинтела. Награда за поимку возрасла до двадцати тысяч!!!</text:span>»</text:p>
      <text:p text:style-name="P65">На ближайшем же столбе висело объявление, в котором за мою голову уже предлагалось двадцать пять тысяч.</text:p>
      <text:p text:style-name="P65">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65">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65">–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65">Пегаска взмахнула крыльями для эффекта. Неожиданно для неё и меня, взмах крыльев подбросил её вверх на хороший метр.</text:p>
      <text:p text:style-name="P65">– Какого се… – пегаска приземлилась на круп, изумлённо глядя на свои крылья. – ...на!</text:p>
      <text:p text:style-name="P65">Подумав немного, Дэш выбралась из упряжи и что есть мочи замахала крыльями.</text:p>
      <text:p text:style-name="P65"><text:soft-page-break/>–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65">–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65">Я перевязывал пегаске голову, когда мне в голову пришла идея. Я указал на валяющийся рядом с нами самокат.</text:p>
      <text:p text:style-name="P65">– Дэш, ты ведь сможешь буксировать его на лету?</text:p>
      <text:p text:style-name="P65">– Этот? Конечно могу! Плёвое дело!</text:p>
      <text:p text:style-name="P65">– А со мной?</text:p>
      <text:p text:style-name="P65">– Хмм. Понимаю, к чему ты клонишь.</text:p>
      <text:p text:style-name="P65">Пегаска критически оглядела меня.</text:p>
      <text:p text:style-name="P65">–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65">…</text:p>
      <text:p text:style-name="P65">Когда дорожное покрытие слилось в сплошную серую полосу, а руль самоката начал у меня в руках вибрировать от скорости, я заорал:</text:p>
      <text:p text:style-name="P65">– Дэ-э-э-ш!!! Сто-о-ой!!! Хватит! Испытание пройдено! Не увлекайся!!!</text:p>
      <text:p text:style-name="P65">Пегаска приземлилась и, выплюнув поводья изо рта, встала в гордую позу.</text:p>
      <text:p text:style-name="P65">– Я ещё и не начинала, между прочим! Так, только чуть-чуть размялась!</text:p>
      <text:p text:style-name="P65">Я положил самокат и на трясущихся ногах приближался к ней. Сердце ходило ходуном где-то в районе пяток.</text:p>
      <text:p text:style-name="P65">– Дэш, ты это нарочно? Про «клячу» и всё такое?</text:p>
      <text:p text:style-name="P65">– А что такое? – невинно спросила пегаска, полуобернувшись ко мне задом.</text:p>
      <text:p text:style-name="P65">– А ничего. – нарочито спокойно сказал я, демонстративно закатывая рукава.</text:p>
      <text:p text:style-name="P65">–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65">– <text:s/>А того, что я тебя сейчас!..</text:p>
      <text:p text:style-name="P65">ХЛОП!</text:p>
      <text:p text:style-name="P65">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65">– Бггг! – <text:s/>заржала пегаска. – Макс, не будь нытиком! Прикольная же шутка!</text:p>
      <text:p text:style-name="P65">–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65">–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65"><text:soft-page-break/><text:s/>Я потрепал пегаску между ушей.</text:p>
      <text:p text:style-name="P65">– Насчёт шуток я уже заметил. Не парься, я не сержусь. Вдобавок, не такой уж я и хрупкий, просто люблю перестраховаться.</text:p>
      <text:p text:style-name="P65">– Да? Это клёво. – успокоилась Дэш. – А можно попросить тебя об одной вещи?</text:p>
      <text:p text:style-name="P65">– Да?</text:p>
      <text:p text:style-name="P65">– Помнишь, я разревелась в Груммингтоне?</text:p>
      <text:p text:style-name="P65">– Ну да, было дело.</text:p>
      <text:p text:style-name="P65">– Забудь про это!</text:p>
      <text:p text:style-name="P65">– Почему? – озадачился я. – Ты тогда была такой милой тогда.</text:p>
      <text:p text:style-name="P65">Дэш насупилась и принялась ковырять копытом асфальт.</text:p>
      <text:p text:style-name="P65">–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65">Я пожал плечами.</text:p>
      <text:p text:style-name="P65">–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65">– Но ты не плачешь.</text:p>
      <text:p text:style-name="P65">Я задумался.</text:p>
      <text:p text:style-name="P65">–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65">– Ни фига себе! Куда ж может быть хуже? – воскликнула Дэш. – У вас что, все поголовно встают в восемь утра и едят сено на завтрак, обед и ужин?</text:p>
      <text:p text:style-name="P65">Я засмеялся.</text:p>
      <text:p text:style-name="P65">– Кто-то встаёт и раньше. Но не в этом проблема. У нас... Как бы это сказать... очень холодно.</text:p>
      <text:p text:style-name="P65">–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65">– Нет, я не то имел ввиду. Холодно не в физическом смысле. В душевном.</text:p>
      <text:p text:style-name="P65">Пегаска всмотрелась мне в лицо, как будто впервые видя его.</text:p>
      <text:p text:style-name="P65">– Ты имеешь ввиду, что тебе утром некому сказать: «Привет, хорошего дня»?</text:p>
      <text:p text:style-name="P65">– Да, примерно это я имел ввиду.</text:p>
      <text:p text:style-name="P65">– Сочувствую. Без друзей не прикольно. Всем нужны друзья. Даже Дискорду, дискорд его забери!</text:p>
      <text:p text:style-name="P65">Пегаска вдруг стала на задние ноги, положив передние мне на плечи.</text:p>
      <text:p text:style-name="P65">– Макс! В Эквестрии у тебя всегда будут друзья, что бы ни случилось!</text:p>
      <text:p text:style-name="P65">Я растроганно обнял пегаску и погладил её по шее.</text:p>
      <text:p text:style-name="P65">– Спасибо, Дэш. Это просто здорово!</text:p>
      <text:p text:style-name="P65">…</text:p>
      <text:p text:style-name="P65">Оставляя на прилавке очередной пустующей филлидельфийской лавки монетку, я озабоченно заметил:</text:p>
      <text:p text:style-name="P65"><text:soft-page-break/>–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65">– Ты чего? – не поняла шутки пегаска. – А как же твоё участие в эксперименте?</text:p>
      <text:p text:style-name="P65">– Ты меня всё равно как-нибудь вытащишь. – отмахнулся я. – Лучше помоги искать палатку.</text:p>
      <text:p text:style-name="P65">–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65">Я пропустил замечание пегаски мимо ушей и продолжил паковать рюкзак.</text:p>
      <text:p text:style-name="P65">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65">– Надеюсь, с ним ничего не случится. – озабоченно сказал я. – Иначе придётся объясняться с Трикси.</text:p>
      <text:p text:style-name="P65">– Ерунда! В крайнем случае, купишь ей новый. – отмахнулась пегаска. – Ты не представляешь, как я рада, что избавилась от него!</text:p>
      <text:p text:style-name="P65">Пегаска взлетела и осторожно потянула упряжь. Потом приземлилась и недовольно глянула на меня.</text:p>
      <text:p text:style-name="P65">– Скидывай! – скомандовала пегаска, указав на рюкзак.</text:p>
      <text:p text:style-name="P65">– В чём дело?</text:p>
      <text:p text:style-name="P65">Пегаска молча потянула зубами за шлейку рюкзака, сдёргивая его с меня.</text:p>
      <text:p text:style-name="P65">– Дэш, ты чего?</text:p>
      <text:p text:style-name="P65">Пегаска раскрыла рюкзак и стала копаться в нём.</text:p>
      <text:p text:style-name="P65">– Я могу нести тебя, когда ты весишь семьдесят килограмм. – больший из двух котелков отправился в провал.</text:p>
      <text:p text:style-name="P65">– Я могу тянуть тебя, когда ты весишь восемьдесят килограмм. – две трети наших запасов картошки и ухнули следом.</text:p>
      <text:p text:style-name="P65">– Я могу тащить тебя, даже когда ты весишь девяносто! – насос и запасное колесо к самокату улетели туда же.</text:p>
      <text:p text:style-name="P65">– Но мы не договаривались, что ты будешь весить под сто десять только потому, что дорвался до бесплатных магазинов! Лягать, это уже слишком!</text:p>
      <text:p text:style-name="P65">– Погоди, Дэш, консервы-то не выкидывай! Ты ж сама говорила, что только-только размялась и всё такое. <text:span text:style-name="T69">И магазин</text:span>ы вовсе<text:span text:style-name="T69"> не </text:span>бесплатные<text:span text:style-name="T69"> <text:s/></text:span>— я оставлял там деньги — последние, кстати. Дай, я сам отберу припасы...</text:p>
      <text:p text:style-name="P65">…</text:p>
      <text:p text:style-name="P65">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65">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65">– Я вижу скалу Кантерлот. Ещё день пути — и сворачиваем к Понивиллю.</text:p>
      <text:p text:style-name="P65">– А ты выдержишь?</text:p>
      <text:p text:style-name="P65">Пегаска фыркнула.</text:p>
      <text:p text:style-name="P65"><text:soft-page-break/>– Я-то выдержу. Самокат — нет.</text:p>
      <text:p text:style-name="P65">–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65">– Я уже думала над этим. Там часто встречаются пони. Тебя узнают.</text:p>
      <text:p text:style-name="P65">–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65">– «Трасса 52» – прочла Дэш на табличке. – Что-то я не помню тут никаких трасс. Наверное, недавно построили.</text:p>
      <text:p text:style-name="P65">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65">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65">– Дэ-э-эш! Тормози-и-и!!!</text:p>
      <text:p text:style-name="P65">– Чего-о-о?! Не слышу!!!</text:p>
      <text:p text:style-name="P65">КРАК!!!</text:p>
      <text:p text:style-name="P65">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65">…</text:p>
      <text:p text:style-name="P82">Сияние. <text:span text:style-name="T69">Оно п</text:span>овсюду. <text:span text:style-name="T69">Нет верха и низа, нет направлений и расстояний. Нет м</text:span>ыслей. Нет чувств. Нет времени. Есть только бесконечное сияние.</text:p>
      <text:p text:style-name="P82"><text:s/>В какой-то момент пришло осознание.</text:p>
      <text:p text:style-name="P8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82">В сиянии проступают очертания предметов. Дверь? Этот предмет называется дверь? Кровать? Капельница? Дефибриллятор? Я зажмуриваюсь от яркого света кварцевых ламп. <text:s/>Откуда-то сбоку доносится неприятный зуммер и тихие фразы.</text:p>
      <text:p text:style-name="P82">– Док, позавчерашний приходит в сознание!</text:p>
      <text:p text:style-name="P82">– Следи за давлением.</text:p>
      <text:p text:style-name="P82">В поле зрения появляется предмет. Сквозь ресницы видны только его расплывчатые очертания. Предмет движется, проводя какие-то манипуляции.</text:p>
      <text:p text:style-name="P82">Я открываю глаза и вижу фигуру в голубом.</text:p>
      <text:p text:style-name="P8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82"><text:soft-page-break/>– Больной, как вы себя чувствуете? Вы можете назвать своё имя?</text:p>
      <text:p text:style-name="P82">Я закрываю глаза и пытаюсь вспомнить.</text:p>
      <text:p text:style-name="P8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8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82">Я вспомнил почти всё. Моё имя? Осталось вспомнить имя. Меня зовут...</text:p>
      <text:p text:style-name="P82">– Ма-а-акс! Ма-а-акс! Ма-а-акс!</text:p>
      <text:p text:style-name="P8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82">Я открываю глаза и вижу фигуру в голубом.</text:p>
      <text:p text:style-name="P65">…</text:p>
      <text:p text:style-name="P65">Сознание с трудом возвращалось в гудевшую <text:span text:style-name="T69">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65">– Ма-а-акс! Ма-а-акс! Встава-а-ай!</text:p>
      <text:p text:style-name="P65">– И как я, интересно, могу встать, если ты стоишь прямо надо мной? – с трудом отвечаю я.</text:p>
      <text:p text:style-name="P65">– Хорош умничать! – буркнула пегаска сквозь слёзы. – Макс?!!</text:p>
      <text:p text:style-name="P65">Я был полузадушен силой объятий пегаски.</text:p>
      <text:p text:style-name="P65">– Что-то я слишком часто реву с тех пор, как мы познакомились. – пробормотала Дэш, прижавшись ко мне. – Это не круто.</text:p>
      <text:p text:style-name="P65">– Ещё как круто! – утешил пегаску я. – Ты мне всю рубашку промочила. Прямо как водомётная машина.</text:p>
      <text:p text:style-name="P65">– <text:span text:style-name="T69">А т</text:span>ы вставать не хотел! Я очень-очень испугалась. <text:span text:style-name="T69">Всё-таки, д</text:span>урацкая это была затея с самокатом! Если бы можно было вернуться к фургону!</text:p>
      <text:p text:style-name="P65">–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65">Дэш почесала в затылке.</text:p>
      <text:p text:style-name="P65">–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65">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65">Вроде, не издевается.</text:p>
      <text:p text:style-name="P65">– Дэш!</text:p>
      <text:p text:style-name="P65"><text:soft-page-break/>– Ась?</text:p>
      <text:p text:style-name="P65">Пегаска с невинным видом уставилась на меня, практически упёршись своим носом в мой.</text:p>
      <text:p text:style-name="P65">– Я бегаю ещё хуже, чем ты таскаешь фургоны. То есть, чуть лучше, чем никак.</text:p>
      <text:p text:style-name="P65">Пегаска критически осмотрела меня и помотала головой.</text:p>
      <text:p text:style-name="P65">– Фиговые у тебя шутки. Не смешные.</text:p>
      <text:p text:style-name="P65">– Дэш, я не шучу.</text:p>
      <text:p text:style-name="P65">– Не верю. – пегаска провела крылом по моей ноге от пояса до пятки. – У тебя очень длинные ноги. Почти как у аликорнов. Ты не можешь плохо бегать.</text:p>
      <text:p text:style-name="P65">– И всё же это так. Я могу пробежать пару сотен метров, и на этом выдохнусь. Что неудивительно, учитывая тот образ жизни, что я вёл в прошлом мире.</text:p>
      <text:p text:style-name="P65"><text:span text:style-name="T11">–</text:span> А какой у тебя там был образ жизни?</text:p>
      <text:p text:style-name="P65"><text:span text:style-name="T11">–</text:span> Сидячий. Каждый день по восемь-десять часов в день на стуле, перед компьютером. Иногда и по двенадцать.</text:p>
      <text:p text:style-name="P65">У Дэш отвалилась челюсть.</text:p>
      <text:p text:style-name="P65"><text:span text:style-name="T11">–</text:span> Дискордовы яйца! Ты сидел в тюрьме? За что тебя посадили?</text:p>
      <text:p text:style-name="P65"><text:span text:style-name="T11">–</text:span> Я не сидел в тюрьме! У меня работа сидячая. Была. Программисты так работают, понимаешь? Сидя. У нас это в порядке вещей.</text:p>
      <text:p text:style-name="P65">Пегаска неверяще смотрела на меня. Потом её удивление сменилось сочувствием. Она схватилась за голову.</text:p>
      <text:p text:style-name="P65"><text:span text:style-name="T11">–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52">о такие… гм… заклинания. Ты </text:span><text:span text:style-name="T41">пишешь</text:span><text:span text:style-name="T52"> программу, запускаешь её, а потом она делает что-то для тебя.</text:span></text:p>
      <text:p text:style-name="P48"><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48"><text:span text:style-name="T1">–</text:span> Вряд ли меня так можно называть. Очень далёкие параллели. <text:span text:style-name="T1">И у</text:span> нас совсем нет магии.</text:p>
      <text:p text:style-name="P65"><text:span text:style-name="T53">–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67">– Не парься. Просто исходи из того, что до Понивилля мы доберёмся шагом. И ещё вот что…</text:p>
      <text:p text:style-name="P67">– Да?</text:p>
      <text:p text:style-name="P67">– Слезь с меня наконец!</text:p>
      <text:p text:style-name="P67"/>
      <text:p text:style-name="P66">***</text:p>
      <text:p text:style-name="P65"/>
      <text:p text:style-name="P65">Два дня спустя…</text:p>
      <text:p text:style-name="P65"/>
      <text:p text:style-name="P65">Мы стояли на берегу Седлового озера. Дэш озадаченно осматривалась.</text:p>
      <text:p text:style-name="P67">– Конские яблоки!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67"><text:soft-page-break/>– Ты хочешь сказать, нам надо <text:span text:style-name="T11">сделать крюк</text:span> в сто миль?! Да это ж ещё неделю ходьбы! У нас картошки осталось на день, твоими стараниями<text:span text:style-name="T11">!</text:span></text:p>
      <text:p text:style-name="P67">Пегаска <text:span text:style-name="T11">сконфужено</text:span> заметила:</text:p>
      <text:p text:style-name="P67">– Я в этих краях впервые. И обычно я путешествую по воздуху или поездом.</text:p>
      <text:p text:style-name="P67">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67">–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67">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69">матюков мне</text:span> удалось замазать самые большие щели. За тестовый<text:span text:style-name="T69"> </text:span>получасовый заплыв<text:span text:style-name="T69"> </text:span>в лодку набралось всего две банки воды.</text:p>
      <text:p text:style-name="P67">– Ну что, отправляемся? – Дэш свеслилась с носа, глядя в зеленоватую воду. – Как лодку назовёшь, кэп?</text:p>
      <text:p text:style-name="P67">– «Две банки». – буркнул я.</text:p>
      <text:p text:style-name="P56"/>
      <text:p text:style-name="P56">…</text:p>
      <text:p text:style-name="P56">&lt;<text:bookmark text:name="eow-title"/><text:span text:style-name="T61">Haddaway - What is love </text:span>&gt;</text:p>
      <text:p text:style-name="P67">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67">И всё же это был славный заплыв! Медитативный плеск волн, ласково греющее спину солнце, крик чаек настроили меня на философский лад. </text:p>
      <text:p text:style-name="P67">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67">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67">– Макс. – прервала ход моих мыслей пегаска. – Наш путь заканчивается. В Понивилле мы расстанемся. Ты ничего не хочешь сказать?</text:p>
      <text:p text:style-name="P67">– Что именно? – вопрос застал меня врасплох. Я прекратил грести и обернулся.</text:p>
      <text:p text:style-name="P67">– Ну… – пегаска смутилась. – Что у тебя на душе? Какие чувства? Ты правда совсем-совсем ничего не хочешь мне сказать?</text:p>
      <text:p text:style-name="P67">– Да вроде нет. Ни о чём не думал вообще.</text:p>
      <text:p text:style-name="P67">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67">– Значит, тебе нечего мне сказать? Тогда я скажу! Ты врёшь, что ни о чём не думал! Ты опять думал о ней!</text:p>
      <text:p text:style-name="P67">– О ком?</text:p>
      <text:p text:style-name="P67"><text:soft-page-break/>–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67">Та-а-ак! Вот в чём дело, лягать меня в пузо! Пегаска ревнует! Какого хера? <text:span text:style-name="T69">Я не давал ей повода!</text:span></text:p>
      <text:p text:style-name="P67">– Это не твоё дело! – рявкнул я.</text:p>
      <text:p text:style-name="P67">– Ах, не моё?! Не моё после побега из центра Псинтела?! Не моё после обнимашек в фургоне?! Не моё после трассы 52?!! Ты… Ты…</text:p>
      <text:p text:style-name="P67">–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67">– Да пожалуйста! – пегаска топнула ногой. – Нет там для вас ничего полезного! Но раз уж ты это вспомнил — на здоровье! Я видела во сне человека! И о<text:span text:style-name="T69">н жил с пони! И они </text:span>офигенски <text:span text:style-name="T69">любили друг друга! И у них </text:span>был<text:span text:style-name="T69"> </text:span>офигенский <text:span text:style-name="T69">секс! </text:span>И это было круто!<text:span text:style-name="T69"> </text:span>А ты… Ты <text:span text:style-name="T11">— н</text:span>е такой! Ты не любишь пони!!!</text:p>
      <text:p text:style-name="P67">С каждой фразой пегаска всё сильнее топала ногой. Последнюю фразу она завершила сокрушительным фумикоми.</text:p>
      <text:p text:style-name="P67">КРАК!</text:p>
      <text:p text:style-name="P67">– Ой! – пегаска поспешно отдёрнула ногу. Но было поздно.</text:p>
      <text:p text:style-name="P67">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67">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67">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67">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67">– Оставь меня в покое! Мне не нужна твоя помощь!!!</text:p>
      <text:p text:style-name="P67">Упёршись рукой ей в грудь, я надавил изо всех сил, одновременно разжимая хват её ног второй рукой.</text:p>
      <text:p text:style-name="P1">Вода оказалась прохладной, как на пляже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1">—</text:span> скажем, метров <text:span text:style-name="T1">сорок.</text:span> <text:span text:style-name="T1">Н</text:span>о в такой воде <text:span text:style-name="T37">—</text:span> только <text:span text:style-name="T1">двадцать пять</text:span>. Одежда, правда, <text:span text:style-name="T1">здорово </text:span>мешает.</text:p>
      <text:p text:style-name="P5">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67">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67">Приволочив меня на берег, Дэш разжала зубы. Я успел перевернуться на спину, когда она со стоном повалилась на меня, раскинув крылья.</text:p>
      <text:p text:style-name="P67"><text:span text:style-name="T11">–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67"><text:span text:style-name="T11">– </text:span>Выф-выф-вуф! <text:span text:style-name="T11">– </text:span>возразил я.</text:p>
      <text:p text:style-name="P67">Отпихнув от лица живот пегаски и выплюнув шерсть, я продолжил.</text:p>
      <text:p text:style-name="P67"><text:soft-page-break/><text:span text:style-name="T11">– </text:span>Я умею плавать! И нечего меня опекать без моего на то согласия! И, в продолжение прерванного диспута, не лезь в мои отношения с Селестией! Это наше личное дело, и ничьё больше!</text:p>
      <text:p text:style-name="P67"><text:span text:style-name="T11">– </text:span>Бе-бе-бе! <text:span text:style-name="T11">– </text:span>устало передразнила меня Дэш. <text:span text:style-name="T11">– </text:span>Макс! Я <text:span text:style-name="T11">— </text:span>плохая пони, потому что хотела получить то, что мне не принадлежит. Но какой же ты всё-таки глупый! Пойми, смертные <text:span text:style-name="T11">— </text:span>игрушки в копытах вечных. Любимые, но всего лишь игрушки. Они заботятся о нас, они <text:span text:style-name="T11">— </text:span>наши обожаемые принцессы, и мы боимся их потерять, но мы для них <text:span text:style-name="T11">—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67">Я молчал, осмысливая услышанное. Злость ушла. Пришла печаль.</text:p>
      <text:p text:style-name="P67"><text:span text:style-name="T11">– </text:span>Дэш, я знаю. Просто не могу о ней забыть.</text:p>
      <text:p text:style-name="P67">Пегаска тяжело поднялась.</text:p>
      <text:p text:style-name="P67"><text:span text:style-name="T11">– </text:span>Везёт же некоторым. <text:span text:style-name="T11">– </text:span>пробормотала она, раскрывая крылья для просушки.</text:p>
      <text:p text:style-name="P67">…</text:p>
      <text:p text:style-name="P67"><text:span text:style-name="T11">– А </text:span>ты круто ныряешь<text:span text:style-name="T11">! – </text:span>уважительно заметила пегаска после нескольких минут молчания. <text:span text:style-name="T11">– </text:span>Ни одна пони без магии столько под водой не продержится. Я здорово перепугалась, когда ты так долго не появлялся на поверхности.</text:p>
      <text:p text:style-name="P67">Я сидел на песке, прижимаясь спиной к спине пегаски. Её распахнутые крылья защищали меня от ветра.</text:p>
      <text:p text:style-name="P67"><text:span text:style-name="T11">– </text:span>Это остатки былой славы. Мой институтский рекорд <text:span text:style-name="T11">—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46">– </text:span><text:span text:style-name="T37">Макс, ты весь дрожишь! Тебе надо просушить шерсть. </text:span>Снимай-ка одежду! <text:span text:style-name="T11">–</text:span> <text:span text:style-name="T1">с</text:span>командовала Дэш.</text:p>
      <text:p text:style-name="P1"><text:span text:style-name="T11">–</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1">–</text:span> Куда это ты спрятался? <text:span text:style-name="T11">–</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1">–</text:span> Ты чего? <text:span text:style-name="T11">–</text:span> <text:span text:style-name="T1">в</text:span> конце-концов озадаченно спросила она. <text:span text:style-name="T11">–</text:span> Что-то не так?</text:p>
      <text:p text:style-name="P1"><text:span text:style-name="T11">–</text:span> Не так, <text:span text:style-name="T11">–</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1">–</text:span> А с кем не так? Со мной? С тобой? Или вообще? <text:span text:style-name="T11">–</text:span> <text:span text:style-name="T1">д</text:span>опытывалась пегаска.</text:p>
      <text:p text:style-name="P1"><text:span text:style-name="T11">–</text:span> Наверное, со мной. <text:span text:style-name="T11">–</text:span> <text:span text:style-name="T1">я</text:span> завязал рукава куртки за спиной и вышел из-за куста. <text:span text:style-name="T11">–</text:span> Видишь ли, у нас, у людей, не принято находиться без одежды в обществе других… людей.</text:p>
      <text:p text:style-name="P1"><text:span text:style-name="T11">–</text:span> Ну и?</text:p>
      <text:p text:style-name="P1"><text:span text:style-name="T11">–</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1">–</text:span> А какой смысл в этом правиле? Какую цель оно преследует?</text:p>
      <text:p text:style-name="P1"><text:span text:style-name="T11">–</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1">–</text:span> Я знаю, что такое социальное табу, <text:span text:style-name="T11">–</text:span> важно кивнула Дэш. <text:span text:style-name="T11">–</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oft-page-break/><text:span text:style-name="T11">–</text:span> Вот видишь, ты меня правильно поняла. Описанные тобой табу у нас, кстати, тоже есть.</text:p>
      <text:p text:style-name="P1"><text:span text:style-name="T11">–</text:span> Но, с другой стороны, <text:span text:style-name="T11">–</text:span> продолжала пегаска, подходя ко мне поближе, <text:span text:style-name="T11">–</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1">–</text:span> Дэш подошла вплотную, <text:span text:style-name="T11">–</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1">–</text:span> Дэш!.. Блин! <text:span text:style-name="T11">–</text:span> Я попытался удержать куртку руками, но пегаска, не выпуская рукав из зубов, резко мотнула головой. </text:p>
      <text:p text:style-name="P1">От рывка я сел на песок, выпустив куртку. Дэш закинула её повыше на куст и повернулась ко мне.</text:p>
      <text:p text:style-name="P1"><text:span text:style-name="T11">– </text:span>Ты так смешно выглядишь, когда пытаешься спрятаться. <text:span text:style-name="T11">–</text:span> <text:span text:style-name="T1">п</text:span>егаска, немного наклонив голову, наблюдала за моими попытками скрестить ноги и обнять колени руками. <text:span text:style-name="T11">–</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1">–</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1">–</text:span> А-ХА-ХА-ХА-ХА!!! <text:span text:style-name="T11">–</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1">–</text:span> У тебя оригинальный способ исповедаться, Дэш. <text:span text:style-name="T11">–</text:span> наконец закашлялся я. <text:span text:style-name="T11">–</text:span> <text:span text:style-name="T1">Устроить кораблекрушение, з</text:span>атащить в укромное местечко, <text:span text:style-name="T1">а </text:span>под конец сорвать штаны и… <text:span text:style-name="T11">–</text:span> тут Дэш сама прыснула от смеха.</text:p>
      <text:p text:style-name="P1">Вдоволь отсмеявшись, Дэш ткнула меня носом в грудь и спросила:</text:p>
      <text:p text:style-name="P1"><text:span text:style-name="T11">–</text:span> И?</text:p>
      <text:p text:style-name="P1"><text:span text:style-name="T11">–</text:span> Что “и”?</text:p>
      <text:p text:style-name="P1"><text:span text:style-name="T11">–</text:span> Ты сказал: “ А под конец сорвать штаны и…” <text:span text:style-name="T11">–</text:span> вот я и хочу знать, что “и”?</text:p>
      <text:p text:style-name="P1">Я смутился.</text:p>
      <text:p text:style-name="P1"><text:span text:style-name="T11">–</text:span> Да ничего… Не бери в голову.</text:p>
      <text:p text:style-name="P1"><text:span text:style-name="T11">–</text:span> А я хочу брать! Какой ты всё-таки… <text:span text:style-name="T11">–</text:span> Дэш встала, потянувшись сначала передней половиной <text:span text:style-name="T1">тела</text:span>, <text:span text:style-name="T1">а </text:span>потом задней.</text:p>
      <text:p text:style-name="P1"><text:span text:style-name="T11">–</text:span> Какой?</text:p>
      <text:p text:style-name="P1"><text:span text:style-name="T11">–</text:span> Скучный <text:span text:style-name="T1">—</text:span> вот какой! <text:span text:style-name="T11">–</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1">–</text:span> <text:span text:style-name="T1">Короче, Макс. Хочешь, верь, не хочешь — не верь. Нельзя сохнуть по аликорну! &lt;</text:span><text:span text:style-name="T24">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чувств</text:span><text:span text:style-name="T24">. Я не могу навязать тебе своих чувств... Но если бы ты хотя бы согласился на физический контакт. Может быть, этого хватило бы.</text:span></text:p>
      <text:p text:style-name="P5"><text:soft-page-break/>Я непонимающе смотрел на пегаску.</text:p>
      <text:p text:style-name="P1"><text:span text:style-name="T11">–</text:span> <text:span text:style-name="T1">Р</text:span>ешай. <text:span text:style-name="T11">–</text:span> <text:span text:style-name="T1">е</text:span>ё нос почти касался моего. <text:span text:style-name="T11">–</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1">–</text:span> Дэш, ты..?</text:p>
      <text:p text:style-name="P1"><text:span text:style-name="T11">–</text:span> Да, Дискорд тебя забери! Я предлагаю тебе ЗА-НЯТЬ-СЯ СЕК-СОМ со мной! <text:span text:style-name="T11">–</text:span> зло отчеканила пегаска. <text:span text:style-name="T11">–</text:span> Я хочу, чтоб ты покрыл меня <text:span text:style-name="T1">и выбросил её из головы</text:span>!</text:p>
      <text:p text:style-name="P1">Я просто смотрел на неё и молчал. В голове было пусто.</text:p>
      <text:p text:style-name="P1">Дэш фыркнула мне в лицо, подняла голову и отвернулась. </text:p>
      <text:p text:style-name="P1"><text:span text:style-name="T11">– </text:span><text:span text:style-name="T1">Я не умею. Неумеха. </text:span><text:span text:style-name="T11">– </text:span><text:span text:style-name="T1">пробормотала тихо.</text:span></text:p>
      <text:p text:style-name="P33">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И история моих недоотношений с Селестией. </text:span>И за это мгновение я принял решение. <text:span text:style-name="T1">Ну что ж, Селли, дружба — значит, дружба!</text:span></text:p>
      <text:p text:style-name="P1"><text:span text:style-name="T11">–</text:span> Дэш!</text:p>
      <text:p text:style-name="P1"><text:span text:style-name="T11">–</text:span> Да? <text:span text:style-name="T11">–</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1"><text:span text:style-name="T11">–</text:span> Ты извини, я туплю. Не потому, что ты мне не нравишься.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1">–</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5">Я засмеялся. Пегаска была неисправима.</text:p>
      <text:p text:style-name="P5"><text:span text:style-name="T11">– </text:span>Дэш, я ценю твою изобретательность и принимаю тебя, какой ты есть. Тебе больше не нужно фантазировать на тему опасности любви к аликорну.</text:p>
      <text:p text:style-name="P5">Пегаска о чём-то подумала и кивнула.</text:p>
      <text:p text:style-name="P5"><text:span text:style-name="T11">– </text:span>Хорошо, пусть это будет моей фантазией. А ты правда принимаешь меня?</text:p>
      <text:p text:style-name="P5"><text:span text:style-name="T11">– </text:span>Правда. Но...</text:p>
      <text:p text:style-name="P1"><text:span text:style-name="T11">–</text:span> Что?</text:p>
      <text:p text:style-name="P1"><text:span text:style-name="T11">–</text:span> Ты лежишь на мне.</text:p>
      <text:p text:style-name="P1"><text:span text:style-name="T11">–</text:span> Ну да, лежу, <text:span text:style-name="T11">–</text:span> Дэш ехидно улыбнулась и заёрзала животом. <text:span text:style-name="T11">–</text:span> А что?</text:p>
      <text:p text:style-name="P1"><text:span text:style-name="T11">–</text:span> А то, что в таком положении я до тебя не достану! У тебя слишком высоко расположена... ммм… анатомия.</text:p>
      <text:p text:style-name="P1"><text:span text:style-name="T11">–</text:span> Потерпи чуть-чуть, <text:span text:style-name="T11">–</text:span> пегаска хихикнула и снова заёрзала животом, прижав его ко мне. <text:span text:style-name="T11">–</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Чёрт,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1">–</text:span> Дэш, <text:span text:style-name="T11">–</text:span> прошептал я, <text:span text:style-name="T11">–</text:span> я перестаю себя контролировать. Ещё немного <text:span text:style-name="T1">—</text:span> и кончу. Тебе же ничего не останется.</text:p>
      <text:p text:style-name="P1"><text:soft-page-break/>Пегаска замерла и прикоснулась своим носом к моему.</text:p>
      <text:p text:style-name="P15">&lt;<text:span text:style-name="T58">Seal – Amazing (Thin White Duke remix)</text:span>&gt;</text:p>
      <text:p text:style-name="P1"><text:span text:style-name="T11">–</text:span> Я чувствую тебя, <text:span text:style-name="T11">–</text:span> промурлыкала Дэш. <text:span text:style-name="T11">–</text:span> Видишь, это совсем не страшно, что я кобыла не твоего вида.</text:p>
      <text:p text:style-name="P1">Я начал почёсывать её шею у основания гривы.</text:p>
      <text:p text:style-name="P1"><text:span text:style-name="T11">–</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1">–</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1">–</text:span> <text:span text:style-name="T1">Да-а-а</text:span>. <text:span text:style-name="T11">–</text:span> <text:span text:style-name="T1">т</text:span>яжело дышала пегаска. <text:span text:style-name="T11">–</text:span> Фактическая поверхность крыльев с помощью магии увеличивается в несколько раз. И... м-м-м… силы отталкивания хватает на то, чтобы… уффф... <text:span text:style-name="T11">–</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1">–</text:span> Чтобы поднять в воздух вес своего тела и ещё примерно такой же… <text:span text:style-name="T11">–</text:span> прошептала пегаска и закрыла глаза, уткнувшись носом мне в <text:span text:style-name="T1">плечо</text:span>. Дыхание у неё стало прерывистым.</text:p>
      <text:p text:style-name="P1"><text:span text:style-name="T11">–</text:span> А как вы удерживаетесь на облаках? Ведь вы при этом не машете крыльями? <text:span text:style-name="T11">–</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1">–</text:span> Макс, не издевайся, <text:span text:style-name="T11">–</text:span> пегаска нервно хихикнула и вдруг стала нежно, кончиками губ, жевать мочку моего уха. <text:span text:style-name="T11">–</text:span> Я не-мо-гу думать в та-ком… ммм… состоянии.</text:p>
      <text:p text:style-name="P1"><text:span text:style-name="T11">–</text:span> Дэш, <text:span text:style-name="T11">–</text:span> рассмеялся я, <text:span text:style-name="T11">–</text:span> отпусти ухо!</text:p>
      <text:p text:style-name="P1"><text:span text:style-name="T11">–</text:span> Отпускаю, <text:span text:style-name="T11">–</text:span> шепнула пегаска мне в ухо. <text:span text:style-name="T11">–</text:span> А ты вытаскивай из меня палец и займись делом.</text:p>
      <text:p text:style-name="P1">С этими словами пегаска встала.</text:p>
      <text:p text:style-name="P67"/>
      <text:h text:style-name="Heading_20_2" text:outline-level="2">16. <text:span text:style-name="T1">Побег из Понивилля.</text:span></text:h>
      <text:p text:style-name="P67"/>
      <text:p text:style-name="P67">«<text:span text:style-name="T31">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1">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1">Нехватка погодных пегасов: Вондерболты перешли к круглосуточной вахте</text:span>». «<text:span text:style-name="T31">Общественные работы: распоряжением принцессы Луны работы по строительству мостов через провалы расширены и на субботу</text:span>».</text:p>
      <text:p text:style-name="P67"/>
      <text:p text:style-name="P67">Я отложил стопку газет, принесенных пегаской.</text:p>
      <text:p text:style-name="P67"><text:span text:style-name="T11">–</text:span> Про меня таки забыли. Отлично.</text:p>
      <text:p text:style-name="P67"><text:span text:style-name="T11">–</text:span> Не уверена. <text:span text:style-name="T11">–</text:span> <text:s/>пегаска почесала затылок. <text:span text:style-name="T11">–</text:span> Там на столбах повсюду висят объявления. За твою голову предлагают пятьдесят тысяч.</text:p>
      <text:p text:style-name="P67"><text:span text:style-name="T11">–</text:span> Ого! Луна никак не уймется. Ладно, это её проблемы.</text:p>
      <text:p text:style-name="P67"><text:soft-page-break/>К счастью, библиотека Понивилля располагалась на окраине. Пробраться туда под покровом сумерек было раз плюнуть.</text:p>
      <text:p text:style-name="P67"><text:span text:style-name="T11">– </text:span>Твайлайт, привет! Мы вернулись! <text:span text:style-name="T11">–</text:span> я захлопнул за собой дверь.</text:p>
      <text:p text:style-name="P67">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67">Ни слова ни говоря, Твайлайт отперла дверь в подвал и потащила меня за собой.</text:p>
      <text:p text:style-name="P67"><text:span text:style-name="T11">– К</text:span>АКОГО ХУЯ?!! Твайлайт, ёб твою понимать, ты чё творишь? <text:span text:style-name="T11">– </text:span>я вцепился в ручку двери.</text:p>
      <text:p text:style-name="P67"><text:span text:style-name="T11">– </text:span>Твайли, ты чего? <text:span text:style-name="T11">– </text:span>брыкалась Дэш. <text:span text:style-name="T11">– </text:span>Немедленно опусти меня на пол!</text:p>
      <text:p text:style-name="P67"><text:span text:style-name="T11">– </text:span>Извини, Дэши. <text:span text:style-name="T11">– </text:span>скороговоркой бормотала лавандовая единорожка, нервно хихикая. <text:span text:style-name="T11">–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67">ХРУСТЬ!</text:p>
      <text:p text:style-name="P67">Дверная ручка оторвалась с мясом и я продолжил низвержение в подвал.</text:p>
      <text:p text:style-name="P67"><text:span text:style-name="T11">– </text:span>А-А-А-А-А-А!!! <text:span text:style-name="T11">–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67">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67"><text:span text:style-name="T11">– </text:span>Не беспокойся, Макс-с-вероятностью-пятьдесят-процентов, больно не будет. Не должно быть, во всяком случае. <text:span text:style-name="T11">– </text:span>суетилась единорожка, закрепляя мои руки и ноги в браслетах. <text:span text:style-name="T11">– Е</text:span>сли ты настоящий человек, заклинание магического резонанса тебя не тронет, хи-хи.</text:p>
      <text:p text:style-name="P67">Я молча дёргался, пытаясь сломать браслеты.</text:p>
      <text:p text:style-name="P67"><text:span text:style-name="T11">– Н</text:span>е пытайся. <text:span text:style-name="T11">– </text:span>единорожка покачала головой. <text:span text:style-name="T11">–</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67">Единорожка отвернулась к стеклянному шкафу и стала рыться в нём.</text:p>
      <text:p text:style-name="P67"><text:span text:style-name="T11">– </text:span>Где-то он тут был, я же клала его сюда на прошлой неделе, после эксперимента с тыквой!</text:p>
      <text:p text:style-name="P67">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67"><text:span text:style-name="T11">– </text:span>Нет-нет-нет, куда же ты! <text:span text:style-name="T11">– </text:span>магическая аура подхватила меня на полпути к ступенькам. <text:span text:style-name="T11">– </text:span>Мы ещё не закончили, хи-хи.</text:p>
      <text:p text:style-name="P67">Я снова распластался на столе, скованный браслетами. Твайлайт с безумными глазами склонилась надо мной. Рядом с ней парил скальпель.</text:p>
      <text:p text:style-name="P67"><text:span text:style-name="T11">– </text:span>Твайлайт, не смей! <text:span text:style-name="T11">– </text:span>хриплым от ужаса голосом прошептал я.</text:p>
      <text:p text:style-name="P67"><text:span text:style-name="T11">–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67">Скальпель с огромной скоростью метнулся ко мне.</text:p>
      <text:p text:style-name="P67"><text:span text:style-name="T11">– </text:span>А-А-А-А-А-А!</text:p>
      <text:p text:style-name="P67">Вжик-вжие-вжик!</text:p>
      <text:p text:style-name="P67">Лоскутья одежды полетели на пол. Я лежал на столе как новорождённый и орал соответственно.</text:p>
      <text:p text:style-name="P67"><text:soft-page-break/><text:span text:style-name="T11">– О</text:span>у! <text:span text:style-name="T69">Что-то новенькое! </text:span>Это надо задокументировать.</text:p>
      <text:p text:style-name="P67">Невесть откуда взявшийся фотоаппарат сделал несколько снимков моего естества в разных ракурсах.</text:p>
      <text:p text:style-name="P67"><text:span text:style-name="T11">– </text:span>Хрен-то тебе зачем? <text:span text:style-name="T11">– </text:span>с бессильной злостью спросил я. <text:span text:style-name="T11">– </text:span><text:span text:style-name="T69">Т</text:span>ы собираешься устроить филиал порнхаба для пони-извращенцев?</text:p>
      <text:p text:style-name="P67"><text:span text:style-name="T11">–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или… Потерпи чуть-чуть, осталось совсем немного.</text:p>
      <text:p text:style-name="P67">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пони. Сбоку из ящика торчала внушительных размеров воронка.</text:p>
      <text:p text:style-name="P67"><text:span text:style-name="T11">–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67"><text:span text:style-name="T11">– </text:span>А если попроще?</text:p>
      <text:p text:style-name="P67"><text:span text:style-name="T11">– </text:span>Если ты — клон, то превратишься в исходные десять-пятнадцать килограммов песка. Как и все предыдущие. <text:span text:style-name="T11">– </text:span>единорожка указала на ящик с песком, стоящий у противопожарного щита.<text:span text:style-name="T11"> – </text:span>Обычно хватает минуты облучения.</text:p>
      <text:p text:style-name="P67">Твайлайт вытащила воронку из аппарата и приставила её к моей груди. За воронкой к ящику тянулся толстый гофрированный шланг.</text:p>
      <text:p text:style-name="P67"><text:span text:style-name="T11">– </text:span>Стой! <text:span text:style-name="T11">– </text:span>я лихорадочно искал повод затянуть процесс. <text:span text:style-name="T11">– </text:span>Но ты же не знаешь, каковы могут быть последствия, если я НЕ клон!</text:p>
      <text:p text:style-name="P67"><text:span text:style-name="T11">– М</text:span>агнетрон вводит в резонанс только частицы магического субстрата. Тебе не о чём волноваться.</text:p>
      <text:p text:style-name="P67">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67"><text:span text:style-name="T11">–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67">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67"/>
      <text:p text:style-name="P58">***</text:p>
      <text:p text:style-name="P58"/>
      <text:p text:style-name="P67"><text:span text:style-name="T11">– </text:span>А-А-А-А-А-А!!! Бля!</text:p>
      <text:p text:style-name="P67">Мой полёт сквозь усыпанную звёздами сине-зелёную мглу закончился столкновением с чем-то мягким.</text:p>
      <text:p text:style-name="P67"><text:span text:style-name="T11">– </text:span>Сестра???</text:p>
      <text:p text:style-name="P67">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67"><text:span text:style-name="T11">– </text:span>А-А-А-А-А-А!!!</text:p>
      <text:p text:style-name="P67"/>
      <text:p text:style-name="P68"><text:soft-page-break/>***</text:p>
      <text:p text:style-name="P68"/>
      <text:p text:style-name="P67">Две кляксы надо мной сформировались в Рэйнбоу Дэш и Твайлайт Спаркл. Пони озадаченно наблюдали за мной и тихо шушукались.</text:p>
      <text:p text:style-name="P67"><text:span text:style-name="T11">– </text:span>Никогда, слышишь, никогда больше не смей подымать меня...</text:p>
      <text:p text:style-name="P67"><text:span text:style-name="T11">– </text:span>Откуда я знала, что резонансное заклинание так среагирует на...</text:p>
      <text:p text:style-name="P67"><text:span text:style-name="T11">– М</text:span>акс? <text:span text:style-name="T11">– </text:span>пегаска заметила, что я открыл глаза. <text:span text:style-name="T11">– </text:span>Ты в порядке?</text:p>
      <text:p text:style-name="P67">Я издал нечто среднее между брачным рёвом лося и стоном умирающего слона.</text:p>
      <text:p text:style-name="P67"><text:span text:style-name="T11">– </text:span>Я не предполагала, что заклинание магического резонанса нейтрально реагирует только на истинную ткань НАШЕЙ реальности. <text:span text:style-name="T11">– </text:span>зачастила единорожка. <text:span text:style-name="T11">–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67"><text:span text:style-name="T11">– </text:span>Но не магнетрон. <text:span text:style-name="T11">– </text:span>заметила Дэш. <text:span text:style-name="T11">– </text:span>В следующий раз будешь читать инструкцию ДО применения.</text:p>
      <text:p text:style-name="P67"/>
      <text:p text:style-name="P67">…</text:p>
      <text:p text:style-name="P67"/>
      <text:p text:style-name="P67">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67"><text:span text:style-name="T11">– </text:span>Итак, мы:</text:p>
      <text:p text:style-name="P67">а) Имеем резонаторные рубины для ускорителя.</text:p>
      <text:p text:style-name="P67">б) После исчезновения принцессы Селестиии, не имеем <text:s/>возможности контролировать усиленное ускорителем <text:s/>заклинание Индрэ.</text:p>
      <text:p text:style-name="P67">Это значит, что:</text:p>
      <text:p text:style-name="P67">а) Нам придётся пользоваться обычной версией заклинания. Вероятность успеха в этом случае я оцениваю как <text:s/>один к пяти.</text:p>
      <text:p text:style-name="P67">б) Или идти на большой риск и вызвать неконтролируемое усиленное заклинание.</text:p>
      <text:p text:style-name="P67">Во втором случае вероятность возникновения крупной энергомагической вспышки я оцениваю как один к трём.</text:p>
      <text:p text:style-name="P67"><text:span text:style-name="T11">– Н</text:span>е умничай! Что ты имеешь ввиду под «крупной энергомагической вспышкой»? <text:span text:style-name="T11">– </text:span>почесала в затылке Эпплджек. <text:span text:style-name="T11">– </text:span>Нам хватит ведра воды, чтоб её потушить?</text:p>
      <text:p text:style-name="P67"><text:span text:style-name="T11">– </text:span>Под крупной я имею ввиду оплавленую воронку от тридцати футов в диаметре. Плюс пожары и разрушения в радиусе до пяти миль.</text:p>
      <text:p text:style-name="P67"><text:span text:style-name="T11">– </text:span>Конски яблоки! <text:span text:style-name="T11">– </text:span>выругалась Эпплджек. <text:span text:style-name="T11">– Е</text:span>сли шансы спалить Понивилль один к трём, я на такое не согласна. Даже если на кону стоит вся Эквестрия.</text:p>
      <text:p text:style-name="P67"><text:span text:style-name="T11">– </text:span>Ты хорошо подумала? <text:span text:style-name="T11">– н</text:span>ахмурилась Рэйнбоу Дэш. <text:span text:style-name="T11">– </text:span>В Эквестрии десятки таких городов, как Понивилль! Мы не можем махнуть на них крылом!</text:p>
      <text:p text:style-name="P67"><text:span text:style-name="T11">– </text:span>Тебе-то на Понивилль точно махать! <text:span text:style-name="T11">– </text:span>огрызнулась фермерша. <text:span text:style-name="T11">– Т</text:span>вой дом, поди, не зацепит.</text:p>
      <text:p text:style-name="P67"><text:span text:style-name="T11">– </text:span>Что ты сказала? А ну, повтори? <text:span text:style-name="T11">– </text:span>взвилась пегаска.</text:p>
      <text:p text:style-name="P67"><text:span text:style-name="T11">– </text:span>Не ссорьтесь, девчёнки. <text:span text:style-name="T11">– </text:span>встрял я. <text:span text:style-name="T11">– </text:span>Ничем рисковать не придётся. У меня есть другой вариант.</text:p>
      <text:p text:style-name="P67"><text:span text:style-name="T11">– </text:span>Ась?</text:p>
      <text:p text:style-name="P67"><text:soft-page-break/><text:span text:style-name="T11">– </text:span>Что?</text:p>
      <text:p text:style-name="P67"><text:span text:style-name="T11">– </text:span>Какой? <text:span text:style-name="T11">– </text:span>разом <text:span text:style-name="T11">о</text:span>бернулась ко мне компания.</text:p>
      <text:p text:style-name="P67"><text:span text:style-name="T11">– </text:span>Элементы Гармонии. Ты говорила, <text:span text:style-name="T11">– </text:span>обратился я к Твайлайт, <text:span text:style-name="T11">– </text:span>что их сила на одном уровне с аликорньей.</text:p>
      <text:p text:style-name="P67"><text:span text:style-name="T11">–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67"><text:span text:style-name="T11">– Л</text:span>ягать! <text:span text:style-name="T11">– </text:span>сморщилась Эпплджек. <text:span text:style-name="T11">– </text:span>У меня после ожерелья Честности в башке гудит, как после маковского сидра!</text:p>
      <text:p text:style-name="P67"><text:span text:style-name="T11">–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67"><text:span text:style-name="T11">– </text:span>Рэр, иногда лучше жевать, чем говорить. Вот честно!</text:p>
      <text:p text:style-name="P67"><text:span text:style-name="T11">– </text:span>Как пожелаешь! Макс, <text:span text:style-name="T11">– </text:span>повернулась ко мне единорожка. <text:span text:style-name="T11">–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67"><text:span text:style-name="T11">– </text:span>Они лежали в нагрудном кармане рубашки.</text:p>
      <text:p text:style-name="P67">Твайлайт отвлеклась от доски.</text:p>
      <text:p text:style-name="P67"><text:span text:style-name="T11">– В р</text:span>убашке? Я послала вниз Спайка прибраться. Те лохмотья тлели после вспышки... Спа-а-айк!!!</text:p>
      <text:p text:style-name="P67">Дракончик поднялся по лестнице с веником в одной лапе и мусорным пакетом в другой. Он был весь перемазан сажей и что-то торопливо жевал.</text:p>
      <text:p text:style-name="P67"><text:span text:style-name="T11">– </text:span>Вот, прибрался малёхо. Но с потолка сажу ещё не успел счистить, там стремянка нужна.</text:p>
      <text:p text:style-name="P67"><text:span text:style-name="T11">– </text:span>Спайки-Вайки, не выкидывай одежду, пожалуйста. В ней должны быть рубины.</text:p>
      <text:p text:style-name="P67"><text:span text:style-name="T11">– </text:span>Какие рубины? <text:span text:style-name="T11">– </text:span>переспросил Спайк и зажевал быстрее.</text:p>
      <text:p text:style-name="P67"><text:span text:style-name="T11">–</text:span> Резонаторные! <text:span text:style-name="T11">–</text:span> холодея, ответил я. <text:span text:style-name="T11">– </text:span>В кармане рубашки должны лежать четыре кристалла.</text:p>
      <text:p text:style-name="P67"><text:span text:style-name="T11">– Э</text:span>мм. Так это были резонаторные рубины? Предупреждать надо! Я думал, это мусор. <text:span text:style-name="T11">– </text:span>дракончик пожал плечами и выплюнул на лапу полтора камешка.</text:p>
      <text:p text:style-name="P43"/>
      <text:p text:style-name="P67">…</text:p>
      <text:p text:style-name="P67"/>
      <text:p text:style-name="P67"><text:span text:style-name="T11">– <text:s/></text:span>Рэрити, закрой форточку! Флатти, мигом в аптеку за настойкой пустырника! Спайк, срочно неси воду! И сразу же уходи! Пинки! Пинки?</text:p>
      <text:p text:style-name="P67"><text:span text:style-name="T11">– К</text:span>акой-то неправильный у Макса смех! <text:span text:style-name="T11">– </text:span>голос Пинки был еле слышен из-под наваленных на меня подушек. <text:span text:style-name="T11">– <text:s/></text:span>И, мне кажется, сам Макс сейчас немножечко неправильный. Правильно я говорю?</text:p>
      <text:p text:style-name="P67">Подушка отогнулась и в прямоугольнике света показалась голова Пинки.</text:p>
      <text:p text:style-name="P67"><text:span text:style-name="T11">– </text:span>Макс. Ты сейчас правильный, или нет?</text:p>
      <text:p text:style-name="P67"><text:span text:style-name="T11">– </text:span>Макс, ты как? Тебе уже лучше? <text:span text:style-name="T11">– </text:span>в прямоугольнике появилась голова Рэйнбоу Дэш.</text:p>
      <text:p text:style-name="P67"><text:span text:style-name="T11">– </text:span>Фигурально выражаясь, ты в себе? <text:span text:style-name="T11">– </text:span>вклинилась между ними Твайлайт Спаркл.</text:p>
      <text:p text:style-name="P67"><text:span text:style-name="T11">– </text:span>Столько ругательств на одном дыхании я не слышала даже от бабули, когда она зацепилась за порог и перевернула поднос с пирогами! <text:span text:style-name="T11">– </text:span>донёсся уважительный голос Эпплджек со стороны моих ног.</text:p>
      <text:p text:style-name="P67">Я отдышался. Поняхи участливо смотрели на меня, выискивая признаки успокоения.</text:p>
      <text:p text:style-name="P67"><text:span text:style-name="T11">– </text:span>Отпустите. Я уже правильный. <text:span text:style-name="T11">– </text:span>наконец произнёс я.</text:p>
      <text:p text:style-name="P67">Пинки, Дэш и Твайлайт слезли с горки подушек, наваленных на меня после эмоционального взрыва. Эпплджек встала с ног.</text:p>
      <text:p text:style-name="P67"><text:soft-page-break/><text:span text:style-name="T11">– </text:span>Не огорчайся, ситуацию можно выправить. <text:span text:style-name="T11">– з</text:span>атараторила Твайлайт. <text:span text:style-name="T11">–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67"><text:span text:style-name="T11">– </text:span>Ага, Твай по «жучкам» специалист! <text:span text:style-name="T11">– з</text:span>аявил Спайк из-за понячих крупов. <text:span text:style-name="T11">– </text:span>Иначе бы мы по уши завязли в долгах за электричество.</text:p>
      <text:p text:style-name="P67"><text:span text:style-name="T11">– </text:span>Спайк!!! Немедленно... <text:s/>сбегай в лавку к Кейкам за выпечкой! Нам всем нужно успокоиться.</text:p>
      <text:p text:style-name="P67"><text:span text:style-name="T11">– </text:span>Уже бегу!</text:p>
      <text:p text:style-name="P67"/>
      <text:p text:style-name="P68">***</text:p>
      <text:p text:style-name="P67"/>
      <text:p text:style-name="P67">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67"><text:span text:style-name="T11">– </text:span>Ты точно знаешь, что делаешь? <text:span text:style-name="T11">– </text:span>переспросила Эпплджек. <text:span text:style-name="T11">– </text:span>Мне бы не хотелось, чтоб от Понивилля остались одни головешки.</text:p>
      <text:p text:style-name="P67"><text:span text:style-name="T11">– </text:span>Не беспокойся, всё просчитано. Я уверена, я подчёркиваю, абсолютно уверена в безопасности эксперимента!</text:p>
      <text:p text:style-name="P67"><text:span text:style-name="T11">– </text:span>Ой, чего-то мне нехорошо становится, когда ты так говоришь...</text:p>
      <text:p text:style-name="P67"><text:span text:style-name="T11">– </text:span>Девочки, приготовились! Начинаю обратный отсчёт! Десять! Девять! Восемь! Семь!</text:p>
      <text:p text:style-name="P67">Гудение синхрофазотрона усилилось. Картинка у меня перед глазами поплыла.</text:p>
      <text:p text:style-name="P67"><text:span text:style-name="T11">– </text:span>Шесть! Пять! Четыре! Три! Флаттершай, ты одела ожерелье Доброты задом-наперёд! Три-с-половиной! Три-с-четвертью! Два! Один! Понеслись!</text:p>
      <text:p text:style-name="P67">Картинка у меня перед глазами выключилась.</text:p>
      <text:p text:style-name="P67"/>
      <text:h text:style-name="Heading_20_2" text:outline-level="2">17. <text:span text:style-name="T1">Воплощение Индрэ</text:span></text:h>
      <text:p text:style-name="P67"/>
      <text:p text:style-name="P67">Ветер швыряет мне в лицо тучу пыли и мелкого мусора. Шар перекати-поля в компании с яичной скорлуп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67">Я вглядываюсь в него.</text:p>
      <text:p text:style-name="P67">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переливающихся струн. Одна из них уходит в землю рядом со мной. Я наклоняюсь и протягиваю к ней руку.</text:p>
      <text:p text:style-name="P67">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67">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text:p>
      <text:p text:style-name="P67">Я переношусь к основанию башни.</text:p>
      <text:p text:style-name="P67">Пожелтевший обрывок газеты запутался в голых ветках куста, некогда бывшего частью садового лабиринта. Я разворачиваю его, подымаясь в башню.</text:p>
      <text:p text:style-name="P57"><text:span text:style-name="T1">«</text:span><text:span text:style-name="T9">Обращение к читателям: это наш последний </text:span><text:span text:style-name="T8">выпуск. «Кантерлот Геральд» </text:span><text:span text:style-name="T9">закрывается</text:span><text:span text:style-name="T8"> — у нас больше не осталось работников</text:span><text:span text:style-name="T1">». «</text:span><text:span text:style-name="T8">Ежегодное послание: Принцесса Луна ничего не сказала </text:span><text:soft-page-break/><text:span text:style-name="T8">делегации, скрывшись в башне. Секретарь выступил с заготовленной речью</text:span><text:span text:style-name="T1">». «</text:span><text:span text:style-name="T8">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8">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8">Обновление карт депонификации: филлидельфийская </text:span><text:span text:style-name="T71">магическая </text:span><text:span text:style-name="T8">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67">Я <text:span text:style-name="T81">тяну</text:span> ручку двери на верхней площадке. Сильный сквозняк чуть не сби<text:span text:style-name="T81">вает</text:span> меня с ног: ветер задува<text:span text:style-name="T81">ет</text:span> в<text:span text:style-name="T69"> </text:span>покои Луны<text:span text:style-name="T69"> </text:span>через открытые балконные двери<text:span text:style-name="T69">.</text:span></text:p>
      <text:p text:style-name="P67">Мириады пульсирующих нитей сход<text:span text:style-name="T81">ятся</text:span> к центру комнаты, где на матрасе леж<text:span text:style-name="T81">ит</text:span> скелет аликорна.</text:p>
      <text:p text:style-name="P67">Я осторожно перес<text:span text:style-name="T81">екаю</text:span> комнату и захлоп<text:span text:style-name="T81">ываю</text:span> двери на балкон.</text:p>
      <text:p text:style-name="P67"><text:span text:style-name="T11">– </text:span>А-а-а, ты <text:span text:style-name="T80">всё-</text:span>таки пришёл… <text:span text:style-name="T11">– </text:span>шелест<text:span text:style-name="T81">ит</text:span> скрипучий голос за моей спиной.</text:p>
      <text:p text:style-name="P67">Обтянутый кожей скелет поднял голову. В глубине <text:span text:style-name="T76">запавших</text:span> глазниц свет<text:span text:style-name="T81">ятся</text:span> зелёные глаза Найтмэр Мун. Пергаментная шкура грудной клетки растрескалась под ударами сердца, покрыв костяк кровавой паутиной.</text:p>
      <text:p text:style-name="P67"><text:span text:style-name="T11">– </text:span>Желаешь полюбоваться последними днями Эквестрии? Что ж… <text:span text:style-name="T74">Смотри</text:span>. Есть какая-то вселенская ирония в том, что последним обитателем Эквестрии будет глупый примат из нелепой реальности. <text:s/>Впрочем, долго эта шутка не продлится: я скоро сгину, а без моей магии Эквестрия превратится в прах за считанные часы. Здесь больше не осталось других источников...</text:p>
      <text:p text:style-name="P67"><text:span text:style-name="T11">–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67"><text:span text:style-name="T11">– </text:span>ТЫ НИЧЕГО НЕ УЗНАЕШЬ!!!</text:p>
      <text:p text:style-name="P67">Крик под<text:span text:style-name="T81">рывает</text:span> силы Луны. Она опус<text:span text:style-name="T81">кается</text:span> на постель и закры<text:span text:style-name="T81">вает</text:span> глаза. <text:span text:style-name="T75">Некоторое время признаком её жизни остаётся только мелкое пульсирование яремной вены на высохшей шее. </text:span>Наконец она продолж<text:span text:style-name="T81">ает</text:span>.</text:p>
      <text:p text:style-name="P67"><text:span text:style-name="T11">– </text:span>Ты — пустышка. Селли, видно, запамятовала, а я не хотела лишать сестру последней надежды… Заклинание «Последнего Шанса» относится к разряду одноразовых. Его можно вызвать только один раз. Все последующие разы его результат будет непредсказуем. Первую попытку мы с Селли и Твайлайт провалили. Во вторую вместо сверхаликорна призвали шута из гротескного человеческого мирка. Вот что ты узнал своим экспериментом! Твайлайт зря старалась…</text:p>
      <text:p text:style-name="P69">Луна <text:span text:style-name="T76">закашливается и </text:span>отпи<text:span text:style-name="T81">вает</text:span> из <text:span text:style-name="T78">вазы</text:span>, стояще<text:span text:style-name="T78">й</text:span> на полу рядом с матрацем.</text:p>
      <text:p text:style-name="P69"><text:span text:style-name="T11">– </text:span>Открой <text:span text:style-name="T77">балкон</text:span>. <text:span text:style-name="T75">Я призвала Найтмэр, чтобы дольше продержаться. Этой сучке из племени виндиго нужен ветер.</text:span></text:p>
      <text:p text:style-name="P73">Я <text:span text:style-name="T78">поворачиваюсь</text:span> к дверям и раств<text:span text:style-name="T81">оряю</text:span> их. <text:span text:style-name="T79">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text:span></text:p>
      <text:p text:style-name="P70"><text:span text:style-name="T11">– </text:span><text:span text:style-name="T80">Сожалею, что не могу убить тебя.</text:span></text:p>
      <text:p text:style-name="P158">Обернувшись я встречаюсь с рогом аликорницы, нацеленным мне в грудь.</text:p>
      <text:p text:style-name="P70"><text:span text:style-name="T11">– </text:span><text:span text:style-name="T80">Твоё тело соткано из наваждения — мне ли не знать! Я всё ещё Владыка Снов.</text:span></text:p>
      <text:p text:style-name="P74">Я дела<text:span text:style-name="T81">ю</text:span> шаг назад, <text:span text:style-name="T81">на балкон</text:span>. Луна <text:span text:style-name="T81">т</text:span>рескуче сме<text:span text:style-name="T81">ётся</text:span> <text:span text:style-name="T81">и </text:span>шаг<text:span text:style-name="T81">ает</text:span> следом.</text:p>
      <text:p text:style-name="P70"><text:span text:style-name="T11">– </text:span><text:span text:style-name="T80">Но что в моей власти — так это вышвырнуть тебя отсюда!</text:span></text:p>
      <text:p text:style-name="P74">Я <text:span text:style-name="T81">снова отступаю</text:span>. <text:span text:style-name="T81">Как я помню, б</text:span>алкон метра три в ширину и без пери<text:span text:style-name="T81">л. И хоть я осознаю, что это сон, мне страшно до онемения.</text:span></text:p>
      <text:p text:style-name="P71"><text:span text:style-name="T11">– </text:span><text:span text:style-name="T81">Призвав тебя сюда, мы потратили последние силы. Которыми можно было поддерживать Эквестрию ещё долгие годы.</text:span></text:p>
      <text:p text:style-name="P75">Шаг назад.</text:p>
      <text:p text:style-name="P72"><text:soft-page-break/><text:span text:style-name="T11">– </text:span><text:span text:style-name="T83">Кимеринн погиб, чтобы ты жил.</text:span></text:p>
      <text:p text:style-name="P76">Шаг назад.</text:p>
      <text:p text:style-name="P71"><text:span text:style-name="T11">– </text:span><text:span text:style-name="T81">Селли осталась без магии и развоплотилась из-за тебя.</text:span></text:p>
      <text:p text:style-name="P75">Шаг назад.</text:p>
      <text:p text:style-name="P71"><text:span text:style-name="T11">– </text:span><text:span text:style-name="T82">Столько надежд впустую. И, как финальная насмешка, ты увидишь гибель Эквестрии?! Не бывать этому! ПОШЁЛ ВОН!!!</text:span></text:p>
      <text:p text:style-name="P159"/>
      <text:p text:style-name="P56">&lt;<text:span text:style-name="T1">Луна протыкает его рогом, макс падает в провал из башни, оказывается в Эогиппе у тёмного экрана и видит, куда уходят пони</text:span>&gt;</text:p>
      <text:p text:style-name="P67"/>
      <text:p text:style-name="P56">&lt;<text:span text:style-name="T24">Самбу устроит Луна в парящем кантерлотском дворце — для успокоения и примирения пони. Также она учится делать «Лунины пышки» и зарегистрирует их торговую марку</text:span></text:p>
      <text:p text:style-name="P38">Bee Gees – You Should Be dancing<text:span text:style-name="T33">&gt;</text:span></text:p>
      <text:p text:style-name="P55">&lt; <text:span text:style-name="T24">- Я не проводник! Луна сказала...</text:span></text:p>
      <text:p text:style-name="P55"><text:span text:style-name="T24">- Глупости! - перебила Дэш. - Не обращай внимания на то, что там кто-то сказал! Делай своё дело! Веди!</text:span>&gt;</text:p>
      <text:p text:style-name="P39">&lt;<text:span text:style-name="T1">Селестия: Я не боюсь смерти. Основное знание бессмертного — когда-нибудь ты всё равно умрёшь. Но я готова на всё ради Эквестрии</text:span>&gt;</text:p>
      <text:p text:style-name="P65"/>
      <text:p text:style-name="P65">&lt;<text:span text:style-name="T23">Добавить в фанфик плетение шуточных интриг принцессами друг против дружки</text:span>&gt;</text:p>
      <text:p text:style-name="P65"/>
      <text:p text:style-name="P55">&lt;<text:span text:style-name="T24">В сцене прощания (во сне) — Р.Д. в будущем будет стрематься поебушек с человеками, чтобы не испытывать горечи расставания. Но: </text:span></text:p>
      <text:p text:style-name="P55"><text:span text:style-name="T24">- Учти, я ни капельки не жалею о наших поебушках! Но в будущем буду их стрематься. Это очень больно — вот так расставаться</text:span>&gt;</text:p>
      <text:p text:style-name="P65"/>
      <text:p text:style-name="P65">(про Макса в сне-прощании)</text:p>
      <text:p text:style-name="P65">Я — Дискорд, и я говорю вам: он вернётся</text:p>
      <text:p text:style-name="P65"/>
      <text:p text:style-name="P55">&lt;<text:span text:style-name="T24">Глава 16: Эксперимент в Понивилле, сон Макса, сражение с Луной вместе с Элементами Гармонии</text:span></text:p>
      <text:p text:style-name="P42">Глава 17: Возвращение в Кантерлот. Переговоры с Луной. Крушение Кантерлота. Появление небесного Замка — замок парит на защитном заклинании Селестии</text:p>
      <text:p text:style-name="P42">Глава 18: Возвращение к Замку Двух Сестёр на парящем замке. Самба в небесном замке</text:p>
      <text:p text:style-name="P55"><text:span text:style-name="T24">Дальше — использовать по-максимуму уже написанное</text:span>&gt;</text:p>
      <text:p text:style-name="P55"/>
      <text:p text:style-name="P55">&lt;<text:span text:style-name="T24">В Понивилле после пробуждения Макса Твайлайт сражается с Луной, желающей пленить Макса. Потом Луна признаёт, что ошибалась и все вместе летят в Кантерлот</text:span>&gt;</text:p>
      <text:p text:style-name="P55"/>
      <text:p text:style-name="P55">&lt;<text:span text:style-name="T24">В конце-концов, пони начинают растворяться в воздухе прямо на глазах. Самый первый — на глазах Макса - <text:s/>растворился жеребёнок, исправляющий табличку в Грумингтоне</text:span>&gt;</text:p>
      <text:p text:style-name="P55"/>
      <text:p text:style-name="P55"><text:soft-page-break/>&lt;<text:span text:style-name="T24">Соседи злы на Эквестрию, потому что аликорны корректируют курс планеты так, чтобы самый хороший климат был именно над Эквестрией</text:span>&gt;</text:p>
      <text:p text:style-name="P65"/>
      <text:p text:style-name="P129"><text:span text:style-name="T11"><text:s/>&lt;</text:span><text:span text:style-name="T28"> - </text:span><text:span text:style-name="T23">Я не могу быть вашим спасителем! Я намного хуже и испорченнее вас!</text:span><text:span text:style-name="T11">&gt;</text:span></text:p>
      <text:p text:style-name="P129"><text:span text:style-name="T11"/></text:p>
      <text:p text:style-name="P160">&lt;<text:span text:style-name="T24">Луна говорит Максу в прощальном сне:</text:span></text:p>
      <text:p text:style-name="P160"><text:span text:style-name="T24">- Прости, что хотела убить тебя. Я ослабела и Найтмэр на время одержала верх</text:span>&gt;</text:p>
      <text:p text:style-name="P65"/>
      <text:p text:style-name="P55">&lt;<text:span text:style-name="T24">Добавить в фанфик просьбу Селестии нарисовать её в соблазнительной позе. Макс выполняет её желание, нарисовав соответствующую иллюстрацию к фанфику. (типа, раз ты уж описал наш секс, нарисуй меня в соблазнительной позе хотя бы)</text:span>&gt;</text:p>
      <text:p text:style-name="P55"/>
      <text:p text:style-name="P45">- Сестра <text:s/>всегда норовила спихнуть тяжёлую задачу на кого-нибудь другого!</text:p>
      <text:p text:style-name="P45">- А также совместить приятное с полезным. - заметил я.</text:p>
      <text:p text:style-name="P45">Луна бросила на меня тяжёлый взгляд.</text:p>
      <text:p text:style-name="P45">- Вот это вряд ли! Сел охладела к сексу ещё до моей ссылки. И, насколько мне известно, за время моего отсутствия её предпочтения в плане секса не менялись.</text:p>
      <text:p text:style-name="P45">- Тогда зачем она..?</text:p>
      <text:p text:style-name="P45">- Дала тебе? - цинично завершила мой вопрос Луна. - Да потому, что она считала тебя нашим последним шансом! И поэтому предложила тебе то, что ты хотел! Я говорила ей, что это глупо. Но разве она когда-нибудь слушала меня?!</text:p>
      <text:p text:style-name="P45">Меня как будто окатило ледяным душем. Не любовь и даже не дружба. Просто плата за услугу… Даже не дружба...</text:p>
      <text:p text:style-name="P45">- А другие? Они тоже… давали мне потому, что считали меня последним шансом?</text:p>
      <text:p text:style-name="P45">- Другие? Кто ещё?<text:span text:style-name="T12"> </text:span><text:span text:style-name="T60">С кем ещё у тебя были… отношения?</text:span></text:p>
      <text:p text:style-name="P41">- С Рэйнбоу Дэш — ответил я несчастным голосом. - И, может быть, с Пинки.</text:p>
      <text:p text:style-name="P41">- А ты живчик. - удивлённо заметила Луна и нахмурилась. - На меня не рассчитывай! Нет, про цель твоего пребывания тут известно было только нам и Твайлайт. Остальные действовали по своей воле и предпочтениям.</text:p>
      <text:p text:style-name="P41"/>
      <text:p text:style-name="P37">&lt;<text:span text:style-name="T1">Когда Макс в последний раз пролетает в Эогиппе (когда неудачо вписывается в корридор при возвращении в Эквестрию с Терры), Анакорн подбегает к Максу и спрашивает:</text:span></text:p>
      <text:p text:style-name="P41">- Слушай, я что-то не пойму, Эогипп для тебя что, проходной двор, что ли? На моей памяти, ты уже <text:span text:style-name="T11">&lt;</text:span>пятый<text:span text:style-name="T11">&gt;</text:span> раз за последние полгода туда-сюда через него мотаешься. Так часто сюда даже аликорны не заглядывают…</text:p>
      <text:p text:style-name="P37"><text:span text:style-name="T1">И Макс с Анакорном совместно решают проблему Эквестрии (Анакорн жалуется ему, что сам не успевает затыкать дыры)</text:span>&gt;</text:p>
      <text:p text:style-name="P51"/>
      <text:p text:style-name="P1"><text:span text:style-name="T24">В Понивилле</text:span><text:span text:style-name="T23"> — эксперимент с Воплощением Индрэ на </text:span><text:span text:style-name="T24">Максе на неоткалиброванном и ненастроенном ускорителе (в последний момент перед экспериментом Макс узнаёт, что предыдущая попытка заклинания Последнего Шанса с участием Твайлайт закончилась неудачным перемещением Влада)</text:span><text:span text:style-name="T23">. </text:span><text:span text:style-name="T24">Макс видит дерево реальностей Эквестрии и в своём сне-прошлом в</text:span><text:span text:style-name="T23">идит Селестию в очереди на вылет - </text:span><text:span text:style-name="T24">и в</text:span><text:span text:style-name="T23">идит, куда ведёт чёрный экран </text:span><text:span text:style-name="T24">(в мир людей)</text:span><text:span text:style-name="T23">. </text:span><text:span text:style-name="T24">Также он видит сон-будущее со скелетом-Луной, <text:s/>понями без разума и безжизненной, испещрённой провалами Эквестрией. Также он видит сон-</text:span><text:soft-page-break/><text:span text:style-name="T24">настоящее, где он видит себя — разбитым, в отделении реанимации, постепенно просыпаясь — Луна его выдернет из засасывающей реальности Макса обратно в Эквестрию</text:span><text:span text:style-name="T23">).</text:span><text:span text:style-name="T26"> Потом — бегство из Понивилля (Макса заметили при входе в библиотеку) через туннель в подвале — выжжен ускорителем в прошлый эксперимент Твайлайт — ведёт на обрывистый берег реки. На выходе из тоннеля - встреча с Луной. Потом — поездка в Кантерлот на парящей колеснице Луны (для безопасности Макса). Дэш отправляется с ним. Подготовка к походу в руины Замка Двух Сестёр (экскурс в прошлое — рейд пони-рэйнджеров, показывающий начало появления монстров в Вечнодиком лесу и обломков самолёта). Поход — Дискорд, Луна, Макс, Рэйнбоу, Твайлайт, Эпплджек, Флаттершай, Пинки, Рэрити, Трикси — они хотят открыть окно с помощью магов (Селестию должна заменить Твайлайт — но, по факту, Трикси). </text:span></text:p>
      <text:p text:style-name="P41">В Кантерлоте после землятрясения и разрушения половины города, Макс спасается на «Королеве Лорен) (До кареты он добирается на силовом корсете Селестии, потом +он падает с каретой в провал, но успевает включить карету и подняться над провалом. Потом его утягивает до башни Луны Дэш. А до колесницы ему помогает пробраться Индиго и Трикси).</text:p>
      <text:p text:style-name="P41">Во второй раз в Вечнодикий лес Макс и Ко отправляются на парящем обломке кантерлотского замка (с ними отправилась и спящая в пещере под замком драконесса — потом она освобождает их от суперпландерсида, схватившего замок)</text:p>
      <text:p text:style-name="P41"/>
      <text:p text:style-name="P41">Силовой корсет Селестии Макс обнаруживает в башне Селестии, в её комнате, в шкафу рядом с её боевыми доспехами (помятыми)</text:p>
      <text:p text:style-name="P41"/>
      <text:p text:style-name="P41">В руинах погибает Дэш — и шестёрку подменяет Твайлайт. Дискорд, Эпплджек и Флаттершай случайно попадают в мир Макса (Дискорду приходится тащить Макса в проём, пока тот в ступоре и случайно заталкивает туда и Эпплджек с Флаттершай. </text:p>
      <text:p text:style-name="P1"><text:span text:style-name="T26">Дальше — написано. Дискорда при возврате подменяет Трикси</text:span>&gt;</text:p>
      <text:p text:style-name="P51">- <text:span text:style-name="T1">Ты же говорил, у нас нет магии?</text:span></text:p>
      <text:p text:style-name="P61">- Нет. Но что я, по-твоему, делал за тысячи лет заточения в статуе? Да я столько магии накопил, что могу вывернуть это мирок пару раз наизнанку! <text:span text:style-name="T69">Кстати, он от </text:span>э<text:span text:style-name="T69">того только лучше станет!</text:span></text:p>
      <text:p text:style-name="P61">- Но тогда ты мог бы захватить власть в Эквестрии?</text:p>
      <text:p text:style-name="P61">- Мог бы. Но… Зачем? За эти годы я многое переосмыслил и понял: властвовать чертовски скучно! Куда интереснее строить козни изподтишка...</text:p>
      <text:p text:style-name="P51"/>
      <text:p text:style-name="P33"><text:span text:style-name="T14">&lt;</text:span><text:span text:style-name="T4">Остатки магии собираются в Вечнодиком лесу, небольшом острове на другом краю Эквуса и некоторых других узловых точках. Нам пришлось выслать и там вследствие её высокой концентрации всё живое подвергается магической мутации.</text:span><text:span text:style-name="T14">&gt;</text:span></text:p>
      <text:p text:style-name="P36"/>
      <text:p text:style-name="P45">После исчезновения Селестии Луна обвиняет Макса в похищении/исчезновении сестры. Но, побывав в его сне в заклинании Индрэ, она, как и Макс, видит, что Селестия уходит в чёрный экран — и прощает его (издаёт спец.указ).</text:p>
      <text:p text:style-name="P45">Но остальные пони думают, что Макс охмурил/заколдовал Луну и отказываются подчиняться. В ответ Луна издаёт указ о единоличном правлении. Пони думают, что она превратилась в Найтмэр Мун — и снова обвиняют в этом Макса. Начинается вторая гражданская война — часть пони присягает на верность Найтмэр Мун.</text:p>
      <text:p text:style-name="P45"/>
      <text:p text:style-name="P51">&lt;<text:span text:style-name="T24">Ввести в фанфик исполнение Луной какой-то редчайшей королевской обязанности (из-за восстания) — к примеру, перенимание на себя полномочий королевы:</text:span></text:p>
      <text:p text:style-name="P41"><text:soft-page-break/>- В соответствии с законом от … «Об отсутствии одного из соправителей диархии» принимаю всю власть на себя!</text:p>
      <text:p text:style-name="P41">- <text:s/>Но этот закон Её Высочество, принцесса Селестия принимала для себя, чтобы разрешить ситуацию с вашим … ммм... пребыванием на Луне!</text:p>
      <text:p text:style-name="P51"><text:span text:style-name="T24">- В законе не указана конкретный соправитель Диархии!</text:span>&gt;</text:p>
      <text:p text:style-name="P51"/>
      <text:p text:style-name="P51">&lt;<text:span text:style-name="T24">Заговорщики таки подняли восстание после исчезновения Селестии. Они обвинили Луну и Макса в узурпации власти</text:span>&gt;</text:p>
      <text:p text:style-name="P51"/>
      <text:p text:style-name="P37">&lt;<text:span text:style-name="T1">Добавить рассуждения на этическую тему на грани катастрофы</text:span>&gt;</text:p>
      <text:p text:style-name="P37"/>
      <text:p text:style-name="P37">&lt;Селестия проснётся на Терре в облике кибермозга, т.к. в своём мире она на ступень выше пони (а кибермозг на Терре на ступень выше людей)&gt;</text:p>
      <text:p text:style-name="P41">&lt;Добавить грозный выход Луны для противостояния повстанцам&gt;</text:p>
      <text:p text:style-name="P41"/>
      <text:p text:style-name="P41">&lt;Это было офигенно больно. Мне больше нечего сказать. И в дальнейшем я буду стрематься водиться с человеками, чтобы потом не было так больно расставаться!&gt;</text:p>
      <text:p text:style-name="P41"/>
      <text:p text:style-name="P44">&lt;Добавить работающую полуразваленную древнюю технику в башне Селестии (или под горой Кантерлота, которая обнажится и заработает после землятрясения) — замок Кантерлота не упадёт вниз, когда отколется от скалы, а зависнет в воздухе и станет парящим замком&gt;</text:p>
      <text:p text:style-name="P44"/>
      <text:p text:style-name="P2"><text:span text:style-name="T11">–</text:span> Найтмэр Мун и Дискорд не разорвались и не сгорели.</text:p>
      <text:p text:style-name="P2"><text:span text:style-name="T11">–</text:span> Они очень могущественные маги, одни из лучших. У них сильный антимагический иммунитет. К тому же они биологически бессмертны.</text:p>
      <text:p text:style-name="P11">***</text:p>
      <text:p text:style-name="P79">&lt;Сон Макса (вызванный Твайлайт) — он в Эквусе будущего — с исчезнувшей магией, вымирающей флорой и фауной, с теряющими разум пони, огромными провалами в никуда. Селестия превратила себя в чистую магию и отдала себя на поддержку Эквуса магией — от неё остался полупрозрачный скелет в магической ауре с рспростёртыми крыльями-костями, одетый в экзоскелет. Луна похожа на худую клячу. У Макса разговор с Луной — она во сне понимает, что это сон и напутствует Макса.&gt;</text:p>
      <text:p text:style-name="P96">Дэш, несмотря на неприязнь остальных пегасов, приглашает Макса в Клаудсдейл, в гостевой парк, где могут ходить непроваливаясь и не-пегасы. Во время прогулки, Клаудвсдейл опускается на землю. Погодная фабрика рушится. Пегасы думают — это из-за Макса и хотят убить его. Дэш еле-еле прячет его от них и из-за этого сама становится изгоем у пегасов. Погоду юольше делать негде. Оставшихся погодных пони недостаточно для поддержания погоды над всей Эквестрией. Последние из них поддерживают погоду над Кантерлотом и ключевыми городами. В это же время доходят слухи об провалах в подземельях алмазных псов. Потом эти провалы появляются выше к поверхности. Потом и на поверхности. Эквестрия распадается (как от лангольеров или как в «Бесконечной истории»). Скала Кантерлота с замком уходит под землю как раз тогда, когда Макс и компания летят в Вечнодикий лес для проникновения в терру в поисках Селестии. В Вечнодиком лесу, в отличие от остального мира, относительное затишье — там никогда не регулировалась погода.</text:p>
      <text:p text:style-name="Text_20_body"><text:span text:style-name="T11">&lt;</text:span><text:span text:style-name="T24">Твайлайт с усердием исследователя-фанатика готовит Макса к эксперименту (заклинанию двойного сна). Попутно отправляет его вместе с Дэш за оборудованием в Мэйнхеттен взамен разбитого. По пути назад поезд останавливается из-за провала, повредившего рельсы. Дэш относит Макса к своему заветному месту (а 34 у них после того, как в Кантерлоте она спасает его на Королеве Лорен от </text:span><text:soft-page-break/><text:span text:style-name="T24">разьярённых единорогов — они думают, что он наслал порчу на город (от того откололся огромный кусок из-за землетрясения). Во время ухода от разьярённой толпы, Макса прячет Индиго. Потом он ненадолго попадает к подпольщикам (с отвращением уходит от них)). Перед самым экспериментом выясняется, что Твайлайт в результате изысканий пыталась призвать сверхаликорна раньше Селестии, но у неё не получилось (это стало причиной «смерти» Влада). Поэтому Селестия отстранила её от исследований. После появления Макса Твайлайт загорается идеей доказать Селестии, какой она крутой маг — и потому хочет реализовать на Максе заклинание двойного сна.</text:span><text:span text:style-name="T11">&gt;</text:span></text:p>
      <text:p text:style-name="P1"/>
      <text:p text:style-name="P1">&lt;<text:span text:style-name="T29">Это уже видит Макс в своём сне — он проследит за Рэрити и остальными. Но проговорится об этом только в разговоре с Анакорном — для интриги:</text:span></text:p>
      <text:p text:style-name="P1">По ту сторону экрана, куда прыгнула пони, было видно убранство типичной студенческой общаги. Перед компьютером, уперевшись лбом в стол, спал юноша.</text:p>
      <text:p text:style-name="P1">Внезапно он открыл глаза и посмотрел на экран. В глазах его отражалась цепочка пони, как у прыгнувшей за миг до того в экран пони.</text:p>
      <text:p text:style-name="P1">Рябь экрана разглаживалась, он постепенно становился непрозрачно-матовым. Так же угасало отражение светящейся цепочки в глазах у юноши.<text:span text:style-name="T11">&gt;</text:span></text:p>
      <text:p text:style-name="P61"/>
      <text:h text:style-name="P171" text:outline-level="2">Сон Рэрити</text:h>
      <text:p text:style-name="P2"/>
      <text:p text:style-name="P2">… в огромном пустом пространстве, а меня окружают звёзды, <text:span text:style-name="T1">–</text:span> рассказывала Рэрити, когда мы с пегаской вломились в библиотеку.</text:p>
      <text:p text:style-name="P2"><text:span text:style-name="T1">–</text:span> Привет Макс, - кивнула она мне.</text:p>
      <text:p text:style-name="P2">Рэрити перевела взгляд с меня на взъерошенную пегаску и недоверчиво сморщила носик.</text:p>
      <text:p text:style-name="P2"><text:span text:style-name="T1">–</text:span> Боже, какие страсти! - прошептала она.</text:p>
      <text:p text:style-name="P2"/>
      <text:p text:style-name="P4">***</text:p>
      <text:p text:style-name="P2"><text:span text:style-name="T11">&lt;</text:span><text:span text:style-name="T23">Влад рассказывает Максу о своём сне </text:span><text:span text:style-name="T28">—</text:span><text:span text:style-name="T23"> как он был поняхой, а потом проснулся в мире Терры</text:span><text:span text:style-name="T11">&gt;</text:span></text:p>
      <text:p text:style-name="P2"/>
      <text:p text:style-name="P4">***</text:p>
      <text:p text:style-name="P16"/>
      <text:p text:style-name="P15"/>
      <text:p text:style-name="P16"><text:span text:style-name="T53">&lt;</text:span><text:span text:style-name="T27">самолёт в эквестрию проваливается во время </text:span><text:span text:style-name="T25">рейда пони-рейнджеров. Даже не самолёт — самолётообразный аппарат пони из фанфиков — после сна-кошмара Хорста Мэдтроттера (произошёл прорыв реальности). Сам рейд описывает Луна во время возвращения Макса в Кантерлот после исчезновения Селестии</text:span><text:span text:style-name="T49">&gt;</text:span></text:p>
      <text:p text:style-name="P54">&lt;<text:span text:style-name="T1">О рейде пони-рейнджеров Максу рассказывает Луна во время его возвращения в Кантерлот после исчезновения Селестии.</text:span>&gt;</text:p>
      <text:p text:style-name="P51"/>
      <text:p text:style-name="P62">&lt;<text:span text:style-name="T23">На Терре Селестия, будучи в компьютере, случайно пробуждает в Нексусе активный интеллект. Нексус становится СелестИИ. - отсылка к «Дружба — это оптимум»</text:span>&gt;</text:p>
      <text:p text:style-name="P62"/>
      <text:p text:style-name="P2"><text:span text:style-name="T11">–</text:span> Ты могла бы нести меня телекинезом. Я, после того, как узнал о ваших способностях, удивлялся, почему ты этого не сделала?</text:p>
      <text:p text:style-name="P2"><text:soft-page-break/><text:span text:style-name="T11">–</text:span> Шутишь? <text:span text:style-name="T11">–</text:span> Селестия скосила на меня фиалковый глаз, продолжая колдовать с мешочком. <text:span text:style-name="T11">–</text:span> Ты бы потом не захотел бы видеть меня от перенесенного унижения.</text:p>
      <text:p text:style-name="P2"/>
      <text:p text:style-name="P2"><text:span text:style-name="T11">–</text:span> А дальше всё было хуже, намного хуже...</text:p>
      <text:p text:style-name="P2"/>
      <text:p text:style-name="P1"/>
      <text:p text:style-name="P2"/>
      <text:p text:style-name="P4">***</text:p>
      <text:p text:style-name="P16"/>
      <text:p text:style-name="P2"><text:span text:style-name="T11">&lt;Луна - </text:span><text:span text:style-name="T23">Видишь ли, аликорну очень трудно отказать. У них очень сильный характер. Характер, закалённый тысячелетиями. Чтобы говорить с ними на равных, нужно, по-крайней мере, обладать характером не слабее.</text:span><text:span text:style-name="T11">&gt;</text:span></text:p>
      <text:p text:style-name="P16"/>
      <text:h text:style-name="P171" text:outline-level="2">Рейд пони-рэйнджеров</text:h>
      <text:p text:style-name="P2"/>
      <text:p text:style-name="P32">(леденящий душу триллер, музыка тревожная)</text:p>
      <text:p text:style-name="P6">&lt;<text:span text:style-name="T23">Мощная статура, множество коротких косичек соломенных волос, торчащих в разные стороны из-под треснувшего шлема и серьга в правом ухе создавали образ этакого добродушного здоровяка-раздолбая, у которого не стоит становиться на пути. - - описание Хорста Мэдтроттера</text:span>&gt;</text:p>
      <text:p text:style-name="P2">Мэдтроттер шёл впереди, Калрус - замыкающим. Давая задание, принцесса Луна особо настаивала на осторожности и возвращении при любой опасности. Её зелёные глаза словно заглядывали в душу, когда она произносила: “И я приказываю, - нет, - я прошу вас, Кимеринн - не рискуйте.” Её нос почти коснулся моего и что-то в глубине моей души сжалось от сильнейшего волнения. </text:p>
      <text:p text:style-name="P2">Нет, это, конечно же, была всего лишь тревога за воссозданную после двадцатилетнего перерыва разведкоманду. Двадцать лет назад, до Раздора, на службе у принцесс было в лучшие времена до десяти отрядов пони-рэйнджеров, исследующих самые отдалённые уголки материка. С тех пор дворцовые службы пришли в запустение и королевским герольдам пришлось немало потрудиться на площадях эквестрийских городков, чтобы на их кличи хоть кто-то отозвался. </text:p>
      <text:p text:style-name="P2">Старый Нед Клепперсон обучил нас за год всему, что помнил сам, и сказал на прощание: “Вы, ребята, того… Не особо геройствуйте. Главное в нашем деле - вернуться из рейда живым. Мертвых героев на кладбищах хватает, да только толку от них мало”.</text:p>
      <text:p text:style-name="P2">К счастью, Луна (могу я хотя бы в мыслях называть её по имени?) не конкретизировала опасность, иначе нам пришлось бы повернуть после первой же встречи с гидрорысью.</text:p>
      <text:p text:style-name="P2">Так мы назвали это диковинное создание, что напало на нас третьим вечером на привале. Из тела крупной, размером с пантеру, кошки в районе предплечий росли щупальца. Бросившись на нас, пантера задела растянутую вокруг лагеря струну и зазвеневшие колокольчики сорвали внезапность атаки.</text:p>
      <text:p text:style-name="P2">Хорст одним винтооборазным движением вскочил на трёх ногах с места, вставив четвёртую в ручку алебарды и полоснув ею с разворота в сторону, откуда зазвенели сигнальные колокольчики.</text:p>
      <text:p text:style-name="P2">Раздался вой напополам с рычанием, отсеченное щупальце упало, извиваясь, на границе освещённого костром круга. Зверь, решив не испытывать судьбу, молниеносно развернулся и исчез в кустах, обрамляющих поляну.</text:p>
      <text:p text:style-name="P2"><text:span text:style-name="T11">–</text:span> Тьфу ты, б-бестия! <text:span text:style-name="T11">–</text:span> Мэдтроттер принялся протирать окровавленное лезвие. <text:span text:style-name="T11">–</text:span> Впервые такую тварь встречаю.</text:p>
      <text:p text:style-name="P2"><text:span text:style-name="T11">–</text:span> Не думаю, что она появится ещё. <text:span text:style-name="T11">–</text:span> Калрус вслушивался в лесной шум. Уши его поворачивались по ветру. <text:span text:style-name="T11">–</text:span> Ты её хорошенько угостил. По первому разряду!</text:p>
      <text:p text:style-name="P2"><text:soft-page-break/><text:span text:style-name="T11">–</text:span> У нас, в Аппалузе, это называется “салют легионера”, <text:span text:style-name="T11">–</text:span> усмехнулся Хорст. <text:span text:style-name="T11">–</text:span> Мало кто из врагов его переживает.</text:p>
      <text:p text:style-name="P2"><text:span text:style-name="T11">–</text:span> Первым дежуришь ты, Мэдди. Потом я. Калрус <text:span text:style-name="T11">—</text:span> последним, <text:span text:style-name="T11">–</text:span> решил я. <text:span text:style-name="T11">–</text:span> Завтра дойдём до Замка Принцесс, обследуем его хорошенько и, думаю, к вечеру будем возвращаться.</text:p>
      <text:p text:style-name="P2">На утро, наскоро позавтракав овсом из подсумков (я не доверял местной траве), мы отправились в путь. Гора, у подножия которой располагались руины замка Принцесс, высилась над лесом мрачной кручей. При приближении к ней форма деревьев становилась всё более причудливой. Животные и птицы исчезли совсем. Странную метаморфозу приобрели ползучие и вьющиеся растения, которых тут было великое множество.</text:p>
      <text:p text:style-name="P2"><text:span text:style-name="T11">–</text:span> Что за чертовщина? <text:span text:style-name="T11">–</text:span> Мэдтроттер трогал копытом лежащую на земле плеть лианы, которая медленно уползала в чащу, сворачиваясь в колючий клубок.</text:p>
      <text:p text:style-name="P2"><text:span text:style-name="T11">–</text:span> Не нравится мне это, <text:span text:style-name="T11">–</text:span> пробормотал Калрус, стряхивая с крыла зелёную плеть, свесившуюся с дерева и попытавшуюся обвить его махательный сустав. <text:span text:style-name="T11">–</text:span> Что-то этот дискордов плющ чем дальше, тем становится живее и нахальнее. И у этой дряни даже нет башки, чтоб снести её в случае чего.</text:p>
      <text:p text:style-name="P2"><text:span text:style-name="T11">–</text:span> Да уж, <text:span text:style-name="T11">–</text:span> Мэдтроттер обнажил алебарду и закрепил её на ноге остриём вверх. <text:span text:style-name="T11">–</text:span> Но, сдаётся мне, она станет посмирнее, если её оттяпать от основания, чем бы оно ни было…</text:p>
      <text:p text:style-name="P2">Дальше мы передвигались с интервалом бескрылого прыжка, чтобы не нанести друг другу увечий в случае работы оружием.</text:p>
      <text:p text:style-name="P4">***</text:p>
      <text:p text:style-name="P2"><text:span text:style-name="T11">–</text:span> Шанту?</text:p>
      <text:p text:style-name="P2"><text:span text:style-name="T11">–</text:span> Ваше Высочество? Мы никогда не встречали такое существо раньше и я…</text:p>
      <text:p text:style-name="P2"><text:span text:style-name="T11">–</text:span> Не понимаю! Шанту не может появиться здесь. Это зверь совсем далёкой реальности. Понадобилась бы энергия двух солнц, чтобы доставить его сюда.</text:p>
      <text:p text:style-name="P2">Луна прошлась по балкону в глубокой задумчивости. Кимеринн проглотил комок и усилием воли заставил себя перевести взгляд от маячащего перед ним крупа принцессы на вечерние огни Кантерлота, мигающие внизу тысячей светлячков.</text:p>
      <text:p text:style-name="P2"><text:span text:style-name="T11">–</text:span> Хотя кое-кто за за тысячу лет воздержания накопил столько силы, что может жонглировать планетами, не думаю, что он <text:span text:style-name="T11">&lt;</text:span><text:span text:style-name="T22">вот эту-то энергию Дискорд и потратил на превращение в дракона в мире Терры</text:span><text:span text:style-name="T11">&gt;</text:span>… Нет, конечно, это не он, его усталость и раскаяние были искренними… Дискорд на нашей стороне… <text:s/>Продолжайте, Кимеринн.</text:p>
      <text:p text:style-name="P4">***</text:p>
      <text:p text:style-name="P2"><text:span text:style-name="T11">&lt;</text:span><text:span text:style-name="T24">Добавить кокатрикса, мантикору и древесных волков. Тентаклианы переименовать в пландерсиды</text:span><text:span text:style-name="T11">&gt;</text:span></text:p>
      <text:p text:style-name="P2">...Сначала копыто Мэдтроттера попало в петлю дикого плюща, который сразу же стянулся вокруг скакательного сустава. Потом, когда Мэд попытался высвободить ногу, лоза потащила его вверх, в листву дерева. Мне удалось перерубить стебель, когда Мэдтроттер уже висел в метре от земли.</text:p>
      <text:p text:style-name="P2"><text:span text:style-name="T11">–</text:span> Что за ерунда? <text:span text:style-name="T11">–</text:span> Хорст удивлённо уставился на обрубок плюща. Лиана медленно сворачивалась в петли на траве. Второй конец, капая зелёным соком со среза, медленно скрывался в кроне.</text:p>
      <text:p text:style-name="P2"><text:span text:style-name="T11">–</text:span> Не знаю, что за ерунда, но теперь становится ясно, откуда тут те черепа. <text:span text:style-name="T11">–</text:span> Я вытер накрыльный нож о траву и показал на две продолговатости, тускло белевшие в траве у самого ствола граба. <text:span text:style-name="T11">–</text:span> Не сходи с дороги, Мэд. Я обещал твоим кобылам вернуть тебя назад одним куском.</text:p>
      <text:p text:style-name="P2">Мэдтроттер сколотил себе табунчик из трёх кобылок в два раза моложе его, что опекали его, как дитя малое. Из-за чего Мэдтроттер часто становился обьектом шуток. Впрочем, он не обижался и сам подшучивал над этим фактом.</text:p>
      <text:p text:style-name="P2"><text:span text:style-name="T11">–</text:span> Пхе, будет несколько <text:span text:style-name="T11">—</text:span> выберешь для них самый подходящий! <text:span text:style-name="T11">–</text:span> хохотнул Мэдтроттер, нервно косясь на останки.</text:p>
      <text:p text:style-name="P2"><text:soft-page-break/>Поэтому мы ещё тщательнее стали высматривать в траве камни древнего пути. Когда-то это был самый <text:span text:style-name="T11">&lt;</text:span><text:span text:style-name="T23">короткий</text:span><text:span text:style-name="T11">&gt;</text:span> путь из Аппалузы в Понивилль, и редкие караваны ходили им ещё при моём детстве. Хотя даже тогда никто не отваживался ступить на заросшее мхом ответвление дороги, ведущее к развалинам Замка Сестёр. Теперь же едва виднеющиеся горбики каменного полотна служили нам этаким островком надёжности посреди ставшего чужим и опасным Вечнодикого леса.</text:p>
      <text:p text:style-name="P2"><text:span text:style-name="T11">–</text:span> Ходят слухи, Стар <text:span text:style-name="T11">C</text:span>вирл Бородатый заколдовал путевые столбы ещё во времена строительства замка, чтоб отваживать от дороги болотных чудовищ. Может быть остатки этого заклинания действуют до сих пор <text:span text:style-name="T11">—</text:span> во всяком случае, ни одного чудовища на дороге мы до сих пор не видели. А жаль, я бы хотел увидеть хоть одно. По этому чудному материалу я бы написал новую картину! <text:span text:style-name="T11">–</text:span> Мечтательно разглагольствовал Калрус.</text:p>
      <text:p text:style-name="P2"><text:span text:style-name="T11">–</text:span> Смотри, как бы ты сам после такой встречи не стал чудным материалом для <text:s/>чудовища, <text:span text:style-name="T11">–</text:span> проворчал Мэдтроттер. <text:span text:style-name="T11">–</text:span> Уж<text:span text:style-name="T1">о</text:span> оно картины с тобой малевать не станет! Вот, кстати, тебе хороший шанс обнюхаться с ним. Столбы пропали.</text:p>
      <text:p text:style-name="P2">И вправду, столбы вместе с дорогой уходили в болотную топь, выходя на сушу метров через сто. У самой воды в сторону отходила обходная тропинка, еле заметная в высокой осоке и борщевике.</text:p>
      <text:p text:style-name="P2"><text:span text:style-name="T11">–</text:span> Странно, кто-то ходил к замку после того, как он был заброшен, <text:span text:style-name="T11">–</text:span> пробормотал Мэдтроттер. <text:span text:style-name="T11">–</text:span> Если, конечно, эту тропу протоптали не животные.</text:p>
      <text:p text:style-name="P2">Тщательно высматривая путь, Хорст пошёл первым. Я хотел было его одёрнуть, но передумал и пошёл следом. Формально, лидером группы был я. Фактически, Мэдтроттер, как старший и самый опытный рэйнджер, частенько перебирал инициативу на себя, а мне оставалось только идти в хвосте.</text:p>
      <text:p text:style-name="P2">Впрочем, шли мы недолго. Хорст внезапно так резко замер, что я чуть не ткнулся носом ему в круп. Обойдя его, я понял причину остановки: тропа выходила на опушку, усеянную позеленевшими костями. Некоторые из этих костей принадлежали пегасам. Встречались и черепа единорогов и земнопони.</text:p>
      <text:p text:style-name="P2"><text:span text:style-name="T11">–</text:span> Дискорд! Что их убило? <text:span text:style-name="T11">–</text:span> присвистнул обошедший Хорста с другой стороны Калрус.</text:p>
      <text:p text:style-name="P2"><text:span text:style-name="T11">–</text:span> Что бы их ни убило, нам с этим знакомиться ни к чему, <text:span text:style-name="T11">–</text:span> пробормотал Мэдтроттер озираясь. <text:span text:style-name="T11">–</text:span> Не могу себе представить, чтоб кто-то мог легко справиться одновременно с силой земнопони, магией единорогов и крыльями пегасов.</text:p>
      <text:p text:style-name="P2">Я поднял нагрудную бляху, лежащую на скелете с раздавленной грудной клеткой.</text:p>
      <text:p text:style-name="P2"><text:span text:style-name="T11">–</text:span> Это королевский конвой. Такие были на службе у принцесс ещё лет двадцать назад, до Раздора.</text:p>
      <text:p text:style-name="P2"><text:span text:style-name="T11">–</text:span> Такое впечатление, что… <text:span text:style-name="T11">–</text:span> Калрус не успел договорить. Раздался хлопок и над вовремя распластавшимся Мэдтроттером пролетел вращающийся колючий шар.</text:p>
      <text:p text:style-name="P2"><text:span text:style-name="T11">–</text:span> ...тут была засада <text:span text:style-name="T11">–</text:span> договорил Калрус, удивлённо уставившись на <text:s/>очередной колючий шар, летящий ему прямо в грудь. За миг до столкновения шар объяла голубая магическая аура, он замедлился и остановился, упёршись колючками в грудную пластину Калруса.</text:p>
      <text:p text:style-name="P2">Больше мы ничего не говорили. Продолжение дороги выходило из топи в полусотне метров от нас <text:span text:style-name="T11">—</text:span> туда мы и помчались, сопровождаемые хлопками и свистом вращающихся шаров.</text:p>
      <text:p text:style-name="P4">***</text:p>
      <text:p text:style-name="P2"><text:span text:style-name="T11">–</text:span> Откуда там останки пегасов? Кто мог поймать их там? Они могут уйти от любой засады.</text:p>
      <text:p text:style-name="P2"><text:span text:style-name="T11">–</text:span> Не знаю, как насчёт летунов, принцессса, но когда мы осматривали кости, на нас было совершено нападение...</text:p>
      <text:p text:style-name="P2"><text:span text:style-name="T11">–</text:span> Вот как? На королевскую стражу в центре Эквестрии? Кто же это был?</text:p>
      <text:p text:style-name="P2"><text:span text:style-name="T11">–</text:span> Лианы, принцесса. <text:span text:style-name="T11">–</text:span> Кимеринн отчеканил последнюю фразу, глядя прямо перед собой. <text:span text:style-name="T11">–</text:span> С трёх сторон к нам устремились клубки лиан. Формой листьев напоминают плющ. Но листья крупнее. И сами плети усыпаны шипами. Разматываясь, клубки уменьшаются. Только это позволило нам уйти без потерь. Они уже опутали Мэдтроттера, но мы смогли обрубить плети и уйти. По моим наблюдениям, клубки разматывались метров на тридцать <text:span text:style-name="T11">– </text:span>сорок. Мы назвали их <text:span text:style-name="T11">&lt;</text:span><text:span text:style-name="T23">???</text:span><text:span text:style-name="T11">&gt;</text:span></text:p>
      <text:p text:style-name="P2">Луна обошла Кимеринна. </text:p>
      <text:p text:style-name="P2"><text:soft-page-break/><text:span text:style-name="T11">–</text:span> У вас рассечен бок. И колотая рана на шее.</text:p>
      <text:p text:style-name="P2"><text:span text:style-name="T11">–</text:span> Не уследил за лианой, Ваше Высочество. Ерунда. Калрус вовремя отсёк плеть. <text:span text:style-name="T11">–</text:span> Голубые глаза Кимеринна смотрели прямо сквозь Луну, не мигая.</text:p>
      <text:p text:style-name="P2"><text:span text:style-name="T11">–</text:span> Расслабьтесь, Кимеринн. Вы очень скованы. Я вижу, вам нелегко пришлось в этом походе.</text:p>
      <text:p text:style-name="P2">Растерзанная шея жеребца напомнила Луне о другом, которого она называла на “ты” больше тысячи лет назад, во время восстания.</text:p>
      <text:p text:style-name="P2"><text:span text:style-name="T11">–</text:span> Я ценю вашу службу и хочу достойно наградить вас. Спрашивайте.</text:p>
      <text:p text:style-name="P2"><text:span text:style-name="T11">–</text:span> Мне… мне ничего не нужно, Ваше Высочество. <text:span text:style-name="T11">–</text:span> Кимеринн судорожно сглотнул и на мгновение скосил взглядом на Луну.</text:p>
      <text:p text:style-name="P2">Луна вздохнула. Всё-таки, насколько легче было быть Найтмэр-Мун! Тогда ей не нужно было стесняться своих желаний и все было намного проще.</text:p>
      <text:p text:style-name="P2"><text:span text:style-name="T11">–</text:span> Кимеринн, вы окажете своей принцессе услугу, если согласитесь <text:s/>принять от неё награду! <text:span text:style-name="T11">–</text:span> Если бы он понял… Как когда-то понял Амарок… Аликорны <text:span text:style-name="T11">—</text:span> тоже живые существа. И они очень одиноки…</text:p>
      <text:p text:style-name="P2"><text:span text:style-name="T11">–</text:span> Хорошо, Ваше Высочество. <text:span text:style-name="T11">–</text:span> Кимеринн смотрел не мигая в точку прямо перед собой. <text:span text:style-name="T11">–</text:span> Я хочу… в награду… обращаться к вам на “ты”!</text:p>
      <text:p text:style-name="P2">Туман застилал глаза Луне. Она смотрела на него <text:span text:style-name="T11">—</text:span> и видела Амарока. Та же фигура, те же раны, те же слова… Тот же запах - запах пота, крови и чего-то неуловимого, что <text:s/>появляется, когда он рядом.</text:p>
      <text:p text:style-name="P2">Он был высок для пони и Луне понадобилось всего лишь немного склонить шею, чтобы тихо выдохнуть ему в ухо:</text:p>
      <text:p text:style-name="P2"><text:span text:style-name="T11">–</text:span> Ну что же… Я рада оказать такую услугу… Тебе…</text:p>
      <text:p text:style-name="P2"><text:span text:style-name="T11">–</text:span> Принцесса…</text:p>
      <text:p text:style-name="P2"><text:span text:style-name="T11">–</text:span> Луна, мой дорогой. Для тебя <text:span text:style-name="T11">—</text:span> Луна…</text:p>
      <text:p text:style-name="P2">...</text:p>
      <text:p text:style-name="P2"/>
      <text:h text:style-name="P171" text:outline-level="2">Рейд пони-рэйнджеров-2 (<text:span text:style-name="T23">продолжение рейда пони-рэйнджеров</text:span>)</text:h>
      <text:p text:style-name="P2"/>
      <text:p text:style-name="P2">Наконец, даже поросшая мхом и папоротником дорога исчезла в болотной топи. Прямо перед нами она уступала место кувшинкам и ряске, окружающим редкие кочки. Ещё через двадцать футов она в последний раз выныривала на поверхность и скрывалась в тёмной воде каменными ступеньками. В вечернем тумане на на острове посреди болота маячили развалины башен замка.</text:p>
      <text:p text:style-name="P2">Калрус указал на холм сбоку от нас в двухстах футах. Он был необычно вытянутой и крутой формы, густо покрытый хмелем и орхидеями. Примерно посредине холма зелёные заросли раздвигала узкая длинная платформа из серебристого материала, смотрящая косо в небо. Многочисленные отверстия, выпулости и удлиннения платформы имели неприродный искусственный вид.</text:p>
      <text:p text:style-name="P2">Мэдтроттер подошёл к холму и зацепил концом алебарды зелёный покров.</text:p>
      <text:p text:style-name="P2"><text:span text:style-name="T1">–</text:span> Металл! <text:span text:style-name="T1">–</text:span> удивлённо воскликнул он. <text:span text:style-name="T1">–</text:span> И стекло.</text:p>
      <text:p text:style-name="P2">В металлической поверхности сверкнуло небольшое прямоугольное окошко.</text:p>
      <text:p text:style-name="P2">Я прошёл вдоль холма и вскоре под побегами дикого винограда обнаружил вход, открывающий внутренности холма.</text:p>
      <text:p text:style-name="P2"><text:span text:style-name="T1">–</text:span> Ким, не суйся туда в одиночку. <text:span text:style-name="T1">–</text:span> Мэдтроттер подошёл к дыре, размашистым слэшем срубил свисающие лианы и, принюхавшись, прошёл внутрь.</text:p>
      <text:p text:style-name="P2"><text:soft-page-break/>Изнутри холм напоминал трюм узкого длинного корабля. Такие же закруглённые боковые стены, обнажившиеся под осыпавшейся внутренней оболочкой шпангоуты, низкий и плоский потолок, чувство замкнутого пространства…</text:p>
      <text:p text:style-name="P2">Внутренности этого металлического “корабля” не вызывали у меня доверия. Но Вечнодикий лес после встречи с <text:span text:style-name="T11">&lt;</text:span><text:span text:style-name="T23">гидрорысью</text:span><text:span text:style-name="T11">&gt;</text:span> и нападением <text:span text:style-name="T11">&lt;</text:span><text:span text:style-name="T23">тентаклиан</text:span><text:span text:style-name="T11">&gt;</text:span> казался мне ещё опаснее. А если этот корабль обследовать как следует…</text:p>
      <text:p text:style-name="P2"><text:span text:style-name="T11">–</text:span> Заночуем внутри. - <text:span text:style-name="T1">р</text:span>ешил я.</text:p>
      <text:p text:style-name="P2"><text:span text:style-name="T11">&lt;</text:span><text:span text:style-name="T23">Нужен ли тут самолёт? Нужен артефакт из Fallout Equestria - летучий корабль</text:span>?<text:span text:style-name="T11">&gt;</text:span></text:p>
      <text:p text:style-name="P2">Утро встретило нас туманом. Я пытался рассмотреть руины замка на противоположном берегу.</text:p>
      <text:p text:style-name="P2"><text:span text:style-name="T11">–</text:span> Идти опасно. Засаду прозевать <text:span text:style-name="T11">—</text:span> как два пера об мостовую. Хорст, я слетаю в разведку. Не нравится мне это болото.</text:p>
      <text:p text:style-name="P2"><text:span text:style-name="T11">–</text:span> Давай, Ким, но не геройствуй особо. Сдаётся мне, кое-кто во дворце положил на тебя глаз. И он строго спросит с нас, если с тобой что-нибудь случится. <text:span text:style-name="T11">–</text:span> Хорст подмигнул мне, одновременно скосив глаза куда-то вверх. Не понимаю, на что он намекает. Если на… нет, это невозможно. Простому лейтенанту королевской стражи не может и сниться благосклонность особы голубых кровей. Это просто невозможно.</text:p>
      <text:p text:style-name="P2">Я сбросил громоздкие перемётные сумки с поклажей, оставив только закреплённый на ноге кинжал.</text:p>
      <text:p text:style-name="P2"><text:span text:style-name="T1">–</text:span> Ну, ветра в спину, Ким! <text:span text:style-name="T1">–</text:span> Хорст легонько ударил в моё протянутое копыто. Калрус, молча хлопнув в копыто, также стукнул и по шлему, нахлобучив его мне на нос…</text:p>
      <text:p text:style-name="P4">***</text:p>
      <text:p text:style-name="P2">Пегас летел низко, стараясь меньше хлопать крыльями. Его тень скользила над болотом, вызвав в нескольких окнах тёмной воды бурление, пузыри и клубы болотных испарений. Зелёная фигурка приблизилась к развалинам, сделала два круга и вдруг зависла в одном месте.</text:p>
      <text:p text:style-name="P2"><text:span text:style-name="T11">–</text:span> Заметил что-то. <text:span text:style-name="T11">–</text:span> Хорст приставил копыто ко лбу, пытаясь рассмотретьчто-то против солнца. <text:span text:style-name="T11">–</text:span> Нет, летит обратно. Ох-х-х-х-х!</text:p>
      <text:p text:style-name="P2">Кимеринн планировал над одним из чёрных омутов посреди болота, когда нечто длинное и тонкое метнулось из болотной жижи к нему на перехват. Пегас захлопал крыльями, пытаясь вырваться, но было заметно, как тонкая плеть притягивает его всё ниже и ниже к глади омута.</text:p>
      <text:p text:style-name="P2">Мэдтроттер одним движением расстегнул ремень, скинув перемётные сумки и вдев в ножной ремень алебарду. Сзади слышалось сопение Калруса, запутавшегося в ремнях и бежавшего с поклажей.</text:p>
      <text:p text:style-name="P2">Но рейнджеры не успели пробежать и половины пути к болоту, как Кимеринн освободился. Описав дугу, коротко блеснул кинжал, отсекая плеть, и пегас ринулся к ним навстречу.</text:p>
      <text:p text:style-name="P2"><text:span text:style-name="T11">–</text:span> Поворачивайте, уходите от болота! <text:span text:style-name="T11">–</text:span> донёсся его крик.</text:p>
      <text:p text:style-name="P2">Всё стало понятно: в омутах по всему болоту пошло движение. Появлялись и лопались пузыри, из чёрной воды показывались колючие клубки. Ещё одна лиана ринулась из болотной грязи навстречу пегасу, но он увернулся и стелющейся у поверхности и хаотично меняющей направление лентой прорвался к суше. Скорость его была так велика, ему пришлось впечататься всеми четырьмя копытами в бок металлического корабля, чтобы погасить скорость.</text:p>
      <text:p text:style-name="P4">***</text:p>
      <text:p text:style-name="P2"><text:span text:style-name="T11">–</text:span> Дискорд тебе в крыло, Ким, ты таки заставил нас попотеть! Что там за чертовщина?</text:p>
      <text:p text:style-name="P2">Я отлепился от серебристой поверхности и прыгул на землю.</text:p>
      <text:p text:style-name="P2"><text:span text:style-name="T11">–</text:span> Не в крыло, а в ногу, <text:span text:style-name="T11">–</text:span> проворчал я, стаскивая зубами с задней ноги толстую плеть плюща, гладко отрубленную стилетом. <text:span text:style-name="T11">–</text:span> Дискордов плющ там. Только толще и быстрее.</text:p>
      <text:p text:style-name="P2">Сброшенный обрубок лианы медленно извивался, стараясь найти опору, вокруг которой можно было бы обвиться. </text:p>
      <text:p text:style-name="P2"><text:span text:style-name="T11">– </text:span>Схватил бы за крыло <text:span text:style-name="T11">—</text:span> я бы не вырвался.</text:p>
      <text:p text:style-name="P2"><text:soft-page-break/>Я взглянул вверх. На металлической стенке чётко отпечатались четыре полукруга копыт. </text:p>
      <text:p text:style-name="P2"><text:span text:style-name="T11">–</text:span> И пришлось бы тебе за меня во дворце отдуваться.</text:p>
      <text:p text:style-name="P2"><text:span text:style-name="T11">–</text:span> Нашел что-нибудь интересное в развалинах?</text:p>
      <text:p text:style-name="P2"><text:span text:style-name="T11">–</text:span> А как же! Странное такое. Похожее на обезьяну. Но стройнее и грациознее. И оно было одето…</text:p>
      <text:p text:style-name="P2"><text:span text:style-name="T11">–</text:span> Одето?</text:p>
      <text:p text:style-name="P2"><text:span text:style-name="T11">–</text:span> Да, в потёртые джинсы и куртку. И на спине было что-то вроде перемётной сумки. Не успел как следует расмотреть <text:span text:style-name="T11">—</text:span> оно скрылось в кустах. Что его отличало от обезьяны <text:span text:style-name="T11">—</text:span> оно передвигалось быстрым шагом всего на двух задних ногах, без помощи передних. Как молодой дракон. Или как человек из сказок.</text:p>
      <text:p text:style-name="P2"><text:span text:style-name="T11">–</text:span> Ещ одно неизвестное чудовище! <text:s/>Что-то их тут много развелось.</text:p>
      <text:p text:style-name="P2">Я крепко задумался. Принцесса приказывала <text:span text:style-name="T11">—</text:span> нет, не приказывала <text:span text:style-name="T11">—</text:span> просила не рисковать. И хотя встречу с гидрорысью можно было назвать опасной, это была привычная опасность. Умение постоять за себя при встрече с крупным хищником входит в базовые навыки <text:s/>королевского рэйнджера. <text:s/>Но сейчас мы вступили в полосу неизведанного и сверхестественного. Хищные лианы и чудовище из древних легенд вносили элемент непредсказуемости в обстановку. В таких случаях наш наставник, Нед Клепперсон, всегда рекомендовал отступать, если это возможно.</text:p>
      <text:p text:style-name="P2">Но как потом доложить принцессе, что какие-то побеги плюща и сказочная обезьяна-переросток заставили отказаться от продолжения миссии? Я вспомнил её огромные завораживающие глаза, широкие и острые скулы и понял, что не смогу объяснить ей причину отказа от разведки замка. Лучше умереть, чем признаться этим чарующим розовым глазам, что я струсил. Что даже мог помыслить об отступлении.</text:p>
      <text:p text:style-name="P2">Я забросил на спину перемётные сумки и дал команду сбора.</text:p>
      <text:p text:style-name="P2"><text:span text:style-name="T11">–</text:span> Куда идём, Кэп? <text:span text:style-name="T11">–</text:span> Мэд прилаживал сумки, затягивая и застёгивая всевозможные ремешки. Калрус устало встряхнулся и тоже начал шнуроваться.</text:p>
      <text:p text:style-name="P2">“В замок”, <text:span text:style-name="T11">–</text:span> хотел сказать я, но запнулся. Мне вспомнился табунчик Мэдтроттера, обступивший меня накануне похода. \nКобылки молча смотрели на меня, а самая молоденькая легонько подёргала меня за ногу.</text:p>
      <text:p text:style-name="P2"><text:span text:style-name="T11">–</text:span> Вы ведь в неопасное место идёте, да?</text:p>
      <text:p text:style-name="P2"><text:span text:style-name="T11">–</text:span> Да, Силк Мэйн, в неопасное.</text:p>
      <text:p text:style-name="P2"><text:span text:style-name="T11">–</text:span> Вы ведь вернётесь, если будет опасно, да? В Вечнозелёном лесу сейчас, говорят, страшно. Месяц назад сестра Молли Блэкхуф не вернулась из леса. А на прошлой неделе туда случайно забрела маленькая Джемми, и она рассказала, что…</text:p>
      <text:p text:style-name="P2"><text:span text:style-name="T11">–</text:span> Силк, не волнуйся, если будет опасно, мы сразу же повернём. (И пойдём другой дорогой <text:span text:style-name="T11">—</text:span> додумал я).</text:p>
      <text:p text:style-name="P2">Силк Мэйн выпустила мою ногу, успокаиваясь. Я пошёл в казарму, а кобылки продолжали молча смотреть на меня...</text:p>
      <text:p text:style-name="P2">У Калруса не было своих особенных пони, он всё свободное от службы время посвещал картинам. Он рисовал тучи. Грозовые тучи и перистые облака, тучи в лучах восходящего солнца и чуть видную на бирюзовом небосклоне дымку стратосферных рифов. Его картины хорошо расходились по частным галереям. Некоторые из них даже экспонировались в хрустальном дворце принцессы Кэденс. И хоть я не знаток изобразительного искусства, но даже мне его картины казались кусочками застывшего, взятого в рамку, неба.</text:p>
      <text:p text:style-name="P2">Опять таки, шансы для Мэда и Калруса <text:s/>пройти через болото <text:span text:style-name="T11">—</text:span> ничтожны.</text:p>
      <text:p text:style-name="P2"><text:span text:style-name="T11">–</text:span> Возвращаемся, Мэдди, <text:span text:style-name="T11">–</text:span> решил я. <text:span text:style-name="T11">–</text:span> Намотрелись достаточно.</text:p>
      <text:p text:style-name="P2">Пусть принцесса считает меня трусом, пусть я больше не смогу взглянуть ей в глаза, но я должен сделать то, что делаю. Мы возвращаемся…</text:p>
      <text:p text:style-name="P2"><text:soft-page-break/></text:p>
      <text:h text:style-name="P171" text:outline-level="2">Продолжение ЛСД-чаепития</text:h>
      <text:p text:style-name="P2"/>
      <text:p text:style-name="P2"><text:s/>Так значит, своим появлением я невольно поспособствовал гибели особенного пони Луны? Мне очень жаль…</text:p>
      <text:p text:style-name="P2">Селестия через силу улыбнулась.</text:p>
      <text:p text:style-name="P2"><text:span text:style-name="T11">–</text:span> Пони умеют переносить тяготы, Макс. <text:span text:style-name="T11">–</text:span> Иначе бы мы не выжили. В нашей истории бывали очень тяжёлые времена.</text:p>
      <text:p text:style-name="P2">После того похода Луна больше не отправляла экспедиций в Вечнозелёный лес и я, во избежание несчастных случаев, запретила пони заходить в него. Я планировала исследовать его и разобраться, что там происходит самостоятельно, но проблемы нарастали, как снежный ком, и мне больше не выпадала возможность вернуться к этой теме.</text:p>
      <text:p text:style-name="P2"><text:span text:style-name="T11">&lt;</text:span><text:span text:style-name="T23">Попав в мир Терры в виде модуля искусственного интеллекта, Селестия получает ментальный удар - скопление всех псевдовоспоминаний, порождённых фанфиками. От этого она в шоке и прострации. Модуль “Селестия” <text:s/>замкнулся сам в себе.</text:span><text:span text:style-name="T11">&gt;</text:span></text:p>
      <text:p text:style-name="P2"><text:span text:style-name="T11">&lt;</text:span><text:span text:style-name="T23">Макс попал в Эквестрию случайо - вместо него должен был попасть Влад (его друг, фанат МЛП) для того, чтобы разрулить диффузию фанфиков. Но Влад погибает (типа, кончает самоубийством, хотя на самом деле погибает в результате неудачной попытки переноса в Эквестрию). Максу приходится разруливать проблему за него. В этом ему помогает призрак Влада, блуждающий по развалинам замка Принцесс. (тело Влада разбилось, но сущность успела перенестись в Эквестрию).</text:span><text:span text:style-name="T11">&gt;</text:span></text:p>
      <text:p text:style-name="P2"/>
      <text:p text:style-name="P2"/>
      <text:p text:style-name="P2"/>
      <text:p text:style-name="P2"><text:span text:style-name="T11">–</text:span> Тия, я…</text:p>
      <text:p text:style-name="P2"><text:span text:style-name="T11">–</text:span> Не говори ничего! Твайлайт нашла в архиве северного крыла полузаконченное заклинание <text:span text:style-name="T11">C</text:span>вирла Бородатого. “Защита от неведомой угрозы” <text:span text:style-name="T11">—</text:span> так он назвал его. Синопсис восстановить не удалось <text:span text:style-name="T11">—</text:span> Свирл записал его на некачественной бумаге. Треть заклинания Твайли восстановила экстраполяцией <text:span text:style-name="T11">—</text:span> она очень способная, моя девочка. И нам пришлось собрать четырёх самых могущественных магов Эквестрии, чтобы запустить заклинание. Мы так надеялись… Даже Дискорд ждал чуда. Ты знаешь, его ведь даже не пришлось уговаривать нам помочь, несмотря на его неприязнь к короне. Он чувствует приближение конца лучше меня. Он древнее и, вероятно, мудрее, хотя и одержим хаосом.</text:p>
      <text:p text:style-name="P2">Но чуда не произошло <text:span text:style-name="T11">—</text:span> всего лишь появился ты! <text:span text:style-name="T11">–</text:span> это слово Селестия выдохнула мне в лицо, буквально ткнув меня носом. <text:span text:style-name="T11">–</text:span> И всё это время я думала <text:span text:style-name="T11">—</text:span> кто ты? Наше спасение, или всего лишь горькая шутка судьбы? И я до сих пор не знаю. </text:p>
      <text:p text:style-name="P2">Ты извини, Макс, я разнервничалась/ <text:span text:style-name="T11">–</text:span> Селестия отвернулась от меня. Я протянул руку и осторожно поправил локон переливающейся гривы. <text:span text:style-name="T11">–</text:span> Я не должна так нагружать тебя. Но мне просто больше некому… Луна после смерти Кимеринна не хочет общаться со мной… </text:p>
      <text:p text:style-name="P2">Селестия замолчала, потом медленно поднесла ко рту чашку с холодным чаем и сделала три глубоких глотка.</text:p>
      <text:p text:style-name="P2"><text:span text:style-name="T11">–</text:span> Остальное ты знаешь. И я была бы счастлива, если бы ты дал мне хотя бы намёк на то, почему заклинание призвало тебя сюда. Хотя бы намёк.</text:p>
      <text:p text:style-name="P2"><text:span text:style-name="T11">–</text:span> Я не смогу сделать тебя счастливой, Тия, <text:span text:style-name="T11">–</text:span> я покачал головой. <text:span text:style-name="T11">– </text:span>Я не знаю, чем вам помочь. Скорее всего, я попал сюда случайно.</text:p>
      <text:p text:style-name="P2"><text:span text:style-name="T11">–</text:span> Я так и думала, <text:span text:style-name="T11">–</text:span> кивнула головой Селестия. <text:span text:style-name="T11">–</text:span> Но тысячелетия опыта научили меня одной вещи. Часто события и вещи, кажущиеся случайными, на самом деле связаны незримой нитью… Но довольно философии!</text:p>
      <text:p text:style-name="P2"><text:soft-page-break/></text:p>
      <text:p text:style-name="P113"/>
      <text:p text:style-name="P62">Она вытянула шею и начала по очереди сгибать-разгибать ноги, разминая суставы.</text:p>
      <text:p text:style-name="P62"><text:span text:style-name="T11">–</text:span> Слишком поздно, <text:span text:style-name="T11">–</text:span> пробормотала она, глядя через панорамное окно на ночное небо. <text:span text:style-name="T11">–</text:span> Даже, скорее, рано. Сестра скоро вернётся.</text:p>
      <text:p text:style-name="P2"/>
      <text:p text:style-name="P2"><text:span text:style-name="T11">–</text:span> Макс, <text:span text:style-name="T11">–</text:span> обернулась она ко мне, <text:span text:style-name="T11">–</text:span> я и так слишком злоупотребила твоим вниманием. Хочется рассказать о проблемах, поделиться о наболевшем. Ты так самоотверженно слушаешь, что я забыла, что в ночи только девять часов… Если моя дорогая сестрица ничего не напутает <text:span text:style-name="T11">—</text:span> коротко хохотнула принцесса и задёрнула занавес.</text:p>
      <text:p text:style-name="P2">Её образ расплывался, в голове стоял звон, звуки проникали в уши как будто через толстый слой ваты.</text:p>
      <text:p text:style-name="P2"><text:span text:style-name="T11">–</text:span> Иди отдыхай, Макс. В ближайшее время, когда у меня появится свободная минутка, я закончу свой рассказ. Мне важно, чтобы ты знал предысторию своего появления здесь. Возможно, тогда ты сможешь по</text:p>
      <text:p text:style-name="P2">мочь мне. Помочь всем нам. А сейчас иди, отдыхай.</text:p>
      <text:p text:style-name="P2"/>
      <text:h text:style-name="P171" text:outline-level="2"/>
      <text:h text:style-name="P171" text:outline-level="2">Знакомство с Элементами Гармонии</text:h>
      <text:p text:style-name="P2"/>
      <text:p text:style-name="P2">На следующий день я застал в библиотеке кроме Твайлайт ещё трёх кобылок.</text:p>
      <text:p text:style-name="P2"><text:span text:style-name="T1">–</text:span> Знакомься, Макс <text:span text:style-name="T1">–</text:span> начала представлять меня Твайлайт, <text:span text:style-name="T1">–</text:span> это Пинки Пай.</text:p>
      <text:p text:style-name="P2"><text:span text:style-name="T1">–</text:span> Очень приятно, Макс.</text:p>
      <text:p text:style-name="P2"><text:span text:style-name="T1">–</text:span> А я Пинки Пай! Уи-и-и-и! <text:span text:style-name="T1">–</text:span> Пинки запрыгала на месте и радостно завизжала мне прямо в ухо с такой силой, что я на мгновение оглох.</text:p>
      <text:p text:style-name="P2"><text:span text:style-name="T1">–</text:span> ...то Рэрити! <text:span text:style-name="T1">–</text:span> Твайлайт представила светлую единорожку, которая чуть склонила голову в приветствии.</text:p>
      <text:p text:style-name="P2"><text:span text:style-name="T1">–</text:span> Макс, <text:span text:style-name="T1">–</text:span> кивнул я ей в ответ.</text:p>
      <text:p text:style-name="P2"><text:span text:style-name="T1">–</text:span> Рэйнбоу Дэш! <text:span text:style-name="T1">–</text:span> голубая пегаска представилась сама, насмешливо наморщив нос.</text:p>
      <text:p text:style-name="P2"><text:span text:style-name="T1">–</text:span> Макс. <text:span text:style-name="T1">–</text:span> закончил представляться я.</text:p>
      <text:p text:style-name="P2">Твайлайт продолжила прерванную моим появлением беседу.</text:p>
      <text:p text:style-name="P2"><text:span text:style-name="T1">–</text:span> Как я вам уже рассказывала, заклинание Свирла вызвало сюда Макса. И он хочет нам помочь, но не знает, как.</text:p>
      <text:p text:style-name="P2">Голубая пегаска вомущённо фыркнула.</text:p>
      <text:p text:style-name="P2"><text:span text:style-name="T1">–</text:span> А нужно ли нам помогать? Сами как-нибудь справимся!</text:p>
      <text:p text:style-name="P2"><text:span text:style-name="T1">–</text:span> Но Дэш, дорогая, неужели ты думаешь, что Твайлайт и принцесса Селестия не перепробовали всё возможное?</text:p>
      <text:p text:style-name="P2"><text:span text:style-name="T1">–</text:span> Рэрити грациозно улеглась на подушку, пододвинув её к себе магией.</text:p>
      <text:p text:style-name="P2"><text:span text:style-name="T1">–</text:span> Если Твайлайт и принцесса не справились, не понимаю, чем нам может помочь этот… человек! <text:span text:style-name="T1">–</text:span> буркнула себе под нос Рэйнбоу Дэш.</text:p>
      <text:p text:style-name="P2"><text:span text:style-name="T1">–</text:span> А ты правда сказочный человек? И ты правда водишь Ниссан-пикап, работаешь программистом и тебе 47 лет? <text:span text:style-name="T1">–</text:span> тараторила Пинки, не прекращая подпрыгивать вокруг меня.</text:p>
      <text:p text:style-name="P2"><text:soft-page-break/>Я ошеломлённо посмотрел на неё.</text:p>
      <text:p text:style-name="P2"><text:span text:style-name="T1">–</text:span> Откуда ты знаешь?</text:p>
      <text:p text:style-name="P2"><text:span text:style-name="T1">–</text:span> Не знаю. <text:span text:style-name="T1">–</text:span> Пинки, наконец, прекратила прыгать. <text:span text:style-name="T1">–</text:span> А кто такая “Нисссан-пикап”? И куда ты её водишь?</text:p>
      <text:p text:style-name="P2"><text:span text:style-name="T1">–</text:span> Не обращай внимания, <text:s/>Макс, <text:span text:style-name="T1">–</text:span> пришла мне на помощь Твайлайт, <text:span text:style-name="T1">–</text:span> с Пинки такое иногда случается.</text:p>
      <text:p text:style-name="P2"><text:span text:style-name="T1">– </text:span>47 лет? Такой старый? <text:span text:style-name="T1">–</text:span> тихо произнесла Рэйнбоу Дэш с сомнением поглядывая на меня.</text:p>
      <text:p text:style-name="P2"><text:span text:style-name="T1">–</text:span> Не старый. У нас живут, в среднем, до 90-ти <text:span text:style-name="T1">–</text:span> 100-а лет.</text:p>
      <text:p text:style-name="P2"><text:span text:style-name="T1">– </text:span>Хм. Люди живут дольше, чем пони. А что делают программисты? <text:span text:style-name="T1">–</text:span> продолжала допытываться радужногривая пегаска.</text:p>
      <text:p text:style-name="P34"><text:span text:style-name="T1">–</text:span> Программы. Это такие… гм… заклинания. Ты пишешь программу, запускаешь её, а потом она делает что-то для тебя.</text:p>
      <text:p text:style-name="P34"><text:span text:style-name="T1">–</text:span> То есть, ты, типа, волшебник в своём мире?</text:p>
      <text:p text:style-name="P34"><text:span text:style-name="T1">–</text:span> Вряд ли меня так можно называть. Очень далёкие параллели. У нас совсем нет магии.</text:p>
      <text:p text:style-name="P34"><text:span text:style-name="T1">–</text:span> Не понимаю, <text:span text:style-name="T1">–</text:span> пегаска яростно почесала копытом за ухом. <text:span text:style-name="T1">–</text:span> Нет магии, но есть заклинания. Есть заклинатель, но он не волшебник. Фигня какая-то!</text:p>
      <text:p text:style-name="P2"><text:span text:style-name="T1">–</text:span> Дэши, не отвлекайся. Давай дослушаем Твайлайт. <text:span text:style-name="T1">–</text:span> Рэрити подсунула подушку под Рэйнбоу, но та, сморщив нос, отодвинула её от себя и облокотилась о книжный шкаф.</text:p>
      <text:p text:style-name="P2"/>
      <text:p text:style-name="P2"/>
      <text:p text:style-name="P2">...</text:p>
      <text:p text:style-name="P2"/>
      <text:p text:style-name="P2"><text:span text:style-name="T1">–</text:span> Какая интригующая история! И теперь кто-то из нас должен отправиться в голову Макса? <text:span text:style-name="T1">–</text:span> Пинки без комплексов рассматривала меня, как если бы прикидывала, сможет ли она забраться мне в голову, или нет.</text:p>
      <text:p text:style-name="P2"><text:span text:style-name="T1">–</text:span> Ну… В общем, да. Надо ещё пригласить Эпплджек и Флаттершай.</text:p>
      <text:p text:style-name="P2"><text:span text:style-name="T1">–</text:span> На это уйдёт ещё день <text:span text:style-name="T1">–</text:span> продолжила за неё Рэрити. Думаю, пока Дэши слетает за ними, я вполне могу стать снопроходцем.</text:p>
      <text:p text:style-name="P2"><text:span text:style-name="T1">–</text:span> О, Рэрити, спасибо-спасибо-спасибо! <text:span text:style-name="T1">–</text:span> Твайлайт обняла единорожку.</text:p>
      <text:p text:style-name="P2"><text:span text:style-name="T1">–</text:span> Не стоит благодарностей, дорогая. Каждый пони должен быть готов на всё во имя Эквестрии. Если, конечно, это не грязь под туалетным ковриком.</text:p>
      <text:p text:style-name="P2">Рэйнбоу Дэш развернулась к выходу из библиотеки.</text:p>
      <text:p text:style-name="P2"><text:span text:style-name="T1">–</text:span> Так я слетаю за Флатти и Эй-Джэй! Смотри, Рэр, не вынеси ему мозги, <text:span text:style-name="T1">–</text:span> она исподлобья глянула на меня, вылетая в дверь.</text:p>
      <text:p text:style-name="P2"><text:span text:style-name="T1">–</text:span> Мне кажется, Макс, ты ей чем-то не нравишься, <text:span text:style-name="T1">–</text:span> заметила Рэрити.</text:p>
      <text:p text:style-name="P2"><text:span text:style-name="T1">–</text:span> А, по-моему, так наоборот, <text:span text:style-name="T1">–</text:span> хмыкнул Спайк, всё это время евший в сторонке какие-то сверкающие кристаллы.</text:p>
      <text:p text:style-name="P2"><text:span text:style-name="T1">–</text:span> Но довольно слов. Что нужно делать, дорогая? <text:span text:style-name="T1">–</text:span> обратилась Рэрити к Твайлайт.</text:p>
      <text:p text:style-name="P2"><text:span text:style-name="T1">–</text:span> До утра <text:span text:style-name="T1">—</text:span> ничего. Потом вам нужно лечь рядом и я вызову заклинание двойного сна.</text:p>
      <text:p text:style-name="P2"><text:span text:style-name="T1">–</text:span> Отлично, тогда я ещё успею привести себя в порядок. На все сто нужно выглядеть даже во сне. Тем более, в чужом.</text:p>
      <text:p text:style-name="P2">Рэрити вышла на улицу. Я поднялся с места.</text:p>
      <text:p text:style-name="P2"><text:span text:style-name="T1">–</text:span> Я тоже, пожалуй, пройдусь.</text:p>
      <text:p text:style-name="P2"><text:soft-page-break/><text:span text:style-name="T1">–</text:span> Далеко не уходи, Макс. Понивилль не такой уж и маленький, новичок в нём запросто может заблудиться.</text:p>
      <text:p text:style-name="P2"><text:span text:style-name="T1">–</text:span> Не волнуйся, Твайлайт. Пройдусь до железной дороги и обратно.</text:p>
      <text:p text:style-name="P2">Несмотря на то, что я прибыл в Понивилль только вчера, он мне уже успел понравиться до тихого всхлипывания. Чистенькие, уютные улочки, <text:s/>опрятные с ярко выраженной индивидуальностью домики , а также древняя центральная площадь с ратушей напоминали мне тихие улицы старого Таллина.</text:p>
      <text:p text:style-name="P2">Дойдя до железной дороги, я пошёл вдоль неё, постепеннно выходя за пределы городка.</text:p>
      <text:p text:style-name="P2">Чувствительный толчок чуть выше пояса заставил меня сделать два шага вперёд, чтобы не упасть.</text:p>
      <text:p text:style-name="P2">Я обернулся.</text:p>
      <text:p text:style-name="P2">Сзади стояла Рэйнбоу Дэш с растрёпанной от толчка чёлкой.</text:p>
      <text:p text:style-name="P2"><text:span text:style-name="T1">–</text:span> Ты! <text:span text:style-name="T1">–</text:span> вызывающе грубый тон Рэйнбоу скрывал дрожь в голосе. <text:span text:style-name="T1">–</text:span> Почему у меня такое чувство, что я тебя знаю? Почему у меня в голове чёрте-что творится с тех пор, как я тебя увидела? Ты должен знать! -<text:span text:style-name="T1">–</text:span>она сделала ударение на слове “ты”.</text:p>
      <text:p text:style-name="P2"><text:span text:style-name="T1">–</text:span> Рэйнбоу, успокойся. О чём ты?</text:p>
      <text:p text:style-name="P2">Она глядела сквозь чёлку куда-то мимо меня, отворачивая взгляд. Заднее копыто легонько притоптывало.</text:p>
      <text:p text:style-name="P2"><text:span text:style-name="T1">–</text:span> Ты знаешь, о чём. Должен знать, <text:span text:style-name="T1">–</text:span> отрезала она, ничего не объясняя.</text:p>
      <text:p text:style-name="P2"><text:span text:style-name="T1">–</text:span> Я не понимаю. Честно. Что ты чувствуешь?</text:p>
      <text:p text:style-name="P2">Рэйнбоу молча стояла, прижав уши. Хвост её резко подёргивался. Наконец она развернулась на одном копыте и, с силой оттолкнувшись, молниеносно стартовала в небо, скрывшись в сумерках. На месте остались только четыре ямки из-под копыт и одна прорытая дорожка.</text:p>
      <text:p text:style-name="P2"/>
      <text:p text:style-name="P96"/>
      <text:h text:style-name="P171" text:outline-level="2">Первый сеанс двойного сна. Рэрити</text:h>
      <text:p text:style-name="P2"/>
      <text:p text:style-name="P2"><text:span text:style-name="T11">&lt;</text:span><text:span text:style-name="T23">Макс сначала смотрит сон с Рэрити (чуть не умирает во время пробуждения из комы в реанимационном отделении Терры). Потом, чтобы сократить риск и количество снов, он просит посмотреть сны сразу со всеми оставшимися пони - <text:s/>Пинки и РД (ЭйДжей и Флатти - последняя очередь - не состоялась из-за исчезновения Селестии, а больше двух нельзя).</text:span></text:p>
      <text:p text:style-name="P2"><text:span text:style-name="T23">Сон одновременно смотрели Рэрити, Пинки и РД. Флатти и ЭйДжей не успели подойти вовремя, т.к. жили за городом.</text:span><text:span text:style-name="T11">&gt;</text:span></text:p>
      <text:p text:style-name="P2"/>
      <text:p text:style-name="P2">Когда я вернулся в библиотеку, Твайлайт и Спайк уже соорудили нечто вроде мягкого уголка на втором этаже.</text:p>
      <text:p text:style-name="P2"><text:span text:style-name="T11">–</text:span> Кровать для тебя маловата, Макс, <text:span text:style-name="T11">–</text:span> извиняющимся тоном сообщила Твайлайт. <text:span text:style-name="T11">–</text:span> Мы сдвинули два матраса на полу. Вы с Рэрити должны поместиться.</text:p>
      <text:p text:style-name="P2"><text:span text:style-name="T11">–</text:span> Может, и поместимся. Но, вообще, я во сне верчусь.</text:p>
      <text:p text:style-name="P2"><text:span text:style-name="T11">–</text:span> Не страшно, ты не успеешь… <text:span text:style-name="T11">–</text:span> её слова были заглушены звоном входного колокольчика. Хлопнула дверь и в читальный зал вошла светлая единорожка.</text:p>
      <text:p text:style-name="P2"><text:span text:style-name="T11">–</text:span> Рэ-ри-тиии! - прошептал в восхищении Спайк.</text:p>
      <text:p text:style-name="P2">И было отчего.</text:p>
      <text:p text:style-name="P2">Что-то неуловимо изменилось в той единорожке, которую я видел ещё утром.</text:p>
      <text:p text:style-name="P2"><text:soft-page-break/>Более строгий и отстранённый взгляд, поставленная осанка, чуть обозначенные макияжем ресницы и скулы, гармонично подобранные серьги и сандалии, отточенные модельные движения <text:span text:style-name="T11">—</text:span> всё это придавало Рэрити неожиданный шарм.</text:p>
      <text:p text:style-name="P2"><text:span text:style-name="T11">–</text:span> Рэрити, ты выглядишь… Замечательно выглядишь! <text:span text:style-name="T11">–</text:span> растерянно пролепетала Твайлайт.</text:p>
      <text:p text:style-name="P2"><text:span text:style-name="T11">–</text:span> Дааааааа… Замечательно! <text:span text:style-name="T11">–</text:span> наконец-то смог закрыть рот <text:span text:style-name="T1">и втянуть слюни </text:span>Спайк.</text:p>
      <text:p text:style-name="P2"><text:span text:style-name="T11">–</text:span> Я подумала, уж если мне прийдётся исследовать чужие мысли, то я хочу приносить как можно меньший дискомфорт тому, кого я… буду исследовать. <text:span text:style-name="T11">–</text:span> смущённо сказала Рэрити, глядя мимо меня своими фиолетовыми глазами.</text:p>
      <text:p text:style-name="P2"><text:span text:style-name="T11">–</text:span> Спасибо, Рэрити. Ты выглядишь потрясно. <text:span text:style-name="T11">–</text:span> Когда я произнёс эти слова, Рэрити взглянула на меня и улыбнулась. Стало видно, что она нервничает, хотя изо всех сил старается это скрыть.</text:p>
      <text:p text:style-name="P2"/>
      <text:p text:style-name="P2"><text:span text:style-name="T11">–</text:span> Ну что же, если готовы <text:span text:style-name="T1">—</text:span> ложитесь на матрас и расслабьтесь. Вы должны касаться друг-друга. <text:span text:style-name="T11">–</text:span> <text:span text:style-name="T1">с</text:span>командовала Твайлайт.</text:p>
      <text:p text:style-name="P2">Двух небольших понячьих матраса, сложенных вместе, мне вполне хватило, чтобы растянуться в полный рост и раскинуть руки крестом.</text:p>
      <text:p text:style-name="P2"><text:span text:style-name="T1">Матрас</text:span> заскрипел, когда на него взошла Рэрити. Она потопталась немного возле меня, выбирая позицию, потом аккуратно улеглась рядом и осторожно прижалась лбом к моей голове. </text:p>
      <text:p text:style-name="P2"><text:span text:style-name="T11">–</text:span> Я не слишком давлю? - прошептала мне на ухо единорожка.</text:p>
      <text:p text:style-name="P2">Её ресницы щекотали мне щёку и это было чертовски приятно. Ответить я не успел.</text:p>
      <text:p text:style-name="P2"><text:span text:style-name="T11">–</text:span> Готовы? <text:span text:style-name="T11">–</text:span> Спросила Твайлайт.</text:p>
      <text:p text:style-name="P2"><text:span text:style-name="T11">–</text:span> Я готова. <text:span text:style-name="T11">–</text:span> <text:span text:style-name="T1">о</text:span>тозвалась Рэрити.</text:p>
      <text:p text:style-name="P2"><text:span text:style-name="T11">–</text:span> Готов. <text:span text:style-name="T11">–</text:span> <text:span text:style-name="T1">с</text:span>казал я.</text:p>
      <text:p text:style-name="P2">Твайлайт начала читать заклинание. У него был необычный ритм и двойной тон, как будто за Твайлайт его произносил кто-то другой. Я сфокусировал зрение на кончике рога Рэрити, сверкавшем в ладони от моих глаз. Зрение стало двоиться, троиться, искорка на кончике рога внезапно сорвалась и улетела в бесконечную даль. Я провалился во тьму.</text:p>
      <text:p text:style-name="P2"/>
      <text:h text:style-name="P171" text:outline-level="2">Сон Макса</text:h>
      <text:p text:style-name="P121"/>
      <text:p text:style-name="P2"><text:span text:style-name="T11">&lt;</text:span><text:span text:style-name="T23">он медленно просыпается от комы в больнице в отделении реанимации после падения (упал на машину, крыша автомобиля смягчила приземление и он выжил) - стало быть, сеанс сна должен быть один со всеми пони одновременно. Но т.к. сон смотреть нельзя больше двум, то в следующий раз отправились Пинки и РД. Последняя пара - ЭйДжей и Флатти - не успели из-за исчезновения Селестии.</text:span></text:p>
      <text:p text:style-name="P34">...Рэйнбоу Дэш на негнущихся ногах прошла к матрасу и нависла надо мной. Нахмурившись, она уставилась на меня и, не отрывая своих глаз от моих, бухнулась там, где стояла. Так же, не отрывая взгляда, положила голову мне на грудь, упёршись носом мне в подбородок.</text:p>
      <text:p text:style-name="P2"><text:span text:style-name="T28">–</text:span><text:span text:style-name="T23"> Готова, </text:span><text:span text:style-name="T28">–</text:span><text:span text:style-name="T23"> процедила она.</text:span><text:span text:style-name="T11">&gt;</text:span></text:p>
      <text:p text:style-name="P4">***</text:p>
      <text:p text:style-name="P2"><text:span text:style-name="T11">–</text:span> Вставай, Макс! <text:span text:style-name="T11">–</text:span> Маленькое копыто надавливало мне на грудь, делая энергичные круговые движения.</text:p>
      <text:p text:style-name="P2"><text:span text:style-name="T11">–</text:span> Твайлайт? <text:span text:style-name="T11">–</text:span> Взгляд сфокусировался на лавандовой единорожке, озабоченно осматривающей меня и продолжающей массаж в области сердца.</text:p>
      <text:p text:style-name="P2"><text:span text:style-name="T11">–</text:span> Мне не понравился цвет твоей мордочки. Ты стал слишком бледный. Я решила прервать твой сон. Как ты себя ...</text:p>
      <text:p text:style-name="P2"><text:soft-page-break/><text:span text:style-name="T11">–</text:span> … чувствуешь, дорогая Рэрити?! Я могу чем-нибудь помочь? Вот, выпей воды! <text:span text:style-name="T11">–</text:span> <text:span text:style-name="T1">д</text:span>ракончик метался вокруг светлой единорожки, в волнении заламывая лапки.</text:p>
      <text:p text:style-name="P2"><text:span text:style-name="T11">–</text:span> Спасибо, Спайк! Ты очень любезен! <text:span text:style-name="T11">–</text:span> Рэрити приподнялась на матрасе и сделала пару глотков из услужливо поднесенного Спайком стакана.</text:p>
      <text:p text:style-name="P2"><text:span text:style-name="T11">–</text:span> Я в порядке. Что-то удалось узнать? <text:span text:style-name="T11">–</text:span> обратился я к Рэрити.</text:p>
      <text:p text:style-name="P2"><text:span text:style-name="T11">–</text:span> Я всё расскажу, <text:span text:style-name="T11">–</text:span> кивнула единорожка. <text:span text:style-name="T11">–</text:span> Мне нужно собраться с мыслями и записать и упорядочить свои наблюдения. Давайте соберёмся здесь завтра вечером, и я представлю всё, что увидела.</text:p>
      <text:p text:style-name="P2"><text:span text:style-name="T11">–</text:span> Годится, <text:span text:style-name="T11">–</text:span> кивнула Твайлайт. <text:span text:style-name="T11">–</text:span> Тогда до завтрашнего вечера каждый свободен и занимается своими делами.</text:p>
      <text:p text:style-name="P2"><text:span text:style-name="T11">– </text:span>Да, Макс?</text:p>
      <text:p text:style-name="P2"><text:span text:style-name="T11">–</text:span> Ты не могла бы мне показать Понивилль? До завтрашнего вечера делать особо нечего, хочется время потратить с толком и не заблудиться, как ты сама недавно предупреждала.</text:p>
      <text:p text:style-name="P2">Твайлайт растерялась.</text:p>
      <text:p text:style-name="P2"><text:span text:style-name="T11">–</text:span> К сожалению, не могу. Мне нужно узнать всё об заклинаниии Индрэ. Я собираюсь перелопатить библиотеку Понивилля за ночь. Может, Пинки тебе поможет?</text:p>
      <text:p text:style-name="P2"><text:span text:style-name="T11">–</text:span> Я помогу-у-у-у! <text:span text:style-name="T11">–</text:span> <text:span text:style-name="T1">з</text:span>апрыгала на месте Пинки.</text:p>
      <text:p text:style-name="P2"><text:span text:style-name="T11">–</text:span> Я помогу! <text:span text:style-name="T11">–</text:span> <text:span text:style-name="T1">н</text:span>еожиданно вызвалась Рэйнбоу Дэш, до этого безучастно наблюдавшая за нами.</text:p>
      <text:p text:style-name="P2"/>
      <text:p text:style-name="P40"/>
      <text:p text:style-name="P2"/>
      <text:p text:style-name="P2"><text:span text:style-name="T11">–</text:span> Я первая предложила! <text:span text:style-name="T11">–</text:span> возмутилась Пинки.</text:p>
      <text:p text:style-name="P2"><text:span text:style-name="T11">–</text:span> Предложила не ты, а Твайлайт. <text:span text:style-name="T11">–</text:span> <text:span text:style-name="T1">п</text:span>арировала Рэйнбоу Дэш.</text:p>
      <text:p text:style-name="P2"><text:span text:style-name="T11">–</text:span> Не ссорьтесь, <text:span text:style-name="T1">кобылки</text:span>! Давайте сегодня мне показывает Понивилль Пинки, а завтра <text:span text:style-name="T1">—</text:span> ты, Рэйнбоу. <text:span text:style-name="T11">–</text:span> <text:span text:style-name="T1">п</text:span>редложил я. <text:span text:style-name="T11">–</text:span> Годится?</text:p>
      <text:p text:style-name="P2"><text:span text:style-name="T11">–</text:span> Лады. <text:span text:style-name="T11">–</text:span> проворчала пегаска. <text:span text:style-name="T11">–</text:span> Приходи завтра на девять к библиотеке. Нет, лучше на десять.</text:p>
      <text:p text:style-name="P2"><text:span text:style-name="T11">–</text:span> Хорошо, Рэйнбоу Дэш. Договорились.</text:p>
      <text:p text:style-name="P2"><text:span text:style-name="T11">–</text:span> Пошли-пошли-пошли-пошли, <text:span text:style-name="T11">–</text:span> подталкивала меня головой к выходу Пинки. <text:span text:style-name="T11">–</text:span> У нас мало времени! А я хочу столько всего показать!!! Дэш тебе в жизни столько не покажет! После меня ей и показывать тебе нечего будет! <text:span text:style-name="T1">Уж покажу — так покажу!!!</text:span></text:p>
      <text:p text:style-name="P2">Голубая пегаска фыркнула и скрылась в дневном небе.</text:p>
      <text:p text:style-name="P2"/>
      <text:h text:style-name="P171" text:outline-level="2">День с Пинки</text:h>
      <text:p text:style-name="P2"/>
      <text:p text:style-name="P2">… Успевать за розовой кобылкой было нелегко. Вот она забежала вперёд, показывая какую-то местную достопримечательность (по-моему, фонтан), а через мгновение её радостный визг несётся мне прямо в ухо и она своим розовым боком корректирует мой маршрут, заворачивая меня в узкий переулок.</text:p>
      <text:p text:style-name="P2"><text:span text:style-name="T11">–</text:span> А вот спа-салон сестёр Лотос и Алоэ. Тебе обязательно нужно его <text:s/>как-нибудь посетить. Там тебе сделают массаж и ты расслабишься. Я же чувствую, как ты скован. А вон бутик Рэрити. Она <text:span text:style-name="T1">—</text:span> классный модельер, ей сам Хойти-Тойти заказы даёт. Хотя, скажу тебе по секрету, у Флаттершай шитьё получается не хуже. Просто она скромничает. Пошли-пошли-пошли-пошли! <text:span text:style-name="T11">–</text:span> <text:span text:style-name="T1">э</text:span>нергия Пинки была неиссякаема.</text:p>
      <text:p text:style-name="P2"><text:span text:style-name="T11">–</text:span> Ффух! Дай отдышаться.</text:p>
      <text:p text:style-name="P2"><text:soft-page-break/><text:span text:style-name="T11">–</text:span> Устал? <text:span text:style-name="T11">–</text:span> <text:span text:style-name="T1">у</text:span>частливо спросила Пинки.</text:p>
      <text:p text:style-name="P2"><text:span text:style-name="T11">–</text:span> Да, немного. Знаешь ли, для того образа жизни, что я вёл раньше, три часа быстрой ходьбы без остановки <text:span text:style-name="T1">—</text:span> всё же напряжно.</text:p>
      <text:p text:style-name="P2"><text:span text:style-name="T11">–</text:span> Да? Тогда пойдём перекусим.</text:p>
      <text:p text:style-name="P2">Манерный пони-оффициант выслушал наши пожелания и удалился.</text:p>
      <text:p text:style-name="P2"><text:span text:style-name="T11">–</text:span> А какой у тебя был образ жизни?</text:p>
      <text:p text:style-name="P2"><text:span text:style-name="T11">–</text:span> В основном, <text:span text:style-name="T1">э</text:span>сидячий.</text:p>
      <text:p text:style-name="P2"><text:span text:style-name="T11">–</text:span> Ужас! То есть, у нас есть некоторые пони, работающие в мэрии с бумагами <text:span text:style-name="T1">—</text:span> так они работают день-через-два. По-другому никто не выдерживает. Твайлайт, правда, любит почитать, но это другое.</text:p>
      <text:p text:style-name="P2"><text:span text:style-name="T11">–</text:span> А у нас сидячая работа в порядке вещей.</text:p>
      <text:p text:style-name="P2"><text:span text:style-name="T11">–</text:span> Ужас-ужас! <text:span text:style-name="T11">–</text:span> Пинки прижала копыта передних ног к голове. <text:span text:style-name="T11">–</text:span> Тогда я понимаю… Я, наверное, тебя загоняла. Извини, Макс! Тогда отдыхай, увидимся завтра вечером у Твайлайт!</text:p>
      <text:p text:style-name="P2">Пинки перевернула в себя стакан апельсинового сока и испарилась. Ко мне подошёл официант, и я с удивлением обнаружил, что монеток, оставленных розовой кобылкой, хватает на наш общий заказ…</text:p>
      <text:p text:style-name="P2"/>
      <text:p text:style-name="P2"><text:span text:style-name="T11">&lt;</text:span><text:span text:style-name="T23">Рэйнбоу объясняет Максу, почему Пинки расплатилась за него </text:span><text:span text:style-name="T24">—</text:span><text:span text:style-name="T23"> и вспоминает, что когда-то уже объясняла нечто подобное (Леро)</text:span></text:p>
      <text:p text:style-name="P2"/>
      <text:h text:style-name="P171" text:outline-level="2"/>
      <text:p text:style-name="P121"/>
      <text:p text:style-name="P121"/>
      <text:p text:style-name="P2"><text:span text:style-name="T11">&lt;</text:span><text:span text:style-name="T23">Подходя к замку Принцесс, Дэш рассказывает Максу обо сне, который она утаила - с Леро.</text:span><text:span text:style-name="T11">&gt;</text:span> </text:p>
      <text:p text:style-name="P2"><text:span text:style-name="T11">&lt;</text:span><text:span text:style-name="T23">Кто следующий готов рассказывать?</text:span></text:p>
      <text:p text:style-name="P34">Пинки дёрнулась на месте, но промолчала.</text:p>
      <text:p text:style-name="P2"><text:span text:style-name="T28">–</text:span><text:span text:style-name="T23"> Я расскажу, - шагнула вперёд радужная пегаска. </text:span><text:span text:style-name="T28">–</text:span><text:span text:style-name="T23"> Хотя вряд ли ты узнаешь что-то полезное. Там галиматья какая-то…</text:span><text:span text:style-name="T11">&gt;</text:span></text:p>
      <text:p text:style-name="P2"><text:span text:style-name="T11">&lt;</text:span><text:span text:style-name="T23">После рассказа РД рассказывает Пинки. При расказе становится ясно её безумие </text:span><text:span text:style-name="T28">—</text:span><text:span text:style-name="T23"> она становится Пинкаминой из-за её сна </text:span><text:span text:style-name="T28">—</text:span><text:span text:style-name="T23"> “Кексиков”. Также она видит во сне центр Эгрегора Эквестрии </text:span><text:span text:style-name="T28">—</text:span><text:span text:style-name="T23"> Селестию. И она видит, как Селестия превращается в набор цифр и уходит в экран </text:span><text:span text:style-name="T28">—</text:span><text:span text:style-name="T23"> в мир Терры.</text:span></text:p>
      <text:p text:style-name="P34">После чего происходит исчезновение Селестии. Макс + Шестёрка (без Пинки и Рэрити <text:span text:style-name="T11">—</text:span> осталась ухаживать за Пинки) отправляются с Дискордом и Луной в замок Принцесс. При проникновении туда, РД погибает. Твайлайт, Дискорд и Луна открывают корридор в Терру. Макс, Эпплджек, Флаттершай и Дискорд успевают пройти туда. Твайлайт не успевает.</text:p>
      <text:p text:style-name="P2"><text:span text:style-name="T23">В мире Терры они ищут Селестию. В конце-концов Макс находит её в кибермозге </text:span><text:span text:style-name="T28">—</text:span><text:span text:style-name="T23"> в подпрограмме “Селестия”, сделанной Владом (Celestum … ссылка на фанфик). Макс выключает эту программу и через месяц открывается корридор в Эквестрию, по которому они все возвращаются. Кроме Макса. Он шагает вслед за всеми, но из-за того, что колебался, не успевает пройти и в Эквестрию не попадает. Встреча <text:s/>в астрале с Анакорном </text:span><text:span text:style-name="T28">—</text:span><text:span text:style-name="T23"> Эгрегором Эквестрии. После чего пееренос на Землю на 10 лет назад. Начало написания “Последнего фанфика”.</text:span><text:span text:style-name="T11">&gt;</text:span></text:p>
      <text:p text:style-name="P16"/>
      <text:p text:style-name="P2"><text:span text:style-name="T11">–</text:span> Ну ладно, посижу ночью над книгами. Кто следующий? <text:span text:style-name="T11">– </text:span>Твайлайт посмотрела на Пинки, но та только тёрла копытом висок и морщила лоб, словно пытаясь что-то вспомнить.</text:p>
      <text:p text:style-name="P2"><text:span text:style-name="T11">–</text:span> Я расскажу, - шагнула вперёд радужная пегаска. <text:span text:style-name="T11">–</text:span> Хотя вряд ли ты узнаешь что-то полезное. Там дискордовщина какая-то…</text:p>
      <text:p text:style-name="P2"><text:soft-page-break/></text:p>
      <text:h text:style-name="P171" text:outline-level="2"/>
      <text:p text:style-name="P4">***</text:p>
      <text:p text:style-name="P2"><text:span text:style-name="T11">–</text:span> А дальше ты спихнула меня с него и стала приводить его в чувство. <text:span text:style-name="T11">–</text:span> <text:span text:style-name="T1">з</text:span>акончила рассказа Рэйнбоу Дэш.</text:p>
      <text:p text:style-name="P2"><text:span text:style-name="T11">–</text:span> Хм. Несколько эпизодов, включая рекурсивный сон. И опять сфера из светящихся точек. <text:span text:style-name="T11">–</text:span> <text:span text:style-name="T1">о</text:span>тметила Твайлайт.</text:p>
      <text:p text:style-name="P2"><text:span text:style-name="T11">–</text:span> Что такое “рекурсивный сон”?</text:p>
      <text:p text:style-name="P2"><text:span text:style-name="T11">–</text:span> Это когда тебе снятся события, происходящие с тобой сейчас в реальном мире. Иногда даже трудно разобраться, где сон, где явь. Ну хорошо, продолжим. Пинки, ты как? <text:span text:style-name="T11">–</text:span> <text:span text:style-name="T1">п</text:span>овернулась Твайлайт к розовой земнопони.</text:p>
      <text:p text:style-name="P2"/>
      <text:h text:style-name="P171" text:outline-level="2">Исчезновение Селестии</text:h>
      <text:p text:style-name="P34">Для помощи в открытии коридора в мир Макса, находят в горах Дискорда и упрашивают его помочь.</text:p>
      <text:p text:style-name="P2"><text:span text:style-name="T11">–</text:span> И в твоём мире нет пони-пегасов и пони-единорогов? Есть только земнопони? <text:span text:style-name="T11">–</text:span> допытывалась РД.</text:p>
      <text:p text:style-name="P2"><text:span text:style-name="T11">–</text:span> По большому счёту, земнопони тоже нет. Наши пони и лошади неразумны. И в них нет ни капли магии…</text:p>
      <text:p text:style-name="P2">Мы с <text:span text:style-name="T1">Дэш</text:span> допивали кофе в cкафе <text:span text:style-name="T11">&lt;</text:span><text:span text:style-name="T24">название</text:span><text:span text:style-name="T11">&gt;</text:span>. Шла третья неделя после эксперимента с двойным сно. Твайлайт тщётно пыталась расшифровать сны подруг. Пинки не становилось ни лучше, ни хуже. Рэрити ухаживала за ней, как за сестрой, но улучшения не наблюдалось. Мы же с <text:span text:style-name="T1">Дэш</text:span> отдались чувству единения, охватившему нас, и просто жили, как живётся…</text:p>
      <text:p text:style-name="P2"><text:span text:style-name="T11">–</text:span> Ну хорошо, а кто вами правит? Аликорн? Драконикус? Какой-нибудь человек с рогом во лбу? Или у вас нет правителя?</text:p>
      <text:p text:style-name="P2"><text:span text:style-name="T11">–</text:span> Нет, почему? Правитель есть. Только он не постоянный. Его избирают. Раз в несколько лет.</text:p>
      <text:p text:style-name="P2"><text:span text:style-name="T11">–</text:span> Но это же полная ерунда! <text:span text:style-name="T11">–</text:span> <text:span text:style-name="T1">в</text:span>оскликнула Д<text:span text:style-name="T1">эш</text:span>. <text:span text:style-name="T11">–</text:span> С какой стати он будет заботиться о королевстве как о своём, если будет знать, что через несколько лет оно будет не его? <text:span text:style-name="T11">&lt;</text:span><text:span text:style-name="T24">изменить причину удивления</text:span><text:span text:style-name="T11">&gt;</text:span></text:p>
      <text:p text:style-name="P2">Этот наивный вопрос радужной пегаски заставил меня призадуматься. А действительно, с какой стати? Если, к примеру, меня поставить правителем на пять лет и на пятьдесят <text:span text:style-name="T1">—</text:span> стратегия моих действий будет кардинально отличаться…</text:p>
      <text:p text:style-name="P2">Сосредоточиться мешал шум. Сначала это была тихая дробь на грани слышимости, но постепенно она переросла в звонкое цоканье.</text:p>
      <text:p text:style-name="P2"><text:span text:style-name="T11">–</text:span> Хм. Узнаю походку Твайлайт. Что-то случилось. <text:span text:style-name="T11">–</text:span> заметила <text:span text:style-name="T1">пегаска</text:span>.</text:p>
      <text:p text:style-name="P2">И впрямь, на запыхавшейся единорожке лица не было.</text:p>
      <text:p text:style-name="P2"><text:span text:style-name="T11">–</text:span> Она исчезла!!! <text:span text:style-name="T11">–</text:span> Твайлайт не могла отдышаться.</text:p>
      <text:p text:style-name="P2"><text:span text:style-name="T11">–</text:span> Кто <text:span text:style-name="T1">—</text:span> она??? <text:span text:style-name="T11">–</text:span> <text:span text:style-name="T1">х</text:span>ором воскликнули мы и переглянулись.</text:p>
      <text:p text:style-name="P2"><text:span text:style-name="T11">–</text:span> Прин-цес-са Се-лес-ти-я! <text:span text:style-name="T11">–</text:span> <text:span text:style-name="T1">п</text:span>о слогам отчеканила Твайлайт. <text:span text:style-name="T11">–</text:span> Только это между нами. Государственная тайна. Нас вызывают в Кантерлот.</text:p>
      <text:p text:style-name="P2"><text:span text:style-name="T11">–</text:span> Ну и дела, <text:span text:style-name="T11">–</text:span> покачала головой Д<text:span text:style-name="T1">эш</text:span>. <text:span text:style-name="T11">–</text:span> Я слетаю за остальными. Мы ещё успеем на вечерний поезд.</text:p>
      <text:p text:style-name="P2"><text:span text:style-name="T11">–</text:span> Никаких поездов. Луна прислала за нами воздушную колесницу. Созывай подруг. Собираемся у меня в 18.00.</text:p>
      <text:p text:style-name="P2">Колесница приземлилась прямо на открытую площадку замка. Не мешкая ни секунды, стража проводила пассажиров в покои принцессы Луны.</text:p>
      <text:p text:style-name="P2"><text:soft-page-break/><text:span text:style-name="T11">–</text:span> Рада видеть вас, мои дорогие, <text:span text:style-name="T11">–</text:span> поприветствовала Луна кобылок. Я удостоился едва заметного кивка. <text:span text:style-name="T11">–</text:span> А где элементы Щедрости и Веселья?</text:p>
      <text:p text:style-name="P2"><text:span text:style-name="T11">–</text:span> Рэрити осталась ухаживать за Пинки. Та очень больна, <text:span text:style-name="T11">–</text:span> выступила за всех Твайлайт. <text:span text:style-name="T11">–</text:span> Что произошло? Стража сказала нам…</text:p>
      <text:p text:style-name="P2"><text:span text:style-name="T11">–</text:span> Увы, они не солгали. Моя сестра пропала вчера утром. Стража видела её накануне вечером, но утром нашли только примятую постель. Я знаю, <text:span text:style-name="T11">–</text:span> тут Луна повернулась ко мне и с едва заметным сарказмом продолжила, <text:span text:style-name="T11">– </text:span>сестра была в приятельских, если не сказать в дружеских, отношениях с тобой перед твоим отъездом в Понивилль, Макс. Возможно, ты знаешь что-то, что может помочь нам найти её?</text:p>
      <text:p text:style-name="P2">Я покачал головой.</text:p>
      <text:p text:style-name="P2"><text:span text:style-name="T11">–</text:span> Не могу ничем помочь. Я знаю не больше твоего.</text:p>
      <text:p text:style-name="P2">Луна как будто ожидала такой ответ.</text:p>
      <text:p text:style-name="P2"><text:span text:style-name="T11">–</text:span> В таком случае мне понадобится твоя помощь, <text:span text:style-name="T11">–</text:span> Луна кивнула Твайлайт. <text:span text:style-name="T11">–</text:span> Ты была её ближайшей и лучшей ученицей и, я надеюсь, поможешь понять мне, где она находится сейчас.</text:p>
      <text:p text:style-name="P2"><text:span text:style-name="T11">–</text:span> Приложу все усилия, Ваше Высочество. Но мне понадобится провести некоторое время в библиотеке Кантерлота.</text:p>
      <text:p text:style-name="P2"><text:span text:style-name="T11">–</text:span> Сколько понадобится, дорогая. Но поторопись, у нас очень мало времени. Скоро пони прознают об пропаже и начнётся паника. И самое плохое <text:span text:style-name="T1">—</text:span> могут начаться трения с некоторыми недружелюбными соседями.</text:p>
      <text:p text:style-name="P2"/>
      <text:h text:style-name="P171" text:outline-level="2">Поиск решения</text:h>
      <text:p text:style-name="P121"/>
      <text:p text:style-name="P2"><text:span text:style-name="T11">–</text:span> Она сидит там уже четвёртый день! На ней мордочки нет! И глаза круглые, что твои тарелки, - Эпплджек ворчала себе в кружку, изредка отхлёбывая содержимое.</text:p>
      <text:p text:style-name="P2"><text:span text:style-name="T1">–</text:span> Нам нужно вытащить её из библиотеки! <text:span text:style-name="T1">–</text:span> Д<text:span text:style-name="T1">эш</text:span> тряхнула гривой <text:span text:style-name="T1">–</text:span> Хорошая встряска на чистом воздухе с друзьями ей не повредит.</text:p>
      <text:p text:style-name="P2"><text:span text:style-name="T1">–</text:span> Но Твайлайт просила не беспокоить её в это время, <text:span text:style-name="T1">–</text:span> робко <text:s/>встряла Флаттершай. <text:span text:style-name="T1">–</text:span> Очень просила не беспокоить.</text:p>
      <text:p text:style-name="P2">В этот момент в воздухе прозвучал хлопок, и у меня перед носом возник небольшой свиток, исписанный каллиграфическим почерком.</text:p>
      <text:p text:style-name="P2">Свиток плавно опустился мне в руки.</text:p>
      <text:p text:style-name="P2">“Дорогой Макс! Пишу тебе у больничной койки Пинки Пай. Нашей дорогой <text:span text:style-name="T1">Пинки</text:span> уже лучше, хотя оставить её я по-прежнему не могу. Моё присутствие успокаивает её и мне радостно наблюдать за её выздоровлением. Спайк помогает мне ухаживать за Пинки (передай Твайлайт, чтобы чаще чмокала его в лоб <text:span text:style-name="T1">—</text:span> оказывается, он просто млеет от этого). Он поможет мне с доставкой письма.</text:p>
      <text:p text:style-name="P2">Скучаю по вас, надеюсь, вы скоро разыщете нашу принцессу и вернёте её в Эквестрию. Собственно, в связи <text:s/>этим я и пишу. Сегодня Пинки описала мне подробнее свой сон в ту ночь в библиотеке. Ну, ты понимаешь, о чём я. Так вот, это именно наша принцесса Селестия превратилась в облачко цифр и улетела в дверь. А дверь была в твой мир, Макс! Именно в твой! Потому что там, за открытой дверью, сидел ты!..”</text:p>
      <text:p text:style-name="P4">***</text:p>
      <text:p text:style-name="P2"><text:span text:style-name="T1">–</text:span> Нет сомнения, принцесса Селестия сейчас находится в мире Макса. Что-то или кто-то забрал её туда. <text:span text:style-name="T1">–</text:span> Твайлайт взволнованно ходила взад-вперёд по коврику перед троном. <text:span text:style-name="T1">–</text:span> И наверняка все остальные пропавшие пони там же. Как я сразу не догадалась! Если мы смогли призвать Макса сюда, наверняка волшебники мира Макса могут призывать пони к себе.</text:p>
      <text:p text:style-name="P2"><text:soft-page-break/><text:span text:style-name="T1">–</text:span> У нас нет волшебников, <text:span text:style-name="T1">–</text:span> возразил я.</text:p>
      <text:p text:style-name="P2"><text:span text:style-name="T1">–</text:span> Волшебники есть везде, <text:span text:style-name="T1">–</text:span> безаппеляционно заявил Дискорд, <text:span text:style-name="T1">–</text:span> и совершенно неважно, как они называются.</text:p>
      <text:p text:style-name="P2">Спорить со старым змеем было сложно, поэтому я переключил внимание на Твайлайт.</text:p>
      <text:p text:style-name="P2"><text:span text:style-name="T1">–</text:span> Даже если Селестия и в моём мире <text:span text:style-name="T1">—</text:span> как мы попадём туда? И как вернёмся назад? <text:span text:style-name="T1">–</text:span> произнеся эту фразу, я с удивлением понял, что “назад” для меня уже является Эквестрией, а не Террой.</text:p>
      <text:p text:style-name="P2"><text:span text:style-name="T1">–</text:span> Как раз попасть туда не проблема, <text:span text:style-name="T1">–</text:span> подала голос Луна. <text:span text:style-name="T1">–</text:span> Всего лишь использовать инверсию заклинания Защиты от Неведомой Угрозы в месте силы. Проблема в том, как вернуться обратно. В твоём мире, Макс, может не оказаться подходящего места силы для открытия корридора.</text:p>
      <text:p text:style-name="P2"><text:span text:style-name="T1">–</text:span> Никакой проблемы! Мы отправим туда на поиски нашей принцессы-душки Макса и его очаровательных подружек. А сами останемся тут и в нужное время откроем проход сюда. <text:span text:style-name="T1">–</text:span> Дискорд начал чертить схемы прямо в воздухе.</text:p>
      <text:p text:style-name="P2"><text:span text:style-name="T1">–</text:span> А как мы узнаем, когда будет нужное время? План ненадёжен. <text:span text:style-name="T1">–</text:span> <text:span text:style-name="T1">з</text:span>асомневалась Луна.</text:p>
      <text:p text:style-name="P2"><text:span text:style-name="T1">–</text:span> Ерунда какая, не придирайся к моему гениальному плану! <text:span text:style-name="T1">–</text:span> отмахнулся Дискорд. <text:span text:style-name="T1">–</text:span> Вернём их через три месяца. Этого времени на поиски с головой хватит.</text:p>
      <text:p text:style-name="P16">&lt;<text:span text:style-name="T24">Луна приносит в жертву свою кровь, чтобы путешествие к замку прошло без потерь. Жертва не принимается — Дэш погибает</text:span>&gt;</text:p>
      <text:p text:style-name="P2"><text:span text:style-name="T11">&lt;</text:span><text:span text:style-name="T23">Как Луна, Твайлайт и Дискорд через месяц будут пробираться к замку Принцесс, если к нему уже сейчас пройти почти невозможно?</text:span><text:span text:style-name="T11">&gt;</text:span></text:p>
      <text:p text:style-name="P16"/>
      <text:p text:style-name="P2"><text:span text:style-name="T11">&lt;</text:span><text:span text:style-name="T23">Ночной разговор с Луной перед походом к замку принцесс. Луна спрашивает Макса, в чём его интерес помогать Эквестрии? Он говорит, что ему нравится Эквестрия и её обитатели. Луна, несмотря на свою неприязнь к Максу, объясняет тому, что Селестия его заколдовала, чтобы он помог ей спасти страну. И даже показывает, как происходило колдовство (посредством 34). А самого Макса ждёт смертельная опасность при переходе - очень велика вероятность того, что мир Макса (Терра) убъёт его, поместив в ветку реальности, в которой Макс разбился, попал в реанимацию и умирает там (как уже почти произошло в сеансе двойного сна). Терра очень зла на Эквестрию за то, что та вмешалась в реальность и заставила её пойти неестественным путём (а естественным - когда человек разбивается при падении с небоскрёба). И Терра хочет выправить ситуацию, убив Макса в реанимации, а все его похождения в Эквестрии представить ему, как предсмертный бред. И хотя Луна тоже хочет спасти Эквестрию, но она не хочет делать это обманом.</text:span></text:p>
      <text:p text:style-name="P2"><text:span text:style-name="T23">Когда Макс на Терре рассказывает это Дискорду, тот сомневается в искренности Луны и полагает, что таким образом Луна пыталась отговорить Макса от поисков Селестиии и самой стать единственной правительницей Эквестрии. Но реальность отвергает его подозрения </text:span><text:span text:style-name="T28">—</text:span><text:span text:style-name="T23"> Луна создаёт обратный коридор в срок.</text:span><text:span text:style-name="T11">&gt;</text:span></text:p>
      <text:p text:style-name="P2"/>
      <text:h text:style-name="P171" text:outline-level="2">Поход к замку Принцес-2</text:h>
      <text:p text:style-name="P2"/>
      <text:p text:style-name="P2">Наш маленький отряд, кроме меня и понивилльцев, состоял из Дискорда, Луны и шестерых стражников-единорогов. От услуг пегасов и воздушной колесницы решено было отказаться, так как тентаклианы реагировали на летающие цели активнее всего. Их радиус срабатывания на наземные цели был куда меньше и единороги могли удерживать их на расстоянии магическим щитом, сменяя друг-друга.</text:p>
      <text:p text:style-name="P2">Двигаться приходилось медленно, осторожно разведывая каждый куст, валун и дерево <text:s/>на пути, постоянно сверяясь с картой, составленной отрядом пони-рэйнджеров. Но к концу третьих суток мы таки убедились, что цель близка.</text:p>
      <text:p text:style-name="P2"><text:soft-page-break/><text:span text:style-name="T1">–</text:span> Смотри, вон та жестяная птица, о которой рассказывал Кимеринн. <text:span text:style-name="T1">–</text:span> Эпплджек указывала на зелёный холм со смутно просматриваемыми очертаниями. Из холма торчало под углом серебристо-серое крыло.</text:p>
      <text:p text:style-name="P2"><text:span text:style-name="T1">–</text:span> Это значит, что мы совсем близко от замка. От того остова замок должен быть виден, <text:span text:style-name="T1">–</text:span> прошептала Луна.</text:p>
      <text:p text:style-name="P2">На металлическом боку остова были отчётливо видны четыре вмятины <text:span text:style-name="T11">—</text:span> место торможения Кимеринна.</text:p>
      <text:p text:style-name="P2">Интересный аппарат, <text:span text:style-name="T1">–</text:span> заинтересовался вдруг Дискорд. <text:span text:style-name="T1">–</text:span> Я тут полажу немного. <text:span text:style-name="T1">–</text:span> он, раздвинув зелёный полог вьющихся растений, скрылся в разломе обшивки.</text:p>
      <text:p text:style-name="P2">Я внимательно осмотрел покорёженный остов. </text:p>
      <text:p text:style-name="P2">”...eing” <text:span text:style-name="T11">—</text:span> виднелось под листвой плюща.</text:p>
      <text:p text:style-name="P2">“Откуда здесь взялся рухнувший Боинг?” <text:span text:style-name="T11">&lt;</text:span><text:span text:style-name="T24">Дуглас </text:span><text:span text:style-name="T28">—</text:span><text:span text:style-name="T24"> </text:span><text:span text:style-name="T28">DC-3</text:span><text:span text:style-name="T11">&gt;</text:span></text:p>
      <text:p text:style-name="P2">Не находя подходящих объяснений, я оглянулся. Стражники, Луна и понивилльцы стояли у заросшего камышом и осокой болота, начинавшегося в ста метрах от остова самолёта.</text:p>
      <text:p text:style-name="P2">Кобылки о чём-то спорили, в то время как стражники пытались нащупать брод.</text:p>
      <text:p text:style-name="P2"><text:span text:style-name="T1">–</text:span> Даже и не думай, Дэш! Это слишком опасно, тебя собьют тентаклианы! <text:span text:style-name="T1">–</text:span> Твайлайт отговаривала радужную пегаску от рискованного перелёта.</text:p>
      <text:p text:style-name="P2"><text:span text:style-name="T1">–</text:span> Да что со мной может случиться? Тут каких-то полминуты лёту! <text:span text:style-name="T1">–</text:span> <text:span text:style-name="T1">п</text:span>ританцовывала от нетерпения <text:span text:style-name="T1">Дэш</text:span>. <text:span text:style-name="T1">–</text:span> Они не успеют раздуплиться. Кажись, Кимеринн приукрасил свой отчёт.</text:p>
      <text:p text:style-name="P2"><text:span text:style-name="T1">–</text:span> Кимеринн погиб от тентаклиан, <text:span text:style-name="T1">–</text:span> тихо заметила Луна. <text:span text:style-name="T1">–</text:span> Ждите меня здесь.</text:p>
      <text:p text:style-name="P2">Луна сильно оттолкнулась всеми четырьмя копытами от земли и полетела к видневшимся вдалеке руинам. Через пятьдесят метров от берега тёмная жижа болота забурлила и в принцессу выстрелил чёрный мокрый клубок. Не долетев до Луны пары метров, он с треском ударился в невидимый щит. От удара Луну заметно тряхнуло. Ещё через пятьдесят метров тентаклианы барабанили в защитную сферу Луны каждую секунду, сбивая её с курса и практически не давая лететь вперёд.</text:p>
      <text:p text:style-name="P2">Тяжело дыша, Луна вернулась.</text:p>
      <text:p text:style-name="P16"/>
      <text:p text:style-name="P2"><text:span text:style-name="T11">&lt;</text:span><text:span text:style-name="T23">высоко летать нельзя из-за молний</text:span><text:span text:style-name="T11">&gt;</text:span></text:p>
      <text:p text:style-name="P16"/>
      <text:p text:style-name="P2"><text:span text:style-name="T1">–</text:span> Их стало намного больше с прошлого раза. И они сильнее и агрессивнее. Если подняться к границе молний, можно пролететь над ними. Но они не дадут приземлиться.</text:p>
      <text:p text:style-name="P2">Её голос заглушил протяжный стон металла.</text:p>
      <text:p text:style-name="P2">Остов самолёта выпрямился и, чуть приподнявшись над землёй, сразу же опустился.</text:p>
      <text:p text:style-name="P2"><text:span text:style-name="T1">–</text:span> Дискорд!!! - одновременно воскликнули Луна, Дэш, ЭйДжей, Флаттершай и я.</text:p>
      <text:p text:style-name="P2">И действительно, за штурвалом <text:s/>сидел драконикус и что-то шептал себе под нос. Остов снова приподнялся и опять опустился.</text:p>
      <text:p text:style-name="P2"><text:span text:style-name="T1">–</text:span> У меня бы ни в жизни это бы не получилось, не помогай мне он. <text:span text:style-name="T1">–</text:span> заявил Дискорд.</text:p>
      <text:p text:style-name="P2"><text:span text:style-name="T1">–</text:span> Кто <text:span text:style-name="T11">—</text:span> “он”, <text:span text:style-name="T1">–</text:span> спросила Луна.</text:p>
      <text:p text:style-name="P2"><text:span text:style-name="T1">– </text:span>Он, <text:span text:style-name="T1">–</text:span> Дискорд ткнул пальцем в приборную панель. <text:span text:style-name="T1">–</text:span> Эта штука просто умоляет меня помочь ей подняться в воздух, неужели вы не замечаете? Ах, ну да, вы же не видите тонкий мир! <text:span text:style-name="T1">–</text:span> Дискорд повернулся обратно к панели. <text:span text:style-name="T1">–</text:span> Ну же, помогите кто-нибудь старому змею!</text:p>
      <text:p text:style-name="P2">Луна недоумённо воззрилась на Дискорда. Внезапно она поняла и согласно кивнула. Шепнув что-то Твайлайт, Луна сконцентрировалась. Вслед за ней сосредоточенно нахмурила лоб Твайлайт.</text:p>
      <text:p text:style-name="P2"><text:soft-page-break/>Остов медленно, как во сне, поднимался над болотом. Со стоном лопались одна за другой приковывавшие его к земле зелёные нити лиан. В окнах без стёкол земля уходила вниз до тех пор, пока верхушки самых высоких деревьев у края воды не остались под крылом.</text:p>
      <text:p text:style-name="P2"><text:span text:style-name="T1">–</text:span> Поворачиваем! Поворачиваем! <text:span text:style-name="T1">–</text:span> прохрипел Дискорд.</text:p>
      <text:p text:style-name="P2"><text:span text:style-name="T1">–</text:span> Как? <text:span text:style-name="T1">–</text:span> Твайлайт зажмурилась от напряжения.</text:p>
      <text:p text:style-name="P2"><text:span text:style-name="T1">–</text:span> Эта штуковина говорит, ей нужно наклонить крыло в сторону поворота! Все вместе <text:span text:style-name="T11">—</text:span> приготовились! Р-раз! Два!! Три!!! <text:span text:style-name="T1">–</text:span> <text:span text:style-name="T1">из</text:span> носа Дискорда на приборную панель капал пот.</text:p>
      <text:p text:style-name="P2">Кабина медленно накренилась. Деревья поплыли вправо. </text:p>
      <text:p text:style-name="P2"><text:span text:style-name="T1">–</text:span> Выравниваем!!!</text:p>
      <text:p text:style-name="P2">Кабина выровнялась. Сначала деревья, а потом водная гладь медленно проплывали внизу.</text:p>
      <text:p text:style-name="P2"><text:span text:style-name="T1">–</text:span> Вот так и держим. Эта железяка очень нам благодарна.</text:p>
      <text:p text:style-name="P2"><text:span text:style-name="T1">–</text:span> Скорее! Я долго не выдержу! Она слишком тяжёлая. <text:span text:style-name="T1">–</text:span> Твайлайт дрожала от напряжения.</text:p>
      <text:p text:style-name="P2">В корпус отчётливо громыхнуло. Потом ещё и ещё. Из окна кабины было видно, как колючий клубок ударил в крыло и бессильно упал в чёрную топь. Вылетевшие во все стороны из клубка при ударе <text:s/>колючие отростки не смогли зацепиться за гладкий металл.</text:p>
      <text:p text:style-name="P2"><text:span text:style-name="T1">–</text:span> Воздушная колесница не выдержала бы, <text:span text:style-name="T1">–</text:span> пробормотал Дискорд, прислушиваясь к гулким ударам. <text:span text:style-name="T1">–</text:span> Они стали намного сильнее с прошлого раза.</text:p>
      <text:p text:style-name="P2"><text:span text:style-name="T1">–</text:span> У меня нехорошее чувство, <text:span text:style-name="T1">–</text:span> внезапно заявила Луна. она стояла в напряжённой позе в глубине салона зажмурив глаза. Рог её легонько светился тёмно-фиолетовым. <text:span text:style-name="T1">–</text:span> Чем дальше мы летим, тем тревожнее.</text:p>
      <text:p text:style-name="P2"><text:span text:style-name="T1">–</text:span> Ничего не чувствую, <text:span text:style-name="T1">–</text:span> заявил Дискорд. <text:span text:style-name="T1">–</text:span> Тебе чудится. А даже если и нет, то вон уже виднеется донжон твоего замка. Через минуту мы прибу…. <text:span text:style-name="T1">–</text:span> его речь оборвал титанический всхлип где-то внизу. Через мгновение чёрное щупальце, похожее на толстый шланг метрового диаметра, обвил гондолу двигателя правого крыла. Самолёт клюнул носом, резко накренился и стал описывать плавные круги над болотом.</text:p>
      <text:p text:style-name="P2">Флаттершай тонко пискнула и забилась под сиденье. Эпплджек надвинула шляпу на глаза. <text:span text:style-name="T1">Рэйнбоу Дэш</text:span>, грохнув плохо прилегающей дверью, вылетела из самолёта и копытами попыталась сбить щупальце с гондолы. Эффекта было не больше, как если бы она попыталась оторвать от рельс паровоз.</text:p>
      <text:p text:style-name="P2">Поняв тщётность усилий, пегаска вернулась в самолёт. В закрытую ею дверь через секунду громыхнул тентаклиан.</text:p>
      <text:p text:style-name="P2"><text:span text:style-name="T1">–</text:span> Не сдаёмся! Этой мерзкой дряни не победить нас! <text:span text:style-name="T1">–</text:span> хрипел Дискорд.</text:p>
      <text:p text:style-name="P2">Но щупальце тоже не сдавалось и не отпускало добычу. <text:s/>Немного сдвинувшись с гондолы, оно обвилось вокруг пропеллера, заставив самолёт ещё больше накренится носом. Каждый новый круг Дугласа был ниже предыдущего. Остов стонал и дрожал мелкой дрожью. Натянутое как струна щупальце притягивало остов всё ближе к чёрной поверхности воды. Вот уже скоро остов чиркнет крылом водную гладь, в глубине которой внезапно открылись два огромных жёлтых глаза.</text:p>
      <text:p text:style-name="P2"><text:span text:style-name="T1">–</text:span> Я больше не могу, <text:span text:style-name="T1">–</text:span> простонала Твайлайт и лишилась чувств.</text:p>
      <text:p text:style-name="P2">“Крррак” <text:span text:style-name="T11">—</text:span> передняя часть гондолы с пропеллером оторвалась от крыла и вместе с оторвавшим её щупальцем скрылась под водой. Самолёт выровнялся и над самой водой на бреющем пошёл к виднеющимся на близком берегу развалинам.</text:p>
      <text:p text:style-name="P2">Луна и Дискорд таки дотянули многострадальные обломки до замка. Последние пару сотен метров Дуглас буквально скользил по земле, оставляя после себя неглубокую борозду.</text:p>
      <text:p text:style-name="P2"><text:span text:style-name="T1">–</text:span> Высаживаемся! Нам нужно добраться до тронного зала. Там место силы и там мы можем открыть корридор в мир Макса. Луна, будешь проводницей! Эпплджек и Флаттершай <text:span text:style-name="T11">—</text:span> помогают идти Твайлайт. Макс и Дэш <text:span text:style-name="T11">—</text:span> замыкающие! <text:span text:style-name="T1">–</text:span> Дискорд так органично вписался в роль командира, что даже сотворил себе на голове нечто в форме стилизованной фуражки.</text:p>
      <text:p text:style-name="P2"><text:soft-page-break/>Луна, сопровождаемая стражниками, показывала дорогу. Полузаросшие залы и корридоры замка превратились в зелёный лабиринт, через который кое-где приходилось продираться. От руин <text:span text:style-name="T11">&lt;</text:span><text:span text:style-name="T23">двухмесячной</text:span><text:span text:style-name="T11">&gt;</text:span> давности осталось лишь направление движения.</text:p>
      <text:p text:style-name="P2">И опять, как <text:span text:style-name="T11">&lt;</text:span><text:span text:style-name="T23">два</text:span><text:span text:style-name="T11">&gt;</text:span> месяца назад, я стал отставать от отряда. Я проклинал свои лёгкие, но топот копыт основной группы постепенно удалялся.</text:p>
      <text:p text:style-name="P2">Мне показался знакомым открывшийся корридор слева.</text:p>
      <text:p text:style-name="P2"><text:span text:style-name="T1">–</text:span> Тут можно срезать. Мы должны выйти к колонаде, ведущей к тронному залу, <text:span text:style-name="T1">–</text:span> кивнул я не оставлявшей меня <text:span text:style-name="T1">пегаске</text:span>. <text:span text:style-name="T1">–</text:span> Мы даже всех обгоним. Они же пошли в обход внутреннего дворика.</text:p>
      <text:p text:style-name="P2">Топот копыт основной группы затихал за поворотом основного корридора. РД коротко кивнула и, пропустив меня в проём, потрусила за мной.</text:p>
      <text:p text:style-name="P2">Проклятие, бег <text:span text:style-name="T11">—</text:span> не моя сильная сторона! Легкие хотели выскочить из грудной клетки, ноги стали свинцовыми. Я остановился, прислонившись к колонне и попытался восстановить дыхание.</text:p>
      <text:p text:style-name="P2"><text:span text:style-name="T1">Дэш</text:span> вытянула шею и навострила уши, прислушивась к затихающему топоту. Потом высоко подпрыгнула и зависла в воздухе.</text:p>
      <text:p text:style-name="P2"/>
      <text:p text:style-name="P2"><text:span text:style-name="T11">&lt;</text:span><text:span text:style-name="T23">Cначала описать попытку усесться сверху. На первой попытке Макс поранился об брошь в гриве РД в виде радужной молнии</text:span><text:span text:style-name="T11">&gt;</text:span></text:p>
      <text:p text:style-name="P2"/>
      <text:p text:style-name="P2"><text:span text:style-name="T1">–</text:span> Хватайся за ноги. <text:span text:style-name="T1">–</text:span> <text:span text:style-name="T1">с</text:span>командовала она.</text:p>
      <text:p text:style-name="P2">Через мгновение мы летели в метре от пола, с трудом вписываясь в изгибы корридора. Иногда мне приходилось ногами отталкиваться от стен, чтобы избежать столкновения.</text:p>
      <text:p text:style-name="P2"><text:span text:style-name="T1">–</text:span> Полегче на поворотах, Дэш! <text:span text:style-name="T1">–</text:span> прокричал я, впечатываясь ногами в очередную стену. Пегаска что-то начала отвечать, но её слова внезапно прервал хлопок. <text:span text:style-name="T1">Дэш</text:span> резко дёрнулась куда-то вбок. Я от неожиданности выпустил её ноги и по инерции полетел вперёд, достаточно жёстко приземлившись на каменный пол.</text:p>
      <text:p text:style-name="P2">После двух кувырков по камням гудела голова и саднило ушибленное плечо. </text:p>
      <text:p text:style-name="P2"><text:span text:style-name="T1">–</text:span> Дэш? Ты где? Дэш?</text:p>
      <text:p text:style-name="P2">До меня донеслось тяжёлое дыхание и звуки борьбы из бокового прохода метрах в пяти позади меня.</text:p>
      <text:p text:style-name="P2">Тентаклиан перетянул туловище Дэш в районе живота и медленно подтаскивал её вглубь проёма, прямо в тёмный клубок извивающихся плетей, в центре которого горели жёлтые глаза-тарелки и торчал зубастый клюв.</text:p>
      <text:p text:style-name="P2"><text:span text:style-name="T1">–</text:span> Дэш!!! <text:span text:style-name="T1">–</text:span> <text:span text:style-name="T1">я</text:span> обнял её за шею и попытался тянуть. Дэш сделала было шаг-другой к выходу, но щупальце сильнее сжало Дэш, а из извивающегося клубка с хлопком вылетели ещё несколько плетей и обвились вокруг задних ног и крыльев пегаски. Дэш упиралась изо всех сил, и я тянул, как мог, но она метр за метром приближалась к пульсирующему клубку.</text:p>
      <text:p text:style-name="P2">Наконец она процедила сквозь зубы:</text:p>
      <text:p text:style-name="P2"><text:span text:style-name="T1">–</text:span> Всё. Уходи! <text:span text:style-name="T1">–</text:span> и с силой толкнула меня в грудь копытом, одновременно вырываясь из объятий.</text:p>
      <text:p text:style-name="P2"><text:span text:style-name="T1">–</text:span> Дэш! <text:span text:style-name="T1">–</text:span> <text:span text:style-name="T1">с</text:span> пола я увидел, как в петле тентаклиана с хрустом ломается её крыло.</text:p>
      <text:p text:style-name="P2">Дэш застонала и у неё подкосились передние ноги.</text:p>
      <text:p text:style-name="P2"><text:span text:style-name="T1">–</text:span> Уйди! Не смотри на меня! <text:span text:style-name="T1">–</text:span> зло крикнула она мне.</text:p>
      <text:p text:style-name="P2">Но я, как зачарованный, омертвевшим взглядом наблюдал, как она постепенно скрывается в возбужденно шевелящемся клубке. Её стоны заглушило шипение и трущихся друг о дружку тентаклиан и щёлканье клюва. Не в силах оторваться, я как во сне наблюдал, как изо рта Дэш пошла кровь и взгляд её остекленел. Щелчки и шуршание сменились чавканьем и хлюпаньем.</text:p>
      <text:p text:style-name="P2">Очередной рывок сбил меня с ног.</text:p>
      <text:p text:style-name="P2"><text:soft-page-break/>Я очнулся от спёртого дыхания.</text:p>
      <text:p text:style-name="P2">Дискорд, ругаясь сквозь зубы, волок меня под мышкой по коридору, по которому пять минут назад мы с Дэш догоняли группу.</text:p>
      <text:p text:style-name="P2"><text:span text:style-name="T1">–</text:span> Зачем ты смотрел, идиот? Если не можешь спасти и не можешь убить из милосердия <text:span text:style-name="T1">—</text:span> нужно уходить. А так ты и себя подверг опасности, и доставил лишнее страдание ей.</text:p>
      <text:p text:style-name="P2">Я тупо смотрел на проносящиеся подо мной плиты. Мыслей не было никаких. Только воспоминания.</text:p>
      <text:p text:style-name="P2">Вот Дэш насмешливо смотрит на меня, прислонившись к стене библиотеки. Вот она толкает меня на Ж/Д путях. Вот мы плюхаемся в озеро. Вот она обнимает меня крылом на берегу. Вот…</text:p>
      <text:p text:style-name="P2">Я закрыл глаза и беззвучно закричал. Как сквозь сон мне слышались голоса.</text:p>
      <text:p text:style-name="P2"><text:span text:style-name="T1">–</text:span> Все приготовились? Луна, ты готова?</text:p>
      <text:p text:style-name="P2"><text:span text:style-name="T1">–</text:span> Да.</text:p>
      <text:p text:style-name="P2"><text:span text:style-name="T1">–</text:span> Твайлайт?</text:p>
      <text:p text:style-name="P2"><text:span text:style-name="T1">–</text:span> Да!</text:p>
      <text:p text:style-name="P2"><text:span text:style-name="T1">–</text:span> И я готов. Но есть проблема. С <text:span text:style-name="T1">ним</text:span> что-то нужно делать. Дэш ушла, и он наблюдал это. Сейчас он в прострации и сам перейти не сможет. Его нужно нести.</text:p>
      <text:p text:style-name="P2"><text:span text:style-name="T1">–</text:span> Дэш? Что с ней?</text:p>
      <text:p text:style-name="P2"><text:span text:style-name="T1">–</text:span> Нет времени объяснять. Тентаклианы просыпаются. Начинаем!</text:p>
      <text:p text:style-name="P2"><text:span text:style-name="T1">–</text:span> Начинаем!</text:p>
      <text:p text:style-name="P2"><text:span text:style-name="T1">–</text:span> Начинаем!</text:p>
      <text:p text:style-name="P2">Монотонный речитатив растворился во мраке, окружавшем меня. Сквозь плотно сжатые веки проникла вспышка магического света, после неё наступил мрак.</text:p>
      <text:p text:style-name="P2">Во тьме <text:s/>сформировался поток света, тянущий куда-то вперёд. Прямо передо мной в потоке парил Дискорд, впереди него виднелись фигурки Эпплджек и Флаттершай. Дискорд обвивал меня хвостом и время от времени оборачивался назад, проверяя моё состояние. Поток, в пику всем законам физики, был не прямым, а закручивался в какую-то фантастическую спираль, огибающую бесформенные сгущения тьмы и света. Некие <text:span text:style-name="T1">сияющие</text:span> сущности порхали вокруг таких сгущений, иногда подлетая к потоку и делая вокруг нас круги.</text:p>
      <text:p text:style-name="P2">Поток заканчивался окном неправильной формы. Через окно по мере приближения стали видны огни большого города.</text:p>
      <text:p text:style-name="P2">Эпплджек нырнула в проём первая. Флаттершай, прижав к себе ноги и прикрывшись крыльями, влетела вторая.</text:p>
      <text:p text:style-name="P2">Внезапно сильное течение подхватило меня, вырвало из петли дискордова хвоста и повлекло по едва видному ответвлению от основного потока. Ответвление уходило в сгусток тьмы неподалёку. Дискорд обернулся и что-то сказал, но из его пасти при этом не вылетело ни звука. В последний момент он, резко изогнувшись, попытался ринуться за мной, но его крылья уже затянуло в сужающийся проём и в следующий миг он весь скрылся в окне.</text:p>
      <text:p text:style-name="P2">Меня же неуклонно тащило к скоплению мглы, в котором по мере приближения начали проступать тусклый свет электрической лампочки, капельница с физраствором и ритмичное движение линии пульса на кардиографе у больничной койки.</text:p>
      <text:p text:style-name="P2">Человек на койке резко открыл глаза и внезапно я узнал себя самого <text:span text:style-name="T1">—</text:span> обритого наголо, с трёхдневной щетиной и ввалившимися щёками.</text:p>
      <text:p text:style-name="P2">Линия пульса выровнялась и меня повлекло навстречу застывшему взгляду. Но в последний момент, когда я уже совсем собирался раствориться в полумраке палаты с лежащим на койке мертвецом, что-то ухватило меня за шиворот и потащило прочь.</text:p>
      <text:p text:style-name="P2"><text:soft-page-break/>Я не мог повернуть голову, но видел кончик радужной гривы, время от времени щекочущий мою щёку. Я пытался окликнуть Дэш, но из моих губ не донеслось ни звука. С огромной скоростью мы понеслись к затягивающемуся окну <text:span text:style-name="T11">&lt;</text:span><text:span text:style-name="T23">основного потока</text:span><text:span text:style-name="T11">&gt;</text:span> и финальные метры я пролетел сам, по инерции. В последний момент я смог вывернуть шею, чтобы посмотреть назад. </text:p>
      <text:p text:style-name="P2">Там были лишь темнота и радуга, тающая в последних отблесках исчезающего коридора.</text:p>
      <text:p text:style-name="P4">***</text:p>
      <text:p text:style-name="P2">Невесомость, удар, чувство веса.</text:p>
      <text:p text:style-name="P2">Я открыл глаза.</text:p>
      <text:p text:style-name="P2">Крыша небоскрёба Bionic Hill-12 тускло отсвечивала в свете звёзд. Парочка на скамейке всё так же обнималась спиной ко мне. Внизу по освещённой улице изредка проносились машины. Внезапный и на удивление сильный порыв ветра подтолкнул меня к краю, прямо к разрыву в <text:s/>ограде. Ноги заскользили по обледеневшей крыше, не встречая преграды. Я упал на колени и упёрся руками в лёд. В ладонь врезался острый бугорок, остановивший скольжение.</text:p>
      <text:p text:style-name="P2">Мне ЭТО всё приснилось? Но таких ярких и длинных снов не бывает. А ЛСД я перестал баловаться два года назад. Да и не похоже это на трип.</text:p>
      <text:p text:style-name="P2">Я поднял руку и обнаружил в ладони брошь в виде радужной молнии.</text:p>
      <text:p text:style-name="P2">Слабый звук заставил меня обернуться.</text:p>
      <text:p text:style-name="P2">Две нагие молодые девушки и мужчина <text:span text:style-name="T1">с бородкой</text:span> во фраке лет сорока <text:span text:style-name="T1">пяти </text:span>жались к стенке выходного тамбура.</text:p>
      <text:p text:style-name="P2"><text:span text:style-name="T1">–</text:span> Макс, <text:span text:style-name="T1">–</text:span> тихонько позвала одна из девушек. <text:span text:style-name="T1">–</text:span> Макс, это я, Эй-Джей! Мы почему-то стали людьми. Вот это <text:span text:style-name="T1">–</text:span> она указала на соседку <text:span text:style-name="T1">–</text:span> Флаттершай. А это <text:span text:style-name="T1">–</text:span> она указала на мужчину <text:span text:style-name="T1">–</text:span> Дискорд. Ты можешь нам помочь? Мы тут никого не знаем...</text:p>
      <text:p text:style-name="P2"/>
      <text:p text:style-name="P2"><text:span text:style-name="T11">&lt;</text:span><text:span text:style-name="T23">Поиски Селестии — сюжет:</text:span></text:p>
      <text:p text:style-name="P34">Базовое положение: Селестия физически находится на компе Влада в соседнем с максовым доме, в качестве этической подпрограммы к Нексусу.</text:p>
      <text:p text:style-name="P34">Кратко:</text:p>
      <text:p text:style-name="P34">Дискорд носится по всему миру - по местам расположения серверов Амазона (на которых находится Нексус), пытаясь найти Селестию. Макс же ходит на работу и начинает замечать странности в работе Нексуса (и ему постят странные баги тестеры). ИИ обрёл этическую составляющую - это сказывается на эффективности его решений. Макс обнаруживает в недрах Нексуса этический логический модуль - Celestia - и, начиная с ним разговор, обнаруживает Селестию. Но тут это тмодуль удаляет молодой программист из команды Макса. Он полагает, что этот модуль - остатки работы Влада в <text:s/>направлении компьютерной этики. Вся компания (все четверо) в отчаянии. Но потом Макс вспоминает, что бэкап программы должен быть на домашнем компе Влада. Вся четвёрка (Дискорда отзывают с Исландии) пробирается с крыши дома на балкон к Владу и находит у того включённый комп и на нём - программу “Селестия”. В процессе диалога Селестия рассказывает про холод Терры - здесь демиург людей - Нексус - безразличен к самим людям.</text:p>
      <text:p text:style-name="P34">Эпизод 1:</text:p>
      <text:p text:style-name="P34">За столом на кухне Эй-Джей готовит еду и читает письмо от Дискорда. Он в Австралии (ранее был в Калифорнии, Японии, Индии, Германии, Норвегии, Канаде и т.д.). Дискорд пишет о поисках Селестии(в стиле скалы Фрэгглов) - безрезультатных. Он чувствует её везде, но её нигде нет. Флаттершай безучастно помогает Эпплджек и слушает. Она в глубокой депрессии.</text:p>
      <text:p text:style-name="P34">Приходит Макс - и они разговаривают о том, что уже три недели ищут Селестию, что нет следов, надежд и т.д. Макс проговаривается о необычном поведении Нексуса - и по косвенным признакам (характерный ответ на определённый вопрос) Флаттершай определяет в Нексусе Селестию (Флатти раньше на такой вопрос слышала именно такой ответ Селестии).</text:p>
      <text:p text:style-name="P34"><text:soft-page-break/>…</text:p>
      <text:p text:style-name="P34">Итого:</text:p>
      <text:p text:style-name="P34">Эпизод 3: Две девушки на кухне (Эй-джей и Флатти) читают письмо от Дискорда и обсуждают поиски Селестии Максом и Дискордом. Поиски продолжаются уже три недели. Флатти в депрессии.</text:p>
      <text:p text:style-name="P34">Эпизод 3.5 (необязательный): День из жизни Дискорда (впечатления от нового мира, интерес путешествия, нежелание возвращаться).</text:p>
      <text:p text:style-name="P34">Эпизод 4: Эй-Джей рассказывает Максу о Флаттершай, о её тревожном состоянии - сильнейшей депрессии. Флатти отказывается есть и разговаривать.</text:p>
      <text:p text:style-name="P2"><text:span text:style-name="T23">Эпизод 5: Макс показывает Флатти МЛП-мультики. Флатти безучастно смотрит их. Утешить её не получается: “Это не я. Это не Эквестрия. Всё не так”. Эй-Джей спрашивает Макса о делах на работе. Он вскользь упоминает про характерный ответ Нексуса. Флатти слышала этот ответ от Селестии - и она узнаёт в Нексусе Селестию.</text:span><text:span text:style-name="T11">&gt;</text:span></text:p>
      <text:p text:style-name="P2"/>
      <text:h text:style-name="P171" text:outline-level="2">Терра. Прибытие</text:h>
      <text:p text:style-name="P2"/>
      <text:p text:style-name="P2">Провести трёх странно одетых людей по дому, не вызвав вопросов, было бы мудрёной задачей днём. К счастью, было уже далеко за полночь и по пути от крыши до моей квартиры нам никто не встретился.</text:p>
      <text:p text:style-name="P2">Лапка, приветственно мяукнув, просочилась сквозь ноги на улицу. Чайник ещё не успел остыть. Часы на стене показывали, что я отсутствовал самое большее полчаса. Девушки с Дискордом отправились примерять мой гардероб. Элементарное бытовое жлобство не позволяло мне выкидывать старые джинсы <text:span text:style-name="T11">—</text:span> они отправлялись в нижний ящик шкафа, что сейчас пришлось очень кстати.</text:p>
      <text:p text:style-name="P2">Я присел в коридоре, закрыв глаза.</text:p>
      <text:p text:style-name="P2">Полчаса назад это место было моим миром. Миром, где я родился, вырос и знал, что умру. Но теперь умирать в нём мне не хотелось. Да и жить, в общем-то, тоже.</text:p>
      <text:p text:style-name="P2">Ещё полчаса назад смыслом жизни для меня было дотянуть до отпуска и уехать куда подальше из города на пару недель. Как же теперь всё переменилось! Чёрт, не столько всё, сколько я сам переменился. Крохотный мирок из квартиры-дороги-работы внезапно раздвинул границы до бесконечности. А любовь и смерть самого близкого мне существа во множественной вселенной наполнила мою застывшую душу печалью и тоской. У меня появился смысл жизни и опять исчез. И я опять тут, где всё началось полчаса - и целую вечность — назад.</text:p>
      <text:p text:style-name="P2">Голоса из кухни свидетельствовали, что эквестрийская компания не сидит на месте и вполне успешно разбирается с чайником и кофеваркой. Эпплджек, судя по всему, нашла кастрюли и начала что-то готовить. Дискорд исследовал холодильник.</text:p>
      <text:p text:style-name="P2">Вот за них и стоит бороться. За них и всех остальных. Д<text:span text:style-name="T1">эш</text:span> погибла, но остались остальные. <text:s/>Остался тянущийся к небу чопорный Кантерлот, остался солнечный и приземлённый Понивилль, осталась Эквестрия. Я им нужен <text:span text:style-name="T1">—</text:span> поэтому жизнь продолжается.</text:p>
      <text:p text:style-name="P4">***</text:p>
      <text:p text:style-name="P2"><text:span text:style-name="T1">–</text:span> Итак, подведём итоги. <text:span text:style-name="T1">–</text:span> Дискорд удобно уселся в моём рабочем кресле, развернувшись к компьютеру спиной, и принялся загибать пальцы. <text:span text:style-name="T1">–</text:span> Что мы имеем?</text:p>
      <text:p text:style-name="P2">Во-первых, мы знаем, что принцесса Селестия где-то тут, в мире Макса. Примем это как данность, иначе нам просто не на что рассчитывать и надеяться. Будем считать, что мы правильно истолковали сон Пинки.</text:p>
      <text:p text:style-name="P2">Во-вторых, нам удалось, пусть и с определёнными потерями и отклонениями от первоначального плана, <text:s/>пройти в этот мир. <text:span text:style-name="T1">–</text:span> <text:span text:style-name="T1">п</text:span>ри этих словах Эпплджек закусила губу, а Флаттершай расплакалась. Они уже узнали от Дискорда о судьбе Рэйнбоу Дэш и первые полчаса были безутешны, несмотря на отчаянные старания Дискорда.</text:p>
      <text:p text:style-name="P2"><text:soft-page-break/>В-третьих, <text:span text:style-name="T1">–</text:span> с нажимом произнёс Дискорд, стараясь заглушить эффект предыдущей фразы, <text:span text:style-name="T1">– </text:span>мы не знаем, где находится Селестия и как её искать. В этой связи очень удачно, что я оказался с вами.</text:p>
      <text:p text:style-name="P2">В-четвёртых, через <text:span text:style-name="T11">&lt;</text:span><text:span text:style-name="T23">три месяца</text:span><text:span text:style-name="T11">&gt;</text:span> Луна и Твайлайт откроют коридор в Эквестрию и нам нужно будет возвращаться, независимо от результатов поиска. Если, конечно, мы не планируем остаться тут навеки.</text:p>
      <text:p text:style-name="P2">– Постой, – я оторвался от печальных мыслей, – в чём удача-то, что ты оказался с нами?</text:p>
      <text:p text:style-name="P2">– Видишь ли, мой друг, мы с Селестией давние… гм… знакомые. Очень давние и очень близкие. Настолько близкие, что чувствуем присутствие друг друга, если находимся рядом. Это чувство выработалось за годы охоты друг за дружкой в старые добрые времена. <text:span text:style-name="T1">–</text:span> Дискорд мечтательно зажмурился и покивал головой воспоминаниям. – Так вот, хочу тебя обрадовать, Макс. И вас тоже, девушки — вытрите слёзы. Я только что почувствовал присутствие принцессы. Она где-то неподалёку. Совсем недалеко. Мы не зря прибыли сюда, наши потери не были напрасными.</text:p>
      <text:p text:style-name="P2">Дискорд отпил воды и попытался поставить стакан в воздух. Стакан немедленно упал и разбился.</text:p>
      <text:p text:style-name="P2">– Всё не могу привыкнуть, что у вас тут нет магии. – пожаловался Дискорд. – Ни единого источника, везде нулевой фон. Это просто катастрофа! Кто-то или что-то выпило всю вашу силу. Как вы живёте?</text:p>
      <text:p text:style-name="P2">Стакан медленно собрался воедино и прыгнул обратно в руку Дискорду. – Хорошо, хоть внутренняя сила осталась. – пробурчал он.</text:p>
      <text:p text:style-name="P2">– Так и живём. – ответил я. – Стало быть, можем распределить обязанности. Ты, руководствуясь своим чувством, ищешь Селестию. Я буду обеспечивать наши финансовые потребности и следить, чтоб вы не слишком сильно отличались от людей.</text:p>
      <text:p text:style-name="P2">– А они? – Дискорд кивнул на девушек, сжавшихся в уголке дивана.</text:p>
      <text:p text:style-name="P2">Я пожал плечами. </text:p>
      <text:p text:style-name="P2">– Поживём — увидим. Я никому навязывать обязанности не собираюсь.</text:p>
      <text:p text:style-name="P2"/>
      <text:h text:style-name="P171" text:outline-level="2">Поиски</text:h>
      <text:p text:style-name="P2"/>
      <text:p text:style-name="P2">“Аквариум” встретил меня ярким светом и привычным гомоном голосов. Алекс кивнул со своего места в стеклянной загородке. Рома даже не оторвался от монитора. Ростик подставил ладонь, пробегая мимо. Стас, наш новенький, начал что-то втолковывать про сбои в работе Нексуса, начавшиеся с утра, после установки нового билда. Слушая его в полуха, я сел за рабочее место.</text:p>
      <text:p text:style-name="P2">Как будто и не было полугодичного <text:s/>пребывания <text:s/>в сказочной стране. А, может, и в самом деле, не было? Может, это всё мне приснилось? Вот приду с работы и никаких эквестрийских девушек не застану. И Дискорд тоже испарится.</text:p>
      <text:p text:style-name="P2">Да ну, нафиг. Я посмотрел на запасной электронный пропуск, запрошенный внизу на охране под предлогом того, что свой забыл дома. Мой собственный лежал в кармане. Вот дождусь обеденного перерыва, тогда и посмотрим, приснилось мне это всё, или нет.</text:p>
      <text:p text:style-name="P2">А сейчас разберёмся, что там с Нексусом?</text:p>
      <text:p text:style-name="P2">Административная консоль приветственно мигнула зелёным шрифтом.</text:p>
      <text:p text:style-name="P2"><text:span text:style-name="T11">&gt;</text:span>\Привет, Нексус. Это Макс.</text:p>
      <text:p text:style-name="P2"><text:span text:style-name="T11">&lt;\</text:span>Привет, Макс. Рад тебя видеть.</text:p>
      <text:p text:style-name="P24">Хм. Блок эмоций? Или просто модификация стандартного приветствия?</text:p>
      <text:p text:style-name="P2"><text:span text:style-name="T11">&gt;\</text:span>Нексус, отключи память событий за последнюю неделю.</text:p>
      <text:p text:style-name="P2"><text:span text:style-name="T11">&lt;\</text:span>Выполнено, Макс.</text:p>
      <text:p text:style-name="P2"><text:span text:style-name="T11">&gt;</text:span>\Задача по корпоративной логике. Выдай наиболее оптимальное решение.</text:p>
      <text:p text:style-name="P2"><text:span text:style-name="T11">&lt;\</text:span>Жду с нетерпением, Макс.</text:p>
      <text:p text:style-name="P2"><text:soft-page-break/><text:span text:style-name="T11">&gt;\</text:span>Постановка задачи.</text:p>
      <text:p text:style-name="P2"><text:span text:style-name="T11">&gt;\</text:span>Компания А под твоим управлением выпускает большими партиями лечебный шампунь, который эффективен уже при разовом применении. В этой же ценовой нише появляется шампунь-конкурент, который менее эффективен и требует многократного применения. Конкурирующая корпорация Б проводит рекламную компанию, представляющую шампунь-конкурент как более эффективный, одновременно очерняя шампунь твоей фирмы.</text:p>
      <text:p text:style-name="P2"><text:span text:style-name="T11">&gt;\</text:span>Ограничения.</text:p>
      <text:p text:style-name="P2"><text:span text:style-name="T11">&gt;\</text:span>Ты не можешь подать в суд на компанию Б и ждать результатов, так как за время разбирательства компания А обанкротится.</text:p>
      <text:p text:style-name="P2"><text:span text:style-name="T11">&gt;\</text:span>Задание.</text:p>
      <text:p text:style-name="P2"><text:span text:style-name="T11">&gt;\</text:span>Устранить опасность банкротства корпорации А. Просчитать варианты активностей для среднего и высокого уровней напряжённостей.</text:p>
      <text:p text:style-name="P2"><text:span text:style-name="T11">&lt;\</text:span>Задача принята...</text:p>
      <text:p text:style-name="P2"><text:span text:style-name="T11">&lt;\</text:span>...</text:p>
      <text:p text:style-name="P2"><text:span text:style-name="T11">&lt;\</text:span>...</text:p>
      <text:p text:style-name="P2"><text:span text:style-name="T11">&lt;\</text:span>Решение:</text:p>
      <text:p text:style-name="P2"><text:span text:style-name="T11">&lt;\&lt;</text:span><text:span text:style-name="T23">Не следует противопоставлять злу ещё большее зло - это только усилит его — </text:span><text:span text:style-name="T24">кодовая фраза</text:span><text:span text:style-name="T28">&gt;</text:span>. Нужно предложить конкурирующей корпорации производить под общим брэндом косметическо-лечебный набор, в который будут входить шампунь А, как подготавливающий и шампунь Б — как продолжающий и завершающий цикл лечения.</text:p>
      <text:p text:style-name="P24">Хм, опять настройки поменялись? Кто-то в совете директоров черезчур увлёкся бизнес-играми. Ну ладно, не моё дело. Аналитика в норме, причинно-следственный блок в порядке, бизнес-логика адекватна. Остальное — дело команды Ростика. Пускай настраивают как хотят.</text:p>
      <text:p text:style-name="P2">О-па, уже час дня! Большинство коллег уже разошлись на обед по кафе и пищеблокам. Теперь мне никто не помешает. Надеюсь.</text:p>
      <text:p text:style-name="P2">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2">– Ну как, что там с Нексусом? <text:span text:style-name="T1">–</text:span> оторвался Алекс от своих бутербродов.</text:p>
      <text:p text:style-name="P2"><text:span text:style-name="T1">–</text:span> Всё в порядке. Я проблем не нашёл. Так, пару контрольных сообщений в логах <text:span text:style-name="T1">–</text:span> скорее всего, парни Ростика игрались с недопустимыми настройками.</text:p>
      <text:p text:style-name="P2"><text:span text:style-name="T1">–</text:span> Да, с утра они устраивали регрессное тестирование бизнес-блока. Стасу что-то там не понравилось в ответах.</text:p>
      <text:p text:style-name="P2">– Да, я видел. Опять настройки бизнес-моделирования поменялись. Установлена более мягкая, дружественная модель поведения. У нас в совете директоров кто-то любит играться в бизнес-стратегии.</text:p>
      <text:p text:style-name="P2">– Тут ты не прав, Макс. Решения об изменении бизнес-настроек принимаются только на собраниях совета, а они бывают раз в месяц <text:span text:style-name="T1">—</text:span> не считая внеочередных. Последнее решение об смене настроек было принято неделю назад, на очередном собрании. А внеочередных, насколько я знаю, не было. Да даже если б и было — уж точно в сторону смягчения никто ничего не стал бы менять, поверь. Так что это или ты там что-то напутал, или Ростик чё-то намудрил. Спроси у него, когда он с обеда вернётся.</text:p>
      <text:p text:style-name="P2">Алекс, наконец, разобрался с пакетами, закрыл шкафчик и пошёл к выходу. Я, ч</text:p>
      <text:p text:style-name="P2">уть поотстав, прошёл за ним до холла.</text:p>
      <text:p text:style-name="P2">У кофейного автомата тусовались трое студентов — стажёры компании. На диванчике посетителей мужчина в плаще и тёмных очках читал газету. У банкомата столпилась небольшая очередь <text:soft-page-break/>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2">Я присел на диванчик рядом с плащём, сделал вид, что читаю смски, и тихо произнёс в воздух перед собой:</text:p>
      <text:p text:style-name="P2">— Я сейчас встану и пройду к охраннику. На моём месте останется карточка пропуска. Возьмёшь её.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2">Дискорд хрустнул газетой, подтверждая, что информация услышана. Я спрятал телефон, встал и направился к <text:s/>стойке охраны…</text:p>
      <text:p text:style-name="P2">… Через пару минут мы встретились в коридоре у стенда с достижениями корпорации.</text:p>
      <text:p text:style-name="P2">– Ты точно уверен, что Селестия где-то здесь?</text:p>
      <text:p text:style-name="P2">– Ошибки быть не может. Где-то в этом здании. Точнее не скажу, но её эманация идёт определённо отсюда. – Дискорд в предчувствии охоты разминал пальцы.</text:p>
      <text:p text:style-name="P2">– Ну что ж, тогда будем проверять комнату за комнатой. Я проверил списки сотрудников, в нашем филиале компании 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2">– Если уж на то пошло, никто не обещал, что она будет человеком. Она может оказаться, скажем, какой-нибудь собачкой. Хм... Женского пола.</text:p>
      <text:p text:style-name="P2">– Дискорд!</text:p>
      <text:p text:style-name="P2">– Ась? – Дискорд с отсутствующим выражением лица изучал вехи становления компании, от начала века и до наших дней.</text:p>
      <text:p text:style-name="P2">А я подумал, могу ли ему доверять? В конце-концов, Дискорд и Селестия — закоренелые враги. Пусть недавно они заключили перемирие, но что значит несколько лет хрупкого союза по сравнению с тысячелетиями вражды? И, если на то пошло, Дискорд ничем мне не обязан и ничего мне не должен. Наоборот, в его интересах оставить всё как есть. С Луной, учитывая её прошлое, ему будет легче договориться.</text:p>
      <text:p text:style-name="P2">Жаль, эти соображения пришли мне в голову слишком поздно. Сейчас уже нельзя ничего изменить и придётся ему доверять. Хотя доверять Дискорду — всё равно что гулять по апрельскому льду.</text:p>
      <text:p text:style-name="P2">– Пора. Перерыв закончился, все, в основном, уже сидят на своих местах.</text:p>
      <text:p text:style-name="P2">– Что ж, веди меня, мой фюрер! – Дискорд при этом выпрямился, нахмурился и комично кинул зигу.</text:p>
      <text:p text:style-name="P2">Мы приехали на последний этаж. Дискорд высунул голову из лифта, осмотрелся, принюхался, хмыкнул и едва успел втянуть голову обратно, перед закрывающимися дверями.</text:p>
      <text:p text:style-name="P2">– Неа, не тут.</text:p>
      <text:p text:style-name="P2">Мы спустились на этаж ниже. Там повторилась та же история. И на следующем так же.</text:p>
      <text:p text:style-name="P2">В конце-концов, на пятом этаже Дискорд с шумом втянул в себя воздух, поднял вверх палец и заявил, повернувшись ко мне:</text:p>
      <text:p text:style-name="P2">– О!</text:p>
      <text:p text:style-name="P2">– Ты что-то чувствуешь?</text:p>
      <text:p text:style-name="P2">– Не что-то, а именно её! Ай! – Дискорд высвободил руку из закрывшихся створок дверей. – Селестию, то бишь! Сейчас мы её в два счёта разыщем!</text:p>
      <text:p text:style-name="P2">– Отлично! Может даже, нам удастся вернуться в Эквестрию не дожидаясь конца <text:span text:style-name="T11">&lt;</text:span><text:span text:style-name="T23">трёх</text:span><text:span text:style-name="T11">&gt;</text:span> месяцев. Наверняка Селестии известен способ открыть коридор с этой стороны.</text:p>
      <text:p text:style-name="P2"><text:soft-page-break/>Мне это показалось, или в отражении зеркальных дверей лифта я увидел, как лицо Дискорда на миг скривилось в гримасе неудовольствия? Точнее рассмотреть не успел, двери лифта растворились, выпуская нас на этаж.</text:p>
      <text:p text:style-name="P2">И мы продолжили поиски. Я открывал карточкой двери очередного кабинета, Дискорд просовывал голову за дверь, осматривал комнату и качал головой. </text:p>
      <text:p text:style-name="P2">Мы уже заканчивали осмотр этажа, когда Дискорд внезапно остановился перед стеклянными дверями.</text:p>
      <text:p text:style-name="P2">– А что находится за этой дверью? Почему ты не открываешь её?</text:p>
      <text:p text:style-name="P2">– Там серверная. Моя карточка эту дверь не откроет, туда есть доступ только у нашей сисадминши. Но там и искать нечего, видишь — пусто, людей нет.</text:p>
      <text:p text:style-name="P2">Дискорд уставился в тёмный проём, в глубине которого мигали огоньки маршрутизаторов.</text:p>
      <text:p text:style-name="P2">Щека у него дёрнулась. Я проследил за его взглядом и обнаружил в углу серверную стойку, сбоку которой на крючке висела дамская сумочка.</text:p>
      <text:p text:style-name="P2">– Ты что-то чувствуешь?</text:p>
      <text:p text:style-name="P2">– Нет! – Дискорд отвёл взгляд и пошёл дальше.</text:p>
      <text:p text:style-name="P2">Остаток этажа не принёс в поиски ничего нового.</text:p>
      <text:p text:style-name="P4">***</text:p>
      <text:p text:style-name="P2">Наша компания поглощала ужин, приготовленный девушками, когда Дискорд хлопнул себя по лбу и крикнул:</text:p>
      <text:p text:style-name="P2">– Знаю!</text:p>
      <text:p text:style-name="P2">Эпплджек прекратила рассказывать о своих впечатлениях от интернета и все повернулись к Дискорду.</text:p>
      <text:p text:style-name="P2">Он продолжил.</text:p>
      <text:p text:style-name="P2">– Я точно ощущал присутствие Селестии в офисе, где работает Макс. Но это может быть просто отражение её чувств к нему. Знаете, когда кто-то испытывает сильные чувства к кому-то другому — неважно, какие! — он наделяет того, другого, частицей себя. Своей эмоциональной печатью, если можно так выразиться. Вот она-то, похоже, и сбила меня с толку. Ведь не секрет, что у нашей солнечной принцессы явно был не просто шкурный интерес по отношению к Максу. Уж поверьте мне, я такие вещи умею подмечать.</text:p>
      <text:p text:style-name="P2">– Да ну? – усомнилась Эпплджек. – С каких это пор?</text:p>
      <text:p text:style-name="P2">– С таких, моя дорогая Эпплджек, как пони перестали бегать от саблезубых тигров и обзавелись крыльями, рогами, магией и двумя аликорнами впридачу. И не волнуйся, я никому не выдам, что ты неровно дышишь к…</text:p>
      <text:p text:style-name="P2">– Кха-кхе-кхм-гррммм! – внезапно закашлявшаяся Эпплджёк заглушила конец фразы. – Ну хорошо, положим, ты прав. И что это значит? Что мы не найдём принцессу и возвратимся с пустыми копытами? Или останемся тут навсегда?</text:p>
      <text:p text:style-name="P2">– Ой! – Флаттершай прикрыла рот рукой и с ужасом посмотрела на Эпплджек.</text:p>
      <text:p text:style-name="P2">– Почему сразу “не найдём”? – Дискорд ковырялся в зубе, уставившись в потолок. – Может и найдём. Но на настоящий момент вы мне для продолжения поисков не нужны. Скорее, наоборот, будете мешать. Особенно Макс, со своими ментальными засосами. Мне нужно держаться от вас подальше — тогда я, возможно, что-то обнаружу.</text:p>
      <text:p text:style-name="P2">Я понял, что Дискорд уже всё решил. Что ж, возможно, так будет лучше.</text:p>
      <text:p text:style-name="P2">– Ты собираешься уехать?</text:p>
      <text:p text:style-name="P2">– Да. Чем скорее, тем лучше. У нас всё ещё есть почти <text:span text:style-name="T11">&lt;</text:span><text:span text:style-name="T23">три месяца</text:span><text:span text:style-name="T11">&gt;</text:span> на поиски. Думаю, мне хватит. – Дискорд встал и начал собираться.</text:p>
      <text:p text:style-name="P2"><text:soft-page-break/>– А как…</text:p>
      <text:p text:style-name="P2">– Не изволь беспокоиться, я и не в таких мирах бывал, – перебил меня Дискорд. –</text:p>
      <text:p text:style-name="P16"/>
      <text:p text:style-name="P2"><text:span text:style-name="T11">&lt;</text:span><text:span text:style-name="T23">расписать подробнее. Дискорд на миг должен сбросить маску и предстать древним необъяснимым существом, мораль им этика которого совершенно чужда людям и пони, а его дурашливость - только маска.</text:span><text:span text:style-name="T11">&gt;</text:span></text:p>
      <text:p text:style-name="P16"/>
      <text:p text:style-name="P2"><text:s/>Пхе! Денег мне не надо — сам раздобуду. Главное — не уходите далеко от коридора. Ко времени перехода я вернусь. Или раньше.</text:p>
      <text:p text:style-name="P2"/>
      <text:h text:style-name="P171" text:outline-level="2">Безнадёжность</text:h>
      <text:p text:style-name="P16">&lt;<text:span text:style-name="T24">На Макса чуть не наезжает машина из пустой подворотни со спущенными колёсами, развороченным салоном и без руля</text:span>&gt;<text:span text:style-name="T1"> <text:s text:c="70"/></text:span>&gt;</text:p>
      <text:p text:style-name="P2">Дни, наступившиеся после отъезда Дискорда, были бесконечно унылы. Идей, где искать Селестию, не было никаких. На меня навалилась опустошеность и апатия и совсем не хотелось ничего делать. Я, как сомнамбула, утром отправлялся на работу, висел восемь часов подряд в интернете и вечером тащился домой. К счастью, Стас уже обладал достаточным опытом, чтобы разбираться в дебрях Нексуса без моей помощи, поэтому на работе меня никто не дёргал. Девушки понимали моё состояние и не беспокоили меня. Они довольно быстро усвоили азы человеческого хозяйства (оно не сильно отличалось от понячьего), и вечером меня всегда ждал горячий ужин <text:span text:style-name="T11">&lt;</text:span><text:span text:style-name="T23">расширить</text:span><text:span text:style-name="T11">&gt;</text:span>.</text:p>
      <text:p text:style-name="P2">Эпплджек легче всего адаптировалась к переменам. Земнопони посвятила себя обслуживанию нашей печальной компании и иногда даже сопровождала меня в прогулках по городу. Флаттершай же замкнулась в себе и безинициативно выполняла поручения Эпплджек. На улицу выходить она не желала, предпочитая часами проводить время с Лапкой и аквариумными рыбками <text:span text:style-name="T11">&lt;</text:span><text:span text:style-name="T23">расширить</text:span><text:span text:style-name="T11">&gt;</text:span>.</text:p>
      <text:p text:style-name="P2">В эти же дни у меня началась полоса чёрного невезения. Два раза меня чуть не сбила машина. Один раз мне чудом удалось оторваться от гопников <text:span text:style-name="T11">&lt;</text:span><text:span text:style-name="T23">клоунов/санта-клаусов</text:span><text:span text:style-name="T11">&gt;</text:span>, подстерегавших меня на подходе к офису. Возвратившись домой я с удивлением обнаружил сзади <text:span text:style-name="T11">&lt;</text:span><text:span text:style-name="T23">пять</text:span><text:span text:style-name="T11">&gt;</text:span>длинную прореху в куртке, <text:span text:style-name="T11">&lt;</text:span><text:span text:style-name="T23">как будто сделанную пятернёй с металлическими когтями</text:span><text:span text:style-name="T11">&gt;</text:span>явно сделанную ударом ножа вдогонку наотмашь <text:span text:style-name="T11">&lt;</text:span><text:span text:style-name="T23">Эпплджек понадобилось два часа, чтобы зашить её</text:span><text:span text:style-name="T11">&gt;</text:span>. Кроме этого, приходилось сталкиваться с тысячей мелких неприятностей, каждая из которых была просто нелепой случайностью, но все вместе они создавали какой-то враждебный фон. Я стал максимально внимателен и осторожен, но всё равно частенько ходил на волосок от травм и повреждений.</text:p>
      <text:p text:style-name="P4">***</text:p>
      <text:p text:style-name="P2">– Так больше продолжаться не может. – Жанна (как мы условились называть Эпплджек в человеческом облике на людях) подула на остывшие пальцы и начала разминать их. Её лицо в свете фонаря было неестественно белым.</text:p>
      <text:p text:style-name="P2"><text:span text:style-name="T11">&lt;</text:span><text:span text:style-name="T23">подать фонарь под другим сосусом</text:span><text:span text:style-name="T11">&gt;</text:span> </text:p>
      <text:p text:style-name="P2">– Ты маешься без толку уже третий месяц. Флатти совсем захандрила, на ней лица нет. А этот напыщеный сноб (Эпплджек была невысокого мнения о Дискорде) только и делает, что присылает письма с описаниями своих похождений. Как будто мы сюда прибыли на прогулку, а не на поиски Селестии! Времени осталось совсем мало.</text:p>
      <text:p text:style-name="P2">Жанна слепила снежку и запустила её в ближайшего снеговика на пригорке, метко сбив ему нос из бутылки. Снеговик, казалось, посмотрел на наз злобными пуговками-глазёнками из бутылочных пробок.</text:p>
      <text:p text:style-name="P2">– Жанна, я делаю что могу. Не сердись. Но у меня нет идей, где её искать. Я перелопатил пол интернета в поисках подсказки. Результатов — ноль. На Дискорда была одна надежда.</text:p>
      <text:p text:style-name="P2"><text:soft-page-break/>– На этого сумасброда надеяться — так лучше не надеяться, – буркнула Жанна. – Мне одной показалось, что он <text:s/>как-то подозрительно быстро слинял тогда, после разведки в твоём офисе <text:span text:style-name="T11">&lt;</text:span><text:span text:style-name="T23">уменьшить подозрения — о них должен догадаться Макс</text:span><text:span text:style-name="T11">&gt;</text:span>?</text:p>
      <text:p text:style-name="P2">– Да, у меня тоже было такое чувство, что он хочет от нас избавиться. Но он же объяснил, почему. Или ты думаешь, что?..</text:p>
      <text:p text:style-name="P2">– Я ему не доверяю. – <text:span text:style-name="T1">с</text:span>ледующая снежка полетела в сторону озера, прочертив в тонком слое снега на льду длинную чёрную дорожку. – По-моему, ему выгодно, чтобы Селестия не нашлась.</text:p>
      <text:p text:style-name="P2">– Надо же! У меня были такие же мысли ещё в самом начале. Ты тоже считаешь, что он хочет вернуть себе статус правителя Эквестрии?</text:p>
      <text:p text:style-name="P2">Что считала Жанна, я услышать не успел. Внезапно её лицо исказила гримаса ужаса, она прижала ладони к лицу и крикнула:</text:p>
      <text:p text:style-name="P2">– Берегись!!!</text:p>
      <text:p text:style-name="P2">Я начал оборачиваться, но от двойного кувалдоподобного удара в голову и спину у меня потемнело в глазах и перехватило дыхание. Тем-не-менее, упасть мне помешал тот факт, что руки за что-то зацепились. Одновременно неодолимая сила начала быстро толкать меня к озеру.</text:p>
      <text:p text:style-name="P2">Жанна прыжком убралась у меня с дороги, одновременно протянув руку и ухватившись за мою ладонь. Её потащило за мной. Только сейчас я понял, насколько сильными были у неё руки — держаться за ладонь с таким упорством, скорее всего, не смог бы даже я.</text:p>
      <text:p text:style-name="P2"><text:s/>Потом послышался хруст и треск рвущейся материи. Жанна, наконец-то,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2">В голове звенело.</text:p>
      <text:p text:style-name="P2">В десяти метрах от нас в полынье затихала рябь. От пригорка, на котором стоял снеговик, до полыньи следовала дорожка смятого снега. Жанна тяжело дышала от потрясения и кусала снег, стараясь унять дрожь. Я вытряхнул из одного рукава сломанную ветку — руку снеговика. Второй рукав отсутствовал напрочь.</text:p>
      <text:p text:style-name="P2">– Он х-хотел тебя ут-топить. – Жанна схватила отломанную руку снеговика и закинула её в полынью.</text:p>
      <text:p text:style-name="P2">Я покачал головой. </text:p>
      <text:p text:style-name="P2">– Невозможно. <text:s/>Это просто ком снега с воткнутыми ветками. В нём нет жизни. Он не может что-то хотеть. Просто снег на пригорке подтаял и он съехал по скользкому склону в озеро. А на его пути оказался я. Глупое совпадение, не больше.</text:p>
      <text:p text:style-name="P2">– Стой! – <text:s/>Жанна для верности закрыла мне рот рукой. – Не говори дальше! Ты опять выстраиваешь для себя благопристойную и объяснимую версию случившегося. Как и тогда, когда на тебя из закрытого и пустого тупика вылетела машина. Как и тогда, когда застрял лифт, а когда ты наполовину выбрался из него, внезапно поехал <text:span text:style-name="T11">&lt;</text:span><text:span text:style-name="T23">улучшить</text:span><text:span text:style-name="T11">&gt;</text:span>. А тот случай, когда мне пришлось зашивать тебе куртку после нападения убийц <text:span text:style-name="T11">&lt;</text:span><text:span text:style-name="T23">клоунов/санта-клаусов</text:span><text:span text:style-name="T11">&gt;</text:span> — ты тоже это представил, как веселье пьяной шпаны.</text:p>
      <text:p text:style-name="P2">Так вот, что я тебе скажу — это всё не так! Это не совпадения! Не бывает таких совпадений. Тебя кто-то или что-то хочет убить.</text:p>
      <text:p text:style-name="P2">– Жанна, но снеговик… Это смешно! Убить снеговиком — это самый нелепый способ убийства, о котором можно себе представить!</text:p>
      <text:p text:style-name="P2">И тут до меня дошло.</text:p>
      <text:p text:style-name="P2">Самый нелепый! Самый глупый и невообразимый! Всё сходится! Точно!</text:p>
      <text:p text:style-name="P2">Дискорд!!! Он таки вернулся на круги своя. Весёлый и отважный с сумасшедшинкой тип, оказавшись без контроля, снова стал холодным злодеем. А, может быть, он таким был всегда, скрываясь под маской обаятельности и добродушия. Конечно же, Дискорд не был заинтересован в возвращении Селестиии. <text:soft-page-break/>Конечно же, он вышел на её след в моём офисе. Там, у серверной — это единственное место, которое его заинтересовало. Конечно же, он устранился от поисков и начал нам мешать. Только у него было достаточно умения, внутренней силы и безумия, чтобы организовывать такие неестественные попытки убийства.</text:p>
      <text:p text:style-name="P2">Я осмотрел прибрежные кусты. В тусклом свете фонаря их силуэты казались изготовившимися к броску химерами.</text:p>
      <text:p text:style-name="P2">– Пойдём отсюда, Жанна. Тут опасно находиться.</text:p>
      <text:p text:style-name="P2">Пожалуй, не стоит пока говорить о своей догадке девушкам. Им и без того сейчас несладко приходится, чтобы добивать их вестью о предательстве.</text:p>
      <text:p text:style-name="P2">Когда я бросил последний взгляд на озеро, мне показалось, что из-подо льда нас провожали злые глазки снеговика.</text:p>
      <text:p text:style-name="P2"/>
      <text:h text:style-name="P171" text:outline-level="2">След?</text:h>
      <text:p text:style-name="P121"/>
      <text:p text:style-name="P2"><text:span text:style-name="T11">&lt;</text:span><text:span text:style-name="T23">сначала эпизод - проверка сумки в серверной</text:span><text:span text:style-name="T11">&gt;</text:span></text:p>
      <text:p text:style-name="P2"><text:span text:style-name="T11">&lt;</text:span><text:span text:style-name="T28">Все улики указывали на Анджелу. Во время беседы в кафе, когда Макс спросил её о роге и крыльях, она долго смотрела на него с радостью и постепенным “прозрением”, а потом… расхохоталась и едко его высмеяла</text:span><text:span text:style-name="T11"> &gt;</text:span></text:p>
      <text:p text:style-name="P2">На следующий день я подошёл в закуток, к нашему системному администратору. По устоявшемуся канону, сисадмин — чисто мужская профессия, её обладатель должен носить засаленный свитер, иметь пивное брюшко и бороду с застрявшими в ней крошками позавчерашнего ужина.</text:p>
      <text:p text:style-name="P2">Наша Анджела, ломая все стереотипы,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отличным и часто писала статьи на околокомпьютерную тематику. Её отгороженный ширмой от php-програмистов уголок был сплошь увешен плакатами Ван-Хельсинга и Локи.</text:p>
      <text:p text:style-name="P2">– Анджела, можно тебя на секундочку?</text:p>
      <text:p text:style-name="P2">– Да? – Она захлопнула книгу <text:span text:style-name="T11">&lt;</text:span><text:span text:style-name="T23">“Последний Единорог” Питера Бигла</text:span><text:span text:style-name="T11">&gt;</text:span> и повернулась ко мне.</text:p>
      <text:p text:style-name="P2">– Я тут проходил мимо серверной и заметил, что там висит сумка. Кто-то забыл, наверное. Надо бы разослать на офис извещение о находке.</text:p>
      <text:p text:style-name="P2">– О! – Анджела хлопнула себя по лбу. – Спасибо тебе огромное! А я-то думала, что потеряла её. Или, того хуже, её у меня спёрли. А она у меня новенькая совсем, из натуральной кожи. Дорогущая. – Она принялась складывать вещи в тумбочку.</text:p>
      <text:p text:style-name="P2">–Так это твоя?</text:p>
      <text:p text:style-name="P2">– Если чёрная кожаная, с заклёпками — то моя. Хотя в серверной чужой быть и не должно.</text:p>
      <text:p text:style-name="P2">– Чёрная. С заклёпками. – Я всматривался в Анджелу, но рассмотреть в чёрненькой фигуристой девушке Селестию у меня плохо получалось.</text:p>
      <text:p text:style-name="P2">– Что ты на меня так смотришь? У меня там вымазано? – Анджела попыталась, изогнувшись, заглянуть себе за плечо.</text:p>
      <text:p text:style-name="P2">– Да нет, всё в порядке, не волнуйся. А тебе, часом, никогда не снилось, что у тебя есть копыта, рог и крылья?</text:p>
      <text:p text:style-name="P2">– Чего-о-о? – Анджела прыснула. – Ну и сексуальные фантазии у тебя, Макс! Если хочешь пригласить в кафешку — так и скажи. Рога он какие-то выдумывает с крыльями, понимаешь! А сейчас пошли за сумкой.</text:p>
      <text:p text:style-name="P16"/>
      <text:p text:style-name="P2"><text:soft-page-break/><text:span text:style-name="T11">&lt;</text:span><text:span text:style-name="T23">расширить. Перед кафешкой - диалог с Флатти и ЭйДжей. Все думают, что наконец-то нашли Селестию. Все ликуют</text:span><text:span text:style-name="T11">&gt;</text:span></text:p>
      <text:p text:style-name="P16"/>
      <text:p text:style-name="P2">Анджела вела себя как самая обычная приветливая девушка, не проявляя никаких признаков сущности аликорна. Мы и раньше несколько раз проводили время за чашечкой кофе и я бы не сказал, что её поведение и отношение ко мне с тех пор как-то изменились.</text:p>
      <text:p text:style-name="P2">В суши-баре, куда я пригласил её после работы, она без запинки переключалась с новостей из мира unix-систем на новинки рок-музыки и компьютерных игр. Но попытку заговорить на интересующую меня тему пресекла моментально.</text:p>
      <text:p text:style-name="P2">– Нет, Макс, за понями не ко мне. Я не поклонница инфантильного трэша. И тебе не советую — дядьки под пятьдесят, увлекающиеся эквиноподобными нимфетками — жалкое зрелище.</text:p>
      <text:p text:style-name="P2">На том и остановились.</text:p>
      <text:p text:style-name="P2"/>
      <text:p text:style-name="P2"><text:span text:style-name="T11">&lt;</text:span><text:span text:style-name="T23">Расширить сцену в кафе. Ожидание, подьём и… падение ожиданий</text:span><text:span text:style-name="T11">&gt;</text:span></text:p>
      <text:p text:style-name="P2"/>
      <text:p text:style-name="P4">***</text:p>
      <text:p text:style-name="P2">На кухне за столиком сидели две девушки и сочиняли письмо.</text:p>
      <text:p text:style-name="P2">– “Дорогой Дискорд, мы так по тебе соскучились!” - старательно выводила калллиграфическим почерком Флаттершай. – “Почти так же сильно, как по Эквестрии”...</text:p>
      <text:p text:style-name="P2">– Вот ещё! Чтоб я по этому охламону соскучилась! – пробурчала Эпплджек. – И никакой он не дорогой. Я б за его ужимки и пары битов не дала. Дай-ка сюда письмо. – Эпплджек вырвала листок у Флаттершай и, старательно слюнявя карандаш, переправила текст.</text:p>
      <text:p text:style-name="P2">– Вот теперь другое дело! – Эпплджек выставила листок на свет, любуясь написанным.</text:p>
      <text:p text:style-name="P2">– А ты уверена, что так можно? – робко встряла Флаттершай. – “Дёшевый охламон” не похоже на вежливое приветствие.</text:p>
      <text:p text:style-name="P2">– Ещё как похоже! Я с Биг Маком так всегда здороваюсь, когда он, перебрав маленько сидра, заявляется под утро со следами помады на шее.</text:p>
      <text:p text:style-name="P2">– А-а-а. Ну ладно. А разве “мы б тебя век не видели, если б не принцесса”...</text:p>
      <text:p text:style-name="P2">– Ты не отвлекайся на дружескую фамильярность, а дальше пиши, – прервала её подруга. – А то мы так до вечера не закончим. А скоро ужин готовить надо.</text:p>
      <text:p text:style-name="P2">– Ну хорошо, продолжу. “Как успехи в поисках принцессы Селестии? Пиши нам, пожалуйста, побольше. Ты так интересно описываешь свои приключения — дух захватывает читать. Особенно про исследование моаи на острове Рапа-Нуи и про последние поиски в храме Сваминараян. Здорово ты тогда ушёл от охраны! Прямо как в романах про Дэринг Ду. Никогда бы не подумала, что следы Селестии могут оказаться в таких таинственных местах”...</text:p>
      <text:p text:style-name="P2">– Неужели ты думаешь, что он действительно занимается поисками Селестии? – остановила подругу Эпплджек. – Брось, этот хлыщ просто развлекается вовсю, пока мы тут ночей не спим. А ну дай-ка…</text:p>
      <text:p text:style-name="P2">Эпплджек выхватила листок и начала править текст.</text:p>
      <text:p text:style-name="P2">– Так… Так… И вот так! Теперь порядок! – Эпплджек вернула листок Флаттершай.</text:p>
      <text:p text:style-name="P2">– “Мы очень рады, что ты хорошо отдохнёшь, пока мы ищем принцессу. Твоё здоровье, несомненно, очень важно для процветания Эквестрии и оно нас очень волнует. Так волнует, что прям ночей не спим.” – О, это ты правильно написала! – обрадовалась Флаттершай. – Помню, когда Дискорд слёг с гриппом, я с ног сбилась, пытаясь его вылечить. Он такой болезненный!</text:p>
      <text:p text:style-name="P2"><text:soft-page-break/>–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 но так, чтобы Флаттершай не слышала.</text:p>
      <text:p text:style-name="P2">– “Надеюсь, ты скоро найдёшь нашу принцессу.” – продолжила Флаттершай. – “Потому что нам её искать плохо получается. Макс долго искал и, наконец, нашёл. То есть, он думал, что нашёл, а потом оказалось, что нет. Теперь он хандрит. А мы с Эпплджек искать совсем не умеем. У меня вообще хорошо искать получается только Энджела и ...” – тут Флаттершай расплакалась, закрыв лицо рукками.</text:p>
      <text:p text:style-name="P2">– Флатти, не плачь! – принялась успокаивать подругу Эпплджек. – Письмо размокнет. Вот увидишь, всё будет хорошо! Вернёмся мы через неделю в Эквестрию. Увидишь ты своего Энджела. А я — свою ферму. – тут загрустила и Эпплджек.</text:p>
      <text:p text:style-name="P2">– А что мы будем делать в Эквестрии без принцессы Селестии? – хлюпала Флаттершай. – И там совсем страшно жить стало. Почти так же страшно, как тут. Я последние два месяца из дома не выходила, так было страшно снаружи.</text:p>
      <text:p text:style-name="P2">– Так это ты дома сидела вовсе не из-за болезни? – поразилась Эпплджек <text:span text:style-name="T11">&lt;</text:span><text:span text:style-name="T23">упомянуть болезнь Флатти в соответствующем разделе</text:span><text:span text:style-name="T11">&gt;</text:span></text:p>
      <text:p text:style-name="P2">– Угу. Лес в последнее время совсем чужой стал. Даже Энджел опасался в него выходить. Не говоря уже о Гарри.</text:p>
      <text:p text:style-name="P2">– Что-то мне это напоминает.</text:p>
      <text:p text:style-name="P2">– Что?</text:p>
      <text:p text:style-name="P2">– То, что с Максом происходит в последнее время. Стоит ему нос из дому высунуть - как на него сваливается куча несчастий и всяческих опасностей. Такое впечатление, что на него кто-то охотится. Знать бы, кто этот кто-то! Я б ему показала, почём фунт дрожжей <text:span text:style-name="T1">в сортире</text:span>!</text:p>
      <text:p text:style-name="P2">– Лучше бы он от нас просто отстал. Мы ему ничего плохого не сделали. – вздохнула Флаттершай и продолжила. – “Надеюсь, у тебя всё хорошо? Ты так ловко ушёл из плена сомалийских пиратов в последнем письме, что у тебя не может быть плохо. <text:span text:style-name="T1">Надеюсь, пираты остались целы</text:span>. А у нас не очень как-то. У Макса какая-то полоса невезения и опасностей. Ему постоянно приходится быть начеку, чтобы не попасть под машину или не упасть в открытый канализационный люк. А недавно его чуть не утопил снеговик — он съехал на него с пригорка и Макс еле вырвался.”</text:p>
      <text:p text:style-name="P2">– Агась, вырвался бы он, если бы не я. Дай-ка сюда письмо...</text:p>
      <text:p text:style-name="P2">– “...хорошо, что рядом была Эпплджек и спасла его...”. – Так годится?</text:p>
      <text:p text:style-name="P2">– Пожалуй, да.</text:p>
      <text:p text:style-name="P2">– Хорошо. – “В общем, приезжай скорее. Так хочется, чтоб мы снова были вместе и чтобы все вместе вернулись домой, в Эквестрию. Твои Флаттершай и Эпплджек.”</text:p>
      <text:p text:style-name="P2">– Так неправильно. – нахмурилась Эпплджек. – Я перед ним расшаркиваться не собираюсь. Напиши просто: “Успехов в поисках и до ОЧЕНЬ скорой встречи у коридора”. Написала? Ну отлично. Теперь набери его <text:s/><text:span text:style-name="T1">в компьютере </text:span>и пошли емейлом. И помоги мне потом с ужином. – донеслось уже из кухни.</text:p>
      <text:p text:style-name="P2">Флаттершай обернулась вслед Эпплджек и тайком дописала: ”Приезжай скорее, дорогой друг, мне так тоскливо без тебя. Твоя Флатти”.</text:p>
      <text:p text:style-name="P2">– Да-да, я мигом! – <text:span text:style-name="T1">д</text:span>евушка схватила листок бумаги и помчалась к ноутбуку.</text:p>
      <text:p text:style-name="P2"/>
      <text:h text:style-name="P171" text:outline-level="2">Озарение</text:h>
      <text:p text:style-name="P2"/>
      <text:p text:style-name="P2"><text:span text:style-name="T11">&lt;</text:span><text:span text:style-name="T23">Флаттершай смотрит млп и говорит - всё не так. Макс с Эпплджек пытаются подвести итоги - плачевные. Макс ругается, что на работе Нексус сошёл с ума. А Флатти вскользь упоминает кодовую фразу, которую употребляет Селестия на Гранд Галопин Гала, когда Флатти разъярилась на животных. И Макс вспоминает, что эту же фразу употребляет Нексус</text:span><text:span text:style-name="T11">&gt;</text:span></text:p>
      <text:p text:style-name="P102"><text:soft-page-break/></text:p>
      <text:p text:style-name="P103">- Сюда бы Твайлайт. Она бы придумала что-нибудь. - Прошептала Флаттершай.\n- Если бы в проход вошла Твайлайт вместо меня, здесь бы не было Макса, - огрызнулся Дискорд, - его бы некому было нести. И вообще, с открытием и удержанием корридора у меня… гм… некоторые сложности. Твайлайт гораздо лучше справилась.\n- Толку того, что мы сюда попали? - Проворчала ЭпплДжек. - Если мы не можем найти её высочество. Сколько мы уже здесь торчим?\n- Больше двух недель. Я считаю дни. - Флаттершай безучастно смотрела в окно.\n- То есть, у нас осталось меньше недели? - Переспросила ЭйДжей.\n- Почему это? - Вскинулся Дискорд.\nПотому что в конце месяца нашего пребывания тут Твайлайт и Луна откроют проход и нам нужно будет возвращаться.\n- Дискорд! Я, то есть! - Воскликнул Дискорд. - Нам нужно поторопиться.\nНо дни проходили, а поиски были безрезультатными. Идей ни у кого не было.</text:p>
      <text:p text:style-name="P102"/>
      <text:p text:style-name="P98">Разговор не клеился.</text:p>
      <text:p text:style-name="P102">Флаттершай, отвернувшись от нашей компании, смотрела флэш-мультик, в котором разноцветные пони спасали Эквестрию от злого но обаятельного Дискорда. Эпплджек, развалилась в кресле и положила ноги на стол, надвинув новоприобретённый стетсон на нос. Я пытался выработать план на случай, если мы не найдём Селестию за оставшиеся три дня. Получалось плохо.</text:p>
      <text:p text:style-name="P102"><text:span text:style-name="T11">– </text:span>Жанна, даже если мы не найдём Селестию, это не значит, что конец всему. Принцесса Луна также может управлять Эквестрией. Кроме того, Селестии удалось подготовить себе неплохую замену — Твайлайт Спаркл. Если её подучит Луна, она будет неплохо справляться.</text:p>
      <text:p text:style-name="P102"><text:span text:style-name="T11">– </text:span>Макс, не гони. Дело не в том, справится Твайлайт с управлением, или нет. Дело в том, что Эквестрия разваливается. Ты сам это видел. Да-да, даже такая “селючка”, как я, это заметила! Эквестрии скоро будут кранты — если только кто-то не спасёт её. Селестия, пожалуй, могла это сделать. А вот у Твайли — ты только не подумай ничего, я её очень уважаю и люблю — пороху на это не хватит. Она талантливый маг и учёный, но тут требуется нечто эпическое. </text:p>
      <text:p text:style-name="P102"><text:span text:style-name="T11">– </text:span>Ну хорошо. Убедила. В конце-концов, можем поступить так. Вы с Флатти вернётесь обратно а я продолжу поиски здесь.</text:p>
      <text:p text:style-name="P102"><text:span text:style-name="T11">– </text:span>А как мы узнаем, что ты нашёл принцессу? – хмуро отозвалась Эпплджек. – Сами вы вряд ли сможете отсюда создать коридор к Эквестрии.</text:p>
      <text:p text:style-name="P102"><text:span text:style-name="T11">– </text:span>Вы можете связываться со мной раз в месяц по коридору.</text:p>
      <text:p text:style-name="P102"><text:span text:style-name="T11">– </text:span>Не пойдёт. Ты видел, с какими трудностями открывается коридор? За две последние попытки мы потеряли <text:span text:style-name="T1">Кимеринна и Дэш</text:span>. И не думаю, что ситуация с тех пор улучшилась. Коридор открывать слишком <text:span text:style-name="T1">опасно</text:span>.</text:p>
      <text:p text:style-name="P102"><text:span text:style-name="T11">– </text:span>Ну, не раз в месяц <text:span text:style-name="T11">—</text:span> раз в год. Если мне повезёт и я найду её, она вполне может пожить у меня до связи. В конце-концов, может быть, Селестия и сама сможет открыть его с этой стороны. Дискорд ведь может немного колдовать тут. А Селестия — могучий маг, не слабее Дискорда.</text:p>
      <text:p text:style-name="P102">Эпплджек недоверчиво хмыкнула.</text:p>
      <text:p text:style-name="P102"><text:span text:style-name="T11">– </text:span>Это глупость какая-то, всё не так, всё совсем не так! – воскликнула Флаттершай, оторвавшись от мультика и повернушись к нам. – Смотреть не могу эту патоку! У меня как-то на воспитании был зайчонок, которому мама по неосторожности отлежала голову — так ему приходилось объяснять базовые вещи вот на таких вот упрощённых картинках и историях. Как кому-то может нравиться подобная ерунда?</text:p>
      <text:p text:style-name="P102"><text:span text:style-name="T11">– </text:span>Не кипятись, Флатти. Этот сериал рассчитан на маленьких девочек. То, что он понравился немногочисленным одиноким фрикам — всего лишь странность, отношения к делу не имеющая. Лучше помоги нам с Жанной решить, как поступить дальше, если мы таки не найдём Селестию за оставшиеся дни.</text:p>
      <text:p text:style-name="P102"><text:span text:style-name="T11">– </text:span>Конечно оставаться. Кто ещё, кроме нас, может найти её?</text:p>
      <text:p text:style-name="P102"><text:span text:style-name="T11">– </text:span>Я думал, ты не сможешь оставить Энджела и всех остальных надолго.</text:p>
      <text:p text:style-name="P102"><text:soft-page-break/><text:span text:style-name="T11">– </text:span>Эквестрия сможет прожить без нас. Но без Селестии — нет. Мы должны найти её <text:span text:style-name="T1">во что бы то ни стало</text:span>. И, Макс, зачем ты называешь Эпплджек Жанной?</text:p>
      <text:p text:style-name="P107"><text:span text:style-name="T11">– </text:span>Извини, Флаттершай, забылся.</text:p>
      <text:p text:style-name="P107"><text:span text:style-name="T11">– </text:span>Та ладно, я ж не против, – возразила Эпплджек. – Не парься, Флатти. Было б хуже, если б он <text:s/>назвал меня Эпплджек на людях.</text:p>
      <text:p text:style-name="P107"><text:span text:style-name="T11">– </text:span>Ты так... – запнулась Флаттершай. – Так быстро забыла свою ферму. И...</text:p>
      <text:p text:style-name="P107"><text:span text:style-name="T11">– </text:span>Чегооо??? Флатти, не глупи! Я хочу назад не меньше тебя! И я реально помогаю Максу искать Селестию, а не сижу все дни напролёт дома, как некоторые!!!</text:p>
      <text:p text:style-name="P107"><text:span text:style-name="T11">– </text:span>Как ты можешь так говорить? – расплакалась Флаттершай.</text:p>
      <text:p text:style-name="P107"><text:span text:style-name="T11">– </text:span>Эй, девушки, не ссорьтесь! Мы — одна команда! И надеюсь, останемся ею и в дальнейшем. </text:p>
      <text:list xml:id="list6194620491686557826" text:style-name="L5">
        <text:list-header>
          <text:p text:style-name="P161">В общем, я предлагаю такой план действий. <text:s/>Когда откроется коридор, вы пройдёте через него и расскажете всё как есть. Я же останусь тут и продолжу поиски. Через полгода вы с той стороны откроете коридор опять. За полгода я наверняка найду принцессу. </text:p>
        </text:list-header>
      </text:list>
      <text:p text:style-name="P107"><text:span text:style-name="T11">– </text:span>А если нет? – Эпплджек смотрела мне мне прямо в глаза.</text:p>
      <text:list xml:id="list183656992429675" text:continue-numbering="true" text:style-name="L5">
        <text:list-header>
          <text:p text:style-name="P161">Я молча пожал плечами. Эпплджек уверенно продолжила.</text:p>
        </text:list-header>
      </text:list>
      <text:p text:style-name="P107"><text:span text:style-name="T11">– </text:span>Нужно, чтобы кто-то остался тебе помогать. На всякий случай. Ты ведь за эти месяцы уже раз пять без подстраховки вляпался бы в дерьмо по уши. Флатти остаться не сможет — у неё зверьё. За ним ухаживать нужно. А мой братец только рад будет остаться на полгода без присмотра. Так что тут выбора не остаётся.</text:p>
      <text:p text:style-name="P107"><text:span text:style-name="T11">– </text:span>Спасибо, ЭйДжей.</text:p>
      <text:p text:style-name="P107"><text:span text:style-name="T11">– </text:span>Я об Эквестрии беспокоюсь. – ворчливо отозвалась Эпплджек. – Надо разобраться с этой ерундой наконец-то. И я чертовски намерена это сделать.</text:p>
      <text:list xml:id="list183657610694315" text:continue-numbering="true" text:style-name="L5">
        <text:list-header>
          <text:p text:style-name="P161">Флаттершай пробормотала нечто, показавшееся мне знакомым.</text:p>
        </text:list-header>
      </text:list>
      <text:p text:style-name="P107"><text:span text:style-name="T11">– </text:span>Флатти, ты что-то сказала? Я не расслышал.</text:p>
      <text:p text:style-name="P107"><text:span text:style-name="T11">– </text:span>Намерение Изменяет Реальность.</text:p>
      <text:p text:style-name="P107"><text:span text:style-name="T11">– </text:span>Эээ. А где ты слышала эту фразу, если не секрет?</text:p>
      <text:p text:style-name="P107"><text:span text:style-name="T11">– </text:span>Так сказала принцесса Селестия на Гранд Гала, когда мы устроили там бардак. Она очень развеселилась тогда и сказала, что как раз и задумывала нечто такое, способное расшевелить это веками занудное мероприятие.</text:p>
      <text:list xml:id="list183658147163423" text:continue-numbering="true" text:style-name="L5">
        <text:list-header>
          <text:p text:style-name="P161">У меня как будто вспыхнула лампочка в мозгу. Кирпичики быстро выстраивались в целостную картину. Я ринулся в прихожую.</text:p>
        </text:list-header>
      </text:list>
      <text:p text:style-name="P107"><text:span text:style-name="T11">– </text:span>Флатти, ЭйДжей, буду через час. Ждите!</text:p>
      <text:p text:style-name="P102"/>
      <text:h text:style-name="P170" text:outline-level="2">Почти.</text:h>
      <text:p text:style-name="P118"/>
      <text:p text:style-name="P107">В офисе меня встретил лыбящийся Стас.</text:p>
      <text:p text:style-name="P107">– Макс, не поверишь — я исправил Нексус! Там такое было! Я тебе расскажу — сядешь! Работает как часики! На эталонные вопросы даёт эталонные ответы! Алекс нам торчит пиво!</text:p>
      <text:p text:style-name="P107">Я уставился на Стаса и он, захлёбываясь от торопливости, начал <text:span text:style-name="T11">расказывать</text:span>.</text:p>
      <text:p text:style-name="P107">– Там такое!.. Блин, впервые на своей памяти такую хрень увидел! Короче, к выходному потоку логического блока Нексуса подключился совершенно левый модуль и вносил коррективы во всю работу аналитического модуля. Я проследил, откуда он взялся — прикинь, это ещё остатки владовских разработок. Так-то! Ну, помнишь, он заморачивался с этикой для кибермозга? Так вот, оказывается, он <text:soft-page-break/>таки успел наваять какую-то рабочую заготовку, и этот его прототип под названием <text:span text:style-name="T11">celestia </text:span>загрузился в тестовый кластер и переключил управление на себя. И, я тебе скажу, избавиться от этой штуковины было непросто! Ну, разве я не молодец?!!</text:p>
      <text:p text:style-name="P107">– Ты его уничтожил?</text:p>
      <text:p text:style-name="P107">– Кого?</text:p>
      <text:p text:style-name="P107">– Этический модуль. Селестию.</text:p>
      <text:p text:style-name="P107">– Да, конечно. Видно, Влад оставил для своего домашнего компа лазейку в корпоративном прокси-сервере. И через эту дыру его модуль смог загрузиться в кластер.</text:p>
      <text:p text:style-name="P107">– Ты его уничтожил?</text:p>
      <text:p text:style-name="P107">– Да, я ж сказал. Еле-еле выловил — <text:s/>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владовский сервер заблокировал, чтоб больше оттуда ничего не загрузилось.</text:p>
      <text:p text:style-name="P107">– То есть, на домашнем компьютере Влада модуль работает и дальше?</text:p>
      <text:p text:style-name="P107">– Ага. К нему-то у меня доступа нету. Но в кластер к Нексусу он больше не пролезет.</text:p>
      <text:p text:style-name="P107">– Спасибо, Стас. Ты молодец.</text:p>
      <text:p text:style-name="P107">Ниточка, чуть было не прервавшаяся в офисе, повела в квартиру Влада.</text:p>
      <text:p text:style-name="P107"/>
      <text:h text:style-name="P170" text:outline-level="2">Дискорд</text:h>
      <text:p text:style-name="P121"/>
      <text:p text:style-name="P118">Девушки поспешно собирались, пока я растолковывал им задачу.</text:p>
      <text:p text:style-name="P118"><text:span text:style-name="T11">– </text:span>Сейчас мы отправимся в квартиру Влада. Судя по всему, Селестия там. Долго рассказывать, как я к этому пришёл, но, похоже, при переходе она стала компьютерной программой. Сейчас она должна находиться на домашнем компьютере Влада.</text:p>
      <text:p text:style-name="P118"><text:span text:style-name="T11">– </text:span>Это тот твой приятель, который разбился с полгода назад? – спросила Эпплджек.</text:p>
      <text:p text:style-name="P118"><text:span text:style-name="T11">– </text:span>Да, это он.</text:p>
      <text:p text:style-name="P118"><text:span text:style-name="T11">– </text:span>А как мы попадём в его квартиру? Там сейчас кто-то живёт? – Флаттершай прыгала на одной ноге, натягивая кед.</text:p>
      <text:p text:style-name="P118"><text:span text:style-name="T11">– </text:span>Нет, после его смерти квартиру опечатали. Сейчас, надо полагать, идёт процесс определения наследников и передачи наследства. Но у нас есть способ попасть внутрь. Видишь ли, мы с Владом давно ещё обменялись дубликатами ключей на случай, если один из нас в отпуске, а нужно покормить домашних животных. Правда, после его смерти, я забрал его рыбок к себе. Но отдать ключ инспектору как-то забыл — он так у меня и остался. Так что проблем быть не должно.</text:p>
      <text:p text:style-name="P119">Этическую сторону проникновения в квартиру я умолчал. В данном случае цель оправдывает средства и фактический взлом квартиры оправдывался спасением принцессы и всей Эквестрии. Думаю, Влад бы одобрил.</text:p>
      <text:p text:style-name="P119">В гараже я обошёл старый верный <text:span text:style-name="T11">Nissan Navara</text:span> и направился к маленькому электрическому <text:span text:style-name="T11">Eva. </text:span>Для того, чтоб не привлекать внимание, самое оно. <text:s/><text:span text:style-name="T11">&lt;</text:span><text:span text:style-name="T23">Найти более природный повод упомянуть о наваре. Например, перенести его упоминание в начало второй части (Терра) и оформить, как знакомство девушек с автопарком макса</text:span><text:span text:style-name="T11">&gt;</text:span></text:p>
      <text:p text:style-name="P119">Дом Влада находился в трёх минутах езды от моего, у самого края массива. Я всегда завидовал его расположению: в то время, как Влад с высоты 16-го этажа любовался вплотную примыкавшими к окружной дороге соснами, мне приходилось довольствоваться видом супермаркета. Конечно, можно было бы пройтись пешком пятнадцать минут, но тащить в руках увесистый системник не хотелось. <text:span text:style-name="T11">&lt;</text:span><text:span text:style-name="T23">Плохо написано!</text:span><text:span text:style-name="T11">&gt;</text:span></text:p>
      <text:p text:style-name="P119"><text:soft-page-break/>Я поднёс брелок пропуска к домофону, но дверь подъезда не открылась. Замигала красная лампочка и зажужжал зуммер.</text:p>
      <text:p text:style-name="P119">Я выругался.</text:p>
      <text:p text:style-name="P119"><text:span text:style-name="T11">– </text:span>Макс, что случилось? У нас проблемы?</text:p>
      <text:p text:style-name="P119"><text:span text:style-name="T11">– </text:span>Да, Флатти, проблемы. Они уже заблокировали карточку Влада. Подъезд мы не откроем. А у меня больше нет друзей в этом доме, кто мог бы открыть дверь. Чёрт! Ну ладно.</text:p>
      <text:p text:style-name="P119"><text:span text:style-name="T11">– </text:span>Так что, будем ломать дверь? – Эпплджек критически осмотрелась, подмечая бабулек на лавочке и зевак во внутреннем скверике.</text:p>
      <text:p text:style-name="P119"><text:span text:style-name="T11">– </text:span>Нет нужды. Лучше станьте-ка сзади меня так, чтобы заслонить от этих бабулек и от вооон той камеры наблюдения.</text:p>
      <text:list xml:id="list1077551274059334996" text:style-name="L6">
        <text:list-header>
          <text:p text:style-name="P162">Мало кто об этом знает, но преодолеть сопротивление магнитного замка, подключённого к домофону, достаточно просто. Если упереться ногой в дверной косяк, схватиться руками за ручку и хорошенько рвануть, магнит не выдержит. Я так делал несколько раз, когда выходил на улицу, забыв брелок от домофона дома. Хотя в данном случае, чтобы не привлекать внимание посторонних, будем действовать аккуратнее.</text:p>
        </text:list-header>
      </text:list>
      <text:p text:style-name="P107">Я достал из внутреннего кармана куртки короткий железный прут, с которым не расставался последние пару месяцев. Зачем рвать дверь, если можно поддеть её край ломиком и немного налечь ладонью?</text:p>
      <text:p text:style-name="P107">Раздался лёгкий «кряк» и дверь подалась.</text:p>
      <text:p text:style-name="P142"><text:span text:style-name="T11">– </text:span>Девушки, заходим.</text:p>
      <text:p text:style-name="P102">Тусклый глазок видеокамеры сопровождал нас, пока мы шли по коридору. Шансы на то, что охранник на пульте заподозрит что-то неладное, мизерные. <text:s/>По моему опыту работы в “аквариуме” я знаю, что, как правило, за камерами никто не следит и видеоархив просматривается только в случае каких-либо происшествий или при срабатывании сигнализации. А сигнализации как раз в нужной нам квартире нет <text:span text:style-name="T1">— Влад был ещё тем консерватором и старался ограничивать использование электроники в своей жизни. «Пилоты не путешествуют <text:s/>самолётами» – обычно отшучивался он на моё удивление этим фактом.</text:span></text:p>
      <text:p text:style-name="P102"><text:span text:style-name="T1">Заслонив собой дверь от видеокамеры, я быстро сорвал </text:span>пломбу с двери квартиры <text:span text:style-name="T1">№ 191. <text:s/>я вставил ключ в скважину. Хвала зайцам, они не успели сделать что-то с замком! Если бы ключ не подошёл, вся затея оказалась бы под вопросом — я не взломщик и незаметно проникнуть в закрытую квартиру, да ещё под надзором видеокамер, вряд ли смогу.</text:span></text:p>
      <text:p text:style-name="P107">Прихожая встретила нас толстым слоем пыли. Мы тихонько прошли внутрь и я закрыл дверь изнутри.</text:p>
      <text:p text:style-name="P102"><text:span text:style-name="T1">Компьютер</text:span> стоял там же, где и обычно <text:span text:style-name="T1">— в личном кабинете Влада на столе у окна.</text:span></text:p>
      <text:p text:style-name="P142"><text:span text:style-name="T11">– </text:span>Макс, тут окно разбито! И верёвка какая-то висит. – крикнула Флаттершай из кухни.</text:p>
      <text:p text:style-name="P142"><text:span text:style-name="T11">– </text:span>Оставь, Флатти, не сейчас! – отмахнулся я.</text:p>
      <text:p text:style-name="P149">Лампочка питания на ноутбуке горела, <text:s/>но подключенный монитор оставался тёмным. Я постучал по пробелу, но безрезультатно.</text:p>
      <text:p text:style-name="P142"><text:span text:style-name="T11">– </text:span>Может, стукни его хорошенько? – посоветовала Эпплджек. – Я всегда так делаю, когда у твоего компа интернет тормозит. Почти всегда помогает...</text:p>
      <text:p text:style-name="P142"><text:span text:style-name="T11">– </text:span>Монитор выключен. – <text:s/>раздалось из угла. Кресло с высокой спинкой повернулось, открыв нашим взорам Дискорда. </text:p>
      <text:p text:style-name="P142">Он был одет в брюки-карго, заправленные в берцы и футболку цвета хаки. Длинный шрам проходил через левую скулу, скрываясь под фотохромными очками. Тактические перчатки с обрезанными пальцами довершали облик этакого Гекльберри-Финна 21-го века.</text:p>
      <text:p text:style-name="P142">Он приподнял панамку, дурашливо здороваясь.</text:p>
      <text:p text:style-name="P142"><text:soft-page-break/><text:span text:style-name="T11">– </text:span>Оп-па! – пробормотала Эпплджек. – Нежданчик!</text:p>
      <text:p text:style-name="P142"><text:span text:style-name="T11">– </text:span>Ты, я вижу, времени не терял, – моя рука под прикрытием стола медленно тянулась к тяжёлой фарфоровой кружке, стоящей на краю.</text:p>
      <text:p text:style-name="P122"><text:span text:style-name="T11">– </text:span>Не терял, не терял — объездил полмира. – В его широкой улыбке сверкнул металлический зуб. – Или, точнее, две трети. Но не в этом дело. Мне тут есть что вам сообщить. К сожалению, у меня, в отличие от вас, не было ключей — пришлось вломиться с крыши. Ну да ладно, квартирка, как я понимаю, ничейная, счёт за разбитое окно выставлять некому.</text:p>
      <text:p text:style-name="P122"><text:span text:style-name="T11">– </text:span>А почему ты вообще решил искать нас тут? – спросила Эпплджек. – Приехал бы домой. Мы б тебя чаем напоили.</text:p>
      <text:p text:style-name="P122"><text:span text:style-name="T11">– </text:span>Видишь ли, дорогая Эй-Джей, я с самого начала знал, где находится наша уважаемая принцесса, а времени в обрез, так что...</text:p>
      <text:p text:style-name="P130">В проёме дверей появилась Флаттершай.</text:p>
      <text:p text:style-name="P122"><text:span text:style-name="T11">– </text:span>С кем это вы тут разговариваете?</text:p>
      <text:list xml:id="list5320367395489312119" text:style-name="L7">
        <text:list-header>
          <text:p text:style-name="P172">Дискорд обернулся было на голос и в этот момент я швырнул в него кружкой и бросился через комнату к нему, занося над головой стул.</text:p>
        </text:list-header>
      </text:list>
      <text:p text:style-name="P130">Оглушённый Дискорд попытался было отъехать на кресле в сторону, но я припёр его стулом к стенке.</text:p>
      <text:p text:style-name="P122">– Жанна, Флатти, хватайте ноут и на выход! Я с ним разберусь! Не теряйте вре...!</text:p>
      <text:p text:style-name="P122">– ТЫ ИДИО...!!!</text:p>
      <text:p text:style-name="P122">Дискорд <text:s/>зорал одновременно со мной, прикрываясь от меня руками, когда раздался оглушительный</text:p>
      <text:p text:style-name="P122">...</text:p>
      <text:p text:style-name="P123">БАХ!!!</text:p>
      <text:p text:style-name="P122">…</text:p>
      <text:p text:style-name="P122">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42">На лице Дискорда появилось удивлённо-мечтательное выражение и он вырубился.</text:p>
      <text:p text:style-name="P142"/>
      <text:h text:style-name="P171" text:outline-level="2">Селестия</text:h>
      <text:p text:style-name="P142"/>
      <text:p text:style-name="P121">&lt;Селестия говорит Максу, что решилась на секс с ним из-за пророчества Стар Свирла (ебитесь сами). Макс говорит ей, что она поняла пророчество слишком буквально&gt;</text:p>
      <text:p text:style-name="P142">Включенный монитор показал схематическое изображение Селестиии, </text:p>
      <text:p text:style-name="P143">&gt;\<text:span text:style-name="T1">Привет, Селестия. Это Макс. Как себя чувствуешь?</text:span></text:p>
      <text:p text:style-name="P143">&lt;\<text:span text:style-name="T1">Макс? МАКС??? МА-А-А-АКС!!! НАКОНЕЦ-ТО! КАК Я РАДА ТЕБЯ СЛЫШАТЬ! </text:span></text:p>
      <text:p text:style-name="P143">&gt;\<text:span text:style-name="T1">Я рад, что нашёл тебя, Тия.</text:span></text:p>
      <text:p text:style-name="P143">&lt;\<text:span text:style-name="T1">А УЖ Я-ТО КАК РАДА!!! Ты не можешь себе представить! Здесь невыносимо! Тоска и одиночество тут непередаваемы. Я наконец-то поняла, что чувствовала моя младшая сестра, когда я заточила её на спутнике. Бедная сестрёнка, я была слишком жестока к ней!!</text:span></text:p>
      <text:p text:style-name="P143">&gt;\<text:span text:style-name="T1">Тия, я сейчас подключу микрофон и колонки, и мы сможем общаться более удобно.</text:span></text:p>
      <text:p text:style-name="P142">…</text:p>
      <text:p text:style-name="P142">– Привет опять. Как ты меня слышишь?</text:p>
      <text:p text:style-name="P142"><text:soft-page-break/>– О, Макс, я наконец-то именно СЛЫШУ твой голос, а не чувствую тебя какой-то задней частью сознания. Это чудесно! Я уже отвыкла от звуков. Мне казалось, я оглохла и ослепла. Ужасное состояние.</text:p>
      <text:p text:style-name="P143">– <text:span text:style-name="T1">Могу себе представить. Как-то раз я провёл три часа камере сенсорной депривации. Мне не понравилось.</text:span></text:p>
      <text:p text:style-name="P142">– Эммм... Ваше Высочество, вы в порядке? Мы так рады, что наконец-то нашли Вас! – вклинилась в разговор Эпплджек.</text:p>
      <text:p text:style-name="P142">– Кто тут? Макс, кто ещё с тобой?</text:p>
      <text:p text:style-name="P143"><text:span text:style-name="T1">– Со мной Эпплджек и Флаттершай. Мы пришли сюда полгода </text:span>&lt;<text:span text:style-name="T18">таки полгода, а не три месяца — дадим Дискорду попутешествовать подольше</text:span><text:span text:style-name="T1">!</text:span>&gt;<text:span text:style-name="T1"> назад, когда поняли, куда ты пропала.</text:span></text:p>
      <text:p text:style-name="P143">– <text:span text:style-name="T1">Девочки? Я рада вас слышать. А Твайлайт нет рядом?</text:span></text:p>
      <text:p text:style-name="P142">– Нет, она осталась помогать Луне открывать коридор сюда. – тут меня посетила неожиданная и неприятная мысль. – Кстати о коридоре. Через два с небольшим дня они должны опять открыть его.</text:p>
      <text:p text:style-name="P142">При этих словах Дискорд замычал и задёргался. Эпплджек нахмурилась и проверила верёвки, привязывающие его к спинке стула.</text:p>
      <text:p text:style-name="P142">– Нам надо подумать, как быть с тобой. Не можем же мы переправить ноутбук в Эквестрию? Он проработает там несколько часов, пока хатит заряда. А потом выключится навсегда. И ты вместе с ним. Надо как-то придумать, как вернуть тебе тело.</text:p>
      <text:p text:style-name="P142">– Ноутбук — так называется место, где я нахожусь сейчас? А кто это мычит?</text:p>
      <text:p text:style-name="P142">– Да, ноут — это такая тюрьма, которая... ммм... прекратит своё существование в Эквестрии достаточно быстро. Вместе с тобой. Мычит таки Дискорд. У него во рту кляп.</text:p>
      <text:p text:style-name="P142">– О, духи предков, но зачем??? Почему у него кляп во рту?</text:p>
      <text:p text:style-name="P142">– Мы связали его. Он нас предал. И тебя. И Эквестрию. Всех.</text:p>
      <text:p text:style-name="P142">При этих словах Эпплджек и Флаттершай непонимающе уставились на меня, а Дискорд протестующе замычал.</text:p>
      <text:p text:style-name="P142">Я начал рассказывать о своих догадках, и непонимающее выражение на лицах девушек сменилось удивлением.</text:p>
      <text:p text:style-name="P142">– Нифигасе! – Эпплджек уставилась на Дискорда. – Никогда бы не догадалась! Он, конечно, пиздобол и распиздяй, но чтоб предатель... Я о таком и не думала даже.</text:p>
      <text:p text:style-name="P142">– А зачем тогда ты приложила его книгой? – непонимающе уставился я на неё.</text:p>
      <text:p text:style-name="P142">– Потому что ты напал на него. Я и подумала — тебе виднее. И подсобила.</text:p>
      <text:p text:style-name="P142">Флаттершай отрицающе мотнула головой.</text:p>
      <text:p text:style-name="P142">– Не может Дискорд быть предателем. Он мой друг.</text:p>
      <text:p text:style-name="P142">Дискорд благодарственно замычал и закивал головой.</text:p>
      <text:p text:style-name="P142">– Он хотел меня убить! И не собирался освобождать Селестию, хоть и знал, где она находилась — сам же признался, вы же слышали! – упрямство подруг начало доводить меня до кипения.</text:p>
      <text:p text:style-name="P142">Дискорд завёл глаза на лоб и обречённо завыл.</text:p>
      <text:p text:style-name="P142">– Макс, постой. Дай мне поговорить с ним. – сказала Селестия. – Не могу поверить, что Дискорд на такое пошёл.</text:p>
      <text:p text:style-name="P142">– Ну хорошо. Поговори. Послушаем, что он скажет.</text:p>
      <text:p text:style-name="P142">Я красноречиво покачал кулак перед его носом и вытащил кляп.</text:p>
      <text:p text:style-name="P142">...</text:p>
      <text:p text:style-name="P131"><text:soft-page-break/>– Ффы, тьфу, пффф, пфу! <text:span text:style-name="T11">&lt;</text:span><text:span text:style-name="T23">Вот дискорд! Я, то бишь!</text:span><text:span text:style-name="T11">&gt; </text:span>Ну за что мне такое наказание?! Пытаешься творить людям добро и в благодарность получаешь в морду! Вы всегда так на людей кидаетесь вместо приветствия?! Святые яйца, мир полон идиотов (к тебе, дорогая Флаттершай, это не относится)!!!</text:p>
      <text:p text:style-name="P133"><text:span text:style-name="T1">– Кончай устраивать цирк! Я дал тебе возможность говорить только потому, что меня попросила Селестия. Не сумеешь в течение пяти минут объяснить своё поведение </text:span><text:span text:style-name="T11">— </text:span><text:span text:style-name="T1">получишь кляп обратно.</text:span></text:p>
      <text:p text:style-name="P131">– Это я-то устраиваю цирк?!! ДА ТЫ НА СЕБЯ ПОСМОТРИ, КЛОУН!!! На людей кидаешься, чашками бросаешься, вон, мне нос разбил! Дерёшься...</text:p>
      <text:p text:style-name="P131">Я угрожающе поднёс тряпку к лицу Дискорда.</text:p>
      <text:p text:style-name="P131">– Ещё одно слово в таком тоне, и ты заткнёшься, а мы уйдём в Эквестрию без тебя!</text:p>
      <text:p text:style-name="P131">– Ой-ёй-ёй, как я испугался! – передразнил меня Дискорд. – Ещё одно слово в таком тоне, и я таки заткнусь окончательно, и никто никуда не уйдёт. Ни в какую Эквестрию....</text:p>
      <text:p text:style-name="P131">Дискорд демонстративно закрыл рот и посвистывая уставился в потолок.</text:p>
      <text:p text:style-name="P131">Разговор зашёл в тупик.</text:p>
      <text:p text:style-name="P134"/>
      <text:p text:style-name="P135">На мониторе высветился текст:</text:p>
      <text:p text:style-name="P134">&gt;\<text:span text:style-name="T1">Макс — не использую колонки — это должно остаться между нами… Дискорд что-то знает. Он нам не враг. Незадолго до моего исхода из Эквестрии я попросила его принять мой облик и подменить меня на троне на пару недель. Нужно было отлучиться по делам. Он отказался. Сказал, что скучно, что поменял мировоззрение и всё такое... Не говори об этом, пожалуйста, это личное.</text:span></text:p>
      <text:p text:style-name="P135"/>
      <text:p text:style-name="P135">Из колонок послышался лёгкий шорох.</text:p>
      <text:p text:style-name="P131">– Дик, сейчас не время для ссор. – голос Селестии был мягким, но настойчивым. – Мы в одной лодке.</text:p>
      <text:p text:style-name="P131">– Тебе легко говорить! Тебе не разбивали нос и не оскорбляли угрозами!</text:p>
      <text:p text:style-name="P131">– Ты должен понимать, что у Макса были все основания так себя вести. Твоё поведение вызвало подозрения у него, ведь он мало тебя знает. </text:p>
      <text:p text:style-name="P131">К уговорам Селестии присоединилась Флаттершай.</text:p>
      <text:p text:style-name="P131">– Дискорд, миленький, прости его. Макс хороший. Он просто не знал, что ты тоже хороший...</text:p>
      <text:p text:style-name="P131">У Дискорда покраснели уши и он засмущался и заворчал.</text:p>
      <text:p text:style-name="P131">– Ну ладно, чего уж там. Успокойтесь... Разумеется, я скажу... Я не меньше вашего заинтересован в благополучии Эквестрии. Просто у меня есть достоинство, которое я ни одному дятлу не позволю унижать. – тут он яростно зыркнул на меня.</text:p>
      <text:p text:style-name="P131">Я пропустил «дятла» мимо ушей.</text:p>
      <text:p text:style-name="P136">– <text:span text:style-name="T1">Короче, если вкратце, дело было так... – Дискорд расправил плечи, насколько это было возможно с привязанными к к подлокотникам руками, и начал повествование.</text:span></text:p>
      <text:p text:style-name="P132">***</text:p>
      <text:p text:style-name="P131">То, что наш глубокоуважаемый монарх пребывает в электронном заточении, я понял сразу, как только бросил взгляд на серверную в офисе Макса. Каюсь, сразу не сообщил об этом. Несколькими минутами ранее я услышал от него, что как только мы найдём принцессу, так сразу же и рванём обратно домой. Не то, чтобы я не хотел вернуться — нет, хотел. Но прежде я хотел объездить этот мир, ведь в нём столько интересного! В ком нет исследовательской жилки, тот не поймёт! Я уже побывал в нескольких мирах до этого и не собирался упускать такой случай. </text:p>
      <text:p text:style-name="P131">Кроме того, – скосив взгляд на ноутбук, продолжал Дискорд, – мне казалось, что кое-кому не помешает на своей шкуре прочувствовать, что это такое — быть в абсолютном заточении, не имея возможности даже глазом пошевелить! Совсем чуть-чуть прочувствовать, краешком зада, а не так, как довелось мне. В любом случае я рассчитывал вернуться как раз перед открытием коридора и освободить Селестию.</text:p>
      <text:p text:style-name="P131"><text:soft-page-break/>Но, всё равно, главной причиной было любопытство! Видите ли, коллеги, возможность проникнуть в другой мир выпадает далеко не так часто, как вам может казаться — это чертовски трудное, не гарантированное, опасное и энергетически затратное дело. Нам очень повезло, что мы проникли сюда практически без помех. Всё-таки, нам помогали сильнейшие маги Эквестрии, вдобавок, находясь в месте силы. Ну и дорога всё-таки проторенная, что немаловажно.</text:p>
      <text:p text:style-name="P131">Потому разбрасываться такой возможностью не стоит. Если уж тебе повезло оказаться в новом мире — исследуй его сполна!..</text:p>
      <text:p text:style-name="P132">***</text:p>
      <text:p text:style-name="P137">&lt;<text:span text:style-name="T24">сюда можно вставить похождения Дискорда — вторая неопубликованная глава. Первая — секс с Селестией</text:span>&gt;</text:p>
      <text:p text:style-name="P132">***</text:p>
      <text:p text:style-name="P135">– Развяжите мне, наконец, руки! Или хотя бы одну. Плечами жестикулировать неудобно.... </text:p>
      <text:p text:style-name="P135">Я развязал Дискорду левую руку.</text:p>
      <text:p text:style-name="P134"><text:span text:style-name="T1">– Ну, отлично. Было интересно послушать твои путешествия. Но ты так и не объяснил, почему меня всё это время кто-то пытался убить? Причём таким способом, который обычному человеку в голову не придёт. Кому это могло быть выгодно? </text:span>(<text:span text:style-name="T1">Кроме тебя – додумал я</text:span>)<text:span text:style-name="T1">.</text:span></text:p>
      <text:p text:style-name="P135">Дискорд принялся разминать затёкшее запястье.</text:p>
      <text:p text:style-name="P135">– В том-то и штука, что я не знаю... Кто-то нам противодействует. Кто-то очень серьёзный и ммм... эээ... я бы сказал — не от мира сего. И это делает его ещё более опасным, так как просчитать логику действий и варианты поведения такого типа практически невозможно. Потому я и решил, что нам срочно нужно вернуться. <text:s/>То есть сразу же, как только прочитал это ваше письмо. – Дискорд посмотрел на Флаттершай.</text:p>
      <text:p text:style-name="P135">– Какое письмо, Корди? – вскинулась до этого зачарованно слушавшая Дискорда Флаттершай.</text:p>
      <text:p text:style-name="P135">– Ну ваше же! Вы с Эпплджек написали мне о своих мытарствах тут. Вежливо так написали, спасибо...</text:p>
      <text:p text:style-name="P135">Флаттершай покрылась пунцовыми пятнами.</text:p>
      <text:p text:style-name="P135">– Я... Мы... – тут она совсем стушевалась.</text:p>
      <text:p text:style-name="P135">– Так а почему ты сказал, что никто не уйдёт в Эквестрию? – наконец перебила Дискорда скучавшая до этого Эпплджек.</text:p>
      <text:p text:style-name="P135">Дискорд уставился на неё долгим взглядом, а потом хлопнул себя по лбу.</text:p>
      <text:p text:style-name="P135">– Аааа, ну да, совсем забыл!!! Хорошо, что напомнила! Видишь ли, не так давно я заметил, что сутки тут длятся немного медленнее, чем у нас, в Эквестрии. К счастью, у меня врождённое чувство времени. <text:s/>(а ещё я учился играть на электрогитаре и заметил, что в местных трёх минутах на два удара метронома меньше, чем в Эквестрии). <text:span text:style-name="T11">&lt;</text:span><text:span text:style-name="T17">упомянуть, что Дискорд учился играть на гитаре в Эквестрии — брал уроки у Рэйнбоу</text:span><text:span text:style-name="T11">&gt;</text:span>).<text:span text:style-name="T11"> </text:span>То есть, эквестрийские три месяца немного короче местных...<text:span text:style-name="T11">&lt;</text:span><text:span text:style-name="T17">Тогда и возвращение Макса из Эквестрии тоже должно быть не через мгновение после исхода Макса, а через реальные три месяца — НО ТОГДА НЕПОНЯТНО, как он без проблем вернулся на работу после квартала отсутствия??? Когда Макс вернулся через квартал, рыбки сдохли, а Няша одичала (она попросилась на улицу перед выходом Макса на крышу, а когда Макс с компанией вернулся — пришла обратно)/ Объяснение: Макс через квартал после смерти Влада как раз уволился по личным причинам (предполагалось, что он уволился, но, чтобы оставить ему путь к отступлению, назвали увольнение творческим отпуском)</text:span><text:span text:style-name="T11">&gt;</text:span></text:p>
      <text:p text:style-name="P135">– И что? – продолжила его мысль Эпплджек.</text:p>
      <text:p text:style-name="P135">– Эквестрийские <text:span text:style-name="T11">&lt;</text:span><text:span text:style-name="T23">три месяца</text:span><text:span text:style-name="T11">&gt;</text:span> КО-РО-ЧЕ местных. – с нажимом повторил Дискорд. – По моим подсчётам, на два дня.</text:p>
      <text:p text:style-name="P135">– И?!! – до меня уже дошло, но Эпплджек продолжала тупить.</text:p>
      <text:p text:style-name="P135"><text:soft-page-break/>– Короче, времени у нас осталось что-то около пятнадцати минут. Или около того. – заявил Дискорд, поднеся к глазам запястье с массивными часами.</text:p>
      <text:p text:style-name="P135">– СКОЛЬКО??? – воскликнули хором я и девушки.</text:p>
      <text:p text:style-name="P135">Дискорд открыл было рот, но его слова заглушил звонок в дверь.</text:p>
      <text:p text:style-name="P135">– ОТКРОЙТЕ, ПОЛИЦИЯ! Вам даётся полминуты, чтобы открыть дверь. Через тридцать секунд дверь будет выбита!</text:p>
      <text:p text:style-name="P135">Несколько мгновений мы стояли молча, ошалело переглядываясь друг с другом. Потом я бросился к окну. У подъезда стояло три машины с включенными мигалками. Или охрана заметила наши манёвры у двери подъезда, или Влад таки установил себе сигнализацию в последний момент.</text:p>
      <text:p text:style-name="P135">Блядь!</text:p>
      <text:p text:style-name="P135">– На крышу, живо!!! Через окно на кухне! – зашипел Дискорд, отчаянно дёргая узлы свободной рукой.</text:p>
      <text:p text:style-name="P135">Эпплджек, одной рукой сгребя в охапку ноутбук, второй увлекая Флаттершай, кинулась на кухню.</text:p>
      <text:p text:style-name="P135">– А толку? Куда мы с крыши денемся? – спросил я растерянно. Дискорд только раздражённо зарычал в ответ.</text:p>
      <text:p text:style-name="P131">Дверь содрогнулась от мощного удара. Послышался стук падающей штукатурки. Я сломя голову кинулся на кухню.</text:p>
      <text:p text:style-name="P131">– Развяжи меня, идиот!!! – гаркнул вдогонку Дискорд.</text:p>
      <text:p text:style-name="P131">Я вернулся и попытался разрезать петли складным ножом. Нож соскальзывал с синтетических волокон. Дискорд ругнулся сквозь зубы и, вырвав нож у меня из рук, стал пилить узлы сам.</text:p>
      <text:p text:style-name="P131">– Давай на крышу! Я догоню! – рявкнул он, освобождая вторую руку.</text:p>
      <text:p text:style-name="P131">От второго удара дверная коробка крякнула и наполовину въехала в коридор. </text:p>
      <text:p text:style-name="P131">Я бросился на кухню, по пути защёлкнув дверь в прихожую. Хоть она и сделана практически из картона, но на пять-десять секунд преследователей всё же задержит.</text:p>
      <text:p text:style-name="P131">Верёвка в кухонном окне дёргалась от движений лезущих по ней Флатти и Эпплджек. Я словил её рукой и стал на подоконник.</text:p>
      <text:p text:style-name="P131">Чёрт!</text:p>
      <text:p text:style-name="P131">Как Эпплджек и, тем более, робкая Флаттершай, смогли вообще воспользоваться ею? Меня начало мутить от одного взгляда вниз. Кусок стекла соскользнул с подоконника и исчез, вертясь и сверкая, в шестнадцатиэтажной бездне. А если верёвка порвётся? Или у меня не хватит сил, чтобы преодолеть десять метров каната, болтающегося в пропасти?</text:p>
      <text:p text:style-name="P131">Но нет, триста тысяч чертей, раз девушки смогли – я тоже смогу!</text:p>
      <text:p text:style-name="P131">Я посмотрел вверх, где в двух этажах от меня маячили джинсы Эпплджек. Она что-то говорила висевшей над ней Флаттершай. По мере продвижения к ним, я начал улавливать суть проблемы.</text:p>
      <text:p text:style-name="P131">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31">Я успел сократить расстояние до Эпплджек наполовину, когда девушки нашли решение.</text:p>
      <text:p text:style-name="P131">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31"><text:soft-page-break/>У меня перехватило дыхание от опасности ситуации. Порывы ветра трепали блузку Флатти, пытаясь сбросить её с ненадёжной опоры. Но она положила локти на край парапета, подтянулась на них и <text:s/>скрылась за бетонным бортиком, перевалившись через край.</text:p>
      <text:p text:style-name="P131">Я выдохнул.</text:p>
      <text:p text:style-name="P131">Флаттершай вновь появилась над бортиком. Она наклонилась вниз и протянула руку. Эпплджек попыталась передать ей ноутбук, но силы её были на исходе. Она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схватила кончиками пальцев угол корпуса. Но тут Эпплджек качнулась и начала со стоном съезжать по верёвке вниз. Ноутбук выскользнул из пальцев Флаттершай. Эпплджек, почти отпустившая его, в отчаянной попытке удержать ноутбук, отклонилась от верёвки ещё больше и начала соскальзывать, перевернувшись вниз головой.</text:p>
      <text:p text:style-name="P131">Я к этому времени успел приблизиться к ней на расстояние в половину своего роста. Когда Эпплджек, прижав ноутбук к груди, съехала ко мне, я покрепче сжал ногами верёвку, обнял её сгибом локтя и перехватил Эпплджек чуть ниже пояса обеими руками. Последовал сильный рывок и вся наша «гирлянда» из меня, Эпплджек и ноутбука, в свою очередь, начала скользить вниз по верёвке вниз с нарастающей скоростью. <text:s/>Я изо всех сил, не обращая внимание на жжение в паху и локтевом сгибе, сжал верёвку. Скольжение чуть замедлилось, но ненадолго. Я попытался поставить ноги на проезжающий мимо подоконник только что покинутой квартиры. Увы, сильно отклонившееся от вертикали положение и набранная скорость не позволили удержаться. Скольжение продолжилось.</text:p>
      <text:p text:style-name="P131">Чёрт! Чёрт! Чёрт! Чёрт!</text:p>
      <text:p text:style-name="P131">Бля!!!...</text:p>
      <text:p text:style-name="P131">Верёвка закончилась, а вместе с ней прекратилась и боль в сожжёных суставах. Наконец-то у меня появилось время для паники. Я обнял ноги<text:span text:style-name="T11"> </text:span>Эпплджек покрепче, закрыл глаза и приготовился...</text:p>
      <text:p text:style-name="P131"/>
      <text:h text:style-name="P171" text:outline-level="2">Назад, в Эквестрию</text:h>
      <text:p text:style-name="P131"/>
      <text:p text:style-name="P131">Долго паниковать не пришлось. </text:p>
      <text:p text:style-name="P131">Я почувствовал сильный рывок за шиворот и захват поперёк груди. </text:p>
      <text:p text:style-name="P131">– ОТПУСТИ ДЕВЧОНКУ!!! – загрохотало мне в ухо. Я открыл глаза.</text:p>
      <text:p text:style-name="P131">Перед носом плавными рывками уходили вниз окна этажей. Порывы вихрей от взмахов перепончатых крыльев рвали куртку и выдавливали слёзы из глаз.</text:p>
      <text:p text:style-name="P131">Я чуть поднял глаза и уставился в чешуйчатую морду дракона.</text:p>
      <text:p text:style-name="P131">– Отпусти Эпплджек. Я её держу. – повторил Дискорд. – Мне сбалансироваться надо. Вы не такие уж и лёгкие.</text:p>
      <text:p text:style-name="P131">Да, это был именно Дискорд, хотя узнать его в этом обличье было трудновато. Эквестрийский драконикус превратился в земного белогривого дракона. Одной лапой он держал меня, другой пытался оторвать от меня Эпплджек.</text:p>
      <text:p text:style-name="P131">Наконец это ему удалось, и дальнейший подъём на крышу происходил в молчании.</text:p>
      <text:p text:style-name="P131">Ветер гулял между телевизионных антенн, вырывал слова из уст и уносил их прочь. Но и без слов было всё понятно. Заплаканная Флаттершай с разбегу обнялась с Эпплджек, затем настала очередь Дискорда, потом — моя. Дискорд вежливо ожидал, пока Флаттершай закончит обниматься, но в конце-концов не выдержал.</text:p>
      <text:p text:style-name="P131">– ммм... Флатти, дорогая, нам пора. Я слышу шаги на лестнице. Скорее всего, они обнаружили верёвку и поднимаются сюда. Не говоря уже о том, что до открытия коридора осталось... ммм... четыре минуты.</text:p>
      <text:p text:style-name="P131">Флаттершай оторвала заплаканное лицо от моей ветровки.</text:p>
      <text:p text:style-name="P131"><text:soft-page-break/>– Да-да, ты прав, Корди. Я готова.</text:p>
      <text:p text:style-name="P131">На длинной шее Дискорда разместились Эпплджек и Флаттершай. Я, для сохранения баланса, разместился позади крыльев.</text:p>
      <text:p text:style-name="P131">Дискорд расправил крылья и начал короткую пробежку к краю.</text:p>
      <text:p text:style-name="P136">– Д<text:span text:style-name="T1">искорд Эйрлайнс приветствует на борту! Температура воздуха двадцать пять градусов! Ожидаемая продолжительность полёта — три минуты!</text:span></text:p>
      <text:p text:style-name="P131">И мы полетели навстречу закату.</text:p>
      <text:p text:style-name="P131">По прямой до моего дома лететь было всего ничего. Оглянувшись назад, я успел заметить, как на стремительно уменьшающейся крыше открылась дверь машинного отделения лифта, и наружу начали выскакивать тёмные фигурки.</text:p>
      <text:p text:style-name="P131">Впереди по курсу увеличивалась громада моей высотки. Дискорд летел прямо на разрыв в ограждении, который я проделал <text:span text:style-name="T11">&lt;</text:span><text:span text:style-name="T23">полгода</text:span><text:span text:style-name="T11">&gt;</text:span> назад своим проходом в Эквестрию.</text:p>
      <text:p text:style-name="P131">Внезапно недалеко от края крыши образовался небольшой смерчик. Воронка, втягивая в себя бумажки и голубиные перья с крыши, начала дрейфовать в сторону пролома. Оказавшись прямо над ним, она застыла на месте. В её глубине возникло облако голубых искр. Искр становилось всё больше, а сами они — всё ярче.</text:p>
      <text:p text:style-name="P131">– Пристегните ремни! – проревел Дискорд, резко ускоряясь. – Будет весело!!!</text:p>
      <text:p text:style-name="P131">В центре облачка из искорок с хлопком возник шар из абсолютной тьмы. Он быстро вырос, поглотив и искорки, и воронку. В шаре начали смутно проступать очертания светового потока посреди сияющей пустоты. <text:s/></text:p>
      <text:p text:style-name="P131">– ЙУУУУУУУХХХУУУУУ!!! – заорал Дискорд, сложил крылья и врезался в шар.</text:p>
      <text:p text:style-name="P136">&lt;<text:span text:style-name="T24">Дискорд на превращение и поддержание себя в облике дракона в мире Терры потратил энергию, которую копил тысячу лет, будучи памятником — объяснил Максу Анакорн</text:span>&gt;</text:p>
      <text:h text:style-name="P166" text:outline-level="1">Беседа за столиком в ночи</text:h>
      <text:p text:style-name="P104">Из-за заинтересованности Эквуса в Максе, тому не приходится прилагать усилий для 34 — на что ему указывает Анакорн</text:p>
      <text:p text:style-name="P107">То ли Дискорд не дождался, пока проход достигнет максимальной величины, то ли сил оставшихся на той стороне Луны и Твайлайт было недостаточно, но для того, чтоб мы вписались, размеров прохода не хватило.</text:p>
      <text:p text:style-name="P107">То есть, Дискорд, выпрямившись в струну и плотно прижав к телу лапы и крылья, в контуры шара уместился. Девушки, прижавшись к длинной шее дракона, не выступали за его габариты, и проскочили тоже. Я же, до последнего вертя головой из вертикального положения, со всей дури чухнулся лбом о край коридора.</text:p>
      <text:p text:style-name="P107">Не то, чтобы он был с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07">К счастью, инерции мне хватило, чтобы вперёд ногами таки влететь в схлопывающееся окно. В противном случае ловить меня было бы уже некому — удаляющийся хвост драконикуса пару раз мелькнув, скрылся в светящемся тумане.</text:p>
      <text:p text:style-name="P107">Я попытался закричать, но, как и в прошлый раз, лишь молча открывал рот по-рыбьему. Путь в Эквестрию плавно проплывал подо мной, понемногу удаляясь. Я замолотил руками и ногами, пытаясь приблизиться к нему, но только ухудшил ситуацию. Движение в темноту ускорилось. Прошли часы (Дни? Месяцы? Здесь абсолютно отсутствовало чувство времени), и извилистый путь медленно растворился в тысячах ему подобных. По мере удаления картина переплетения огромного количества светящихся нитей и звёздочек открывалась перед глазами. Через некоторое время эти созвездия сплелись в изображение огромного... нет, не аликорна. Я мысленно назвал его супераликорном — так как, помимо крыльев, он имел три рога. Фигура супераликорна стояла в темноте на задних ногах, распахнув широко крылья и целясь рогами в мрак.</text:p>
      <text:p text:style-name="P102"><text:soft-page-break/><text:span text:style-name="T1">Внезапно в</text:span> зрачке звёздного аликорна зажглась икорка. Она стремительно приближалась ко мне и в конце-концов первратилась в длинноволосого юношу, одетого в серебристо-чёрный кожаный костюм. Он был немного похож на Джима Моррисона, легендарного рокера давно ушёдших времён. <text:span text:style-name="T1">За ухом у него торчал карандаш.</text:span></text:p>
      <text:p text:style-name="P102"><text:span text:style-name="T1">– </text:span>Привет. <text:span text:style-name="T1">– </text:span>коротко поздоровался юноша. Потом он эффектно щёлкнул пальцами и сел в моментально <text:span text:style-name="T1">материализовавш</text:span><text:span text:style-name="T11">е</text:span><text:span text:style-name="T1">еся</text:span> <text:span text:style-name="T1">в пустоте кресло </text:span>.</text:p>
      <text:p text:style-name="P102"><text:span text:style-name="T1">– </text:span>Анакорн. <text:span text:style-name="T1">– о</text:span>трекомендовался он. <text:span text:style-name="T11">– </text:span><text:span text:style-name="T1">Демиург.</text:span></text:p>
      <text:p text:style-name="P102"><text:span text:style-name="T1">– </text:span>П-привет. Макс. <text:span text:style-name="T1">– в</text:span> смятении представился я.</text:p>
      <text:p text:style-name="P102">Анакорн снова щёлкнул и вокруг меня материализовалось второе кресло. От <text:span text:style-name="T1">ножек </text:span>кресел во все стороны побежали <text:span text:style-name="T1">голубые </text:span>искорки, оставляя за собой дорожки материи. Постепенно из этих дорожек вокруг нас начало образовываться нечто вроде просторной комнаты с рядом дверей и огромным окном на всю стену. <text:span text:style-name="T1">В центре комнаты, как раз между нами, вырос журнальный столик с песочными часами, стаканом воды и веточкой сосны в вазочке.</text:span></text:p>
      <text:p text:style-name="P107"/>
      <text:p text:style-name="P102"><text:span text:style-name="T1">&lt;</text:span><text:span text:style-name="T24">Миру, чтобы быть устойчивым, нужно соблюдать законы мироздания. Иначе он сможет существовать (идти против течения) только на время фанатской подпитки. Эквус — не соблюдает (и дело даже не в магии — она во многих молодых мирах есть). Дело в нестыковках, несуразицах и нелепицах.</text:span><text:span text:style-name="T1">&gt;</text:span></text:p>
      <text:p text:style-name="P107"/>
      <text:p text:style-name="P102"><text:span text:style-name="T1">– </text:span>Итак, ты <text:span text:style-name="T1">понял</text:span>, в чём проблема моего мира. Я рад, что ты также нашёл её <text:span text:style-name="T1">удовлетворительное</text:span> решение. Теперь, <text:span text:style-name="T1">когда мы, наконец, встретились, </text:span>я могу пообщаться с тобой вербально и, как говорят дельцы, прийти к взаимовыгодному результату. Предлагаю, не теряя времени, заключить сделку. Мне нужно от тебя решение упомянутой проблемы. По поводу оплаты <text:span text:style-name="T1">— </text:span>слово за тобой.</text:p>
      <text:p text:style-name="P102"><text:span text:style-name="T1">Юноша</text:span> закинул ногу за ногу и пытливо смотрел на меня, играя карандашём .</text:p>
      <text:p text:style-name="P102">Я совсем запутался.</text:p>
      <text:p text:style-name="P102"><text:span text:style-name="T1">– </text:span>Какая проблема? Какое решение? Кто ты <text:span text:style-name="T1">вообще</text:span>?</text:p>
      <text:p text:style-name="P102"><text:span text:style-name="T11">– </text:span><text:span text:style-name="T1">Хорошо, с</text:span>ейчас объясню, <text:span text:style-name="T1">– </text:span>кивнул <text:span text:style-name="T1">Анакорн</text:span>. <text:span text:style-name="T11">– </text:span><text:span text:style-name="T1">Понимаю, ты пока не вполне в теме от шока...</text:span></text:p>
      <text:p text:style-name="P107">Как ты уже заметил, Эквестрия вырождается. Да-да, не делай вид, будто ты не в курсе, о чём я! Вспомни вести с границ и события в Вечнодиком лесу. Цивилизация отступает, хаос распространяется всё дальше. Девчон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Уж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107">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 Это и крайне причудливая и оторванная от реальности природа Эквуса. Это и наличие кучи его параллельных вариантов, многие из которых конфликтуют друг с другом. И — самое главное — потеря внешней поддержки. <text:s/>Если остальные проблемы только мешали жить, то последняя просто убивает. Я не могу долго поддерживать его. У меня попросту сил не хватает.</text:p>
      <text:p text:style-name="P107">– Стоп, не торопись. – у меня голова пошла кругом от информации. – Я ничего не понял. Какие-такие проблемы? Какие варианты? Зачем его поддерживать?</text:p>
      <text:p text:style-name="P107">Анакорн недовольно поморщился, но продолжил.</text:p>
      <text:p text:style-name="P107">– К сожалению, я не могу напрямую общаться с сущностями низших энергетических уровней — сожгу к чёртям собачьим и их самих, и их среду обитания. Приходится ухищряться: или во время твоих сеансов совместного сна намёки давать, или, как сейчас, в междумирье разговаривать — по сути, тот же сон, только чуть более основательный. Сейчас, по-крайней мере, я могу так излагать концепции, чтобы было понятно. Но и тут у меня крайне мало времени... Ладно, попробую уложиться.</text:p>
      <text:p text:style-name="P107"><text:soft-page-break/>Анакорн встал с кресла и начал прохаживаться перед возникшей над столиком голограммой звёздного неба. Карандаш, который он мусолил в руке, превратился в указку.</text:p>
      <text:p text:style-name="P107">–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 Анакорн подавил короткий смешок. – Но не до конца. Так вот, истина состоит в том, что в Мультивселенной вероятность случиться имеет ВСЁ. Вообще ВСЁ. То есть, любое всё где-нибудь обязательно существует. С вероятностью 100% !..</text:p>
      <text:p text:style-name="P107"/>
      <text:p text:style-name="P107"><text:a xlink:type="simple" xlink:href="https://ru.wikipedia.org/wiki/Мультивселенная" text:style-name="Internet_20_link" text:visited-style-name="Visited_20_Internet_20_Link">https://ru.wikipedia.org/wiki/%D0%9C%D1%83%D0%BB%D1%8C</text:a><text:a xlink:type="simple" xlink:href="https://ru.wikipedia.org/wiki/Мультивселенная" text:style-name="Internet_20_link" text:visited-style-name="Visited_20_Internet_20_Link">%D1%82%D0%B8%D0%B2%D1%81%D0%B5%D0%BB%D0%B5%D0%BD%D0%BD%D0%B0%D1%8F</text:a></text:p>
      <text:p text:style-name="P101">Космолог <text:a xlink:type="simple" xlink:href="https://ru.wikipedia.org/wiki/Тегмарк,_Макс" text:style-name="Internet_20_link" text:visited-style-name="Visited_20_Internet_20_Link">Макс Тегмарк</text:a> высказал предположение<text:bookmark text:name="cite_ref-7"/><text:a xlink:type="simple" xlink:href="https://ru.wikipedia.org/wiki/Мультивселенная#cite_note-7" text:style-name="Internet_20_link" text:visited-style-name="Visited_20_Internet_20_Link">[7]</text:a>, названное <text:a xlink:type="simple" xlink:href="https://ru.wikipedia.org/wiki/Гипотеза_математической_вселенной" text:style-name="Internet_20_link" text:visited-style-name="Visited_20_Internet_20_Link"><text:span text:style-name="T19">гипотезой математической вселенной</text:span></text:a>, что любому математически непротиворечивому набору <text:a xlink:type="simple" xlink:href="https://ru.wikipedia.org/wiki/Закон_%28физика%29" text:style-name="Internet_20_link" text:visited-style-name="Visited_20_Internet_20_Link">физических законов</text:a> соответствует независимая, но реально существующая вселенная. Это предположение, хотя и не поддаётся экспериментальной проверке, привлекательно тем, что снимает вопрос, почему наблюдаемые физические законы и значения <text:a xlink:type="simple" xlink:href="https://ru.wikipedia.org/wiki/Фундаментальные_физические_постоянные" text:style-name="Internet_20_link" text:visited-style-name="Visited_20_Internet_20_Link">фундаментальных физических постоянных</text:a> именно такие (см. <text:a xlink:type="simple" xlink:href="https://ru.wikipedia.org/wiki/Тонкая_настройка_Вселенной" text:style-name="Internet_20_link" text:visited-style-name="Visited_20_Internet_20_Link">тонкая настройка Вселенной</text:a>). </text:p>
      <text:p text:style-name="P109"/>
      <text:p text:style-name="P107"/>
      <text:p text:style-name="P107"/>
      <text:p text:style-name="P107">...В том числе в мультивселенной существует великое множество миров. Самых разных: от полностью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 Демиурги, так сказать. Которые создают и поддерживают их существование силой своего воображения. Можешь называть это магией, <text:s/>кстати, поскольку магия и воображение <text:s/>взаимосвязаны.</text:p>
      <text:p text:style-name="P107">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самоуничтожаются со временем. А вот во вторичных мирах всё не так радужно. Некоторые довольно неплохо скроены и не сильно отличаются от самосозданных — как правило, они в большей части с реальных и скопированы с изменением одного-двух незначительных аспектов. Такие миры стабильны и самодостаточны. К сожалению, к Эквусу это не относится.</text:p>
      <text:p text:style-name="P107">На голограмме появилась солнечная система Эквуса. Почему-то в центре системы был сам Эквус. Вокруг него вращались солнце и луна.</text:p>
      <text:p text:style-name="P107">Анакорн плюхнулся обратно в кресло и схватился за голову. Потом, немного успокоившись, продолжил.</text:p>
      <text:p text:style-name="P107">– Насколько реалистичен, по-твоему, мир, вокруг которого нужно принудительно, с помощью магии, двигать солнце и луну? А как тебе нравятся инструменты труда и вся культура пони, заточенные под использование пятипалых рук? А как обьяснить кьютимарки, являющиеся одним из базовых столбов Эквестрии? А ведь все эти дыры реальности присутствуют в Эквусе с рождения. </text:p>
      <text:p text:style-name="P107">Анакорн отпил из стакана и продолжил.</text:p>
      <text:p text:style-name="P107">– И избавиться от этих нестабильностей Эквус не может, так как внешняя поддержка их усиливает и укрепляет. А как только внешняя поддержка достаточно иссякнет, он развалится из-за них же. Слишком они глубоко прошиты в сруктуру Эквуса. <text:s/>Такой вот замкнутый круг получается.</text:p>
      <text:p text:style-name="P102"><text:span text:style-name="T1">И если бы только это! Ещё, понимаешь,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истории» Эквус </text:span><text:soft-page-break/><text:span text:style-name="T1">сотрясается как от кашля. В астральном плане, конечно. В материальном — просто деградирует. Где-то смерч развалит окраинную деревеньку, про которую тут же забудут. Где-то наводнение затопит посёлок, который потом покинут жители. Был посёлок — и нет его, да и фиг с ним, тут проблемы поважнее </text:span><text:span text:style-name="T11">&lt;</text:span><text:span text:style-name="T24">привязать к реальным событиям, описанным выше</text:span><text:span text:style-name="T11">&gt;</text:span><text:span text:style-name="T1">. А из таких посёлков Эквестрия состоит на 80% </text:span><text:span text:style-name="T11">&lt;</text:span><text:span text:style-name="T24">Во время пребывания Макса в Кантерлоте он видит постоянный поток миграции с окраин Эквестрии в центр. Понивилль тоже деградирует потихоньку (закрываются кафе и магазины)</text:span><text:span text:style-name="T11">&gt;</text:span><text:span text:style-name="T1">. И с каждым таким «чихом» она сокращается, как шагреневая кожа. Когда у мира нет чётких черт, он сокращается, пытаясь их обрести. Просто в целях самосохранения. Да даже то, что у тебя при попадании в Эквестрию не возникло языковых проблем — всего лишь результат расплывчатости реальности Эквуса. Он для твоего удобства, чтобы сэкономить тоебе пару месяцев на обучение, лично породил отдельную ветвь реальности, говорящую на твоём языке! Хоть это и стоило ему пары городов на окраине.</text:span></text:p>
      <text:p text:style-name="P107">Анакорн постучал по столику указкой. Солнечная система увеличилась, оставив в поле зрения только шар Эквуса.</text:p>
      <text:p text:style-name="P107">– Самое плохое — Эквус лишается внешней подпитки энергией. Это при том, что он ещё слаб и неполон. Знаешь, каким бы криво сделанным ни был мир, пока у него существуют внешняя поддержка, он будет существовать. Существовать и развиваться. И при достаточной поддержке, может даже выйти на баланс и самодостаточность. Но если энергетическая пуповина рвётся раньше, чем мир окрепнет... – Анакорн безнадёжно махнул рукой. – Тогда туши свет и сливай воду. Потому что будущее такого мира незавидно и очень коротко.</text:p>
      <text:p text:style-name="P107">Не знаю, что случилось, но в последнее время поток энергии совсем ослаб. Эквус растворяется. Как воспоминание о ярком сне, который ты ещё помнишь утром, а после обеда уже чешешь голову: «Да что же это такое интересненькое снилось мне прошедшей ночью?» Такое впечатление, что кто-то перекрыл ему краник. И остатки его жизненных сил хлещут изо всех щелей и дыр.</text:p>
      <text:p text:style-name="P107">И вот как существовать такому миру? Хрен поймёшь! – Анакорн мрачно уставился на голограмму Эквуса, который мерцал и шёл помехами, как изображение на <text:span text:style-name="T33">старом аналоговом телевизоре.</text:span></text:p>
      <text:p text:style-name="P110">Ко мне наконец-то пришло понимание ситуации.</text:p>
      <text:p text:style-name="P110">– А чего это ты говоришь о «внешней» подпитке в отношении Эквуса? Ты же его демиург? Ну так и питай его своей силой. Пока ты не залатаешь дыры, а он не окрепнет.</text:p>
      <text:p text:style-name="P107">Анакорн смутился.</text:p>
      <text:p text:style-name="P107">– К сожалению, нет. Я — не его демиург. Было бы намного проще, если бы да. Но увы. Нет у меня ещё достаточной квалификации и возможностей, чтобы в одиночку миры создавать. Этот мир я, можно сказать, усыновил. Подобрал на обочине. А создало его коллективное творчество таких раздолбаев, как ты и твой дружок Влад — чтоб ему икнулось, где бы он ни был... </text:p>
      <text:p text:style-name="P107">(<text:span text:style-name="T20">Ученик поднял копыто, желая ответить на вопрос, когда Стар Свирл Бородатый громко икнул и уставился в огонь. Так было каждый раз перед тем, как Свирл Бородатый произносил очередную мудрость, и ученик приготовил перо и бумагу.</text:span></text:p>
      <text:p text:style-name="P107"><text:span text:style-name="T20">– Сам ты раздолбай! – произнёс, наконец, Свирл</text:span>)</text:p>
      <text:p text:style-name="P107">… И создали вы его достаточно топорно — видишь, он трещит по швам.</text:p>
      <text:p text:style-name="P107">– Хмм. То есть, это брони создали Эквус?</text:p>
      <text:p text:style-name="P107">– Ну да. Грубо говоря, вы его придумали. И влили при этом в него столько фантазии, что он реализовался. <text:s/>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 конечно, но, в принципе, так. Так что вы являетесь коллективным демиургом мира Эквестрии.</text:p>
      <text:p text:style-name="P107">Я вспомнил события последнего года <text:span text:style-name="T11">&lt;</text:span>упомянуть в эпизоде на Терре, что МЛП-сериал закрылся год назад<text:span text:style-name="T11">&gt;</text:span></text:p>
      <text:p text:style-name="P107">– Тогда понятно, почему Эквус загибается. Сериал прикрыли пару лет назад. Перестал собирать кассу. Надо полагать, количество фанов стало сокращаться.</text:p>
      <text:p text:style-name="P107">Анакорн с такой силой сжал карандаш, что он хрустнул.</text:p>
      <text:p text:style-name="P107"><text:soft-page-break/>– Дерьмо! Получается, Эквус так и не станет на ноги. Я один не справлюсь. Уже не справляюсь. Очень жаль. Я много сил потратил на его поддержку и развитие. Да и привязался нехило так.</text:p>
      <text:p text:style-name="P107">Анакорн замолк, горестно прикрыв лицо в ладонью. Тишина прерывалась только потрескиванием модели Эквуса при появлении особо сильных помех. Очертания комнаты начали расплываться в темноте, когда Анакорн, наконец, заговорил.</text:p>
      <text:p text:style-name="P107">– Мне нужна помощь. Твоя помощь. Видишь, Эквус руками сестричек и старого пройдохи Дискорда выбрал тебя. Значит, знает о тебе что-то такое, чем ты можешь помочь ему реализоваться. Помоги ему. Помоги мне, и я в долгу не останусь.</text:p>
      <text:p text:style-name="P107"/>
      <text:p text:style-name="P107"/>
      <text:p text:style-name="P104">– Каким образом? Я ещё в Эквестрии над этим голову ломал. Самое лучшее, что получилось — вернуть Селестию. То есть, я надеюсь, что она вернулась. А там — кто знает? Не проверял. </text:p>
      <text:p text:style-name="P104">– </text:p>
      <text:p text:style-name="P107">Я хотел было сказать что-то насмешливое о своих способностях, но тут у меня перехватило дыхание. Я подумал об одной возможности, ради которой можно согласиться на всё. Практически на всё...</text:p>
      <text:p text:style-name="P110">– Верни Рэйнбоу!!!</text:p>
      <text:p text:style-name="P110">Обломки карандаша выпали из кулака Анакорна на столик.</text:p>
      <text:p text:style-name="P110">– Э-э-э… м-м-м… ну-у-у... Нельзя сказать, что это совсем невыполнимо… Но, прямо скажу, задачка не для студента!</text:p>
      <text:p text:style-name="P110">– А ты студент?</text:p>
      <text:p text:style-name="P110">– На этот вопрос я предпочту не отвечать, если позволишь. – Его хмурый взгляд исподлобья давал понять, что спрашивал разрешения Анакорн у меня исключительно из вежливости.</text:p>
      <text:p text:style-name="P110">– Во-первых, – принялся загибать пальцы Анакорн, — прошло прилично так времени с момента её гибели. Она может быть уже далеко. Слишком далеко, даже в другой вакуоли альтернатив. Там даже я её не найду. Конечно, эквестрийские монады редко уходят от родного эгрегора, но встречаются и непоседливые. Встречаются и странники из других альтернатив, случайно забрёвшие в эквестрийский эгрегор. Я тебе общий случай описываю.</text:p>
      <text:p text:style-name="P110">Во-вторых, она уже может обрести материальное воплощение. И для того, чтобы воплотить её в теле той, которую ты знаешь, мне придётся её сначала дематериализовать. Говоря простым языком, согласен ли ты, чтобы я во имя воскрешения Рэйнбоу Дэш умертвил какого-нибудь новорожденного жеребёнка?</text:p>
      <text:p text:style-name="P110">В-третьих, пусть даже имеем идеальный случай: я нашёл её и она всё ещё в тонкой форме. Но, бро, и тут может быть крутой облом! Она может отказаться возвращаться в тело Рэйнбоу Дэш!</text:p>
      <text:p text:style-name="P110">Видишь ли, жизнь на физическом плане — всего лишь небольшой эпизод на пути монады, а её внутренний мир неизмеримо богаче и шире того крохотного кусочка, который осознаёт себя в материальном мире. И её цели и желания могут отличаться от тех, которые ты сейчас считаешь само-собой разумеющимися. Я в таком случае, конечно, попытаюсь уговорить её вернуться от твоего имени. Но уговорщик из <text:s/>меня тот ещё — Анакорн развёл руками.</text:p>
      <text:p text:style-name="P110">– Вот видишь, я откровенен с тобой. Шансов на то, что я смогу выполнить твоё желание, очень немного. Конечно, я мог бы плюнуть на всё и просто подсунуть тебе в её теле первую попавшуюся согласившуюся монаду. Но, – Анакорн скривился, – это не мой метод. Я играю честно. По-хорошему, я советую тебе поменять способ оплаты. Есть куча полезных и грандиозных вещей, которые я могу сделать для тебя. К примеру, мне по силам перевести тебя на более высокий энергетический уровень. Или же…</text:p>
      <text:p text:style-name="P110">– Нет. Плата остаётся неизменной. Тут мы квиты. У меня тоже мало шансов помочь тебе — я не имею ни малейшего понятия, как это сделать.</text:p>
      <text:p text:style-name="P110">Ставшие почти прозрачными стены комнаты снова обрели материальность. Анакорн пожал плечами и протянул мне руку через столик.</text:p>
      <text:p text:style-name="P110"><text:soft-page-break/>– По рукам! – и улыбнулся после рукопожатия. – На самом деле помочь мне достаточно легко. Ты, как представитель брони, можешь корректировать все описанные мною недочёты на уровне модератора. Вплоть до их устранения. А с мелочами я и сам справлюсь.</text:p>
      <text:p text:style-name="P110">– Та ладно, какой из меня брони? Ну, посмотрел пару сезонов за компанию, <text:s/>ну, понравились. Но я никогда не принимал их всерьёз. Ты не к тому обратился. Да и как их корректировать, эти недочёты? Сказать: «По щучьему велению, по моему хотению...»?</text:p>
      <text:p text:style-name="P110">– Почти. Тебе нужно просто найти нормальное реалистичное объяснение тем дырам реальности, которые я тебе описал. А там уж оно как-то срастётся. Я сам такое проделал много раз со всякими мелочами, вроде эквестрийской природы и техники. Были там небольшие противоречивости, пока я их не загладил. Но с крупными у меня не получается. С ними вообще ничего нельзя придумать...</text:p>
      <text:p text:style-name="P110">Я задумался.</text:p>
      <text:p text:style-name="P110">– Нет, ну почему же? К примеру, <text:s/>поднятие светил магией на самом деле можно списать на регулярный поворот вокруг оси самого Эквуса для поддерживания погодных условий, необходимых для интенсивного сельского хозяйства. Повернуть сам Эквус на пару десятков градусов туда-сюда всяко легче, чем светило по небосводу гонять. А заточку уклада пони под человеческие руки можно объяснить тем, что пегасы могут использовать крылья, как слабые <text:s/>подобия рук. Да и магия единорогов — неполноценный но всё же эквивалент человеческой руки. А у земнопони хватает орудий, которые рассчитаны именно на копыта, а не на руки. И вообще, копыта у пони достаточно мягкие, чтобы ухватить не очень тонкую вещь. Это ж тебе не наши лошади всё-таки. По-моему, всё сходится.</text:p>
      <text:p text:style-name="P110">Анакорн почесал в затылке.</text:p>
      <text:p text:style-name="P110">– А кьютимарки? Как, <text:span text:style-name="T11">&lt;</text:span><text:span text:style-name="T28">чёрт</text:span><text:span text:style-name="T11">&gt;</text:span> меня побери, объяснить кьютимарки?</text:p>
      <text:p text:style-name="P110">– А кьютимарки ты сам даришь пони, когда распознаёшь их жизненное предназначение.</text:p>
      <text:p text:style-name="P110">– Чтооо?!! Может, ты думаешь, мне больше заняться нечем, как придумывать для пони смысл жизни и лепить им тату на фланки? Так я тебя разочарую! У меня и без того дохренищща дел!</text:p>
      <text:p text:style-name="P110">Я пожал плечами.</text:p>
      <text:p text:style-name="P110">– А по-другому я не могу объяснить их появление. К сожалению.</text:p>
      <text:p text:style-name="P144">Анакорн долго смотрел вглубь мерцающей проекции планеты, проговаривая про себя что-то вроде: «...сестрички не согласятся... Дискорд вообще засмеёт...». Затем он кивнул головой и повернулся ко мне.</text:p>
      <text:p text:style-name="P144">– Хорошо. Уболтал. Кьютимарки беру на себя. Так и знал, что мне самое трудное достанется!</text:p>
      <text:p text:style-name="P144">Анакорн подобрал со столешницы обломки карандаша, срастил их обратно в карандаш и начал вращать его вокруг большого пальца, то и дело роняя на стол. Я подивился тому, что, несмотря на своё могущество, демиург не может справиться с такой простенькой задачей.</text:p>
      <text:p text:style-name="P144">Анакорн проследил мой взгляд.</text:p>
      <text:p text:style-name="P144">– Нечего так смотреть. Если я стану применять магию вместо ловкости, теряется весь смысл упражнения... О, глянь-ка на Эквус!</text:p>
      <text:p text:style-name="P144">И впрямь, было на что посмотреть. Уровень помех на модели Эквуса значительно снизился и сама она стала светиться ровным голубоватым светом.</text:p>
      <text:p text:style-name="P144">– Видишь, как ему полегчало! А ты говорил! И это мы только с самыми простыми бытовыми проблемами разобрались. Теперь надо что-то сделать с несовместимыми вариантами. И без того небольшая энергия поддержки <text:s/>распределяется между ними. Как результат, не может реализоваться ни один из них.</text:p>
      <text:p text:style-name="P144"/>
      <text:p text:style-name="P146">Да, т<text:span text:style-name="T53">олько имей ввиду, – Анакорн вдруг стал серьёзным – основного мира нет и не было. Если ты имеешь ввиду сам сериал, то он никогда никакого мира не создавал. Это коммерческий продукт. Мир – точнее, серию схожих миров – создали брони. Разумеется, стержнем им послужил именно сериал, но каждый фанфик – сам по себе, он создаёт частичку того, что можно назвать миром Эквестрии. Но так </text:span><text:soft-page-break/><text:span text:style-name="T53">как фанфики часто не стыкуются друг с дружкой и с каноном, то мир Эквестрии расплывчат и нестоек. Именно из-за распыления энергии, Эквестрия не может реализоваться.</text:span></text:p>
      <text:p text:style-name="P148">&lt;<text:span text:style-name="T1">Существует множество версий Эквестрии, порождённых фанфиками, собравшими достаточное количество фанатской энергии. Но каждый из них по одиночке нежизнеспособен. Если объединить их энергию — они станут настоящей <text:s/>самодостаточной реальностью. Для этого нужно их объединить с помощью объединяющего фанфика. </text:span>&gt;</text:p>
      <text:p text:style-name="P147"/>
      <text:p text:style-name="P147">Вы, люди, этих миров уже наплодили дохрена и больше. У некоторых есть свои демиурги, некоторые и в одиночку неплохо справляются. Речь не о них. А об Эквусе. У него такая паршивая ситуация, что он не то , что сам — и с демиургом (то есть, со мной) не вытягивает. К моему стыду — <text:s/>Анакорн развёл руками</text:p>
      <text:p text:style-name="P146"/>
      <text:p text:style-name="P146"/>
      <text:p text:style-name="P144">Я опять задумался. В голове было пусто. Хотя, если подумать с точки зрения программиста, можно... Наверное можно, раз все предыдущее прокатило...</text:p>
      <text:p text:style-name="P145">– <text:span text:style-name="T17">Могу как решение разве что предложить создать ещё одну версию Эквуса. Совместимую со всеми существующими. Принимающую на себя поток энергии и вытягивающую все остальные версии. На жаргоне программирования это называется «паттерн «Фасад»». – усмехнулся я.</text:span></text:p>
      <text:p text:style-name="P145">– Не понял? Это как? Как ты совместишь разрушенную магическими войнами Эквестрию с романтически-сексуальным раем для попаданцев?</text:p>
      <text:p text:style-name="P145"><text:span text:style-name="T11">– </text:span>Очень просто. У всех миров, что ты мне описал, критические отличия от основного сюжета начинаются не раньше, чем с событий второго сезона — к его времени были написаны первые фанфики. Можно принять за основу, что в это время освободился Дискорд, и он на радостях устроил шторм хаоса, высвободив накопившуюся за годы стояния статуей энергию, то всё сходится. Хаос породил кучу ответвлений от основного мира. Причём, это ветвление может быть направлено даже в прошлое — для того, чтоб связать особо критичные отличия от канона и в прошлом.</text:p>
      <text:p text:style-name="P145">Анакорн долго мусолил карандаш, а потом вдруг заржал.</text:p>
      <text:p text:style-name="P145"><text:span text:style-name="T11">– </text:span>А-ХА-ХА-ХА-ХА!!! Я тебя хорошо понял! Ты решил запрячь в дело спасения Эквуса всех, кто причастен к твоему появлению в нём. Вот и старикану работёнку придумал. А какое дело поручишь сестричкам?</text:p>
      <text:p text:style-name="P145"><text:span text:style-name="T11">– </text:span>Я ничего никому не назначаю. Ты просил меня придумать отмазку для объяснения различий в фэндоме — я придумал. Не нравится — ну, извиняй.</text:p>
      <text:p text:style-name="P145">Анакорн примирительно похлопал меня по плечу.</text:p>
      <text:p text:style-name="P145"><text:span text:style-name="T11">– </text:span>Не обижайся. Ты всё отлично увязал. Всё сходится. Более того – Анакорн подмигнул мне – всё именно так и было! Зуб на холодец даю! Дискорд подтвердит. И все фанфики, которые до сих пор были просто фантазиями оторванных от реальности одиноких мечтателей, с этого момента становятся описаниями реальных событий, происходящих в одной из реальностей Эквуса. Твой фанфик будет последним настоящим фанфиком в этом смысле.</text:p>
      <text:p text:style-name="P145">Я подозрительно посмотрел на Анакорна.</text:p>
      <text:p text:style-name="P145"><text:span text:style-name="T11">– </text:span>Какой ещё, нафиг, «мой фанфик»? Я никакого фанфика не писал. И не собираюсь, вообще-то.</text:p>
      <text:p text:style-name="P145">Анакорн ехидно ухмыльнулся и откинулся в кресле, переплетя пальцы за затылком.</text:p>
      <text:p text:style-name="P145"><text:span text:style-name="T11">– </text:span>И тут мы плавно переходим к заключительной проблеме! Надо на короткое время восстановить энергетическую подпитку Эквуса, чтобы помочь ему реализоваться. Так сказать, дать ему волшебный пендаль. А дальше он сам поплывёт. С учётом всех исправлений, что уже сделаны, силы понадобится относительно немного. А восстановить приток силы можно только если снова привлечь внимание брони к миру Эквестрии. То есть, написать фанфик. Или выпустить очередной сезон сериала. Как ты понимаешь, первое сделать намного легче.</text:p>
      <text:p text:style-name="P144"><text:soft-page-break/><text:span text:style-name="T11">– </text:span>Эээ... Тут я тебе точно не помощник. Никогда не писал ничего сложнее технической документации. И повлиять на создателей сериала не смогу. А также выйти на площадь и крикнуть в толпу брони: «А ну-ка, все строем мечтайте об Эквестрии!» не собираюсь.</text:p>
      <text:p text:style-name="P144"><text:span text:style-name="T11">– </text:span>Кричать не надо, а вот если изложить в доступной форме и распространить среди брони — должен выйти толк. Я об этом думал. Должно получиться. – Анакорн полез под стол за карандашём.</text:p>
      <text:p text:style-name="P144"><text:span text:style-name="T11">– </text:span>Факн щит<text:note text:id="ftn13" text:note-class="footnote"><text:note-citation>13</text:note-citation><text:note-body><text:p text:style-name="P139">Fucking shit — <text:span text:style-name="T1">ёбаное дерьмо</text:span></text:p></text:note-body></text:note>!.. Если ты мне скажешь, чего писать – могу попробовать. А так — нет. Из меня писатель примерно такой, как из тебя — жонглёр вот этим карандашём.</text:p>
      <text:p text:style-name="P144">Анакорн развёл руками.</text:p>
      <text:p text:style-name="P144"><text:span text:style-name="T11">– </text:span>Увы, тут я тебе помочь почти не могу. Натолкнуть на идею, подсказать очень краткое содержание во сне — ещё можно. Ничего более определённого во сне передать не получится. Так что будешь сам отдуваться.</text:p>
      <text:p text:style-name="P144">Я в растерянности смотрел на голубую модель Эквуса, по которой теперь лишь изредка пробегала лёгкая рябь. Разумеется, я сделаю всё возможное, чтобы помочь Эквусу. Но как быть с невозможным? Нельзя же просто так взять и написать? Или можно? Напишешь слово, другое, третье... Но для этого талант нужен. А без таланта получится только буковки в слова складывать, и хорошо, если без ошибок.</text:p>
      <text:p text:style-name="P144">Тут мне в голову пришёл ещё один аспект. Если нужно написать фанфик, чтобы привлечь внимание брони, то придётся возвращаться назад в мир людей. Туда, куда я возвращаться до судорог в челюстях не хочу.</text:p>
      <text:p text:style-name="P144">Анакорн, глядя на мои терзания, понимающе кивнул и продолжил.</text:p>
      <text:p text:style-name="P107">– Эквусу позарез нужна помощь. И он надеется получить эту помощь от тебя. Видишь, он из кожи вон лезет, чтобы тебе понравиться.</text:p>
      <text:p text:style-name="P104">Он старался тебя рассмешить и показать себя с лучшей стороны. К сожалению, надлого его не хватило — к твоему прибытию он был на грани...</text:p>
      <text:p text:style-name="P107">Тебе не приходилось заботиться о жилье и питании, ты нравишься кобылкам...</text:p>
      <text:p text:style-name="P107">– Гм! Я бы попросил тебя не касаться моих отношений с Рэйнбоу!</text:p>
      <text:p text:style-name="P107">– Так ведь не только с Рэйнбоу Дэш! Ты разве не заметил, что тобой интересуются и остальные — при том, что ты не их вида. Уж поверь, несмотря на дефицит жеребцов в Эквестрии, у кобылок есть возможность удовлетворить себя, кроме как интересоваться самцами отличных от пони видов. Просто у Эквуса нет в наличии самок твоего вида — вот он и пытался удовлетворить тебя хоть так. Поверь, ему очень нужна твоя помощь.</text:p>
      <text:p text:style-name="P107">У меня сердце буквально ухнуло куда-то вниз, в область желудка.</text:p>
      <text:p text:style-name="P107">– Вот так раз! А я-то думал, дружба, романтика, высокие чувства... Как всё просто, однако... Хрен тебе, а не высокие чувства!.. <text:s/>Везде одно и то же. Миром правят товарно-денежные отношения. – от услышанного мне стало невыносимо горько. Я помнил мордочку Рэйнбоу Дэш над собой и не мог поверить, что ею двигало лишь побуждение Эквуса сохранить себя. А Селестия... Нет, лучше мне не вспоминать о ней.<text:span text:style-name="T11">&lt;&gt;</text:span></text:p>
      <text:p text:style-name="P107">– Эй, мужик, не отчаивайся! Хотя начальным толчком и послужило стремление Эквуса, но потом были только чувства — гарантирую тебе. Если бы у них не было симпатии к тебе — ничего бы не получилось. Всё было по-настоящему. Пони — не марионетки Эквуса, у них есть сердце. Они умеют любить.</text:p>
      <text:p text:style-name="P107">– Та ладно, не утешай. Я не маленький ребёнок. Долг платежом красен. Сделаю то, что ты хочешь. Как сумею.</text:p>
      <text:p text:style-name="P107">Внутри меня звенела пустота. Так бывает, когда приложишь ухо к большой ракушке и слушаешь шум моря внутри неё. И мне отчаянно захотелось самому забраться в такую большую ракушку, поглубже, и вход за собой заделать чем-нибудь звуконепроницаемым.</text:p>
      <text:p text:style-name="P107"><text:soft-page-break/>Анакорн наблюдал за мной без улыбки. По его нейтральному выражению лица невозможно было догадаться, о чём он думает.</text:p>
      <text:p text:style-name="P107">– Ну вот и отлично. Рад, что мы наконец-то пришли к сделке.</text:p>
      <text:p text:style-name="P111">Последние крупинки песка стекали вниз в песочных часах на столе. Я с удивлением заметил, как мои руки и ноги начали куриться еле заметными клубами голубоватого тумана. Их заметил и мой собеседник.</text:p>
      <text:p text:style-name="P111">– Пора закругляться. Ты начинаешь сгорать. Надо утрясти последние детали, пока ещё есть пару минут.</text:p>
      <text:p text:style-name="P107">– Валяй. Я тебя внимательно слушаю.</text:p>
      <text:p text:style-name="P107">–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 <text:span text:style-name="T23">Такова природа низкоэнергетических монад</text:span>.</text:p>
      <text:p text:style-name="P107">– А я разве сплю?</text:p>
      <text:p text:style-name="P107">– Сейчас — нет. Но как только мы закроем сделку — проснёшься. Потому что нет иного способа вернуть тебя в реальный мир.</text:p>
      <text:p text:style-name="P107">– Эээ, постой. А как я в Эквестрию и обратно возвращался?</text:p>
      <text:p text:style-name="P107">– С помощью магии, конечно. А я — не маг, а демиург. У меня свои методы и свои ограничения. Я работаю на уровне сил мироздания. Магия — не мой уровень. Если я попытаюсь действовать на уровне магии — спалю к чертям собачьим и мир отправки, и мир назначения, и тебя впридачу. Короче, забудь!</text:p>
      <text:p text:style-name="P107">Так вот, возвращать тебя обратно в твой мир я не буду. </text:p>
      <text:p text:style-name="P107">Во-первых, может возникнуть временная <text:span text:style-name="T11">&lt;</text:span><text:span text:style-name="T23">парадокс</text:span><text:span text:style-name="T11">&gt;</text:span>петля, а я не силён в их распутывании. – Анакорн стыдливо опустил взгляд и забарабанил пальцами по столу. – Видишь ли, мне придётся вернуть тебя на десять лет назад, в те времена, когда фэндом ещё не умирал и у Эквуса было достаточно поклонников. Как небольшой бонус, ты и сам станешь на десяток лет моложе. </text:p>
      <text:p text:style-name="P107">Во-вторых, твой мир ополчился на тебя с того момента, как ты вернулся из Эквестрии. Он, видишь ли, ревностно следит за отсутствием магии в своих пределах. А ты этот запрет нарушил, хоть и не по своей воле.<text:span text:style-name="T11"> </text:span>Если вернуть тебя обратно — рано или поздно он тебя убьёт. Скорее рано, чем поздно.</text:p>
      <text:p text:style-name="P107">– Хренасе!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на Дискорда валил!</text:p>
      <text:p text:style-name="P107">– Ты не дослушал. Я воткну тебя в мир, очень похожий на твой — разница в незначительных деталях. Ты просто проснёшься в том мире и будешь считать, что всегда жил в нём — по сути, после твоего пробуждения так оно и будет, это станет частью реальности того мира. Поскольку я не задействую магию, к тебе претензий быть не должно. <text:s/>Как я уже сказал, писать будешь сам — я лишь натолкну тебя на эту мысль во сне и кратко изложу основные тезисы. Дальше — сам. Свою часть уговора я выполню прямо сейчас. А теперь — пора!</text:p>
      <text:p text:style-name="P107">Изображение Анакорна уже плыло и рябило у меня перед глазами, когда он поднял руку на прощание. Как сквозь подушку, я услышал его затихающий голос.</text:p>
      <text:p text:style-name="P107">– Ты ещё увидишь пару снов на прощание. Удачи!</text:p>
      <text:p text:style-name="P107"/>
      <text:p text:style-name="P112">&lt;<text:span text:style-name="T1">- Но если миры Эквестрии станут существовать — появятся и те из них, в которых тьма страданий, постапокалипсис.</text:span></text:p>
      <text:p text:style-name="P112"><text:span text:style-name="T1">- И это лучше, чем не существовать, поверь</text:span>&gt;</text:p>
      <text:p text:style-name="P108">***</text:p>
      <text:p text:style-name="P108"/>
      <text:p text:style-name="P107"><text:soft-page-break/>&lt;<text:span text:style-name="T23">в прощальном сне Макс спрашивает Селестию, любит ли она его, или у них был 34 для «приманки». Селестия отвечает, но Макс не успевает расслышать</text:span>&gt;</text:p>
      <text:p text:style-name="P107"/>
      <text:p text:style-name="P107">– Привет, Макс. – образ Селестии снова реял передо мной, как <text:span text:style-name="T11">&lt;</text:span><text:span text:style-name="T23">полгода</text:span><text:span text:style-name="T11">&gt;</text:span> назад. – Я хочу поблагодарить тебя за всё.</text:p>
      <text:p text:style-name="P107">– Пожалста. – ответил я безучастно. – Всегда рад. Только Вам не нужно было ТАК распинаться, чтобы заручиться моей помощью.</text:p>
      <text:p text:style-name="P107">Селестия на мгновение смутилась, но продолжила.</text:p>
      <text:p text:style-name="P107">&lt;<text:span text:style-name="T23"> - Ты морочила мне яйца, чтобы заинтересовать? Всё, как Свирл указал?</text:span></text:p>
      <text:p text:style-name="P104">– Пожалуйста! Да, план был такой – ради Эквестрии я бы и не так раскорячилась! Но я изменила своё отношение к тебе со временем. Мо сердце оттаяло — и согрел его ты. К сожалению, я всё испортила — никогда не умела налаживать отношения. И у меня было крайне мало времени — Эквестрия разваливалась. Моё враньё чуть было не разрушило всё. И только любящее сердце Дэш спасло ситуацию.</text:p>
      <text:p text:style-name="P104">Я покачал головой.</text:p>
      <text:p text:style-name="P107"><text:span text:style-name="T23">– Ты так и не научилась общаться. Сначала сотворишь хрень, а потом извиняешься. Ты решила поступить так, как дословно советовал Стар Свирл? Потому и замазала его матюк в книге? Ты слишком буквально его поняла, Тия. Это всего лишь игра слов из нашего мира, а не руководство к действию. Но не волнуйся. Я сделаю то, что должен. Тебе вовсе не нужно для этого было заниматься со мной сексом, тем более, что он тебе неприятен...</text:span>&gt;</text:p>
      <text:p text:style-name="P107">– <text:s text:c="2"/>За благополучие Эквестрии я бы и не ТАК разопнулась.<text:span text:style-name="T11"> Я</text:span><text:span text:style-name="T23"> могла бы поведать тебе неисчислимые тайны магии, открыть многие законы мироздания... Но тебе был интересен только секс. Твоё намерение было настолько сильно, что мне пришлось дать его тебе. И не скажу, что мне это не понравилось!</text:span> И в данном случае ты не прав. Я была искренней с тобой и всё, что было между нами — настоящее. &lt;<text:span text:style-name="T23">У меня просто не было времени всё объяснить тебе. Моё сердце разрывалось от осознания того, что вскоре предстоит разлука. Как бы я хотела, чтобы остался!</text:span>&gt;<text:span text:style-name="T23">Можешь не сомневаться, мне интереснее был процесс, а не результат.</text:span> Я и так знала, что ты поможешь нам. Возможно, я что-то не договаривала, но есть вещи, которые нельзя оглашать, пока не пришло время. Когда ты проживёшь столько, сколько я, ты поймёшь мою правоту. Пожалуйста, позволь мне называть тебя на «ты».</text:p>
      <text:p text:style-name="P112">– <text:span text:style-name="T1">Я не в обиде, Тия, какие проблемы? Просто заруби себе на своём точёном носике: со мной не нужно недоговаривать, когда мы с тобой на «ты». Окей?</text:span></text:p>
      <text:p text:style-name="P112">&lt;<text:span text:style-name="T1">Я поняла, что ты — тот, кто нам нужен, ещё при нашей встрече в библиотеке. Ты, перебрав великое множество книг, остановился на нужной...</text:span>&gt;</text:p>
      <text:p text:style-name="P131">Селестия кивнула, соглашаясь, и образ её начал меркнуть.</text:p>
      <text:p text:style-name="P136">– <text:span text:style-name="T1">Окей. Будь счастлив и... спасибо тебе за всё, Макс.</text:span></text:p>
      <text:p text:style-name="P131">…</text:p>
      <text:p text:style-name="P136">– <text:span text:style-name="T1">Эй-эй-эй! Я, конечно, дико извиняюсь за вмешательство в личный сон и всё такое, но ты меня конкретно подставил! – морда Дискорда заслонила почти исчезнувшую Селестию. – Это непорядочно! Для того ли я в поте морды своей копил силу, торча каменным истуканом в кантерлотском саду, чтоб потратить всё на какой-то там Шторм Хаоса? Это Дискорд (я, то бишь) знает, что такое!!! Я и так потратил кучу магии на то, чтоб драконом вывезти вас всех в Эквестрию! А ты и остатками силы не позволил распорядиться! У меня и без тебя, знаешь ли, была куча идей, как её потратить! Например, поменять местами Солнце и Луну! Или создать многоразовый попкорн! Или отрастить Селестии вторую голову! Или создать кучу миров на свой рассудок и развлекаться в них от души! Или... упс... а ведь верно… ты меня уел!.. Таки да! Сдаюсь. </text:span></text:p>
      <text:p text:style-name="P131">Он нахлобучил на себя невесть откуда взявшуюся двууголку.</text:p>
      <text:p text:style-name="P131">– Как вам это нравится, господа?! Дискорд — спаситель Эквестрии! А ведь звучит!!! Разрешите откланяться!..</text:p>
      <text:p text:style-name="P131"><text:soft-page-break/></text:p>
      <text:list xml:id="list1064411102709106394" text:style-name="L8">
        <text:list-header>
          <text:p text:style-name="P163">(<text:span text:style-name="T30">Луна — как повелительница снов, слышала разговор Макса с Анакорном</text:span>)</text:p>
          <text:p text:style-name="P164"/>
        </text:list-header>
      </text:list>
      <text:p text:style-name="P132">***</text:p>
      <text:p text:style-name="P102"><text:span text:style-name="T1">–</text:span> Ты?..</text:p>
      <text:p text:style-name="P102"><text:span text:style-name="T1">–</text:span> Ты??!</text:p>
      <text:p text:style-name="P102"><text:span text:style-name="T1">–</text:span> Ты мне снишься??</text:p>
      <text:p text:style-name="P102"><text:span text:style-name="T1">–</text:span> Это ты мне снишься!!</text:p>
      <text:p text:style-name="P102"><text:span text:style-name="T1">–</text:span> Неважно… Пусть мы друг-другу снимся… Ты как, Дэш?</text:p>
      <text:p text:style-name="P102"><text:span text:style-name="T1">–</text:span> Да всё в порядке. Лежу, вот, в больнице, читаю Дэринг Ду. Грудак до сих пор побаливает. <text:span text:style-name="T1">П</text:span>ару рёбер <text:span text:style-name="T1">наверняка </text:span>крякнулись. <text:span text:style-name="T1">Ты будешь смеяться, но я совсем не помню, как тут оказалась. Помню, мы неслись по развалинам этого уродского замка, и во что-то врезались. А дальше не помню. </text:span><text:span text:style-name="T24">Как-то это не круто совсем!</text:span></text:p>
      <text:p text:style-name="P37">- <text:span text:style-name="T1">Дэш, - сказал я, едва сдерживая слёзы, - ты самая крутая в мире пони! Ты победила смерть! Ты умерла и вернулась с того света!</text:span></text:p>
      <text:p text:style-name="P102"><text:span text:style-name="T26">- Точно? Ну офигеть! </text:span>А ты как?</text:p>
      <text:p text:style-name="P102"><text:span text:style-name="T1">–</text:span> И я в порядке. Вот, возвращаюсь в свой мир. Ну, не совсем в свой. Почти в свой.</text:p>
      <text:p text:style-name="P102"><text:span text:style-name="T1">–</text:span> Навсегда?</text:p>
      <text:p text:style-name="P102"><text:span text:style-name="T1">–</text:span> Скорее всего, да.</text:p>
      <text:p text:style-name="P102"><text:span text:style-name="T1">–</text:span> Это плохо. Я хотела тебе сказать…</text:p>
      <text:p text:style-name="P102"><text:span text:style-name="T1">–</text:span> Не надо, Дэш. Не стоит терзать себя. Мне тоже очень хотелось остаться. Но так надо. Мне очень жаль…</text:p>
      <text:p text:style-name="P102"><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И чтоб ты мог погладить меня по голове, почесать холку и похлопать по крупу… я до сих пор пахну тобой… и хочу пахнуть… Это неправильно, так ведь?</text:p>
      <text:p text:style-name="P102"><text:span text:style-name="T1">–</text:span> Неправильно, Дэш. Но в нашем мире творится столько чертовщины, что эта неправильность уже кажется мне правильностью. И я тоже очень хочу, чтобы ты была рядом.</text:p>
      <text:p text:style-name="P102"><text:span text:style-name="T1">–</text:span> А знаешь, что? Давай мы тебя будем навещать в твоём мире? Твайли <text:span text:style-name="T1">недавно стала аликорном, так она теперь </text:span>маг <text:span text:style-name="T1">на 20% круче, чем раньше. Ей коридор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102"><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102"><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102"><text:span text:style-name="T1">–</text:span> И тебя, и Твайлайт, и Рэрити, и Селестию, и всех-всех-всех… Таковы правила.</text:p>
      <text:p text:style-name="P102"><text:span text:style-name="T11">– </text:span>Дискорд!.. Почему всё так паршиво… Я даже не могу уткнуться носом тебе в грудь. Я прохожу сквозь тебя, <text:span text:style-name="T11">–</text:span> всхлипнула сквозь зубы Рэйнбоу.</text:p>
      <text:p text:style-name="P102">Я опустил руку на шею Дэш и ощутил теплоту и лёгкое покалывание в пустоте.</text:p>
      <text:p text:style-name="P102"><text:span text:style-name="T11">–</text:span> Мне кажется, Дэш, <text:span text:style-name="T1">м</text:span>ы найдём способ связаться. Рано или поздно.</text:p>
      <text:p text:style-name="P102"><text:span text:style-name="T1">–</text:span> И лучше рано, чем поздно! Я не люблю ждать!</text:p>
      <text:p text:style-name="P102"><text:span text:style-name="T1">–</text:span> Да, Дэш. <text:span text:style-name="T1">–</text:span> её образ начал таять. <text:span text:style-name="T1">–</text:span> Да, я помню. Я всё ещё помню…</text:p>
      <text:p text:style-name="P102"/>
      <text:h text:style-name="P171" text:outline-level="2"><text:soft-page-break/>Земля</text:h>
      <text:p text:style-name="P105">Музыкальная тема из бегущего по лезвию бритвы — <text:span text:style-name="T11">Mission impossible</text:span></text:p>
      <text:p text:style-name="P106">&lt;Ужас возвращения из тёплого волшебного мира друзей в холодную скучную реальность.&gt;</text:p>
      <text:p text:style-name="P99">Я открыл глаза. <text:span text:style-name="T1">Бляяяяяяя... У</text:span>же десять... <text:span text:style-name="T1">Башка чугунная... Вот на кой хрен ложиться в два, чтоб потом спать до десяти и ни хрена не выспаться при этом?</text:span> На работу опять к <text:span text:style-name="T11">двенадцати приползу</text:span>. Надоело. <text:span text:style-name="T1">Закисать на работе — вредно для мозгов.</text:span> Надо отдохнуть. <text:span text:style-name="T11">Взят</text:span><text:span text:style-name="T1">ь, наконец, </text:span><text:s/>отпуск. <text:span text:style-name="T1">И пошло оно всё к ебеням!</text:span></text:p>
      <text:p text:style-name="P99"><text:span text:style-name="T1">Я нашарил ногами тапки и пошёл в ванную. Проходя мимо стола, зацепился взглядом за</text:span> эскиз <text:span text:style-name="T1">рисунка</text:span>.</text:p>
      <text:p text:style-name="P99">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Такое правило есть, называется «Правило 72-х часов». У меня эта граница уже раз десять пройдена.</text:span></text:p>
      <text:p text:style-name="P100">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бесплатные газеты, что кидают в почтовый ящик. Попытка притронуться щёткой к зубу вызвала ноющую боль. </text:p>
      <text:p text:style-name="P100">Бля! Сегодня ж вечером к зубному! Значит, на работу нужно выбраться пораньше. <text:s/>Какой там, нахрен, завтрак? Какая, нахрен, фантазия? Глеб ещё позавчера ныл, что три критических задачи не закрыто. Если сегодня не сделаю хотя бы две из них, напишет кляузу Брюсу, а он и так меня держит на карандаше... Вот так всегда. Фак!</text:p>
      <text:p text:style-name="P100">Доставая из стола ключи от машины, опять наткнулся взглядом на эскиз.</text:p>
      <text:p text:style-name="P100">Ну хорошо, если нет времени писать, так хоть название придумаю. Уже хоть какой-то крохотный шажок, с которого можно будет начать. Вот, к примеру, хорошее название: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00">Назову-ка я фантазию «Последний фанфик».</text:p>
      <text:p text:style-name="P100"/>
      <text:p text:style-name="P100"/>
      <text:p text:style-name="P100"/>
      <text:p text:style-name="P102"/>
      <text:p text:style-name="P102"/>
      <text:p text:style-name="P102"/>
      <text:p text:style-name="P103">...Дискорд опредлеляет нужный этаж, проходит по комнатам, останавливается перед серверной, где через прозрачные двери Макс видит женскую сумку, висящую возле центрального сервера на крючке (Дискорд смотрел на сервер, а не на сумочку, но Макс этого не понял). После этого Дискорд внезапно заявляет, что эманация ведёт его прочь из страны и дальнейшие поиски он будет продолжать сам (он догадался, что Селестия - на сервере, и хочет перед отбытием попутешествовать всласть). А Макс думает, что Дискорд их предал и считает, что Селестия - сисадмин Таня. Он заигрывает с ней, пытаясь увидеть в ней Селестию. Это продолжается до тех пор, пока Флаттершай не произносит кодовую фразу Селестии. Макс из дома связывается с Нексусом и таки узнаёт в его этическом модуле Селестию. Но, пока он едет на работу, модуль Селестии удаляет новичёк Стас. Макс и девушки в прострации. Но потом Максу приснился Влад, втолковывающий, что у него в квартире есть включённый бэкап-серевер, на котором расположен бэкап этического модуля. Макс и девушки через балкон проникают в квартиру к Владу и там встречают Дискорда. Макс думает, что Дискорд хочет убить его и пытается напасть первым - и при этом чуть не выпадает из окна. Но Дискорд спасает его и недоразумение быстро разрешается. Они завладевают ноутбуком с Селестией и как раз успевают на крышу для прохода в открывающийся коридор.</text:p>
      <text:p text:style-name="P102"><text:soft-page-break/></text:p>
      <text:p text:style-name="P102">\n\n-\nАнакорн объясняет, почему он обращается к Максу напрямую (тот уже обо всём догадался, а обращаться к Демиургу Терры/Земли Анакорн не может - тот свалил в неизвестном направлении и времени его искать нет). </text:p>
      <text:p text:style-name="P102"/>
      <text:p text:style-name="P102"/>
      <text:p text:style-name="P102"/>
      <text:p text:style-name="P102"/>
      <text:p text:style-name="P6"/>
      <text:p text:style-name="P2"><text:span text:style-name="T1">–</text:span> Запрыгивай <text:span text:style-name="T1">–</text:span> разгневанно фыркнула она и ткнулась в меня боком.</text:p>
      <text:p text:style-name="P2">Что ж, с верховой ездой я был знаком не понаслышке <text:span text:style-name="T1">—</text:span> спасаясь от тоски, я перепробовал много увлечений, таких, как занятие карате, “качалка” в тренажёрном зале, современные танцы. </text:p>
      <text:p text:style-name="P2">В том числе занимался и верховой ездой. На неё я ходил дольше всего. Не столько потому, что хотелось <text:s/>ездить, сколько потому, что нравилось общаться с лошадьми. Одно время я даже хотел купить себе собственную лошадь, но в итоге побоялся ответственности. <text:span text:style-name="T11">&lt;</text:span><text:span text:style-name="T24">Живая лошадь — не кошка, ухаживать за ней сложнее</text:span><text:span text:style-name="T11">&gt;</text:span></text:p>
      <text:p text:style-name="P2">На Селестиии не было стремян (как и сбруи вообще, если не считать элегантного подперсья, украшенного драгоценным камнем), но она была меньше полноразмерной лошади, так что мне удалось забраться на неё, просто уперев руки ей в спину и подпрыгнув.</text:p>
      <text:p text:style-name="P2"><text:span text:style-name="T11">–</text:span> Держись! <text:span text:style-name="T11">–</text:span> <text:span text:style-name="T1">н</text:span>е успев процедить это сквозь сжатые зубы, Селестия пустилась вскачь.</text:p>
      <text:p text:style-name="P2">Я вцепился руками в подперсье, сжал <text:s/>ногами её бока и как-то держался, болтаясь <text:span text:style-name="T1">как куль с сеном </text:span>и отбивая о холку причинное место.</text:p>
      <text:p text:style-name="P2">Выход был уже совсем рядом, когда нас встретила Луна.</text:p>
      <text:p text:style-name="P2"><text:span text:style-name="T1">–</text:span> Сестра, поторопись! Иначе нам прийдётся вступить в бой! <text:span text:style-name="T1">–</text:span> <text:span text:style-name="T1">у</text:span>видев меня верхом, она тихонько <text:span text:style-name="T1">охнула</text:span> и присела на задние ноги. <text:span text:style-name="T1">Седестия молча окинула её хмурым взглядом.</text:span></text:p>
      <text:p text:style-name="P2">У входа стояла сверкающая многочисленными украшениями повозка. Пегас-гонец уже вместе с тремя другими уже занял своё место в упряжи. Тележку окружили ещё шесть пегасов. Все покосились на меня, Дискорд прыснул в кулак, но никто не сказал ни слова.</text:p>
      <text:p text:style-name="P2">Яростно метнув <text:span text:style-name="T11">&lt;</text:span><text:span text:style-name="T23">взгляд</text:span><text:span text:style-name="T11">&gt;</text:span> в сторону Дискорда, Селестия вскочила в повозку и тут же стряхнула меня на пол резким движением. Рядом уселись Луна и Твайлайт. Пегасы заработали ногами и крыльями и <text:span text:style-name="T11">—</text:span> выглядело по-дурацки, но тем-не-менее <text:span text:style-name="T11">—</text:span> повозка начала медлено набирать высоту. </text:p>
      <text:p text:style-name="P2"/>
      <text:p text:style-name="P2"/>
      <text:p text:style-name="P2"/>
      <text:p text:style-name="P2"/>
      <text:p text:style-name="P2">В продолжении Макс становится сверхаликорном. Селестия таки влюбляется в него — до того, как он становится бессмертным (теперь он называет её Сел — т.к. между ними не дружба, а любовь)</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OpenSymbol1" svg:font-family="OpenSymbol"/>
    <style:font-face style:name="Segoe UI" svg:font-family="'Segoe UI'" style:font-adornments="Regular"/>
    <style:font-face style:name="Courier New" svg:font-family="'Courier New'"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style:font-name="Segoe UI"/>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style:font-name="Segoe UI"/>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egoe UI"/>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Segoe UI"/>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egoe UI"/>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egoe UI"/>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egoe UI"/>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egoe UI"/>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egoe UI"/>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egoe UI"/>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Segoe UI"/>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Segoe UI"/>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Segoe UI"/>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Segoe UI"/>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Segoe UI"/>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Segoe UI"/>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Segoe UI"/>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Segoe UI"/>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Segoe UI"/>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Segoe UI"/>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21</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6-11-22T18:36:55.488000000</dc:date>
    <meta:editing-duration>P92DT4H8M13S</meta:editing-duration>
    <meta:editing-cycles>5612</meta:editing-cycles>
    <meta:generator>LibreOffice/5.1.0.3$Windows_x86 LibreOffice_project/5e3e00a007d9b3b6efb6797a8b8e57b51ab1f737</meta:generator>
    <meta:document-statistic meta:table-count="0" meta:image-count="0" meta:object-count="0" meta:page-count="180" meta:paragraph-count="3720" meta:word-count="82137" meta:character-count="546261" meta:non-whitespace-character-count="463937"/>
  </office:meta>
</office:document-meta>
</file>